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pt"/>
    </style:style>
    <style:style style:name="co3" style:family="table-column">
      <style:table-column-properties fo:break-before="auto" style:column-width="84.3pt"/>
    </style:style>
    <style:style style:name="co4" style:family="table-column">
      <style:table-column-properties fo:break-before="auto" style:column-width="83.71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81.89pt"/>
    </style:style>
    <style:style style:name="co7" style:family="table-column">
      <style:table-column-properties fo:break-before="auto" style:column-width="72.14pt"/>
    </style:style>
    <style:style style:name="co8" style:family="table-column">
      <style:table-column-properties fo:break-before="auto" style:column-width="76.9pt"/>
    </style:style>
    <style:style style:name="co9" style:family="table-column">
      <style:table-column-properties fo:break-before="auto" style:column-width="78.66pt"/>
    </style:style>
    <style:style style:name="co10" style:family="table-column">
      <style:table-column-properties fo:break-before="auto" style:column-width="83.11pt"/>
    </style:style>
    <style:style style:name="co11" style:family="table-column">
      <style:table-column-properties fo:break-before="auto" style:column-width="74.21pt"/>
    </style:style>
    <style:style style:name="co12" style:family="table-column">
      <style:table-column-properties fo:break-before="auto" style:column-width="85.49pt"/>
    </style:style>
    <style:style style:name="co13" style:family="table-column">
      <style:table-column-properties fo:break-before="auto" style:column-width="73.9pt"/>
    </style:style>
    <style:style style:name="co14" style:family="table-column">
      <style:table-column-properties fo:break-before="auto" style:column-width="94.71pt"/>
    </style:style>
    <style:style style:name="co15" style:family="table-column">
      <style:table-column-properties fo:break-before="auto" style:column-width="99.44pt"/>
    </style:style>
    <style:style style:name="co16" style:family="table-column">
      <style:table-column-properties fo:break-before="auto" style:column-width="115.2pt"/>
    </style:style>
    <style:style style:name="co17" style:family="table-column">
      <style:table-column-properties fo:break-before="auto" style:column-width="89.66pt"/>
    </style:style>
    <style:style style:name="co18" style:family="table-column">
      <style:table-column-properties fo:break-before="auto" style:column-width="91.39pt"/>
    </style:style>
    <style:style style:name="co19" style:family="table-column">
      <style:table-column-properties fo:break-before="auto" style:column-width="107.46pt"/>
    </style:style>
    <style:style style:name="co20" style:family="table-column">
      <style:table-column-properties fo:break-before="auto" style:column-width="104.51pt"/>
    </style:style>
    <style:style style:name="co21" style:family="table-column">
      <style:table-column-properties fo:break-before="auto" style:column-width="78.35pt"/>
    </style:style>
    <style:style style:name="co22" style:family="table-column">
      <style:table-column-properties fo:break-before="auto" style:column-width="81.35pt"/>
    </style:style>
    <style:style style:name="co23" style:family="table-column">
      <style:table-column-properties fo:break-before="auto" style:column-width="80.16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8.94pt"/>
    </style:style>
    <style:style style:name="co27" style:family="table-column">
      <style:table-column-properties fo:break-before="auto" style:column-width="75.4pt"/>
    </style:style>
    <style:style style:name="co28" style:family="table-column">
      <style:table-column-properties fo:break-before="auto" style:column-width="69.45pt"/>
    </style:style>
    <style:style style:name="co29" style:family="table-column">
      <style:table-column-properties fo:break-before="auto" style:column-width="10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#b2b2b2"/>
    </style:style>
    <style:style style:name="ce3" style:family="table-cell" style:parent-style-name="Default" style:data-style-name="N122">
      <style:table-cell-properties fo:background-color="#3465a4"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 style:data-style-name="N122">
      <style:table-cell-properties fo:background-color="#0084d1"/>
    </style:style>
  </office:automatic-styles>
  <office:body>
    <office:spreadsheet>
      <table:calculation-settings table:automatic-find-labels="false"/>
      <table:table table:name="stab_automo_random" table:style-name="ta1"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4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421810629664" calcext:value-type="float">
            <text:p>0.4642181063</text:p>
          </table:table-cell>
          <table:table-cell table:style-name="Default" office:value-type="float" office:value="0.480813343693088" calcext:value-type="float">
            <text:p>0.4808133437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9215517241379" calcext:value-type="float">
            <text:p>0.8292155172</text:p>
          </table:table-cell>
          <table:table-cell table:style-name="Default" office:value-type="float" office:value="0.837221120689655" calcext:value-type="float">
            <text:p>0.8372211207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6];[.B10];[.B14];[.B18])" office:value-type="float" office:value="0" calcext:value-type="float">
            <text:p>0</text:p>
          </table:table-cell>
          <table:table-cell table:style-name="Default" table:formula="of:=AVERAGE([.D2];[.D6];[.D10];[.D14];[.D18])" office:value-type="float" office:value="0.480986581234737" calcext:value-type="float">
            <text:p>0.4809865812</text:p>
          </table:table-cell>
          <table:table-cell table:style-name="Default" table:formula="of:=AVERAGE([.D2];[.D6];[.D10];[.D14];[.D18])" office:value-type="float" office:value="0.480986581234737" calcext:value-type="float">
            <text:p>0.4809865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9313627147583" calcext:value-type="float">
            <text:p>0.8393136271</text:p>
          </table:table-cell>
          <table:table-cell table:style-name="Default" office:value-type="float" office:value="0.841504641980579" calcext:value-type="float">
            <text:p>0.841504642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7];[.B11];[.B15];[.B19])" office:value-type="float" office:value="0" calcext:value-type="float">
            <text:p>0</text:p>
          </table:table-cell>
          <table:table-cell table:style-name="Default" table:formula="of:=AVERAGE([.D3];[.D7];[.D11];[.D15];[.D19])" office:value-type="float" office:value="0.837130431034483" calcext:value-type="float">
            <text:p>0.837130431</text:p>
          </table:table-cell>
          <table:table-cell table:style-name="Default" table:formula="of:=AVERAGE([.D3];[.D7];[.D11];[.D15];[.D19])" office:value-type="float" office:value="0.837130431034483" calcext:value-type="float">
            <text:p>0.837130431</text:p>
          </table:table-cell>
          <table:table-cell table:number-columns-repeated="1014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3 to V4</text:p>
          </table:table-cell>
          <table:table-cell table:style-name="Default" table:formula="of:=AVERAGE([.B4];[.B8];[.B12];[.B16];[.B20])" office:value-type="float" office:value="0" calcext:value-type="float">
            <text:p>0</text:p>
          </table:table-cell>
          <table:table-cell table:style-name="Default" table:formula="of:=AVERAGE([.D4];[.D8];[.D12];[.D16];[.D20])" office:value-type="float" office:value="0.841334243944083" calcext:value-type="float">
            <text:p>0.8413342439</text:p>
          </table:table-cell>
          <table:table-cell table:style-name="Default" table:formula="of:=AVERAGE([.D4];[.D8];[.D12];[.D16];[.D20])" office:value-type="float" office:value="0.841334243944083" calcext:value-type="float">
            <text:p>0.8413342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4377402966123" calcext:value-type="float">
            <text:p>0.464377403</text:p>
          </table:table-cell>
          <table:table-cell table:style-name="Default" office:value-type="float" office:value="0.481011450823863" calcext:value-type="float">
            <text:p>0.4810114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8975431034483" calcext:value-type="float">
            <text:p>0.828975431</text:p>
          </table:table-cell>
          <table:table-cell table:style-name="Default" office:value-type="float" office:value="0.836801724137931" calcext:value-type="float">
            <text:p>0.8368017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9162522676342" calcext:value-type="float">
            <text:p>0.8391625227</text:p>
          </table:table-cell>
          <table:table-cell table:style-name="Default" office:value-type="float" office:value="0.841296339771636" calcext:value-type="float">
            <text:p>0.8412963398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4416985774904" calcext:value-type="float">
            <text:p>0.4644169858</text:p>
          </table:table-cell>
          <table:table-cell table:style-name="Default" office:value-type="float" office:value="0.48098268087992" calcext:value-type="float">
            <text:p>0.48098268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9220258620689" calcext:value-type="float">
            <text:p>0.8292202586</text:p>
          </table:table-cell>
          <table:table-cell table:style-name="Default" office:value-type="float" office:value="0.837124568965517" calcext:value-type="float">
            <text:p>0.837124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9104898089852" calcext:value-type="float">
            <text:p>0.8391048981</text:p>
          </table:table-cell>
          <table:table-cell table:style-name="Default" office:value-type="float" office:value="0.841193469213531" calcext:value-type="float">
            <text:p>0.8411934692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4404242041345" calcext:value-type="float">
            <text:p>0.464404242</text:p>
          </table:table-cell>
          <table:table-cell table:style-name="Default" office:value-type="float" office:value="0.481009519955142" calcext:value-type="float">
            <text:p>0.48100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9052155172414" calcext:value-type="float">
            <text:p>0.8290521552</text:p>
          </table:table-cell>
          <table:table-cell table:style-name="Default" office:value-type="float" office:value="0.837196551724138" calcext:value-type="float">
            <text:p>0.837196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9489488848575" calcext:value-type="float">
            <text:p>0.8394894888</text:p>
          </table:table-cell>
          <table:table-cell table:style-name="Default" office:value-type="float" office:value="0.841663856578807" calcext:value-type="float">
            <text:p>0.8416638566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4442473242021" calcext:value-type="float">
            <text:p>0.4644424732</text:p>
          </table:table-cell>
          <table:table-cell table:style-name="Default" office:value-type="float" office:value="0.48111591082167" calcext:value-type="float">
            <text:p>0.4811159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29184913793103" calcext:value-type="float">
            <text:p>0.8291849138</text:p>
          </table:table-cell>
          <table:table-cell table:style-name="Default" office:value-type="float" office:value="0.837308189655173" calcext:value-type="float">
            <text:p>0.83730818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8926048447338" calcext:value-type="float">
            <text:p>0.8389260484</text:p>
          </table:table-cell>
          <table:table-cell table:style-name="Default" office:value-type="float" office:value="0.841012912175862" calcext:value-type="float">
            <text:p>0.8410129122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19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b_automo_incling" table:style-name="ta1"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4976357051763" calcext:value-type="float">
            <text:p>0.5149763571</text:p>
          </table:table-cell>
          <table:table-cell table:style-name="Default" office:value-type="float" office:value="0.532532445169904" calcext:value-type="float">
            <text:p>0.5325324452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7850674953221" calcext:value-type="float">
            <text:p>0.897850675</text:p>
          </table:table-cell>
          <table:table-cell table:style-name="Default" office:value-type="float" office:value="0.905894145950281" calcext:value-type="float">
            <text:p>0.905894146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6];[.B10];[.B14];[.B18])" office:value-type="float" office:value="0" calcext:value-type="float">
            <text:p>0</text:p>
          </table:table-cell>
          <table:table-cell table:style-name="Default" table:formula="of:=AVERAGE([.C2];[.C6];[.C10];[.C14];[.C18])" office:value-type="float" office:value="0.514976357051763" calcext:value-type="float">
            <text:p>0.5149763571</text:p>
          </table:table-cell>
          <table:table-cell table:style-name="Default" table:formula="of:=AVERAGE([.D2];[.D6];[.D10];[.D14];[.D18])" office:value-type="float" office:value="0.532532445169904" calcext:value-type="float">
            <text:p>0.53253244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1595976040216" calcext:value-type="float">
            <text:p>0.911595976</text:p>
          </table:table-cell>
          <table:table-cell table:style-name="Default" office:value-type="float" office:value="0.913810047325619" calcext:value-type="float">
            <text:p>0.9138100473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7];[.B11];[.B15];[.B19])" office:value-type="float" office:value="0" calcext:value-type="float">
            <text:p>0</text:p>
          </table:table-cell>
          <table:table-cell table:style-name="Default" table:formula="of:=AVERAGE([.C3];[.C7];[.C11];[.C15];[.C19])" office:value-type="float" office:value="0.897850674953221" calcext:value-type="float">
            <text:p>0.897850675</text:p>
          </table:table-cell>
          <table:table-cell table:style-name="Default" table:formula="of:=AVERAGE([.D3];[.D7];[.D11];[.D15];[.D19])" office:value-type="float" office:value="0.905894145950281" calcext:value-type="float">
            <text:p>0.905894146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3 to V4</text:p>
          </table:table-cell>
          <table:table-cell table:style-name="Default" table:formula="of:=AVERAGE([.B4];[.B8];[.B12];[.B16];[.B20])" office:value-type="float" office:value="0" calcext:value-type="float">
            <text:p>0</text:p>
          </table:table-cell>
          <table:table-cell table:style-name="Default" table:formula="of:=AVERAGE([.C4];[.C8];[.C12];[.C16];[.C20])" office:value-type="float" office:value="0.911595976040216" calcext:value-type="float">
            <text:p>0.911595976</text:p>
          </table:table-cell>
          <table:table-cell table:style-name="Default" table:formula="of:=AVERAGE([.D4];[.D8];[.D12];[.D16];[.D20])" office:value-type="float" office:value="0.913810047325619" calcext:value-type="float">
            <text:p>0.91381004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4976357051763" calcext:value-type="float">
            <text:p>0.5149763571</text:p>
          </table:table-cell>
          <table:table-cell table:style-name="Default" office:value-type="float" office:value="0.532532445169904" calcext:value-type="float">
            <text:p>0.5325324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7850674953221" calcext:value-type="float">
            <text:p>0.897850675</text:p>
          </table:table-cell>
          <table:table-cell table:style-name="Default" office:value-type="float" office:value="0.905894145950281" calcext:value-type="float">
            <text:p>0.905894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1595976040216" calcext:value-type="float">
            <text:p>0.911595976</text:p>
          </table:table-cell>
          <table:table-cell table:style-name="Default" office:value-type="float" office:value="0.913810047325619" calcext:value-type="float">
            <text:p>0.913810047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4976357051763" calcext:value-type="float">
            <text:p>0.5149763571</text:p>
          </table:table-cell>
          <table:table-cell table:style-name="Default" office:value-type="float" office:value="0.532532445169904" calcext:value-type="float">
            <text:p>0.5325324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7850674953221" calcext:value-type="float">
            <text:p>0.897850675</text:p>
          </table:table-cell>
          <table:table-cell table:style-name="Default" office:value-type="float" office:value="0.905894145950281" calcext:value-type="float">
            <text:p>0.905894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1595976040216" calcext:value-type="float">
            <text:p>0.911595976</text:p>
          </table:table-cell>
          <table:table-cell table:style-name="Default" office:value-type="float" office:value="0.913810047325619" calcext:value-type="float">
            <text:p>0.913810047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4976357051763" calcext:value-type="float">
            <text:p>0.5149763571</text:p>
          </table:table-cell>
          <table:table-cell table:style-name="Default" office:value-type="float" office:value="0.532532445169904" calcext:value-type="float">
            <text:p>0.5325324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7850674953221" calcext:value-type="float">
            <text:p>0.897850675</text:p>
          </table:table-cell>
          <table:table-cell table:style-name="Default" office:value-type="float" office:value="0.905894145950281" calcext:value-type="float">
            <text:p>0.905894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1595976040216" calcext:value-type="float">
            <text:p>0.911595976</text:p>
          </table:table-cell>
          <table:table-cell table:style-name="Default" office:value-type="float" office:value="0.913810047325619" calcext:value-type="float">
            <text:p>0.913810047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14976357051763" calcext:value-type="float">
            <text:p>0.5149763571</text:p>
          </table:table-cell>
          <table:table-cell table:style-name="Default" office:value-type="float" office:value="0.532532445169904" calcext:value-type="float">
            <text:p>0.5325324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7850674953221" calcext:value-type="float">
            <text:p>0.897850675</text:p>
          </table:table-cell>
          <table:table-cell table:style-name="Default" office:value-type="float" office:value="0.905894145950281" calcext:value-type="float">
            <text:p>0.905894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11595976040216" calcext:value-type="float">
            <text:p>0.911595976</text:p>
          </table:table-cell>
          <table:table-cell table:style-name="Default" office:value-type="float" office:value="0.913810047325619" calcext:value-type="float">
            <text:p>0.913810047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automo_preservative" table:style-name="ta1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" calcext:value-type="float">
            <text:p>0.0000</text:p>
          </table:table-cell>
          <table:table-cell office:value-type="float" office:value="0.5058713856" calcext:value-type="float">
            <text:p>0.5059</text:p>
          </table:table-cell>
          <table:table-cell office:value-type="float" office:value="0.5231038097" calcext:value-type="float">
            <text:p>0.5231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" calcext:value-type="float">
            <text:p>0.0000</text:p>
          </table:table-cell>
          <table:table-cell office:value-type="float" office:value="0.8710749125" calcext:value-type="float">
            <text:p>0.8711</text:p>
          </table:table-cell>
          <table:table-cell office:value-type="float" office:value="0.878817734" calcext:value-type="float">
            <text:p>0.8788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6];[.B10];[.B14];[.B18])" office:value-type="float" office:value="0" calcext:value-type="float">
            <text:p>0</text:p>
          </table:table-cell>
          <table:table-cell table:style-name="Default" table:formula="of:=AVERAGE([.C2];[.C6];[.C10];[.C14];[.C18])" office:value-type="float" office:value="0.5058713856" calcext:value-type="float">
            <text:p>0.5058713856</text:p>
          </table:table-cell>
          <table:table-cell table:style-name="Default" table:formula="of:=AVERAGE([.D2];[.D6];[.D10];[.D14];[.D18])" office:value-type="float" office:value="0.5231038097" calcext:value-type="float">
            <text:p>0.52310380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" calcext:value-type="float">
            <text:p>0.0000</text:p>
          </table:table-cell>
          <table:table-cell office:value-type="float" office:value="0.8697867953" calcext:value-type="float">
            <text:p>0.8698</text:p>
          </table:table-cell>
          <table:table-cell office:value-type="float" office:value="0.8719061309" calcext:value-type="float">
            <text:p>0.8719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7];[.B11];[.B15];[.B19])" office:value-type="float" office:value="0" calcext:value-type="float">
            <text:p>0</text:p>
          </table:table-cell>
          <table:table-cell table:style-name="Default" table:formula="of:=AVERAGE([.C3];[.C7];[.C11];[.C15];[.C19])" office:value-type="float" office:value="0.8710749125" calcext:value-type="float">
            <text:p>0.8710749125</text:p>
          </table:table-cell>
          <table:table-cell table:style-name="Default" table:formula="of:=AVERAGE([.D3];[.D7];[.D11];[.D15];[.D19])" office:value-type="float" office:value="0.878817734" calcext:value-type="float">
            <text:p>0.878817734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3 to V4</text:p>
          </table:table-cell>
          <table:table-cell table:style-name="Default" table:formula="of:=AVERAGE([.B4];[.B8];[.B12];[.B16];[.B20])" office:value-type="float" office:value="0" calcext:value-type="float">
            <text:p>0</text:p>
          </table:table-cell>
          <table:table-cell table:style-name="Default" table:formula="of:=AVERAGE([.C4];[.C8];[.C12];[.C16];[.C20])" office:value-type="float" office:value="0.8697867953" calcext:value-type="float">
            <text:p>0.8697867953</text:p>
          </table:table-cell>
          <table:table-cell table:style-name="Default" table:formula="of:=AVERAGE([.D4];[.D8];[.D12];[.D16];[.D20])" office:value-type="float" office:value="0.8719061309" calcext:value-type="float">
            <text:p>0.87190613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" calcext:value-type="float">
            <text:p>0.0000</text:p>
          </table:table-cell>
          <table:table-cell office:value-type="float" office:value="0.5058713856" calcext:value-type="float">
            <text:p>0.5059</text:p>
          </table:table-cell>
          <table:table-cell office:value-type="float" office:value="0.5231038097" calcext:value-type="float">
            <text:p>0.5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" calcext:value-type="float">
            <text:p>0.0000</text:p>
          </table:table-cell>
          <table:table-cell office:value-type="float" office:value="0.8710749125" calcext:value-type="float">
            <text:p>0.8711</text:p>
          </table:table-cell>
          <table:table-cell office:value-type="float" office:value="0.878817734" calcext:value-type="float">
            <text:p>0.8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" calcext:value-type="float">
            <text:p>0.0000</text:p>
          </table:table-cell>
          <table:table-cell office:value-type="float" office:value="0.8697867953" calcext:value-type="float">
            <text:p>0.8698</text:p>
          </table:table-cell>
          <table:table-cell office:value-type="float" office:value="0.8719061309" calcext:value-type="float">
            <text:p>0.871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" calcext:value-type="float">
            <text:p>0.0000</text:p>
          </table:table-cell>
          <table:table-cell office:value-type="float" office:value="0.5058713856" calcext:value-type="float">
            <text:p>0.5059</text:p>
          </table:table-cell>
          <table:table-cell office:value-type="float" office:value="0.5231038097" calcext:value-type="float">
            <text:p>0.5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" calcext:value-type="float">
            <text:p>0.0000</text:p>
          </table:table-cell>
          <table:table-cell office:value-type="float" office:value="0.8710749125" calcext:value-type="float">
            <text:p>0.8711</text:p>
          </table:table-cell>
          <table:table-cell office:value-type="float" office:value="0.878817734" calcext:value-type="float">
            <text:p>0.8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" calcext:value-type="float">
            <text:p>0.0000</text:p>
          </table:table-cell>
          <table:table-cell office:value-type="float" office:value="0.8697867953" calcext:value-type="float">
            <text:p>0.8698</text:p>
          </table:table-cell>
          <table:table-cell office:value-type="float" office:value="0.8719061309" calcext:value-type="float">
            <text:p>0.871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" calcext:value-type="float">
            <text:p>0.0000</text:p>
          </table:table-cell>
          <table:table-cell office:value-type="float" office:value="0.5058713856" calcext:value-type="float">
            <text:p>0.5059</text:p>
          </table:table-cell>
          <table:table-cell office:value-type="float" office:value="0.5231038097" calcext:value-type="float">
            <text:p>0.5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" calcext:value-type="float">
            <text:p>0.0000</text:p>
          </table:table-cell>
          <table:table-cell office:value-type="float" office:value="0.8710749125" calcext:value-type="float">
            <text:p>0.8711</text:p>
          </table:table-cell>
          <table:table-cell office:value-type="float" office:value="0.878817734" calcext:value-type="float">
            <text:p>0.8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" calcext:value-type="float">
            <text:p>0.0000</text:p>
          </table:table-cell>
          <table:table-cell office:value-type="float" office:value="0.8697867953" calcext:value-type="float">
            <text:p>0.8698</text:p>
          </table:table-cell>
          <table:table-cell office:value-type="float" office:value="0.8719061309" calcext:value-type="float">
            <text:p>0.871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" calcext:value-type="float">
            <text:p>0.0000</text:p>
          </table:table-cell>
          <table:table-cell office:value-type="float" office:value="0.5058713856" calcext:value-type="float">
            <text:p>0.5059</text:p>
          </table:table-cell>
          <table:table-cell office:value-type="float" office:value="0.5231038097" calcext:value-type="float">
            <text:p>0.5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" calcext:value-type="float">
            <text:p>0.0000</text:p>
          </table:table-cell>
          <table:table-cell office:value-type="float" office:value="0.8710749125" calcext:value-type="float">
            <text:p>0.8711</text:p>
          </table:table-cell>
          <table:table-cell office:value-type="float" office:value="0.878817734" calcext:value-type="float">
            <text:p>0.8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" calcext:value-type="float">
            <text:p>0.0000</text:p>
          </table:table-cell>
          <table:table-cell office:value-type="float" office:value="0.8697867953" calcext:value-type="float">
            <text:p>0.8698</text:p>
          </table:table-cell>
          <table:table-cell office:value-type="float" office:value="0.8719061309" calcext:value-type="float">
            <text:p>0.871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P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table:style-name="ce1" office:value-type="string" calcext:value-type="string">
            <text:p>ROIC_Chvatal</text:p>
          </table:table-cell>
          <table:table-cell table:style-name="ce1" office:value-type="string" calcext:value-type="string">
            <text:p>MSOC_Chvatal</text:p>
          </table:table-cell>
          <table:table-cell table:style-name="ce1" office:value-type="string" calcext:value-type="string">
            <text:p>FIMDC_Chvatal</text:p>
          </table:table-cell>
          <table:table-cell table:style-name="ce1" office:value-type="string" calcext:value-type="string">
            <text:p>ROIC_ICPL</text:p>
          </table:table-cell>
          <table:table-cell table:style-name="ce1" office:value-type="string" calcext:value-type="string">
            <text:p>MSOC_ICPL</text:p>
          </table:table-cell>
          <table:table-cell table:style-name="ce1" office:value-type="string" calcext:value-type="string">
            <text:p>FIMDC_ICPL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number-columns-repeated="6"/>
          <table:table-cell table:formula="of:=[stab_automo_incling.G3]" office:value-type="float" office:value="0" calcext:value-type="float">
            <text:p>0.0000</text:p>
          </table:table-cell>
          <table:table-cell table:formula="of:=[stab_automo_incling.H3]" office:value-type="float" office:value="0.514976357051763" calcext:value-type="float">
            <text:p>0.5150</text:p>
          </table:table-cell>
          <table:table-cell table:formula="of:=[stab_automo_incling.I3]" office:value-type="float" office:value="0.532532445169904" calcext:value-type="float">
            <text:p>0.5325</text:p>
          </table:table-cell>
          <table:table-cell table:formula="of:=[stab_automo_random.G3]" office:value-type="float" office:value="0" calcext:value-type="float">
            <text:p>0.0000</text:p>
          </table:table-cell>
          <table:table-cell table:formula="of:=[stab_automo_random.H3]" office:value-type="float" office:value="0.480986581234737" calcext:value-type="float">
            <text:p>0.4810</text:p>
          </table:table-cell>
          <table:table-cell table:formula="of:=[stab_automo_random.I3]" office:value-type="float" office:value="0.480986581234737" calcext:value-type="float">
            <text:p>0.4810</text:p>
          </table:table-cell>
          <table:table-cell table:formula="of:=[stab_automo_preservative.G3]" office:value-type="float" office:value="0" calcext:value-type="float">
            <text:p>0.0000</text:p>
          </table:table-cell>
          <table:table-cell table:formula="of:=[stab_automo_preservative.H3]" office:value-type="float" office:value="0.5058713856" calcext:value-type="float">
            <text:p>0.5059</text:p>
          </table:table-cell>
          <table:table-cell table:formula="of:=[stab_automo_preservative.I3]" office:value-type="float" office:value="0.5231038097" calcext:value-type="float">
            <text:p>0.5231</text:p>
          </table:table-cell>
        </table:table-row>
        <table:table-row table:style-name="ro1">
          <table:table-cell table:number-columns-repeated="6"/>
          <table:table-cell table:formula="of:=[stab_automo_incling.G4]" office:value-type="float" office:value="0" calcext:value-type="float">
            <text:p>0.0000</text:p>
          </table:table-cell>
          <table:table-cell table:formula="of:=[stab_automo_incling.H4]" office:value-type="float" office:value="0.897850674953221" calcext:value-type="float">
            <text:p>0.8979</text:p>
          </table:table-cell>
          <table:table-cell table:formula="of:=[stab_automo_incling.I4]" office:value-type="float" office:value="0.905894145950281" calcext:value-type="float">
            <text:p>0.9059</text:p>
          </table:table-cell>
          <table:table-cell table:formula="of:=[stab_automo_random.G4]" office:value-type="float" office:value="0" calcext:value-type="float">
            <text:p>0.0000</text:p>
          </table:table-cell>
          <table:table-cell table:formula="of:=[stab_automo_random.H4]" office:value-type="float" office:value="0.837130431034483" calcext:value-type="float">
            <text:p>0.8371</text:p>
          </table:table-cell>
          <table:table-cell table:formula="of:=[stab_automo_random.I4]" office:value-type="float" office:value="0.837130431034483" calcext:value-type="float">
            <text:p>0.8371</text:p>
          </table:table-cell>
          <table:table-cell table:formula="of:=[stab_automo_preservative.G4]" office:value-type="float" office:value="0" calcext:value-type="float">
            <text:p>0.0000</text:p>
          </table:table-cell>
          <table:table-cell table:formula="of:=[stab_automo_preservative.H4]" office:value-type="float" office:value="0.8710749125" calcext:value-type="float">
            <text:p>0.8711</text:p>
          </table:table-cell>
          <table:table-cell table:formula="of:=[stab_automo_preservative.I4]" office:value-type="float" office:value="0.878817734" calcext:value-type="float">
            <text:p>0.8788</text:p>
          </table:table-cell>
        </table:table-row>
        <table:table-row table:style-name="ro1">
          <table:table-cell table:number-columns-repeated="6"/>
          <table:table-cell table:formula="of:=[stab_automo_incling.G5]" office:value-type="float" office:value="0" calcext:value-type="float">
            <text:p>0.0000</text:p>
          </table:table-cell>
          <table:table-cell table:formula="of:=[stab_automo_incling.H5]" office:value-type="float" office:value="0.911595976040216" calcext:value-type="float">
            <text:p>0.9116</text:p>
          </table:table-cell>
          <table:table-cell table:formula="of:=[stab_automo_incling.I5]" office:value-type="float" office:value="0.913810047325619" calcext:value-type="float">
            <text:p>0.9138</text:p>
          </table:table-cell>
          <table:table-cell table:formula="of:=[stab_automo_random.G5]" office:value-type="float" office:value="0" calcext:value-type="float">
            <text:p>0.0000</text:p>
          </table:table-cell>
          <table:table-cell table:formula="of:=[stab_automo_random.H5]" office:value-type="float" office:value="0.841334243944083" calcext:value-type="float">
            <text:p>0.8413</text:p>
          </table:table-cell>
          <table:table-cell table:formula="of:=[stab_automo_random.I5]" office:value-type="float" office:value="0.841334243944083" calcext:value-type="float">
            <text:p>0.8413</text:p>
          </table:table-cell>
          <table:table-cell table:formula="of:=[stab_automo_preservative.G5]" office:value-type="float" office:value="0" calcext:value-type="float">
            <text:p>0.0000</text:p>
          </table:table-cell>
          <table:table-cell table:formula="of:=[stab_automo_preservative.H5]" office:value-type="float" office:value="0.8697867953" calcext:value-type="float">
            <text:p>0.8698</text:p>
          </table:table-cell>
          <table:table-cell table:formula="of:=[stab_automo_preservative.I5]" office:value-type="float" office:value="0.8719061309" calcext:value-type="float">
            <text:p>0.8719</text:p>
          </table:table-cell>
        </table:table-row>
      </table:table>
      <table:table table:name="automoBP_algo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" table:default-cell-style-name="Default"/>
        <table:table-column table:style-name="co7" table:default-cell-style-name="ce1"/>
        <table:table-column table:style-name="co13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table:style-name="ce1" office:value-type="string" calcext:value-type="string">
            <text:p>ROIC_Chvatal</text:p>
          </table:table-cell>
          <table:table-cell table:style-name="ce1" office:value-type="string" calcext:value-type="string">
            <text:p>ROIC_ICPL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ROIC_Preservative</text:p>
          </table:table-cell>
          <table:table-cell table:style-name="ce1" office:value-type="string" calcext:value-type="string">
            <text:p>MSOC_Chvatal</text:p>
          </table:table-cell>
          <table:table-cell table:style-name="ce1" office:value-type="string" calcext:value-type="string">
            <text:p>MSOC_ICPL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MSOC_Preservative</text:p>
          </table:table-cell>
          <table:table-cell table:style-name="ce1" office:value-type="string" calcext:value-type="string">
            <text:p>FIMDC_Chvatal</text:p>
          </table:table-cell>
          <table:table-cell table:style-name="ce1" office:value-type="string" calcext:value-type="string">
            <text:p>FIMDC_ICPL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number-columns-repeated="2"/>
          <table:table-cell table:formula="of:=[stab_automo_random.G3]" office:value-type="float" office:value="0" calcext:value-type="float">
            <text:p>0.0000</text:p>
          </table:table-cell>
          <table:table-cell table:formula="of:=[stab_automo_incling.G3]" office:value-type="float" office:value="0" calcext:value-type="float">
            <text:p>0.0000</text:p>
          </table:table-cell>
          <table:table-cell table:formula="of:=[stab_automo_preservative.G3]" office:value-type="float" office:value="0" calcext:value-type="float">
            <text:p>0.0000</text:p>
          </table:table-cell>
          <table:table-cell table:number-columns-repeated="2"/>
          <table:table-cell table:formula="of:=[stab_automo_random.H3]" office:value-type="float" office:value="0.480986581234737" calcext:value-type="float">
            <text:p>0.4810</text:p>
          </table:table-cell>
          <table:table-cell table:formula="of:=[stab_automo_incling.H3]" office:value-type="float" office:value="0.514976357051763" calcext:value-type="float">
            <text:p>0.5150</text:p>
          </table:table-cell>
          <table:table-cell table:formula="of:=[stab_automo_preservative.H3]" office:value-type="float" office:value="0.5058713856" calcext:value-type="float">
            <text:p>0.5059</text:p>
          </table:table-cell>
          <table:table-cell table:number-columns-repeated="2"/>
          <table:table-cell table:formula="of:=[stab_automo_random.I3]" office:value-type="float" office:value="0.480986581234737" calcext:value-type="float">
            <text:p>0.4810</text:p>
          </table:table-cell>
          <table:table-cell table:formula="of:=[stab_automo_incling.I3]" office:value-type="float" office:value="0.532532445169904" calcext:value-type="float">
            <text:p>0.5325</text:p>
          </table:table-cell>
          <table:table-cell table:formula="of:=[stab_automo_preservative.I3]" office:value-type="float" office:value="0.5231038097" calcext:value-type="float">
            <text:p>0.5231</text:p>
          </table:table-cell>
        </table:table-row>
        <table:table-row table:style-name="ro1">
          <table:table-cell table:number-columns-repeated="2"/>
          <table:table-cell table:formula="of:=[stab_automo_random.G4]" office:value-type="float" office:value="0" calcext:value-type="float">
            <text:p>0.0000</text:p>
          </table:table-cell>
          <table:table-cell table:formula="of:=[stab_automo_incling.G4]" office:value-type="float" office:value="0" calcext:value-type="float">
            <text:p>0.0000</text:p>
          </table:table-cell>
          <table:table-cell table:formula="of:=[stab_automo_preservative.G4]" office:value-type="float" office:value="0" calcext:value-type="float">
            <text:p>0.0000</text:p>
          </table:table-cell>
          <table:table-cell table:number-columns-repeated="2"/>
          <table:table-cell table:formula="of:=[stab_automo_random.H4]" office:value-type="float" office:value="0.837130431034483" calcext:value-type="float">
            <text:p>0.8371</text:p>
          </table:table-cell>
          <table:table-cell table:formula="of:=[stab_automo_incling.H4]" office:value-type="float" office:value="0.897850674953221" calcext:value-type="float">
            <text:p>0.8979</text:p>
          </table:table-cell>
          <table:table-cell table:formula="of:=[stab_automo_preservative.H4]" office:value-type="float" office:value="0.8710749125" calcext:value-type="float">
            <text:p>0.8711</text:p>
          </table:table-cell>
          <table:table-cell table:number-columns-repeated="2"/>
          <table:table-cell table:formula="of:=[stab_automo_random.I4]" office:value-type="float" office:value="0.837130431034483" calcext:value-type="float">
            <text:p>0.8371</text:p>
          </table:table-cell>
          <table:table-cell table:formula="of:=[stab_automo_incling.I4]" office:value-type="float" office:value="0.905894145950281" calcext:value-type="float">
            <text:p>0.9059</text:p>
          </table:table-cell>
          <table:table-cell table:formula="of:=[stab_automo_preservative.I4]" office:value-type="float" office:value="0.878817734" calcext:value-type="float">
            <text:p>0.8788</text:p>
          </table:table-cell>
        </table:table-row>
        <table:table-row table:style-name="ro1">
          <table:table-cell table:number-columns-repeated="2"/>
          <table:table-cell table:formula="of:=[stab_automo_random.G5]" office:value-type="float" office:value="0" calcext:value-type="float">
            <text:p>0.0000</text:p>
          </table:table-cell>
          <table:table-cell table:formula="of:=[stab_automo_incling.G5]" office:value-type="float" office:value="0" calcext:value-type="float">
            <text:p>0.0000</text:p>
          </table:table-cell>
          <table:table-cell table:formula="of:=[stab_automo_preservative.G5]" office:value-type="float" office:value="0" calcext:value-type="float">
            <text:p>0.0000</text:p>
          </table:table-cell>
          <table:table-cell table:number-columns-repeated="2"/>
          <table:table-cell table:formula="of:=[stab_automo_random.H5]" office:value-type="float" office:value="0.841334243944083" calcext:value-type="float">
            <text:p>0.8413</text:p>
          </table:table-cell>
          <table:table-cell table:formula="of:=[stab_automo_incling.H5]" office:value-type="float" office:value="0.911595976040216" calcext:value-type="float">
            <text:p>0.9116</text:p>
          </table:table-cell>
          <table:table-cell table:formula="of:=[stab_automo_preservative.H5]" office:value-type="float" office:value="0.8697867953" calcext:value-type="float">
            <text:p>0.8698</text:p>
          </table:table-cell>
          <table:table-cell table:number-columns-repeated="2"/>
          <table:table-cell table:formula="of:=[stab_automo_random.I5]" office:value-type="float" office:value="0.841334243944083" calcext:value-type="float">
            <text:p>0.8413</text:p>
          </table:table-cell>
          <table:table-cell table:formula="of:=[stab_automo_incling.I5]" office:value-type="float" office:value="0.913810047325619" calcext:value-type="float">
            <text:p>0.9138</text:p>
          </table:table-cell>
          <table:table-cell table:formula="of:=[stab_automo_preservative.I5]" office:value-type="float" office:value="0.8719061309" calcext:value-type="float">
            <text:p>0.8719</text:p>
          </table:table-cell>
        </table:table-row>
      </table:table>
      <table:table table:name="stab_finserv_chvatal" table:style-name="ta1">
        <table:table-column table:style-name="co12" table:default-cell-style-name="ce1"/>
        <table:table-column table:style-name="co5" table:default-cell-style-name="ce1"/>
        <table:table-column table:style-name="co3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0249487" calcext:value-type="float">
            <text:p>0.1190249487</text:p>
          </table:table-cell>
          <table:table-cell table:style-name="Default" office:value-type="float" office:value="0.1220968546" calcext:value-type="float">
            <text:p>0.1220968546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85860722" calcext:value-type="float">
            <text:p>0.9885860722</text:p>
          </table:table-cell>
          <table:table-cell table:style-name="Default" office:value-type="float" office:value="0.989986183" calcext:value-type="float">
            <text:p>0.989986183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12];[.B22];[.B32];[.B42])" office:value-type="float" office:value="0" calcext:value-type="float">
            <text:p>0</text:p>
          </table:table-cell>
          <table:table-cell table:style-name="Default" table:formula="of:=AVERAGE([.C2];[.C12];[.C22];[.C32];[.C42])" office:value-type="float" office:value="0.1190249487" calcext:value-type="float">
            <text:p>0.1190249487</text:p>
          </table:table-cell>
          <table:table-cell table:style-name="Default" table:formula="of:=AVERAGE([.D2];[.D12];[.D22];[.D32];[.D42])" office:value-type="float" office:value="0.1220968546" calcext:value-type="float">
            <text:p>0.12209685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70989115" calcext:value-type="float">
            <text:p>0.0070989115</text:p>
          </table:table-cell>
          <table:table-cell table:number-columns-repeated="2" table:style-name="Default" office:value-type="float" office:value="0.9917502559" calcext:value-type="float">
            <text:p>0.9917502559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13];[.B23];[.B33];[.B43])" office:value-type="float" office:value="0" calcext:value-type="float">
            <text:p>0</text:p>
          </table:table-cell>
          <table:table-cell table:style-name="Default" table:formula="of:=AVERAGE([.C3];[.C13];[.C23];[.C33];[.C43])" office:value-type="float" office:value="0.9885860722" calcext:value-type="float">
            <text:p>0.9885860722</text:p>
          </table:table-cell>
          <table:table-cell table:style-name="Default" table:formula="of:=AVERAGE([.D3];[.D13];[.D23];[.D33];[.D43])" office:value-type="float" office:value="0.989986183" calcext:value-type="float">
            <text:p>0.9899861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5047125353" calcext:value-type="float">
            <text:p>0.5047125353</text:p>
          </table:table-cell>
          <table:table-cell table:number-columns-repeated="2" table:style-name="Default" office:value-type="float" office:value="0.9956944969" calcext:value-type="float">
            <text:p>0.9956944969</text:p>
          </table:table-cell>
          <table:table-cell/>
          <table:table-cell office:value-type="string" calcext:value-type="string">
            <text:p>V3 to V4</text:p>
          </table:table-cell>
          <table:table-cell table:style-name="Default" table:formula="of:=AVERAGE([.B4];[.B14];[.B24];[.B34];[.B44])" office:value-type="float" office:value="0.0070989115" calcext:value-type="float">
            <text:p>0.0070989115</text:p>
          </table:table-cell>
          <table:table-cell table:style-name="Default" table:formula="of:=AVERAGE([.C4];[.C14];[.C24];[.C34];[.C44])" office:value-type="float" office:value="0.9917502559" calcext:value-type="float">
            <text:p>0.9917502559</text:p>
          </table:table-cell>
          <table:table-cell table:style-name="Default" table:formula="of:=AVERAGE([.D4];[.D14];[.D24];[.D34];[.D44])" office:value-type="float" office:value="0.9917502559" calcext:value-type="float">
            <text:p>0.99175025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8223194" calcext:value-type="float">
            <text:p>0.9658223194</text:p>
          </table:table-cell>
          <table:table-cell table:style-name="Default" office:value-type="float" office:value="0.9746893537" calcext:value-type="float">
            <text:p>0.9746893537</text:p>
          </table:table-cell>
          <table:table-cell/>
          <table:table-cell office:value-type="string" calcext:value-type="string">
            <text:p>V4 to V5 </text:p>
          </table:table-cell>
          <table:table-cell table:style-name="Default" table:formula="of:=AVERAGE([.B5];[.B15];[.B25];[.B35];[.B45])" office:value-type="float" office:value="0.5047125353" calcext:value-type="float">
            <text:p>0.5047125353</text:p>
          </table:table-cell>
          <table:table-cell table:style-name="Default" table:formula="of:=AVERAGE([.C5];[.C15];[.C25];[.C35];[.C45])" office:value-type="float" office:value="0.9956944969" calcext:value-type="float">
            <text:p>0.9956944969</text:p>
          </table:table-cell>
          <table:table-cell table:style-name="Default" table:formula="of:=AVERAGE([.D5];[.D15];[.D25];[.D35];[.D45])" office:value-type="float" office:value="0.9956944969" calcext:value-type="float">
            <text:p>0.99569449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61502374" calcext:value-type="float">
            <text:p>0.8561502374</text:p>
          </table:table-cell>
          <table:table-cell table:style-name="Default" office:value-type="float" office:value="0.8607114251" calcext:value-type="float">
            <text:p>0.8607114251</text:p>
          </table:table-cell>
          <table:table-cell/>
          <table:table-cell office:value-type="string" calcext:value-type="string">
            <text:p>V5 to V6</text:p>
          </table:table-cell>
          <table:table-cell table:style-name="Default" table:formula="of:=AVERAGE([.B6];[.B16];[.B26];[.B36];[.B46])" office:value-type="float" office:value="0" calcext:value-type="float">
            <text:p>0</text:p>
          </table:table-cell>
          <table:table-cell table:style-name="Default" table:formula="of:=AVERAGE([.C6];[.C16];[.C26];[.C36];[.C46])" office:value-type="float" office:value="0.9658223194" calcext:value-type="float">
            <text:p>0.9658223194</text:p>
          </table:table-cell>
          <table:table-cell table:style-name="Default" table:formula="of:=AVERAGE([.D6];[.D16];[.D26];[.D36];[.D46])" office:value-type="float" office:value="0.9746893537" calcext:value-type="float">
            <text:p>0.9746893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997496" calcext:value-type="float">
            <text:p>0.9000997496</text:p>
          </table:table-cell>
          <table:table-cell table:style-name="Default" office:value-type="float" office:value="0.9101678121" calcext:value-type="float">
            <text:p>0.9101678121</text:p>
          </table:table-cell>
          <table:table-cell/>
          <table:table-cell office:value-type="string" calcext:value-type="string">
            <text:p>V6 to V7</text:p>
          </table:table-cell>
          <table:table-cell table:style-name="Default" table:formula="of:=AVERAGE([.B7];[.B17];[.B27];[.B37];[.B47])" office:value-type="float" office:value="0" calcext:value-type="float">
            <text:p>0</text:p>
          </table:table-cell>
          <table:table-cell table:style-name="Default" table:formula="of:=AVERAGE([.C7];[.C17];[.C27];[.C37];[.C47])" office:value-type="float" office:value="0.8561502374" calcext:value-type="float">
            <text:p>0.8561502374</text:p>
          </table:table-cell>
          <table:table-cell table:style-name="Default" table:formula="of:=AVERAGE([.D7];[.D17];[.D27];[.D37];[.D47])" office:value-type="float" office:value="0.8607114251" calcext:value-type="float">
            <text:p>0.8607114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40790782" calcext:value-type="float">
            <text:p>0.7940790782</text:p>
          </table:table-cell>
          <table:table-cell table:style-name="Default" office:value-type="float" office:value="0.7961346394" calcext:value-type="float">
            <text:p>0.7961346394</text:p>
          </table:table-cell>
          <table:table-cell/>
          <table:table-cell office:value-type="string" calcext:value-type="string">
            <text:p>V7 to V8 </text:p>
          </table:table-cell>
          <table:table-cell table:style-name="Default" table:formula="of:=AVERAGE([.B8];[.B18];[.B28];[.B38];[.B48])" office:value-type="float" office:value="0" calcext:value-type="float">
            <text:p>0</text:p>
          </table:table-cell>
          <table:table-cell table:style-name="Default" table:formula="of:=AVERAGE([.C8];[.C18];[.C28];[.C38];[.C48])" office:value-type="float" office:value="0.9000997496" calcext:value-type="float">
            <text:p>0.9000997496</text:p>
          </table:table-cell>
          <table:table-cell table:style-name="Default" table:formula="of:=AVERAGE([.D8];[.D18];[.D28];[.D38];[.D48])" office:value-type="float" office:value="0.9101678121" calcext:value-type="float">
            <text:p>0.9101678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17192719" calcext:value-type="float">
            <text:p>0.9817192719</text:p>
          </table:table-cell>
          <table:table-cell table:style-name="Default" office:value-type="float" office:value="0.9829971731" calcext:value-type="float">
            <text:p>0.9829971731</text:p>
          </table:table-cell>
          <table:table-cell/>
          <table:table-cell office:value-type="string" calcext:value-type="string">
            <text:p>V8 to V9 </text:p>
          </table:table-cell>
          <table:table-cell table:style-name="Default" table:formula="of:=AVERAGE([.B9];[.B19];[.B29];[.B39];[.B49])" office:value-type="float" office:value="0" calcext:value-type="float">
            <text:p>0</text:p>
          </table:table-cell>
          <table:table-cell table:style-name="Default" table:formula="of:=AVERAGE([.C9];[.C19];[.C29];[.C39];[.C49])" office:value-type="float" office:value="0.7940790782" calcext:value-type="float">
            <text:p>0.7940790782</text:p>
          </table:table-cell>
          <table:table-cell table:style-name="Default" table:formula="of:=AVERAGE([.D9];[.D19];[.D29];[.D39];[.D49])" office:value-type="float" office:value="0.7961346394" calcext:value-type="float">
            <text:p>0.7961346394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9 to 10</text:p>
          </table:table-cell>
          <table:table-cell table:style-name="Default" table:formula="of:=AVERAGE([.B10];[.B20];[.B30];[.B40];[.B50])" office:value-type="float" office:value="0" calcext:value-type="float">
            <text:p>0</text:p>
          </table:table-cell>
          <table:table-cell table:style-name="Default" table:formula="of:=AVERAGE([.C10];[.C20];[.C30];[.C40];[.C50])" office:value-type="float" office:value="0.9817192719" calcext:value-type="float">
            <text:p>0.9817192719</text:p>
          </table:table-cell>
          <table:table-cell table:style-name="Default" table:formula="of:=AVERAGE([.D10];[.D20];[.D30];[.D40];[.D50])" office:value-type="float" office:value="0.9829971731" calcext:value-type="float">
            <text:p>0.98299717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0249487" calcext:value-type="float">
            <text:p>0.1190249487</text:p>
          </table:table-cell>
          <table:table-cell table:style-name="Default" office:value-type="float" office:value="0.1220968546" calcext:value-type="float">
            <text:p>0.1220968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85860722" calcext:value-type="float">
            <text:p>0.9885860722</text:p>
          </table:table-cell>
          <table:table-cell table:style-name="Default" office:value-type="float" office:value="0.989986183" calcext:value-type="float">
            <text:p>0.989986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70989115" calcext:value-type="float">
            <text:p>0.0070989115</text:p>
          </table:table-cell>
          <table:table-cell table:number-columns-repeated="2" table:style-name="Default" office:value-type="float" office:value="0.9917502559" calcext:value-type="float">
            <text:p>0.9917502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5047125353" calcext:value-type="float">
            <text:p>0.5047125353</text:p>
          </table:table-cell>
          <table:table-cell table:number-columns-repeated="2" table:style-name="Default" office:value-type="float" office:value="0.9956944969" calcext:value-type="float">
            <text:p>0.9956944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8223194" calcext:value-type="float">
            <text:p>0.9658223194</text:p>
          </table:table-cell>
          <table:table-cell table:style-name="Default" office:value-type="float" office:value="0.9746893537" calcext:value-type="float">
            <text:p>0.9746893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61502374" calcext:value-type="float">
            <text:p>0.8561502374</text:p>
          </table:table-cell>
          <table:table-cell table:style-name="Default" office:value-type="float" office:value="0.8607114251" calcext:value-type="float">
            <text:p>0.8607114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997496" calcext:value-type="float">
            <text:p>0.9000997496</text:p>
          </table:table-cell>
          <table:table-cell table:style-name="Default" office:value-type="float" office:value="0.9101678121" calcext:value-type="float">
            <text:p>0.9101678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40790782" calcext:value-type="float">
            <text:p>0.7940790782</text:p>
          </table:table-cell>
          <table:table-cell table:style-name="Default" office:value-type="float" office:value="0.7961346394" calcext:value-type="float">
            <text:p>0.7961346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17192719" calcext:value-type="float">
            <text:p>0.9817192719</text:p>
          </table:table-cell>
          <table:table-cell table:style-name="Default" office:value-type="float" office:value="0.9829971731" calcext:value-type="float">
            <text:p>0.9829971731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0249487" calcext:value-type="float">
            <text:p>0.1190249487</text:p>
          </table:table-cell>
          <table:table-cell table:style-name="Default" office:value-type="float" office:value="0.1220968546" calcext:value-type="float">
            <text:p>0.1220968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85860722" calcext:value-type="float">
            <text:p>0.9885860722</text:p>
          </table:table-cell>
          <table:table-cell table:style-name="Default" office:value-type="float" office:value="0.989986183" calcext:value-type="float">
            <text:p>0.989986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70989115" calcext:value-type="float">
            <text:p>0.0070989115</text:p>
          </table:table-cell>
          <table:table-cell table:number-columns-repeated="2" table:style-name="Default" office:value-type="float" office:value="0.9917502559" calcext:value-type="float">
            <text:p>0.9917502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5047125353" calcext:value-type="float">
            <text:p>0.5047125353</text:p>
          </table:table-cell>
          <table:table-cell table:number-columns-repeated="2" table:style-name="Default" office:value-type="float" office:value="0.9956944969" calcext:value-type="float">
            <text:p>0.9956944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8223194" calcext:value-type="float">
            <text:p>0.9658223194</text:p>
          </table:table-cell>
          <table:table-cell table:style-name="Default" office:value-type="float" office:value="0.9746893537" calcext:value-type="float">
            <text:p>0.9746893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61502374" calcext:value-type="float">
            <text:p>0.8561502374</text:p>
          </table:table-cell>
          <table:table-cell table:style-name="Default" office:value-type="float" office:value="0.8607114251" calcext:value-type="float">
            <text:p>0.8607114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997496" calcext:value-type="float">
            <text:p>0.9000997496</text:p>
          </table:table-cell>
          <table:table-cell table:style-name="Default" office:value-type="float" office:value="0.9101678121" calcext:value-type="float">
            <text:p>0.9101678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40790782" calcext:value-type="float">
            <text:p>0.7940790782</text:p>
          </table:table-cell>
          <table:table-cell table:style-name="Default" office:value-type="float" office:value="0.7961346394" calcext:value-type="float">
            <text:p>0.7961346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17192719" calcext:value-type="float">
            <text:p>0.9817192719</text:p>
          </table:table-cell>
          <table:table-cell table:style-name="Default" office:value-type="float" office:value="0.9829971731" calcext:value-type="float">
            <text:p>0.9829971731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0249487" calcext:value-type="float">
            <text:p>0.1190249487</text:p>
          </table:table-cell>
          <table:table-cell table:style-name="Default" office:value-type="float" office:value="0.1220968546" calcext:value-type="float">
            <text:p>0.1220968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85860722" calcext:value-type="float">
            <text:p>0.9885860722</text:p>
          </table:table-cell>
          <table:table-cell table:style-name="Default" office:value-type="float" office:value="0.989986183" calcext:value-type="float">
            <text:p>0.989986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70989115" calcext:value-type="float">
            <text:p>0.0070989115</text:p>
          </table:table-cell>
          <table:table-cell table:number-columns-repeated="2" table:style-name="Default" office:value-type="float" office:value="0.9917502559" calcext:value-type="float">
            <text:p>0.9917502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5047125353" calcext:value-type="float">
            <text:p>0.5047125353</text:p>
          </table:table-cell>
          <table:table-cell table:number-columns-repeated="2" table:style-name="Default" office:value-type="float" office:value="0.9956944969" calcext:value-type="float">
            <text:p>0.9956944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8223194" calcext:value-type="float">
            <text:p>0.9658223194</text:p>
          </table:table-cell>
          <table:table-cell table:style-name="Default" office:value-type="float" office:value="0.9746893537" calcext:value-type="float">
            <text:p>0.9746893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61502374" calcext:value-type="float">
            <text:p>0.8561502374</text:p>
          </table:table-cell>
          <table:table-cell table:style-name="Default" office:value-type="float" office:value="0.8607114251" calcext:value-type="float">
            <text:p>0.8607114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997496" calcext:value-type="float">
            <text:p>0.9000997496</text:p>
          </table:table-cell>
          <table:table-cell table:style-name="Default" office:value-type="float" office:value="0.9101678121" calcext:value-type="float">
            <text:p>0.9101678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40790782" calcext:value-type="float">
            <text:p>0.7940790782</text:p>
          </table:table-cell>
          <table:table-cell table:style-name="Default" office:value-type="float" office:value="0.7961346394" calcext:value-type="float">
            <text:p>0.7961346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17192719" calcext:value-type="float">
            <text:p>0.9817192719</text:p>
          </table:table-cell>
          <table:table-cell table:style-name="Default" office:value-type="float" office:value="0.9829971731" calcext:value-type="float">
            <text:p>0.9829971731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0249487" calcext:value-type="float">
            <text:p>0.1190249487</text:p>
          </table:table-cell>
          <table:table-cell table:style-name="Default" office:value-type="float" office:value="0.1220968546" calcext:value-type="float">
            <text:p>0.1220968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85860722" calcext:value-type="float">
            <text:p>0.9885860722</text:p>
          </table:table-cell>
          <table:table-cell table:style-name="Default" office:value-type="float" office:value="0.989986183" calcext:value-type="float">
            <text:p>0.989986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70989115" calcext:value-type="float">
            <text:p>0.0070989115</text:p>
          </table:table-cell>
          <table:table-cell table:number-columns-repeated="2" table:style-name="Default" office:value-type="float" office:value="0.9917502559" calcext:value-type="float">
            <text:p>0.9917502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5047125353" calcext:value-type="float">
            <text:p>0.5047125353</text:p>
          </table:table-cell>
          <table:table-cell table:number-columns-repeated="2" table:style-name="Default" office:value-type="float" office:value="0.9956944969" calcext:value-type="float">
            <text:p>0.9956944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8223194" calcext:value-type="float">
            <text:p>0.9658223194</text:p>
          </table:table-cell>
          <table:table-cell table:style-name="Default" office:value-type="float" office:value="0.9746893537" calcext:value-type="float">
            <text:p>0.9746893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61502374" calcext:value-type="float">
            <text:p>0.8561502374</text:p>
          </table:table-cell>
          <table:table-cell table:style-name="Default" office:value-type="float" office:value="0.8607114251" calcext:value-type="float">
            <text:p>0.8607114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997496" calcext:value-type="float">
            <text:p>0.9000997496</text:p>
          </table:table-cell>
          <table:table-cell table:style-name="Default" office:value-type="float" office:value="0.9101678121" calcext:value-type="float">
            <text:p>0.9101678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40790782" calcext:value-type="float">
            <text:p>0.7940790782</text:p>
          </table:table-cell>
          <table:table-cell table:style-name="Default" office:value-type="float" office:value="0.7961346394" calcext:value-type="float">
            <text:p>0.7961346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17192719" calcext:value-type="float">
            <text:p>0.9817192719</text:p>
          </table:table-cell>
          <table:table-cell table:style-name="Default" office:value-type="float" office:value="0.9829971731" calcext:value-type="float">
            <text:p>0.9829971731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finserv_icpl" table:style-name="ta1">
        <table:table-column table:style-name="co12" table:default-cell-style-name="ce1"/>
        <table:table-column table:style-name="co5" table:default-cell-style-name="ce1"/>
        <table:table-column table:style-name="co3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95081689950276" calcext:value-type="float">
            <text:p>0.0079508169</text:p>
          </table:table-cell>
          <table:table-cell table:style-name="Default" office:value-type="float" office:value="0.00816392111761323" calcext:value-type="float">
            <text:p>0.0081639211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17373731693688" calcext:value-type="float">
            <text:p>0.0021737373</text:p>
          </table:table-cell>
          <table:table-cell table:style-name="Default" office:value-type="float" office:value="0.00217681253141112" calcext:value-type="float">
            <text:p>0.0021768125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12];[.B22];[.B32];[.B42])" office:value-type="float" office:value="0" calcext:value-type="float">
            <text:p>0</text:p>
          </table:table-cell>
          <table:table-cell table:style-name="Default" table:formula="of:=AVERAGE([.C2];[.C12];[.C22];[.C32];[.C42])" office:value-type="float" office:value="0.00795081689950276" calcext:value-type="float">
            <text:p>0.0079508169</text:p>
          </table:table-cell>
          <table:table-cell table:style-name="Default" table:formula="of:=AVERAGE([.D2];[.D12];[.D22];[.D32];[.D42])" office:value-type="float" office:value="0.00816392111761323" calcext:value-type="float">
            <text:p>0.00816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0070933165" calcext:value-type="float">
            <text:p>0.0071</text:p>
          </table:table-cell>
          <table:table-cell table:number-columns-repeated="2" office:value-type="float" office:value="0.9913627656" calcext:value-type="float">
            <text:p>0.9914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13];[.B23];[.B33];[.B43])" office:value-type="float" office:value="0" calcext:value-type="float">
            <text:p>0</text:p>
          </table:table-cell>
          <table:table-cell table:style-name="Default" table:formula="of:=AVERAGE([.C3];[.C13];[.C23];[.C33];[.C43])" office:value-type="float" office:value="0.00217373731693688" calcext:value-type="float">
            <text:p>0.0021737373</text:p>
          </table:table-cell>
          <table:table-cell table:style-name="Default" table:formula="of:=AVERAGE([.D3];[.D13];[.D23];[.D33];[.D43])" office:value-type="float" office:value="0.00217681253141112" calcext:value-type="float">
            <text:p>0.0021768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 </text:p>
          </table:table-cell>
          <table:table-cell office:value-type="float" office:value="0.4876514445" calcext:value-type="float">
            <text:p>0.4877</text:p>
          </table:table-cell>
          <table:table-cell table:number-columns-repeated="2" office:value-type="float" office:value="0.9971717911" calcext:value-type="float">
            <text:p>0.9972</text:p>
          </table:table-cell>
          <table:table-cell/>
          <table:table-cell office:value-type="string" calcext:value-type="string">
            <text:p>V3 to V4</text:p>
          </table:table-cell>
          <table:table-cell table:style-name="Default" table:formula="of:=AVERAGE([.B4];[.B14];[.B24];[.B34];[.B44])" office:value-type="float" office:value="0.0070933165" calcext:value-type="float">
            <text:p>0.0070933165</text:p>
          </table:table-cell>
          <table:table-cell table:style-name="Default" table:formula="of:=AVERAGE([.C4];[.C14];[.C24];[.C34];[.C44])" office:value-type="float" office:value="0.9913627656" calcext:value-type="float">
            <text:p>0.9913627656</text:p>
          </table:table-cell>
          <table:table-cell table:style-name="Default" table:formula="of:=AVERAGE([.D4];[.D14];[.D24];[.D34];[.D44])" office:value-type="float" office:value="0.9913627656" calcext:value-type="float">
            <text:p>0.9913627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" calcext:value-type="float">
            <text:p>0.0000</text:p>
          </table:table-cell>
          <table:table-cell office:value-type="float" office:value="0.9682196496" calcext:value-type="float">
            <text:p>0.9682</text:p>
          </table:table-cell>
          <table:table-cell office:value-type="float" office:value="0.9771088861" calcext:value-type="float">
            <text:p>0.9771</text:p>
          </table:table-cell>
          <table:table-cell/>
          <table:table-cell office:value-type="string" calcext:value-type="string">
            <text:p>V4 to V5 </text:p>
          </table:table-cell>
          <table:table-cell table:style-name="Default" table:formula="of:=AVERAGE([.B5];[.B15];[.B25];[.B35];[.B45])" office:value-type="float" office:value="0.4876514445" calcext:value-type="float">
            <text:p>0.4876514445</text:p>
          </table:table-cell>
          <table:table-cell table:style-name="Default" table:formula="of:=AVERAGE([.C5];[.C15];[.C25];[.C35];[.C45])" office:value-type="float" office:value="0.9971717911" calcext:value-type="float">
            <text:p>0.9971717911</text:p>
          </table:table-cell>
          <table:table-cell table:style-name="Default" table:formula="of:=AVERAGE([.D5];[.D15];[.D25];[.D35];[.D45])" office:value-type="float" office:value="0.9971717911" calcext:value-type="float">
            <text:p>0.99717179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" calcext:value-type="float">
            <text:p>0.0000</text:p>
          </table:table-cell>
          <table:table-cell office:value-type="float" office:value="0.8552921096" calcext:value-type="float">
            <text:p>0.8553</text:p>
          </table:table-cell>
          <table:table-cell office:value-type="float" office:value="0.8598484551" calcext:value-type="float">
            <text:p>0.8598</text:p>
          </table:table-cell>
          <table:table-cell/>
          <table:table-cell office:value-type="string" calcext:value-type="string">
            <text:p>V5 to V6</text:p>
          </table:table-cell>
          <table:table-cell table:style-name="Default" table:formula="of:=AVERAGE([.B6];[.B16];[.B26];[.B36];[.B46])" office:value-type="float" office:value="0" calcext:value-type="float">
            <text:p>0</text:p>
          </table:table-cell>
          <table:table-cell table:style-name="Default" table:formula="of:=AVERAGE([.C6];[.C16];[.C26];[.C36];[.C46])" office:value-type="float" office:value="0.9682196496" calcext:value-type="float">
            <text:p>0.9682196496</text:p>
          </table:table-cell>
          <table:table-cell table:style-name="Default" table:formula="of:=AVERAGE([.D6];[.D16];[.D26];[.D36];[.D46])" office:value-type="float" office:value="0.9771088861" calcext:value-type="float">
            <text:p>0.97710888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 </text:p>
          </table:table-cell>
          <table:table-cell office:value-type="float" office:value="0" calcext:value-type="float">
            <text:p>0.0000</text:p>
          </table:table-cell>
          <table:table-cell office:value-type="float" office:value="0.8995923503" calcext:value-type="float">
            <text:p>0.8996</text:p>
          </table:table-cell>
          <table:table-cell office:value-type="float" office:value="0.9096571161" calcext:value-type="float">
            <text:p>0.9097</text:p>
          </table:table-cell>
          <table:table-cell/>
          <table:table-cell office:value-type="string" calcext:value-type="string">
            <text:p>V6 to V7</text:p>
          </table:table-cell>
          <table:table-cell table:style-name="Default" table:formula="of:=AVERAGE([.B7];[.B17];[.B27];[.B37];[.B47])" office:value-type="float" office:value="0" calcext:value-type="float">
            <text:p>0</text:p>
          </table:table-cell>
          <table:table-cell table:style-name="Default" table:formula="of:=AVERAGE([.C7];[.C17];[.C27];[.C37];[.C47])" office:value-type="float" office:value="0.8552921096" calcext:value-type="float">
            <text:p>0.8552921096</text:p>
          </table:table-cell>
          <table:table-cell table:style-name="Default" table:formula="of:=AVERAGE([.D7];[.D17];[.D27];[.D37];[.D47])" office:value-type="float" office:value="0.8598484551" calcext:value-type="float">
            <text:p>0.8598484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 </text:p>
          </table:table-cell>
          <table:table-cell office:value-type="float" office:value="0" calcext:value-type="float">
            <text:p>0.0000</text:p>
          </table:table-cell>
          <table:table-cell office:value-type="float" office:value="0.7940591481" calcext:value-type="float">
            <text:p>0.7941</text:p>
          </table:table-cell>
          <table:table-cell office:value-type="float" office:value="0.796114221" calcext:value-type="float">
            <text:p>0.7961</text:p>
          </table:table-cell>
          <table:table-cell/>
          <table:table-cell office:value-type="string" calcext:value-type="string">
            <text:p>V7 to V8 </text:p>
          </table:table-cell>
          <table:table-cell table:style-name="Default" table:formula="of:=AVERAGE([.B8];[.B18];[.B28];[.B38];[.B48])" office:value-type="float" office:value="0" calcext:value-type="float">
            <text:p>0</text:p>
          </table:table-cell>
          <table:table-cell table:style-name="Default" table:formula="of:=AVERAGE([.C8];[.C18];[.C28];[.C38];[.C48])" office:value-type="float" office:value="0.8995923503" calcext:value-type="float">
            <text:p>0.8995923503</text:p>
          </table:table-cell>
          <table:table-cell table:style-name="Default" table:formula="of:=AVERAGE([.D8];[.D18];[.D28];[.D38];[.D48])" office:value-type="float" office:value="0.9096571161" calcext:value-type="float">
            <text:p>0.9096571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10</text:p>
          </table:table-cell>
          <table:table-cell office:value-type="float" office:value="0" calcext:value-type="float">
            <text:p>0.0000</text:p>
          </table:table-cell>
          <table:table-cell office:value-type="float" office:value="0.9755129023" calcext:value-type="float">
            <text:p>0.9755</text:p>
          </table:table-cell>
          <table:table-cell office:value-type="float" office:value="0.9767827898" calcext:value-type="float">
            <text:p>0.9768</text:p>
          </table:table-cell>
          <table:table-cell/>
          <table:table-cell office:value-type="string" calcext:value-type="string">
            <text:p>V8 to V9 </text:p>
          </table:table-cell>
          <table:table-cell table:style-name="Default" table:formula="of:=AVERAGE([.B9];[.B19];[.B29];[.B39];[.B49])" office:value-type="float" office:value="0" calcext:value-type="float">
            <text:p>0</text:p>
          </table:table-cell>
          <table:table-cell table:style-name="Default" table:formula="of:=AVERAGE([.C9];[.C19];[.C29];[.C39];[.C49])" office:value-type="float" office:value="0.7940591481" calcext:value-type="float">
            <text:p>0.7940591481</text:p>
          </table:table-cell>
          <table:table-cell table:style-name="Default" table:formula="of:=AVERAGE([.D9];[.D19];[.D29];[.D39];[.D49])" office:value-type="float" office:value="0.796114221" calcext:value-type="float">
            <text:p>0.796114221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9 to 10</text:p>
          </table:table-cell>
          <table:table-cell table:style-name="Default" table:formula="of:=AVERAGE([.B10];[.B20];[.B30];[.B40];[.B50])" office:value-type="float" office:value="0" calcext:value-type="float">
            <text:p>0</text:p>
          </table:table-cell>
          <table:table-cell table:style-name="Default" table:formula="of:=AVERAGE([.C10];[.C20];[.C30];[.C40];[.C50])" office:value-type="float" office:value="0.9755129023" calcext:value-type="float">
            <text:p>0.9755129023</text:p>
          </table:table-cell>
          <table:table-cell table:style-name="Default" table:formula="of:=AVERAGE([.D10];[.D20];[.D30];[.D40];[.D50])" office:value-type="float" office:value="0.9767827898" calcext:value-type="float">
            <text:p>0.97678278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95081689950276" calcext:value-type="float">
            <text:p>0.0079508169</text:p>
          </table:table-cell>
          <table:table-cell table:style-name="Default" office:value-type="float" office:value="0.00816392111761323" calcext:value-type="float">
            <text:p>0.0081639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17373731693688" calcext:value-type="float">
            <text:p>0.0021737373</text:p>
          </table:table-cell>
          <table:table-cell table:style-name="Default" office:value-type="float" office:value="0.00217681253141112" calcext:value-type="float">
            <text:p>0.0021768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0070933165" calcext:value-type="float">
            <text:p>0.0071</text:p>
          </table:table-cell>
          <table:table-cell table:number-columns-repeated="2" office:value-type="float" office:value="0.9913627656" calcext:value-type="float">
            <text:p>0.9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office:value-type="float" office:value="0.4876514445" calcext:value-type="float">
            <text:p>0.4877</text:p>
          </table:table-cell>
          <table:table-cell table:number-columns-repeated="2" office:value-type="float" office:value="0.9971717911" calcext:value-type="float">
            <text:p>0.9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" calcext:value-type="float">
            <text:p>0.0000</text:p>
          </table:table-cell>
          <table:table-cell office:value-type="float" office:value="0.9682196496" calcext:value-type="float">
            <text:p>0.9682</text:p>
          </table:table-cell>
          <table:table-cell office:value-type="float" office:value="0.9771088861" calcext:value-type="float">
            <text:p>0.9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" calcext:value-type="float">
            <text:p>0.0000</text:p>
          </table:table-cell>
          <table:table-cell office:value-type="float" office:value="0.8552921096" calcext:value-type="float">
            <text:p>0.8553</text:p>
          </table:table-cell>
          <table:table-cell office:value-type="float" office:value="0.8598484551" calcext:value-type="float">
            <text:p>0.8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office:value-type="float" office:value="0" calcext:value-type="float">
            <text:p>0.0000</text:p>
          </table:table-cell>
          <table:table-cell office:value-type="float" office:value="0.8995923503" calcext:value-type="float">
            <text:p>0.8996</text:p>
          </table:table-cell>
          <table:table-cell office:value-type="float" office:value="0.9096571161" calcext:value-type="float">
            <text:p>0.9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office:value-type="float" office:value="0" calcext:value-type="float">
            <text:p>0.0000</text:p>
          </table:table-cell>
          <table:table-cell office:value-type="float" office:value="0.7940591481" calcext:value-type="float">
            <text:p>0.7941</text:p>
          </table:table-cell>
          <table:table-cell office:value-type="float" office:value="0.796114221" calcext:value-type="float">
            <text:p>0.7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office:value-type="float" office:value="0" calcext:value-type="float">
            <text:p>0.0000</text:p>
          </table:table-cell>
          <table:table-cell office:value-type="float" office:value="0.9755129023" calcext:value-type="float">
            <text:p>0.9755</text:p>
          </table:table-cell>
          <table:table-cell office:value-type="float" office:value="0.9767827898" calcext:value-type="float">
            <text:p>0.976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95081689950276" calcext:value-type="float">
            <text:p>0.0079508169</text:p>
          </table:table-cell>
          <table:table-cell table:style-name="Default" office:value-type="float" office:value="0.00816392111761323" calcext:value-type="float">
            <text:p>0.0081639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17373731693688" calcext:value-type="float">
            <text:p>0.0021737373</text:p>
          </table:table-cell>
          <table:table-cell table:style-name="Default" office:value-type="float" office:value="0.00217681253141112" calcext:value-type="float">
            <text:p>0.0021768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0070933165" calcext:value-type="float">
            <text:p>0.0071</text:p>
          </table:table-cell>
          <table:table-cell table:number-columns-repeated="2" office:value-type="float" office:value="0.9913627656" calcext:value-type="float">
            <text:p>0.9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office:value-type="float" office:value="0.4876514445" calcext:value-type="float">
            <text:p>0.4877</text:p>
          </table:table-cell>
          <table:table-cell table:number-columns-repeated="2" office:value-type="float" office:value="0.9971717911" calcext:value-type="float">
            <text:p>0.9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" calcext:value-type="float">
            <text:p>0.0000</text:p>
          </table:table-cell>
          <table:table-cell office:value-type="float" office:value="0.9682196496" calcext:value-type="float">
            <text:p>0.9682</text:p>
          </table:table-cell>
          <table:table-cell office:value-type="float" office:value="0.9771088861" calcext:value-type="float">
            <text:p>0.9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" calcext:value-type="float">
            <text:p>0.0000</text:p>
          </table:table-cell>
          <table:table-cell office:value-type="float" office:value="0.8552921096" calcext:value-type="float">
            <text:p>0.8553</text:p>
          </table:table-cell>
          <table:table-cell office:value-type="float" office:value="0.8598484551" calcext:value-type="float">
            <text:p>0.8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office:value-type="float" office:value="0" calcext:value-type="float">
            <text:p>0.0000</text:p>
          </table:table-cell>
          <table:table-cell office:value-type="float" office:value="0.8995923503" calcext:value-type="float">
            <text:p>0.8996</text:p>
          </table:table-cell>
          <table:table-cell office:value-type="float" office:value="0.9096571161" calcext:value-type="float">
            <text:p>0.9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office:value-type="float" office:value="0" calcext:value-type="float">
            <text:p>0.0000</text:p>
          </table:table-cell>
          <table:table-cell office:value-type="float" office:value="0.7940591481" calcext:value-type="float">
            <text:p>0.7941</text:p>
          </table:table-cell>
          <table:table-cell office:value-type="float" office:value="0.796114221" calcext:value-type="float">
            <text:p>0.7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office:value-type="float" office:value="0" calcext:value-type="float">
            <text:p>0.0000</text:p>
          </table:table-cell>
          <table:table-cell office:value-type="float" office:value="0.9755129023" calcext:value-type="float">
            <text:p>0.9755</text:p>
          </table:table-cell>
          <table:table-cell office:value-type="float" office:value="0.9767827898" calcext:value-type="float">
            <text:p>0.976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95081689950276" calcext:value-type="float">
            <text:p>0.0079508169</text:p>
          </table:table-cell>
          <table:table-cell table:style-name="Default" office:value-type="float" office:value="0.00816392111761323" calcext:value-type="float">
            <text:p>0.0081639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17373731693688" calcext:value-type="float">
            <text:p>0.0021737373</text:p>
          </table:table-cell>
          <table:table-cell table:style-name="Default" office:value-type="float" office:value="0.00217681253141112" calcext:value-type="float">
            <text:p>0.0021768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0070933165" calcext:value-type="float">
            <text:p>0.0071</text:p>
          </table:table-cell>
          <table:table-cell table:number-columns-repeated="2" office:value-type="float" office:value="0.9913627656" calcext:value-type="float">
            <text:p>0.9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office:value-type="float" office:value="0.4876514445" calcext:value-type="float">
            <text:p>0.4877</text:p>
          </table:table-cell>
          <table:table-cell table:number-columns-repeated="2" office:value-type="float" office:value="0.9971717911" calcext:value-type="float">
            <text:p>0.9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" calcext:value-type="float">
            <text:p>0.0000</text:p>
          </table:table-cell>
          <table:table-cell office:value-type="float" office:value="0.9682196496" calcext:value-type="float">
            <text:p>0.9682</text:p>
          </table:table-cell>
          <table:table-cell office:value-type="float" office:value="0.9771088861" calcext:value-type="float">
            <text:p>0.9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" calcext:value-type="float">
            <text:p>0.0000</text:p>
          </table:table-cell>
          <table:table-cell office:value-type="float" office:value="0.8552921096" calcext:value-type="float">
            <text:p>0.8553</text:p>
          </table:table-cell>
          <table:table-cell office:value-type="float" office:value="0.8598484551" calcext:value-type="float">
            <text:p>0.8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office:value-type="float" office:value="0" calcext:value-type="float">
            <text:p>0.0000</text:p>
          </table:table-cell>
          <table:table-cell office:value-type="float" office:value="0.8995923503" calcext:value-type="float">
            <text:p>0.8996</text:p>
          </table:table-cell>
          <table:table-cell office:value-type="float" office:value="0.9096571161" calcext:value-type="float">
            <text:p>0.9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office:value-type="float" office:value="0" calcext:value-type="float">
            <text:p>0.0000</text:p>
          </table:table-cell>
          <table:table-cell office:value-type="float" office:value="0.7940591481" calcext:value-type="float">
            <text:p>0.7941</text:p>
          </table:table-cell>
          <table:table-cell office:value-type="float" office:value="0.796114221" calcext:value-type="float">
            <text:p>0.7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office:value-type="float" office:value="0" calcext:value-type="float">
            <text:p>0.0000</text:p>
          </table:table-cell>
          <table:table-cell office:value-type="float" office:value="0.9755129023" calcext:value-type="float">
            <text:p>0.9755</text:p>
          </table:table-cell>
          <table:table-cell office:value-type="float" office:value="0.9767827898" calcext:value-type="float">
            <text:p>0.976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95081689950276" calcext:value-type="float">
            <text:p>0.0079508169</text:p>
          </table:table-cell>
          <table:table-cell table:style-name="Default" office:value-type="float" office:value="0.00816392111761323" calcext:value-type="float">
            <text:p>0.0081639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17373731693688" calcext:value-type="float">
            <text:p>0.0021737373</text:p>
          </table:table-cell>
          <table:table-cell table:style-name="Default" office:value-type="float" office:value="0.00217681253141112" calcext:value-type="float">
            <text:p>0.0021768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0070933165" calcext:value-type="float">
            <text:p>0.0071</text:p>
          </table:table-cell>
          <table:table-cell table:number-columns-repeated="2" office:value-type="float" office:value="0.9913627656" calcext:value-type="float">
            <text:p>0.9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office:value-type="float" office:value="0.4876514445" calcext:value-type="float">
            <text:p>0.4877</text:p>
          </table:table-cell>
          <table:table-cell table:number-columns-repeated="2" office:value-type="float" office:value="0.9971717911" calcext:value-type="float">
            <text:p>0.9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" calcext:value-type="float">
            <text:p>0.0000</text:p>
          </table:table-cell>
          <table:table-cell office:value-type="float" office:value="0.9682196496" calcext:value-type="float">
            <text:p>0.9682</text:p>
          </table:table-cell>
          <table:table-cell office:value-type="float" office:value="0.9771088861" calcext:value-type="float">
            <text:p>0.9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" calcext:value-type="float">
            <text:p>0.0000</text:p>
          </table:table-cell>
          <table:table-cell office:value-type="float" office:value="0.8552921096" calcext:value-type="float">
            <text:p>0.8553</text:p>
          </table:table-cell>
          <table:table-cell office:value-type="float" office:value="0.8598484551" calcext:value-type="float">
            <text:p>0.8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office:value-type="float" office:value="0" calcext:value-type="float">
            <text:p>0.0000</text:p>
          </table:table-cell>
          <table:table-cell office:value-type="float" office:value="0.8995923503" calcext:value-type="float">
            <text:p>0.8996</text:p>
          </table:table-cell>
          <table:table-cell office:value-type="float" office:value="0.9096571161" calcext:value-type="float">
            <text:p>0.9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office:value-type="float" office:value="0" calcext:value-type="float">
            <text:p>0.0000</text:p>
          </table:table-cell>
          <table:table-cell office:value-type="float" office:value="0.7940591481" calcext:value-type="float">
            <text:p>0.7941</text:p>
          </table:table-cell>
          <table:table-cell office:value-type="float" office:value="0.796114221" calcext:value-type="float">
            <text:p>0.7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office:value-type="float" office:value="0" calcext:value-type="float">
            <text:p>0.0000</text:p>
          </table:table-cell>
          <table:table-cell office:value-type="float" office:value="0.9755129023" calcext:value-type="float">
            <text:p>0.9755</text:p>
          </table:table-cell>
          <table:table-cell office:value-type="float" office:value="0.9767827898" calcext:value-type="float">
            <text:p>0.976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finserv_random" table:style-name="ta1">
        <table:table-column table:style-name="co12" table:default-cell-style-name="ce1"/>
        <table:table-column table:style-name="co5" table:default-cell-style-name="ce1"/>
        <table:table-column table:style-name="co3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" calcext:value-type="float">
            <text:p>0.0000</text:p>
          </table:table-cell>
          <table:table-cell office:value-type="float" office:value="0.1185369786" calcext:value-type="float">
            <text:p>0.1185</text:p>
          </table:table-cell>
          <table:table-cell office:value-type="float" office:value="0.1215984098" calcext:value-type="float">
            <text:p>0.1216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" calcext:value-type="float">
            <text:p>0.0000</text:p>
          </table:table-cell>
          <table:table-cell office:value-type="float" office:value="0.980481163" calcext:value-type="float">
            <text:p>0.9805</text:p>
          </table:table-cell>
          <table:table-cell office:value-type="float" office:value="0.981881278" calcext:value-type="float">
            <text:p>0.9819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2];[.B22];[.B32];[.B42])" office:value-type="float" office:value="0" calcext:value-type="float">
            <text:p>0.0000</text:p>
          </table:table-cell>
          <table:table-cell table:formula="of:=AVERAGE([.C2];[.C12];[.C22];[.C32];[.C42])" office:value-type="float" office:value="0.100506000318698" calcext:value-type="float">
            <text:p>0.1005</text:p>
          </table:table-cell>
          <table:table-cell table:formula="of:=AVERAGE([.D2];[.D12];[.D22];[.D32];[.D42])" office:value-type="float" office:value="0.103101932108142" calcext:value-type="float">
            <text:p>0.10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0331500647" calcext:value-type="float">
            <text:p>0.0332</text:p>
          </table:table-cell>
          <table:table-cell table:number-columns-repeated="2" office:value-type="float" office:value="0.9833728222" calcext:value-type="float">
            <text:p>0.9834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3];[.B23];[.B33];[.B43])" office:value-type="float" office:value="0" calcext:value-type="float">
            <text:p>0.0000</text:p>
          </table:table-cell>
          <table:table-cell table:formula="of:=AVERAGE([.C3];[.C13];[.C23];[.C33];[.C43])" office:value-type="float" office:value="0.829540938139185" calcext:value-type="float">
            <text:p>0.8295</text:p>
          </table:table-cell>
          <table:table-cell table:formula="of:=AVERAGE([.D3];[.D13];[.D23];[.D33];[.D43])" office:value-type="float" office:value="0.830724172423222" calcext:value-type="float">
            <text:p>0.8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 </text:p>
          </table:table-cell>
          <table:table-cell office:value-type="float" office:value="0.0862538278" calcext:value-type="float">
            <text:p>0.0863</text:p>
          </table:table-cell>
          <table:table-cell table:number-columns-repeated="2" office:value-type="float" office:value="0.988570913" calcext:value-type="float">
            <text:p>0.9886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4];[.B24];[.B34];[.B44])" office:value-type="float" office:value="0.029646028906127" calcext:value-type="float">
            <text:p>0.0296</text:p>
          </table:table-cell>
          <table:table-cell table:formula="of:=AVERAGE([.C4];[.C14];[.C24];[.C34];[.C44])" office:value-type="float" office:value="0.936514109322487" calcext:value-type="float">
            <text:p>0.9365</text:p>
          </table:table-cell>
          <table:table-cell table:formula="of:=AVERAGE([.D4];[.D14];[.D24];[.D34];[.D44])" office:value-type="float" office:value="0.936514109322487" calcext:value-type="float">
            <text:p>0.9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" calcext:value-type="float">
            <text:p>0.0000</text:p>
          </table:table-cell>
          <table:table-cell office:value-type="float" office:value="0.9641513698" calcext:value-type="float">
            <text:p>0.9642</text:p>
          </table:table-cell>
          <table:table-cell office:value-type="float" office:value="0.9731296065" calcext:value-type="float">
            <text:p>0.9731</text:p>
          </table:table-cell>
          <table:table-cell/>
          <table:table-cell office:value-type="string" calcext:value-type="string">
            <text:p>V4 to V5 </text:p>
          </table:table-cell>
          <table:table-cell table:formula="of:=AVERAGE([.B5];[.B15];[.B25];[.B35];[.B45])" office:value-type="float" office:value="0.0981163887690017" calcext:value-type="float">
            <text:p>0.0981</text:p>
          </table:table-cell>
          <table:table-cell table:formula="of:=AVERAGE([.C5];[.C15];[.C25];[.C35];[.C45])" office:value-type="float" office:value="0.988817982248913" calcext:value-type="float">
            <text:p>0.9888</text:p>
          </table:table-cell>
          <table:table-cell table:formula="of:=AVERAGE([.D5];[.D15];[.D25];[.D35];[.D45])" office:value-type="float" office:value="0.988817982248913" calcext:value-type="float">
            <text:p>0.98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" calcext:value-type="float">
            <text:p>0.0000</text:p>
          </table:table-cell>
          <table:table-cell office:value-type="float" office:value="0.8397055515" calcext:value-type="float">
            <text:p>0.8397</text:p>
          </table:table-cell>
          <table:table-cell office:value-type="float" office:value="0.844261897" calcext:value-type="float">
            <text:p>0.8443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6];[.B26];[.B36];[.B46])" office:value-type="float" office:value="0" calcext:value-type="float">
            <text:p>0.0000</text:p>
          </table:table-cell>
          <table:table-cell table:formula="of:=AVERAGE([.C6];[.C16];[.C26];[.C36];[.C46])" office:value-type="float" office:value="0.965347995108216" calcext:value-type="float">
            <text:p>0.9653</text:p>
          </table:table-cell>
          <table:table-cell table:formula="of:=AVERAGE([.D6];[.D16];[.D26];[.D36];[.D46])" office:value-type="float" office:value="0.974311968946943" calcext:value-type="float">
            <text:p>0.97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 </text:p>
          </table:table-cell>
          <table:table-cell office:value-type="float" office:value="0" calcext:value-type="float">
            <text:p>0.0000</text:p>
          </table:table-cell>
          <table:table-cell office:value-type="float" office:value="0.8945873542" calcext:value-type="float">
            <text:p>0.8946</text:p>
          </table:table-cell>
          <table:table-cell office:value-type="float" office:value="0.9027815124" calcext:value-type="float">
            <text:p>0.9028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7];[.B27];[.B37];[.B47])" office:value-type="float" office:value="0" calcext:value-type="float">
            <text:p>0.0000</text:p>
          </table:table-cell>
          <table:table-cell table:formula="of:=AVERAGE([.C7];[.C17];[.C27];[.C37];[.C47])" office:value-type="float" office:value="0.617135822278607" calcext:value-type="float">
            <text:p>0.6171</text:p>
          </table:table-cell>
          <table:table-cell table:formula="of:=AVERAGE([.D7];[.D17];[.D27];[.D37];[.D47])" office:value-type="float" office:value="0.620471777689485" calcext:value-type="float">
            <text:p>0.6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 </text:p>
          </table:table-cell>
          <table:table-cell office:value-type="float" office:value="0" calcext:value-type="float">
            <text:p>0.0000</text:p>
          </table:table-cell>
          <table:table-cell office:value-type="float" office:value="0.787896219" calcext:value-type="float">
            <text:p>0.7879</text:p>
          </table:table-cell>
          <table:table-cell office:value-type="float" office:value="0.7900434424" calcext:value-type="float">
            <text:p>0.7900</text:p>
          </table:table-cell>
          <table:table-cell/>
          <table:table-cell office:value-type="string" calcext:value-type="string">
            <text:p>V7 to V8 </text:p>
          </table:table-cell>
          <table:table-cell table:formula="of:=AVERAGE([.B8];[.B18];[.B28];[.B38];[.B48])" office:value-type="float" office:value="0" calcext:value-type="float">
            <text:p>0.0000</text:p>
          </table:table-cell>
          <table:table-cell table:formula="of:=AVERAGE([.C8];[.C18];[.C28];[.C38];[.C48])" office:value-type="float" office:value="0.529571435244393" calcext:value-type="float">
            <text:p>0.5296</text:p>
          </table:table-cell>
          <table:table-cell table:formula="of:=AVERAGE([.D8];[.D18];[.D28];[.D38];[.D48])" office:value-type="float" office:value="0.534427298322957" calcext:value-type="float">
            <text:p>0.5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10</text:p>
          </table:table-cell>
          <table:table-cell office:value-type="float" office:value="0" calcext:value-type="float">
            <text:p>0.0000</text:p>
          </table:table-cell>
          <table:table-cell office:value-type="float" office:value="0.9656921915" calcext:value-type="float">
            <text:p>0.9657</text:p>
          </table:table-cell>
          <table:table-cell office:value-type="float" office:value="0.9669715025" calcext:value-type="float">
            <text:p>0.9670</text:p>
          </table:table-cell>
          <table:table-cell/>
          <table:table-cell office:value-type="string" calcext:value-type="string">
            <text:p>V8 to V9 </text:p>
          </table:table-cell>
          <table:table-cell table:formula="of:=AVERAGE([.B9];[.B19];[.B29];[.B39];[.B49])" office:value-type="float" office:value="0" calcext:value-type="float">
            <text:p>0.0000</text:p>
          </table:table-cell>
          <table:table-cell table:formula="of:=AVERAGE([.C9];[.C19];[.C29];[.C39];[.C49])" office:value-type="float" office:value="0.771390822122978" calcext:value-type="float">
            <text:p>0.7714</text:p>
          </table:table-cell>
          <table:table-cell table:formula="of:=AVERAGE([.D9];[.D19];[.D29];[.D39];[.D49])" office:value-type="float" office:value="0.773485308715281" calcext:value-type="float">
            <text:p>0.7735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9 to 10</text:p>
          </table:table-cell>
          <table:table-cell table:formula="of:=AVERAGE([.B10];[.B20];[.B30];[.B40];[.B50])" office:value-type="float" office:value="0" calcext:value-type="float">
            <text:p>0.0000</text:p>
          </table:table-cell>
          <table:table-cell table:formula="of:=AVERAGE([.C10];[.C20];[.C30];[.C40];[.C50])" office:value-type="float" office:value="0.940004658908728" calcext:value-type="float">
            <text:p>0.9400</text:p>
          </table:table-cell>
          <table:table-cell table:formula="of:=AVERAGE([.D10];[.D20];[.D30];[.D40];[.D50])" office:value-type="float" office:value="0.941250796993838" calcext:value-type="float">
            <text:p>0.9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23245614035" calcext:value-type="float">
            <text:p>0.0824232456</text:p>
          </table:table-cell>
          <table:table-cell table:style-name="Default" office:value-type="float" office:value="0.0845516239924134" calcext:value-type="float">
            <text:p>0.084551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531126033288" calcext:value-type="float">
            <text:p>0.983531126</text:p>
          </table:table-cell>
          <table:table-cell table:style-name="Default" office:value-type="float" office:value="0.984934697013341" calcext:value-type="float">
            <text:p>0.984934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28439228078095" calcext:value-type="float">
            <text:p>0.0284392281</text:p>
          </table:table-cell>
          <table:table-cell table:number-columns-repeated="2" table:style-name="Default" office:value-type="float" office:value="0.980949610794226" calcext:value-type="float">
            <text:p>0.9809496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100278214588121" calcext:value-type="float">
            <text:p>0.1002782146</text:p>
          </table:table-cell>
          <table:table-cell table:number-columns-repeated="2" table:style-name="Default" office:value-type="float" office:value="0.989019424645114" calcext:value-type="float">
            <text:p>0.9890194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113015036131" calcext:value-type="float">
            <text:p>0.965113015</text:p>
          </table:table-cell>
          <table:table-cell table:style-name="Default" office:value-type="float" office:value="0.974076108181994" calcext:value-type="float">
            <text:p>0.9740761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1456602869055" calcext:value-type="float">
            <text:p>0.5614566029</text:p>
          </table:table-cell>
          <table:table-cell table:style-name="Default" office:value-type="float" office:value="0.564487460757648" calcext:value-type="float">
            <text:p>0.5644874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846499618444" calcext:value-type="float">
            <text:p>0.4384649962</text:p>
          </table:table-cell>
          <table:table-cell table:style-name="Default" office:value-type="float" office:value="0.442481378107178" calcext:value-type="float">
            <text:p>0.4424813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7168458667375" calcext:value-type="float">
            <text:p>0.7671684587</text:p>
          </table:table-cell>
          <table:table-cell table:style-name="Default" office:value-type="float" office:value="0.769248369547083" calcext:value-type="float">
            <text:p>0.7692483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3143520065294" calcext:value-type="float">
            <text:p>0.9331435201</text:p>
          </table:table-cell>
          <table:table-cell table:style-name="Default" office:value-type="float" office:value="0.934376299771179" calcext:value-type="float">
            <text:p>0.934376299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350995732574" calcext:value-type="float">
            <text:p>0.0824350996</text:p>
          </table:table-cell>
          <table:table-cell table:style-name="Default" office:value-type="float" office:value="0.0845634779516358" calcext:value-type="float">
            <text:p>0.084563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4737532625651" calcext:value-type="float">
            <text:p>0.6047375326</text:p>
          </table:table-cell>
          <table:table-cell table:style-name="Default" office:value-type="float" office:value="0.605600918690516" calcext:value-type="float">
            <text:p>0.6056009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276710222905457" calcext:value-type="float">
            <text:p>0.0276710223</text:p>
          </table:table-cell>
          <table:table-cell table:number-columns-repeated="2" table:style-name="Default" office:value-type="float" office:value="0.755565719197002" calcext:value-type="float">
            <text:p>0.7555657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104017477849254" calcext:value-type="float">
            <text:p>0.1040174778</text:p>
          </table:table-cell>
          <table:table-cell table:number-columns-repeated="2" table:style-name="Default" office:value-type="float" office:value="0.988805311941537" calcext:value-type="float">
            <text:p>0.9888053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6179213044328" calcext:value-type="float">
            <text:p>0.966179213</text:p>
          </table:table-cell>
          <table:table-cell table:style-name="Default" office:value-type="float" office:value="0.975133762936924" calcext:value-type="float">
            <text:p>0.9751337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1439124833117" calcext:value-type="float">
            <text:p>0.5614391248</text:p>
          </table:table-cell>
          <table:table-cell table:style-name="Default" office:value-type="float" office:value="0.564469982721715" calcext:value-type="float">
            <text:p>0.5644699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8419116579494" calcext:value-type="float">
            <text:p>0.4384191166</text:p>
          </table:table-cell>
          <table:table-cell table:style-name="Default" office:value-type="float" office:value="0.442440028387276" calcext:value-type="float">
            <text:p>0.4424400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7595254869107" calcext:value-type="float">
            <text:p>0.7675952549</text:p>
          </table:table-cell>
          <table:table-cell table:style-name="Default" office:value-type="float" office:value="0.769678147557396" calcext:value-type="float">
            <text:p>0.7696781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3650424742085" calcext:value-type="float">
            <text:p>0.9336504247</text:p>
          </table:table-cell>
          <table:table-cell table:style-name="Default" office:value-type="float" office:value="0.934901516915159" calcext:value-type="float">
            <text:p>0.934901516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6703430769685" calcext:value-type="float">
            <text:p>0.1367034308</text:p>
          </table:table-cell>
          <table:table-cell table:style-name="Default" office:value-type="float" office:value="0.140236523381773" calcext:value-type="float">
            <text:p>0.1402365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4824147330632" calcext:value-type="float">
            <text:p>0.5948241473</text:p>
          </table:table-cell>
          <table:table-cell table:style-name="Default" office:value-type="float" office:value="0.59566967572585" calcext:value-type="float">
            <text:p>0.5956696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297175141242938" calcext:value-type="float">
            <text:p>0.0297175141</text:p>
          </table:table-cell>
          <table:table-cell table:number-columns-repeated="2" table:style-name="Default" office:value-type="float" office:value="0.981401018674056" calcext:value-type="float">
            <text:p>0.9814010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0978877489438745" calcext:value-type="float">
            <text:p>0.0978877489</text:p>
          </table:table-cell>
          <table:table-cell table:number-columns-repeated="2" table:style-name="Default" office:value-type="float" office:value="0.988993268831895" calcext:value-type="float">
            <text:p>0.9889932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678334309709" calcext:value-type="float">
            <text:p>0.9656783343</text:p>
          </table:table-cell>
          <table:table-cell table:style-name="Default" office:value-type="float" office:value="0.974642159734426" calcext:value-type="float">
            <text:p>0.9746421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155447987029" calcext:value-type="float">
            <text:p>0.5615544799</text:p>
          </table:table-cell>
          <table:table-cell table:style-name="Default" office:value-type="float" office:value="0.564585337758885" calcext:value-type="float">
            <text:p>0.5645853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8361505733786" calcext:value-type="float">
            <text:p>0.4383615057</text:p>
          </table:table-cell>
          <table:table-cell table:style-name="Default" office:value-type="float" office:value="0.442391825764355" calcext:value-type="float">
            <text:p>0.4423918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7076022601328" calcext:value-type="float">
            <text:p>0.7670760226</text:p>
          </table:table-cell>
          <table:table-cell table:style-name="Default" office:value-type="float" office:value="0.769156529842753" calcext:value-type="float">
            <text:p>0.7691565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4032259164263" calcext:value-type="float">
            <text:p>0.9340322592</text:p>
          </table:table-cell>
          <table:table-cell table:style-name="Default" office:value-type="float" office:value="0.935270298834132" calcext:value-type="float">
            <text:p>0.935270298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312470365102" calcext:value-type="float">
            <text:p>0.082431247</text:p>
          </table:table-cell>
          <table:table-cell table:style-name="Default" office:value-type="float" office:value="0.0845596254148885" calcext:value-type="float">
            <text:p>0.0845596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4130721706353" calcext:value-type="float">
            <text:p>0.9841307217</text:p>
          </table:table-cell>
          <table:table-cell table:style-name="Default" office:value-type="float" office:value="0.985534292686403" calcext:value-type="float">
            <text:p>0.9855342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292523153377005" calcext:value-type="float">
            <text:p>0.0292523153</text:p>
          </table:table-cell>
          <table:table-cell table:number-columns-repeated="2" table:style-name="Default" office:value-type="float" office:value="0.981281375747153" calcext:value-type="float">
            <text:p>0.9812813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 </text:p>
          </table:table-cell>
          <table:table-cell table:style-name="Default" office:value-type="float" office:value="0.102144674663759" calcext:value-type="float">
            <text:p>0.1021446747</text:p>
          </table:table-cell>
          <table:table-cell table:number-columns-repeated="2" table:style-name="Default" office:value-type="float" office:value="0.988700992826018" calcext:value-type="float">
            <text:p>0.9887009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5618043350913" calcext:value-type="float">
            <text:p>0.9656180434</text:p>
          </table:table-cell>
          <table:table-cell table:style-name="Default" office:value-type="float" office:value="0.974578207381371" calcext:value-type="float">
            <text:p>0.9745782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1523352320574" calcext:value-type="float">
            <text:p>0.5615233523</text:p>
          </table:table-cell>
          <table:table-cell table:style-name="Default" office:value-type="float" office:value="0.564554210209175" calcext:value-type="float">
            <text:p>0.5645542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8024203524246" calcext:value-type="float">
            <text:p>0.4380242035</text:p>
          </table:table-cell>
          <table:table-cell table:style-name="Default" office:value-type="float" office:value="0.442041746955973" calcext:value-type="float">
            <text:p>0.442041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7218155477078" calcext:value-type="float">
            <text:p>0.7672181555</text:p>
          </table:table-cell>
          <table:table-cell table:style-name="Default" office:value-type="float" office:value="0.769300054229172" calcext:value-type="float">
            <text:p>0.7693000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3504899071997" calcext:value-type="float">
            <text:p>0.9335048991</text:p>
          </table:table-cell>
          <table:table-cell table:style-name="Default" office:value-type="float" office:value="0.934734366948718" calcext:value-type="float">
            <text:p>0.934734366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FinServ_incling" table:style-name="ta1">
        <table:table-column table:style-name="co1" table:number-columns-repeated="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" calcext:value-type="float">
            <text:p>0.0824748103</text:p>
          </table:table-cell>
          <table:table-cell table:style-name="Default" office:value-type="float" office:value="0.0846031887" calcext:value-type="float">
            <text:p>0.0846031887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" calcext:value-type="float">
            <text:p>0.9898336522</text:p>
          </table:table-cell>
          <table:table-cell table:style-name="Default" office:value-type="float" office:value="0.9912372232" calcext:value-type="float">
            <text:p>0.9912372232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12];[.B22];[.B32];[.B42])" office:value-type="float" office:value="0" calcext:value-type="float">
            <text:p>0</text:p>
          </table:table-cell>
          <table:table-cell table:style-name="Default" table:formula="of:=AVERAGE([.C2];[.C12];[.C22];[.C32];[.C42])" office:value-type="float" office:value="0.0824748103" calcext:value-type="float">
            <text:p>0.0824748103</text:p>
          </table:table-cell>
          <table:table-cell table:style-name="Default" table:formula="of:=AVERAGE([.D2];[.D12];[.D22];[.D32];[.D42])" office:value-type="float" office:value="0.0846031887" calcext:value-type="float">
            <text:p>0.08460318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42979943" calcext:value-type="float">
            <text:p>0.0042979943</text:p>
          </table:table-cell>
          <table:table-cell table:number-columns-repeated="2" table:style-name="Default" office:value-type="float" office:value="0.9875250884" calcext:value-type="float">
            <text:p>0.9875250884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13];[.B23];[.B33];[.B43])" office:value-type="float" office:value="0" calcext:value-type="float">
            <text:p>0</text:p>
          </table:table-cell>
          <table:table-cell table:style-name="Default" table:formula="of:=AVERAGE([.C3];[.C13];[.C23];[.C33];[.C43])" office:value-type="float" office:value="0.9898336522" calcext:value-type="float">
            <text:p>0.9898336522</text:p>
          </table:table-cell>
          <table:table-cell table:style-name="Default" table:formula="of:=AVERAGE([.D3];[.D13];[.D23];[.D33];[.D43])" office:value-type="float" office:value="0.9912372232" calcext:value-type="float">
            <text:p>0.9912372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3800637233" calcext:value-type="float">
            <text:p>0.3800637233</text:p>
          </table:table-cell>
          <table:table-cell table:number-columns-repeated="2" table:style-name="Default" office:value-type="float" office:value="0.9941611709" calcext:value-type="float">
            <text:p>0.9941611709</text:p>
          </table:table-cell>
          <table:table-cell/>
          <table:table-cell office:value-type="string" calcext:value-type="string">
            <text:p>V3 to V4</text:p>
          </table:table-cell>
          <table:table-cell table:style-name="Default" table:formula="of:=AVERAGE([.B4];[.B14];[.B24];[.B34];[.B44])" office:value-type="float" office:value="0.0042979943" calcext:value-type="float">
            <text:p>0.0042979943</text:p>
          </table:table-cell>
          <table:table-cell table:style-name="Default" table:formula="of:=AVERAGE([.C4];[.C14];[.C24];[.C34];[.C44])" office:value-type="float" office:value="0.9875250884" calcext:value-type="float">
            <text:p>0.9875250884</text:p>
          </table:table-cell>
          <table:table-cell table:style-name="Default" table:formula="of:=AVERAGE([.D4];[.D14];[.D24];[.D34];[.D44])" office:value-type="float" office:value="0.9875250884" calcext:value-type="float">
            <text:p>0.98752508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91238095" calcext:value-type="float">
            <text:p>0.9691238095</text:p>
          </table:table-cell>
          <table:table-cell table:style-name="Default" office:value-type="float" office:value="0.978009768" calcext:value-type="float">
            <text:p>0.978009768</text:p>
          </table:table-cell>
          <table:table-cell/>
          <table:table-cell office:value-type="string" calcext:value-type="string">
            <text:p>V4 to V5</text:p>
          </table:table-cell>
          <table:table-cell table:style-name="Default" table:formula="of:=AVERAGE([.B5];[.B15];[.B25];[.B35];[.B45])" office:value-type="float" office:value="0.3800637233" calcext:value-type="float">
            <text:p>0.3800637233</text:p>
          </table:table-cell>
          <table:table-cell table:style-name="Default" table:formula="of:=AVERAGE([.C5];[.C15];[.C25];[.C35];[.C45])" office:value-type="float" office:value="0.9941611709" calcext:value-type="float">
            <text:p>0.9941611709</text:p>
          </table:table-cell>
          <table:table-cell table:style-name="Default" table:formula="of:=AVERAGE([.D5];[.D15];[.D25];[.D35];[.D45])" office:value-type="float" office:value="0.9941611709" calcext:value-type="float">
            <text:p>0.99416117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15853866" calcext:value-type="float">
            <text:p>0.5915853866</text:p>
          </table:table-cell>
          <table:table-cell table:style-name="Default" office:value-type="float" office:value="0.5947134266" calcext:value-type="float">
            <text:p>0.5947134266</text:p>
          </table:table-cell>
          <table:table-cell/>
          <table:table-cell office:value-type="string" calcext:value-type="string">
            <text:p>V5 to V6</text:p>
          </table:table-cell>
          <table:table-cell table:style-name="Default" table:formula="of:=AVERAGE([.B6];[.B16];[.B26];[.B36];[.B46])" office:value-type="float" office:value="0" calcext:value-type="float">
            <text:p>0</text:p>
          </table:table-cell>
          <table:table-cell table:style-name="Default" table:formula="of:=AVERAGE([.C6];[.C16];[.C26];[.C36];[.C46])" office:value-type="float" office:value="0.9691238095" calcext:value-type="float">
            <text:p>0.9691238095</text:p>
          </table:table-cell>
          <table:table-cell table:style-name="Default" table:formula="of:=AVERAGE([.D6];[.D16];[.D26];[.D36];[.D46])" office:value-type="float" office:value="0.978009768" calcext:value-type="float">
            <text:p>0.978009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6605176" calcext:value-type="float">
            <text:p>0.4626605176</text:p>
          </table:table-cell>
          <table:table-cell table:style-name="Default" office:value-type="float" office:value="0.4680110038" calcext:value-type="float">
            <text:p>0.4680110038</text:p>
          </table:table-cell>
          <table:table-cell/>
          <table:table-cell office:value-type="string" calcext:value-type="string">
            <text:p>V6 to V7</text:p>
          </table:table-cell>
          <table:table-cell table:style-name="Default" table:formula="of:=AVERAGE([.B7];[.B17];[.B27];[.B37];[.B47])" office:value-type="float" office:value="0" calcext:value-type="float">
            <text:p>0</text:p>
          </table:table-cell>
          <table:table-cell table:style-name="Default" table:formula="of:=AVERAGE([.C7];[.C17];[.C27];[.C37];[.C47])" office:value-type="float" office:value="0.5915853866" calcext:value-type="float">
            <text:p>0.5915853866</text:p>
          </table:table-cell>
          <table:table-cell table:style-name="Default" table:formula="of:=AVERAGE([.D7];[.D17];[.D27];[.D37];[.D47])" office:value-type="float" office:value="0.5947134266" calcext:value-type="float">
            <text:p>0.59471342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1" calcext:value-type="float">
            <text:p>0.7710473941</text:p>
          </table:table-cell>
          <table:table-cell table:style-name="Default" office:value-type="float" office:value="0.7730521634" calcext:value-type="float">
            <text:p>0.7730521634</text:p>
          </table:table-cell>
          <table:table-cell/>
          <table:table-cell office:value-type="string" calcext:value-type="string">
            <text:p>V7 to V8</text:p>
          </table:table-cell>
          <table:table-cell table:style-name="Default" table:formula="of:=AVERAGE([.B8];[.B18];[.B28];[.B38];[.B48])" office:value-type="float" office:value="0" calcext:value-type="float">
            <text:p>0</text:p>
          </table:table-cell>
          <table:table-cell table:style-name="Default" table:formula="of:=AVERAGE([.C8];[.C18];[.C28];[.C38];[.C48])" office:value-type="float" office:value="0.4626605176" calcext:value-type="float">
            <text:p>0.4626605176</text:p>
          </table:table-cell>
          <table:table-cell table:style-name="Default" table:formula="of:=AVERAGE([.D8];[.D18];[.D28];[.D38];[.D48])" office:value-type="float" office:value="0.4680110038" calcext:value-type="float">
            <text:p>0.46801100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4" calcext:value-type="float">
            <text:p>0.9395645724</text:p>
          </table:table-cell>
          <table:table-cell table:style-name="Default" office:value-type="float" office:value="0.9407868322" calcext:value-type="float">
            <text:p>0.9407868322</text:p>
          </table:table-cell>
          <table:table-cell/>
          <table:table-cell office:value-type="string" calcext:value-type="string">
            <text:p>V8 to V9</text:p>
          </table:table-cell>
          <table:table-cell table:style-name="Default" table:formula="of:=AVERAGE([.B9];[.B19];[.B29];[.B39];[.B49])" office:value-type="float" office:value="0" calcext:value-type="float">
            <text:p>0</text:p>
          </table:table-cell>
          <table:table-cell table:style-name="Default" table:formula="of:=AVERAGE([.C9];[.C19];[.C29];[.C39];[.C49])" office:value-type="float" office:value="0.7710473941" calcext:value-type="float">
            <text:p>0.7710473941</text:p>
          </table:table-cell>
          <table:table-cell table:style-name="Default" table:formula="of:=AVERAGE([.D9];[.D19];[.D29];[.D39];[.D49])" office:value-type="float" office:value="0.7730521634" calcext:value-type="float">
            <text:p>0.7730521634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9 to V10</text:p>
          </table:table-cell>
          <table:table-cell table:style-name="Default" table:formula="of:=AVERAGE([.B10];[.B20];[.B30];[.B40];[.B50])" office:value-type="float" office:value="0" calcext:value-type="float">
            <text:p>0</text:p>
          </table:table-cell>
          <table:table-cell table:style-name="Default" table:formula="of:=AVERAGE([.C10];[.C20];[.C30];[.C40];[.C50])" office:value-type="float" office:value="0.9395645724" calcext:value-type="float">
            <text:p>0.9395645724</text:p>
          </table:table-cell>
          <table:table-cell table:style-name="Default" table:formula="of:=AVERAGE([.D10];[.D20];[.D30];[.D40];[.D50])" office:value-type="float" office:value="0.9407868322" calcext:value-type="float">
            <text:p>0.9407868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" calcext:value-type="float">
            <text:p>0.0824748103</text:p>
          </table:table-cell>
          <table:table-cell table:style-name="Default" office:value-type="float" office:value="0.0846031887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" calcext:value-type="float">
            <text:p>0.9898336522</text:p>
          </table:table-cell>
          <table:table-cell table:style-name="Default" office:value-type="float" office:value="0.9912372232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42979943" calcext:value-type="float">
            <text:p>0.0042979943</text:p>
          </table:table-cell>
          <table:table-cell table:number-columns-repeated="2" table:style-name="Default" office:value-type="float" office:value="0.9875250884" calcext:value-type="float">
            <text:p>0.9875250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3800637233" calcext:value-type="float">
            <text:p>0.3800637233</text:p>
          </table:table-cell>
          <table:table-cell table:number-columns-repeated="2" table:style-name="Default" office:value-type="float" office:value="0.9941611709" calcext:value-type="float">
            <text:p>0.994161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91238095" calcext:value-type="float">
            <text:p>0.9691238095</text:p>
          </table:table-cell>
          <table:table-cell table:style-name="Default" office:value-type="float" office:value="0.978009768" calcext:value-type="float">
            <text:p>0.978009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15853866" calcext:value-type="float">
            <text:p>0.5915853866</text:p>
          </table:table-cell>
          <table:table-cell table:style-name="Default" office:value-type="float" office:value="0.5947134266" calcext:value-type="float">
            <text:p>0.5947134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6605176" calcext:value-type="float">
            <text:p>0.4626605176</text:p>
          </table:table-cell>
          <table:table-cell table:style-name="Default" office:value-type="float" office:value="0.4680110038" calcext:value-type="float">
            <text:p>0.4680110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1" calcext:value-type="float">
            <text:p>0.7710473941</text:p>
          </table:table-cell>
          <table:table-cell table:style-name="Default" office:value-type="float" office:value="0.7730521634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4" calcext:value-type="float">
            <text:p>0.9395645724</text:p>
          </table:table-cell>
          <table:table-cell table:style-name="Default" office:value-type="float" office:value="0.940786832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" calcext:value-type="float">
            <text:p>0.0824748103</text:p>
          </table:table-cell>
          <table:table-cell table:style-name="Default" office:value-type="float" office:value="0.0846031887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" calcext:value-type="float">
            <text:p>0.9898336522</text:p>
          </table:table-cell>
          <table:table-cell table:style-name="Default" office:value-type="float" office:value="0.9912372232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42979943" calcext:value-type="float">
            <text:p>0.0042979943</text:p>
          </table:table-cell>
          <table:table-cell table:number-columns-repeated="2" table:style-name="Default" office:value-type="float" office:value="0.9875250884" calcext:value-type="float">
            <text:p>0.9875250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3800637233" calcext:value-type="float">
            <text:p>0.3800637233</text:p>
          </table:table-cell>
          <table:table-cell table:number-columns-repeated="2" table:style-name="Default" office:value-type="float" office:value="0.9941611709" calcext:value-type="float">
            <text:p>0.994161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91238095" calcext:value-type="float">
            <text:p>0.9691238095</text:p>
          </table:table-cell>
          <table:table-cell table:style-name="Default" office:value-type="float" office:value="0.978009768" calcext:value-type="float">
            <text:p>0.978009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15853866" calcext:value-type="float">
            <text:p>0.5915853866</text:p>
          </table:table-cell>
          <table:table-cell table:style-name="Default" office:value-type="float" office:value="0.5947134266" calcext:value-type="float">
            <text:p>0.5947134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6605176" calcext:value-type="float">
            <text:p>0.4626605176</text:p>
          </table:table-cell>
          <table:table-cell table:style-name="Default" office:value-type="float" office:value="0.4680110038" calcext:value-type="float">
            <text:p>0.4680110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1" calcext:value-type="float">
            <text:p>0.7710473941</text:p>
          </table:table-cell>
          <table:table-cell table:style-name="Default" office:value-type="float" office:value="0.7730521634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4" calcext:value-type="float">
            <text:p>0.9395645724</text:p>
          </table:table-cell>
          <table:table-cell table:style-name="Default" office:value-type="float" office:value="0.940786832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" calcext:value-type="float">
            <text:p>0.0824748103</text:p>
          </table:table-cell>
          <table:table-cell table:style-name="Default" office:value-type="float" office:value="0.0846031887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" calcext:value-type="float">
            <text:p>0.9898336522</text:p>
          </table:table-cell>
          <table:table-cell table:style-name="Default" office:value-type="float" office:value="0.9912372232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42979943" calcext:value-type="float">
            <text:p>0.0042979943</text:p>
          </table:table-cell>
          <table:table-cell table:number-columns-repeated="2" table:style-name="Default" office:value-type="float" office:value="0.9875250884" calcext:value-type="float">
            <text:p>0.9875250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3800637233" calcext:value-type="float">
            <text:p>0.3800637233</text:p>
          </table:table-cell>
          <table:table-cell table:number-columns-repeated="2" table:style-name="Default" office:value-type="float" office:value="0.9941611709" calcext:value-type="float">
            <text:p>0.994161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91238095" calcext:value-type="float">
            <text:p>0.9691238095</text:p>
          </table:table-cell>
          <table:table-cell table:style-name="Default" office:value-type="float" office:value="0.978009768" calcext:value-type="float">
            <text:p>0.978009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15853866" calcext:value-type="float">
            <text:p>0.5915853866</text:p>
          </table:table-cell>
          <table:table-cell table:style-name="Default" office:value-type="float" office:value="0.5947134266" calcext:value-type="float">
            <text:p>0.5947134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6605176" calcext:value-type="float">
            <text:p>0.4626605176</text:p>
          </table:table-cell>
          <table:table-cell table:style-name="Default" office:value-type="float" office:value="0.4680110038" calcext:value-type="float">
            <text:p>0.4680110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1" calcext:value-type="float">
            <text:p>0.7710473941</text:p>
          </table:table-cell>
          <table:table-cell table:style-name="Default" office:value-type="float" office:value="0.7730521634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4" calcext:value-type="float">
            <text:p>0.9395645724</text:p>
          </table:table-cell>
          <table:table-cell table:style-name="Default" office:value-type="float" office:value="0.940786832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" calcext:value-type="float">
            <text:p>0.0824748103</text:p>
          </table:table-cell>
          <table:table-cell table:style-name="Default" office:value-type="float" office:value="0.0846031887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" calcext:value-type="float">
            <text:p>0.9898336522</text:p>
          </table:table-cell>
          <table:table-cell table:style-name="Default" office:value-type="float" office:value="0.9912372232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42979943" calcext:value-type="float">
            <text:p>0.0042979943</text:p>
          </table:table-cell>
          <table:table-cell table:number-columns-repeated="2" table:style-name="Default" office:value-type="float" office:value="0.9875250884" calcext:value-type="float">
            <text:p>0.9875250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3800637233" calcext:value-type="float">
            <text:p>0.3800637233</text:p>
          </table:table-cell>
          <table:table-cell table:number-columns-repeated="2" table:style-name="Default" office:value-type="float" office:value="0.9941611709" calcext:value-type="float">
            <text:p>0.994161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91238095" calcext:value-type="float">
            <text:p>0.9691238095</text:p>
          </table:table-cell>
          <table:table-cell table:style-name="Default" office:value-type="float" office:value="0.978009768" calcext:value-type="float">
            <text:p>0.978009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15853866" calcext:value-type="float">
            <text:p>0.5915853866</text:p>
          </table:table-cell>
          <table:table-cell table:style-name="Default" office:value-type="float" office:value="0.5947134266" calcext:value-type="float">
            <text:p>0.5947134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26605176" calcext:value-type="float">
            <text:p>0.4626605176</text:p>
          </table:table-cell>
          <table:table-cell table:style-name="Default" office:value-type="float" office:value="0.4680110038" calcext:value-type="float">
            <text:p>0.4680110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1" calcext:value-type="float">
            <text:p>0.7710473941</text:p>
          </table:table-cell>
          <table:table-cell table:style-name="Default" office:value-type="float" office:value="0.7730521634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4" calcext:value-type="float">
            <text:p>0.9395645724</text:p>
          </table:table-cell>
          <table:table-cell table:style-name="Default" office:value-type="float" office:value="0.940786832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FinServ_preservative" table:style-name="ta1">
        <table:table-column table:style-name="co21" table:default-cell-style-name="ce1"/>
        <table:table-column table:style-name="co1" table:number-columns-repeated="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4" office:value-type="string" calcext:value-type="string">
            <text:p>Mean of runs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366524" calcext:value-type="float">
            <text:p>0.0824748103</text:p>
          </table:table-cell>
          <table:table-cell table:style-name="Default" office:value-type="float" office:value="0.0846031887150308" calcext:value-type="float">
            <text:p>0.0846031887</text:p>
          </table:table-cell>
          <table:table-cell/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14762" calcext:value-type="float">
            <text:p>0.9898336522</text:p>
          </table:table-cell>
          <table:table-cell table:style-name="Default" office:value-type="float" office:value="0.991237223194913" calcext:value-type="float">
            <text:p>0.9912372232</text:p>
          </table:table-cell>
          <table:table-cell/>
          <table:table-cell office:value-type="string" calcext:value-type="string">
            <text:p>V1 to V2</text:p>
          </table:table-cell>
          <table:table-cell table:style-name="Default" table:formula="of:=AVERAGE([.B2];[.B12];[.B22];[.B32];[.B42])" office:value-type="float" office:value="0" calcext:value-type="float">
            <text:p>0</text:p>
          </table:table-cell>
          <table:table-cell table:style-name="Default" table:formula="of:=AVERAGE([.C2];[.C12];[.C22];[.C32];[.C42])" office:value-type="float" office:value="0.0824748103366524" calcext:value-type="float">
            <text:p>0.0824748103</text:p>
          </table:table-cell>
          <table:table-cell table:style-name="Default" table:formula="of:=AVERAGE([.D2];[.D12];[.D22];[.D32];[.D42])" office:value-type="float" office:value="0.0846031887150308" calcext:value-type="float">
            <text:p>0.08460318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5395287381634" calcext:value-type="float">
            <text:p>0.0053952874</text:p>
          </table:table-cell>
          <table:table-cell table:number-columns-repeated="2" table:style-name="Default" office:value-type="float" office:value="0.992073533152679" calcext:value-type="float">
            <text:p>0.9920735332</text:p>
          </table:table-cell>
          <table:table-cell/>
          <table:table-cell office:value-type="string" calcext:value-type="string">
            <text:p>V2 to V3</text:p>
          </table:table-cell>
          <table:table-cell table:style-name="Default" table:formula="of:=AVERAGE([.B3];[.B13];[.B23];[.B33];[.B43])" office:value-type="float" office:value="0" calcext:value-type="float">
            <text:p>0</text:p>
          </table:table-cell>
          <table:table-cell table:style-name="Default" table:formula="of:=AVERAGE([.C3];[.C13];[.C23];[.C33];[.C43])" office:value-type="float" office:value="0.989833652214762" calcext:value-type="float">
            <text:p>0.9898336522</text:p>
          </table:table-cell>
          <table:table-cell table:style-name="Default" table:formula="of:=AVERAGE([.D3];[.D13];[.D23];[.D33];[.D43])" office:value-type="float" office:value="0.991237223194913" calcext:value-type="float">
            <text:p>0.9912372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609010600706714" calcext:value-type="float">
            <text:p>0.6090106007</text:p>
          </table:table-cell>
          <table:table-cell table:number-columns-repeated="2" table:style-name="Default" office:value-type="float" office:value="0.985117356435633" calcext:value-type="float">
            <text:p>0.9851173564</text:p>
          </table:table-cell>
          <table:table-cell/>
          <table:table-cell office:value-type="string" calcext:value-type="string">
            <text:p>V3 to V4</text:p>
          </table:table-cell>
          <table:table-cell table:style-name="Default" table:formula="of:=AVERAGE([.B4];[.B14];[.B24];[.B34];[.B44])" office:value-type="float" office:value="0.005395287381634" calcext:value-type="float">
            <text:p>0.0053952874</text:p>
          </table:table-cell>
          <table:table-cell table:style-name="Default" table:formula="of:=AVERAGE([.C4];[.C14];[.C24];[.C34];[.C44])" office:value-type="float" office:value="0.992073533152679" calcext:value-type="float">
            <text:p>0.9920735332</text:p>
          </table:table-cell>
          <table:table-cell table:style-name="Default" table:formula="of:=AVERAGE([.D4];[.D14];[.D24];[.D34];[.D44])" office:value-type="float" office:value="0.992073533152679" calcext:value-type="float">
            <text:p>0.9920735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0191790205004" calcext:value-type="float">
            <text:p>0.9701917902</text:p>
          </table:table-cell>
          <table:table-cell table:style-name="Default" office:value-type="float" office:value="0.979086794852973" calcext:value-type="float">
            <text:p>0.9790867949</text:p>
          </table:table-cell>
          <table:table-cell/>
          <table:table-cell office:value-type="string" calcext:value-type="string">
            <text:p>V4 to V5</text:p>
          </table:table-cell>
          <table:table-cell table:style-name="Default" table:formula="of:=AVERAGE([.B5];[.B15];[.B25];[.B35];[.B45])" office:value-type="float" office:value="0.609010600706714" calcext:value-type="float">
            <text:p>0.6090106007</text:p>
          </table:table-cell>
          <table:table-cell table:style-name="Default" table:formula="of:=AVERAGE([.C5];[.C15];[.C25];[.C35];[.C45])" office:value-type="float" office:value="0.985117356435633" calcext:value-type="float">
            <text:p>0.9851173564</text:p>
          </table:table-cell>
          <table:table-cell table:style-name="Default" table:formula="of:=AVERAGE([.D5];[.D15];[.D25];[.D35];[.D45])" office:value-type="float" office:value="0.985117356435633" calcext:value-type="float">
            <text:p>0.98511735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3519983739615" calcext:value-type="float">
            <text:p>0.5635199837</text:p>
          </table:table-cell>
          <table:table-cell table:style-name="Default" office:value-type="float" office:value="0.566497997774029" calcext:value-type="float">
            <text:p>0.5664979978</text:p>
          </table:table-cell>
          <table:table-cell/>
          <table:table-cell office:value-type="string" calcext:value-type="string">
            <text:p>V5 to V6</text:p>
          </table:table-cell>
          <table:table-cell table:style-name="Default" table:formula="of:=AVERAGE([.B6];[.B16];[.B26];[.B36];[.B46])" office:value-type="float" office:value="0" calcext:value-type="float">
            <text:p>0</text:p>
          </table:table-cell>
          <table:table-cell table:style-name="Default" table:formula="of:=AVERAGE([.C6];[.C16];[.C26];[.C36];[.C46])" office:value-type="float" office:value="0.970191790205004" calcext:value-type="float">
            <text:p>0.9701917902</text:p>
          </table:table-cell>
          <table:table-cell table:style-name="Default" table:formula="of:=AVERAGE([.D6];[.D16];[.D26];[.D36];[.D46])" office:value-type="float" office:value="0.979086794852973" calcext:value-type="float">
            <text:p>0.97908679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405848156435" calcext:value-type="float">
            <text:p>0.4304058482</text:p>
          </table:table-cell>
          <table:table-cell table:style-name="Default" office:value-type="float" office:value="0.435384548992616" calcext:value-type="float">
            <text:p>0.435384549</text:p>
          </table:table-cell>
          <table:table-cell/>
          <table:table-cell office:value-type="string" calcext:value-type="string">
            <text:p>V6 to V7</text:p>
          </table:table-cell>
          <table:table-cell table:style-name="Default" table:formula="of:=AVERAGE([.B7];[.B17];[.B27];[.B37];[.B47])" office:value-type="float" office:value="0" calcext:value-type="float">
            <text:p>0</text:p>
          </table:table-cell>
          <table:table-cell table:style-name="Default" table:formula="of:=AVERAGE([.C7];[.C17];[.C27];[.C37];[.C47])" office:value-type="float" office:value="0.563519983739615" calcext:value-type="float">
            <text:p>0.5635199837</text:p>
          </table:table-cell>
          <table:table-cell table:style-name="Default" table:formula="of:=AVERAGE([.D7];[.D17];[.D27];[.D37];[.D47])" office:value-type="float" office:value="0.566497997774029" calcext:value-type="float">
            <text:p>0.56649799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058343" calcext:value-type="float">
            <text:p>0.7710473941</text:p>
          </table:table-cell>
          <table:table-cell table:style-name="Default" office:value-type="float" office:value="0.773052163361769" calcext:value-type="float">
            <text:p>0.7730521634</text:p>
          </table:table-cell>
          <table:table-cell/>
          <table:table-cell office:value-type="string" calcext:value-type="string">
            <text:p>V7 to V8</text:p>
          </table:table-cell>
          <table:table-cell table:style-name="Default" table:formula="of:=AVERAGE([.B8];[.B18];[.B28];[.B38];[.B48])" office:value-type="float" office:value="0" calcext:value-type="float">
            <text:p>0</text:p>
          </table:table-cell>
          <table:table-cell table:style-name="Default" table:formula="of:=AVERAGE([.C8];[.C18];[.C28];[.C38];[.C48])" office:value-type="float" office:value="0.430405848156435" calcext:value-type="float">
            <text:p>0.4304058482</text:p>
          </table:table-cell>
          <table:table-cell table:style-name="Default" table:formula="of:=AVERAGE([.D8];[.D18];[.D28];[.D38];[.D48])" office:value-type="float" office:value="0.435384548992616" calcext:value-type="float">
            <text:p>0.4353845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389281" calcext:value-type="float">
            <text:p>0.9395645724</text:p>
          </table:table-cell>
          <table:table-cell table:style-name="Default" office:value-type="float" office:value="0.940786832167192" calcext:value-type="float">
            <text:p>0.9407868322</text:p>
          </table:table-cell>
          <table:table-cell/>
          <table:table-cell office:value-type="string" calcext:value-type="string">
            <text:p>V8 to V9</text:p>
          </table:table-cell>
          <table:table-cell table:style-name="Default" table:formula="of:=AVERAGE([.B9];[.B19];[.B29];[.B39];[.B49])" office:value-type="float" office:value="0" calcext:value-type="float">
            <text:p>0</text:p>
          </table:table-cell>
          <table:table-cell table:style-name="Default" table:formula="of:=AVERAGE([.C9];[.C19];[.C29];[.C39];[.C49])" office:value-type="float" office:value="0.771047394058343" calcext:value-type="float">
            <text:p>0.7710473941</text:p>
          </table:table-cell>
          <table:table-cell table:style-name="Default" table:formula="of:=AVERAGE([.D9];[.D19];[.D29];[.D39];[.D49])" office:value-type="float" office:value="0.773052163361769" calcext:value-type="float">
            <text:p>0.7730521634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/>
          <table:table-cell office:value-type="string" calcext:value-type="string">
            <text:p>V9 to V10</text:p>
          </table:table-cell>
          <table:table-cell table:style-name="Default" table:formula="of:=AVERAGE([.B10];[.B20];[.B30];[.B40];[.B50])" office:value-type="float" office:value="0" calcext:value-type="float">
            <text:p>0</text:p>
          </table:table-cell>
          <table:table-cell table:style-name="Default" table:formula="of:=AVERAGE([.C10];[.C20];[.C30];[.C40];[.C50])" office:value-type="float" office:value="0.939564572389281" calcext:value-type="float">
            <text:p>0.9395645724</text:p>
          </table:table-cell>
          <table:table-cell table:style-name="Default" table:formula="of:=AVERAGE([.D10];[.D20];[.D30];[.D40];[.D50])" office:value-type="float" office:value="0.940786832167192" calcext:value-type="float">
            <text:p>0.9407868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366524" calcext:value-type="float">
            <text:p>0.0824748103</text:p>
          </table:table-cell>
          <table:table-cell table:style-name="Default" office:value-type="float" office:value="0.0846031887150308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14762" calcext:value-type="float">
            <text:p>0.9898336522</text:p>
          </table:table-cell>
          <table:table-cell table:style-name="Default" office:value-type="float" office:value="0.991237223194913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5395287381634" calcext:value-type="float">
            <text:p>0.0053952874</text:p>
          </table:table-cell>
          <table:table-cell table:number-columns-repeated="2" table:style-name="Default" office:value-type="float" office:value="0.992073533152679" calcext:value-type="float">
            <text:p>0.9920735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609010600706714" calcext:value-type="float">
            <text:p>0.6090106007</text:p>
          </table:table-cell>
          <table:table-cell table:number-columns-repeated="2" table:style-name="Default" office:value-type="float" office:value="0.985117356435633" calcext:value-type="float">
            <text:p>0.9851173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0191790205004" calcext:value-type="float">
            <text:p>0.9701917902</text:p>
          </table:table-cell>
          <table:table-cell table:style-name="Default" office:value-type="float" office:value="0.979086794852973" calcext:value-type="float">
            <text:p>0.9790867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3519983739615" calcext:value-type="float">
            <text:p>0.5635199837</text:p>
          </table:table-cell>
          <table:table-cell table:style-name="Default" office:value-type="float" office:value="0.566497997774029" calcext:value-type="float">
            <text:p>0.566497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405848156435" calcext:value-type="float">
            <text:p>0.4304058482</text:p>
          </table:table-cell>
          <table:table-cell table:style-name="Default" office:value-type="float" office:value="0.435384548992616" calcext:value-type="float">
            <text:p>0.435384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058343" calcext:value-type="float">
            <text:p>0.7710473941</text:p>
          </table:table-cell>
          <table:table-cell table:style-name="Default" office:value-type="float" office:value="0.773052163361769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389281" calcext:value-type="float">
            <text:p>0.9395645724</text:p>
          </table:table-cell>
          <table:table-cell table:style-name="Default" office:value-type="float" office:value="0.94078683216719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366524" calcext:value-type="float">
            <text:p>0.0824748103</text:p>
          </table:table-cell>
          <table:table-cell table:style-name="Default" office:value-type="float" office:value="0.0846031887150308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14762" calcext:value-type="float">
            <text:p>0.9898336522</text:p>
          </table:table-cell>
          <table:table-cell table:style-name="Default" office:value-type="float" office:value="0.991237223194913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5395287381634" calcext:value-type="float">
            <text:p>0.0053952874</text:p>
          </table:table-cell>
          <table:table-cell table:number-columns-repeated="2" table:style-name="Default" office:value-type="float" office:value="0.992073533152679" calcext:value-type="float">
            <text:p>0.9920735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609010600706714" calcext:value-type="float">
            <text:p>0.6090106007</text:p>
          </table:table-cell>
          <table:table-cell table:number-columns-repeated="2" table:style-name="Default" office:value-type="float" office:value="0.985117356435633" calcext:value-type="float">
            <text:p>0.9851173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0191790205004" calcext:value-type="float">
            <text:p>0.9701917902</text:p>
          </table:table-cell>
          <table:table-cell table:style-name="Default" office:value-type="float" office:value="0.979086794852973" calcext:value-type="float">
            <text:p>0.9790867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3519983739615" calcext:value-type="float">
            <text:p>0.5635199837</text:p>
          </table:table-cell>
          <table:table-cell table:style-name="Default" office:value-type="float" office:value="0.566497997774029" calcext:value-type="float">
            <text:p>0.566497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405848156435" calcext:value-type="float">
            <text:p>0.4304058482</text:p>
          </table:table-cell>
          <table:table-cell table:style-name="Default" office:value-type="float" office:value="0.435384548992616" calcext:value-type="float">
            <text:p>0.435384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058343" calcext:value-type="float">
            <text:p>0.7710473941</text:p>
          </table:table-cell>
          <table:table-cell table:style-name="Default" office:value-type="float" office:value="0.773052163361769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389281" calcext:value-type="float">
            <text:p>0.9395645724</text:p>
          </table:table-cell>
          <table:table-cell table:style-name="Default" office:value-type="float" office:value="0.94078683216719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366524" calcext:value-type="float">
            <text:p>0.0824748103</text:p>
          </table:table-cell>
          <table:table-cell table:style-name="Default" office:value-type="float" office:value="0.0846031887150308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14762" calcext:value-type="float">
            <text:p>0.9898336522</text:p>
          </table:table-cell>
          <table:table-cell table:style-name="Default" office:value-type="float" office:value="0.991237223194913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5395287381634" calcext:value-type="float">
            <text:p>0.0053952874</text:p>
          </table:table-cell>
          <table:table-cell table:number-columns-repeated="2" table:style-name="Default" office:value-type="float" office:value="0.992073533152679" calcext:value-type="float">
            <text:p>0.9920735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609010600706714" calcext:value-type="float">
            <text:p>0.6090106007</text:p>
          </table:table-cell>
          <table:table-cell table:number-columns-repeated="2" table:style-name="Default" office:value-type="float" office:value="0.985117356435633" calcext:value-type="float">
            <text:p>0.9851173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0191790205004" calcext:value-type="float">
            <text:p>0.9701917902</text:p>
          </table:table-cell>
          <table:table-cell table:style-name="Default" office:value-type="float" office:value="0.979086794852973" calcext:value-type="float">
            <text:p>0.9790867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3519983739615" calcext:value-type="float">
            <text:p>0.5635199837</text:p>
          </table:table-cell>
          <table:table-cell table:style-name="Default" office:value-type="float" office:value="0.566497997774029" calcext:value-type="float">
            <text:p>0.566497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405848156435" calcext:value-type="float">
            <text:p>0.4304058482</text:p>
          </table:table-cell>
          <table:table-cell table:style-name="Default" office:value-type="float" office:value="0.435384548992616" calcext:value-type="float">
            <text:p>0.435384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058343" calcext:value-type="float">
            <text:p>0.7710473941</text:p>
          </table:table-cell>
          <table:table-cell table:style-name="Default" office:value-type="float" office:value="0.773052163361769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389281" calcext:value-type="float">
            <text:p>0.9395645724</text:p>
          </table:table-cell>
          <table:table-cell table:style-name="Default" office:value-type="float" office:value="0.94078683216719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24748103366524" calcext:value-type="float">
            <text:p>0.0824748103</text:p>
          </table:table-cell>
          <table:table-cell table:style-name="Default" office:value-type="float" office:value="0.0846031887150308" calcext:value-type="float">
            <text:p>0.084603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9833652214762" calcext:value-type="float">
            <text:p>0.9898336522</text:p>
          </table:table-cell>
          <table:table-cell table:style-name="Default" office:value-type="float" office:value="0.991237223194913" calcext:value-type="float">
            <text:p>0.9912372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05395287381634" calcext:value-type="float">
            <text:p>0.0053952874</text:p>
          </table:table-cell>
          <table:table-cell table:number-columns-repeated="2" table:style-name="Default" office:value-type="float" office:value="0.992073533152679" calcext:value-type="float">
            <text:p>0.9920735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609010600706714" calcext:value-type="float">
            <text:p>0.6090106007</text:p>
          </table:table-cell>
          <table:table-cell table:number-columns-repeated="2" table:style-name="Default" office:value-type="float" office:value="0.985117356435633" calcext:value-type="float">
            <text:p>0.9851173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70191790205004" calcext:value-type="float">
            <text:p>0.9701917902</text:p>
          </table:table-cell>
          <table:table-cell table:style-name="Default" office:value-type="float" office:value="0.979086794852973" calcext:value-type="float">
            <text:p>0.9790867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3519983739615" calcext:value-type="float">
            <text:p>0.5635199837</text:p>
          </table:table-cell>
          <table:table-cell table:style-name="Default" office:value-type="float" office:value="0.566497997774029" calcext:value-type="float">
            <text:p>0.566497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405848156435" calcext:value-type="float">
            <text:p>0.4304058482</text:p>
          </table:table-cell>
          <table:table-cell table:style-name="Default" office:value-type="float" office:value="0.435384548992616" calcext:value-type="float">
            <text:p>0.435384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71047394058343" calcext:value-type="float">
            <text:p>0.7710473941</text:p>
          </table:table-cell>
          <table:table-cell table:style-name="Default" office:value-type="float" office:value="0.773052163361769" calcext:value-type="float">
            <text:p>0.773052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39564572389281" calcext:value-type="float">
            <text:p>0.9395645724</text:p>
          </table:table-cell>
          <table:table-cell table:style-name="Default" office:value-type="float" office:value="0.940786832167192" calcext:value-type="float">
            <text:p>0.940786832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Serv_BP" table:style-name="ta1"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ROIC_Chvatal</text:p>
          </table:table-cell>
          <table:table-cell office:value-type="string" calcext:value-type="string">
            <text:p>MSOC_Chvatal</text:p>
          </table:table-cell>
          <table:table-cell office:value-type="string" calcext:value-type="string">
            <text:p>FIMDC_Chvatal</text:p>
          </table:table-cell>
          <table:table-cell office:value-type="string" calcext:value-type="string">
            <text:p>ROIC_ICPL</text:p>
          </table:table-cell>
          <table:table-cell office:value-type="string" calcext:value-type="string">
            <text:p>MSOC_ICPL</text:p>
          </table:table-cell>
          <table:table-cell office:value-type="string" calcext:value-type="string">
            <text:p>FIMDC_ICPL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formula="of:=[stab_finserv_chvatal.G3]" office:value-type="float" office:value="0" calcext:value-type="float">
            <text:p>0.0000</text:p>
          </table:table-cell>
          <table:table-cell table:formula="of:=[stab_finserv_chvatal.H3]" office:value-type="float" office:value="0.1190249487" calcext:value-type="float">
            <text:p>0.1190</text:p>
          </table:table-cell>
          <table:table-cell table:formula="of:=[stab_finserv_chvatal.I3]" office:value-type="float" office:value="0.1220968546" calcext:value-type="float">
            <text:p>0.1221</text:p>
          </table:table-cell>
          <table:table-cell table:formula="of:=[stab_finserv_icpl.G3]" office:value-type="float" office:value="0" calcext:value-type="float">
            <text:p>0.0000</text:p>
          </table:table-cell>
          <table:table-cell table:formula="of:=[stab_finserv_icpl.H3]" office:value-type="float" office:value="0.00795081689950276" calcext:value-type="float">
            <text:p>0.0080</text:p>
          </table:table-cell>
          <table:table-cell table:formula="of:=[stab_finserv_icpl.I3]" office:value-type="float" office:value="0.00816392111761323" calcext:value-type="float">
            <text:p>0.0082</text:p>
          </table:table-cell>
          <table:table-cell table:formula="of:=[stab_FinServ_incling.G3]" office:value-type="float" office:value="0" calcext:value-type="float">
            <text:p>0.0000</text:p>
          </table:table-cell>
          <table:table-cell table:formula="of:=[stab_FinServ_incling.H3]" office:value-type="float" office:value="0.0824748103" calcext:value-type="float">
            <text:p>0.0825</text:p>
          </table:table-cell>
          <table:table-cell table:formula="of:=[stab_FinServ_incling.I3]" office:value-type="float" office:value="0.0846031887" calcext:value-type="float">
            <text:p>0.0846</text:p>
          </table:table-cell>
          <table:table-cell table:formula="of:=[stab_finserv_random.G3]" office:value-type="float" office:value="0" calcext:value-type="float">
            <text:p>0.0000</text:p>
          </table:table-cell>
          <table:table-cell table:formula="of:=[stab_finserv_random.H3]" office:value-type="float" office:value="0.100506000318698" calcext:value-type="float">
            <text:p>0.1005</text:p>
          </table:table-cell>
          <table:table-cell table:formula="of:=[stab_finserv_random.I3]" office:value-type="float" office:value="0.103101932108142" calcext:value-type="float">
            <text:p>0.1031</text:p>
          </table:table-cell>
          <table:table-cell table:formula="of:=[stab_FinServ_preservative.G3]" office:value-type="float" office:value="0" calcext:value-type="float">
            <text:p>0.0000</text:p>
          </table:table-cell>
          <table:table-cell table:formula="of:=[stab_FinServ_preservative.H3]" office:value-type="float" office:value="0.0824748103366524" calcext:value-type="float">
            <text:p>0.0825</text:p>
          </table:table-cell>
          <table:table-cell table:formula="of:=[stab_FinServ_preservative.I3]" office:value-type="float" office:value="0.0846031887150308" calcext:value-type="float">
            <text:p>0.0846</text:p>
          </table:table-cell>
        </table:table-row>
        <table:table-row table:style-name="ro1">
          <table:table-cell table:formula="of:=[stab_finserv_chvatal.G4]" office:value-type="float" office:value="0" calcext:value-type="float">
            <text:p>0.0000</text:p>
          </table:table-cell>
          <table:table-cell table:formula="of:=[stab_finserv_chvatal.H4]" office:value-type="float" office:value="0.9885860722" calcext:value-type="float">
            <text:p>0.9886</text:p>
          </table:table-cell>
          <table:table-cell table:formula="of:=[stab_finserv_chvatal.I4]" office:value-type="float" office:value="0.989986183" calcext:value-type="float">
            <text:p>0.9900</text:p>
          </table:table-cell>
          <table:table-cell table:formula="of:=[stab_finserv_icpl.G4]" office:value-type="float" office:value="0" calcext:value-type="float">
            <text:p>0.0000</text:p>
          </table:table-cell>
          <table:table-cell table:formula="of:=[stab_finserv_icpl.H4]" office:value-type="float" office:value="0.00217373731693688" calcext:value-type="float">
            <text:p>0.0022</text:p>
          </table:table-cell>
          <table:table-cell table:formula="of:=[stab_finserv_icpl.I4]" office:value-type="float" office:value="0.00217681253141112" calcext:value-type="float">
            <text:p>0.0022</text:p>
          </table:table-cell>
          <table:table-cell table:formula="of:=[stab_FinServ_incling.G4]" office:value-type="float" office:value="0" calcext:value-type="float">
            <text:p>0.0000</text:p>
          </table:table-cell>
          <table:table-cell table:formula="of:=[stab_FinServ_incling.H4]" office:value-type="float" office:value="0.9898336522" calcext:value-type="float">
            <text:p>0.9898</text:p>
          </table:table-cell>
          <table:table-cell table:formula="of:=[stab_FinServ_incling.I4]" office:value-type="float" office:value="0.9912372232" calcext:value-type="float">
            <text:p>0.9912</text:p>
          </table:table-cell>
          <table:table-cell table:formula="of:=[stab_finserv_random.G4]" office:value-type="float" office:value="0" calcext:value-type="float">
            <text:p>0.0000</text:p>
          </table:table-cell>
          <table:table-cell table:formula="of:=[stab_finserv_random.H4]" office:value-type="float" office:value="0.829540938139185" calcext:value-type="float">
            <text:p>0.8295</text:p>
          </table:table-cell>
          <table:table-cell table:formula="of:=[stab_finserv_random.I4]" office:value-type="float" office:value="0.830724172423222" calcext:value-type="float">
            <text:p>0.8307</text:p>
          </table:table-cell>
          <table:table-cell table:formula="of:=[stab_FinServ_preservative.G4]" office:value-type="float" office:value="0" calcext:value-type="float">
            <text:p>0.0000</text:p>
          </table:table-cell>
          <table:table-cell table:formula="of:=[stab_FinServ_preservative.H4]" office:value-type="float" office:value="0.989833652214762" calcext:value-type="float">
            <text:p>0.9898</text:p>
          </table:table-cell>
          <table:table-cell table:formula="of:=[stab_FinServ_preservative.I4]" office:value-type="float" office:value="0.991237223194913" calcext:value-type="float">
            <text:p>0.9912</text:p>
          </table:table-cell>
        </table:table-row>
        <table:table-row table:style-name="ro1">
          <table:table-cell table:formula="of:=[stab_finserv_chvatal.G5]" office:value-type="float" office:value="0.0070989115" calcext:value-type="float">
            <text:p>0.0071</text:p>
          </table:table-cell>
          <table:table-cell table:formula="of:=[stab_finserv_chvatal.H5]" office:value-type="float" office:value="0.9917502559" calcext:value-type="float">
            <text:p>0.9918</text:p>
          </table:table-cell>
          <table:table-cell table:formula="of:=[stab_finserv_chvatal.I5]" office:value-type="float" office:value="0.9917502559" calcext:value-type="float">
            <text:p>0.9918</text:p>
          </table:table-cell>
          <table:table-cell table:formula="of:=[stab_finserv_icpl.G5]" office:value-type="float" office:value="0.0070933165" calcext:value-type="float">
            <text:p>0.0071</text:p>
          </table:table-cell>
          <table:table-cell table:formula="of:=[stab_finserv_icpl.H5]" office:value-type="float" office:value="0.9913627656" calcext:value-type="float">
            <text:p>0.9914</text:p>
          </table:table-cell>
          <table:table-cell table:formula="of:=[stab_finserv_icpl.I5]" office:value-type="float" office:value="0.9913627656" calcext:value-type="float">
            <text:p>0.9914</text:p>
          </table:table-cell>
          <table:table-cell table:formula="of:=[stab_FinServ_incling.G5]" office:value-type="float" office:value="0.0042979943" calcext:value-type="float">
            <text:p>0.0043</text:p>
          </table:table-cell>
          <table:table-cell table:formula="of:=[stab_FinServ_incling.H5]" office:value-type="float" office:value="0.9875250884" calcext:value-type="float">
            <text:p>0.9875</text:p>
          </table:table-cell>
          <table:table-cell table:formula="of:=[stab_FinServ_incling.I5]" office:value-type="float" office:value="0.9875250884" calcext:value-type="float">
            <text:p>0.9875</text:p>
          </table:table-cell>
          <table:table-cell table:formula="of:=[stab_finserv_random.G5]" office:value-type="float" office:value="0.029646028906127" calcext:value-type="float">
            <text:p>0.0296</text:p>
          </table:table-cell>
          <table:table-cell table:formula="of:=[stab_finserv_random.H5]" office:value-type="float" office:value="0.936514109322487" calcext:value-type="float">
            <text:p>0.9365</text:p>
          </table:table-cell>
          <table:table-cell table:formula="of:=[stab_finserv_random.I5]" office:value-type="float" office:value="0.936514109322487" calcext:value-type="float">
            <text:p>0.9365</text:p>
          </table:table-cell>
          <table:table-cell table:formula="of:=[stab_FinServ_preservative.G5]" office:value-type="float" office:value="0.005395287381634" calcext:value-type="float">
            <text:p>0.0054</text:p>
          </table:table-cell>
          <table:table-cell table:formula="of:=[stab_FinServ_preservative.H5]" office:value-type="float" office:value="0.992073533152679" calcext:value-type="float">
            <text:p>0.9921</text:p>
          </table:table-cell>
          <table:table-cell table:formula="of:=[stab_FinServ_preservative.I5]" office:value-type="float" office:value="0.992073533152679" calcext:value-type="float">
            <text:p>0.9921</text:p>
          </table:table-cell>
        </table:table-row>
        <table:table-row table:style-name="ro1">
          <table:table-cell table:formula="of:=[stab_finserv_chvatal.G6]" office:value-type="float" office:value="0.5047125353" calcext:value-type="float">
            <text:p>0.5047</text:p>
          </table:table-cell>
          <table:table-cell table:formula="of:=[stab_finserv_chvatal.H6]" office:value-type="float" office:value="0.9956944969" calcext:value-type="float">
            <text:p>0.9957</text:p>
          </table:table-cell>
          <table:table-cell table:formula="of:=[stab_finserv_chvatal.I6]" office:value-type="float" office:value="0.9956944969" calcext:value-type="float">
            <text:p>0.9957</text:p>
          </table:table-cell>
          <table:table-cell table:formula="of:=[stab_finserv_icpl.G6]" office:value-type="float" office:value="0.4876514445" calcext:value-type="float">
            <text:p>0.4877</text:p>
          </table:table-cell>
          <table:table-cell table:formula="of:=[stab_finserv_icpl.H6]" office:value-type="float" office:value="0.9971717911" calcext:value-type="float">
            <text:p>0.9972</text:p>
          </table:table-cell>
          <table:table-cell table:formula="of:=[stab_finserv_icpl.I6]" office:value-type="float" office:value="0.9971717911" calcext:value-type="float">
            <text:p>0.9972</text:p>
          </table:table-cell>
          <table:table-cell table:formula="of:=[stab_FinServ_incling.G6]" office:value-type="float" office:value="0.3800637233" calcext:value-type="float">
            <text:p>0.3801</text:p>
          </table:table-cell>
          <table:table-cell table:formula="of:=[stab_FinServ_incling.H6]" office:value-type="float" office:value="0.9941611709" calcext:value-type="float">
            <text:p>0.9942</text:p>
          </table:table-cell>
          <table:table-cell table:formula="of:=[stab_FinServ_incling.I6]" office:value-type="float" office:value="0.9941611709" calcext:value-type="float">
            <text:p>0.9942</text:p>
          </table:table-cell>
          <table:table-cell table:formula="of:=[stab_finserv_random.G6]" office:value-type="float" office:value="0.0981163887690017" calcext:value-type="float">
            <text:p>0.0981</text:p>
          </table:table-cell>
          <table:table-cell table:formula="of:=[stab_finserv_random.H6]" office:value-type="float" office:value="0.988817982248913" calcext:value-type="float">
            <text:p>0.9888</text:p>
          </table:table-cell>
          <table:table-cell table:formula="of:=[stab_finserv_random.I6]" office:value-type="float" office:value="0.988817982248913" calcext:value-type="float">
            <text:p>0.9888</text:p>
          </table:table-cell>
          <table:table-cell table:formula="of:=[stab_FinServ_preservative.G6]" office:value-type="float" office:value="0.609010600706714" calcext:value-type="float">
            <text:p>0.6090</text:p>
          </table:table-cell>
          <table:table-cell table:formula="of:=[stab_FinServ_preservative.H6]" office:value-type="float" office:value="0.985117356435633" calcext:value-type="float">
            <text:p>0.9851</text:p>
          </table:table-cell>
          <table:table-cell table:formula="of:=[stab_FinServ_preservative.I6]" office:value-type="float" office:value="0.985117356435633" calcext:value-type="float">
            <text:p>0.9851</text:p>
          </table:table-cell>
        </table:table-row>
        <table:table-row table:style-name="ro1">
          <table:table-cell table:formula="of:=[stab_finserv_chvatal.G7]" office:value-type="float" office:value="0" calcext:value-type="float">
            <text:p>0.0000</text:p>
          </table:table-cell>
          <table:table-cell table:formula="of:=[stab_finserv_chvatal.H7]" office:value-type="float" office:value="0.9658223194" calcext:value-type="float">
            <text:p>0.9658</text:p>
          </table:table-cell>
          <table:table-cell table:formula="of:=[stab_finserv_chvatal.I7]" office:value-type="float" office:value="0.9746893537" calcext:value-type="float">
            <text:p>0.9747</text:p>
          </table:table-cell>
          <table:table-cell table:formula="of:=[stab_finserv_icpl.G7]" office:value-type="float" office:value="0" calcext:value-type="float">
            <text:p>0.0000</text:p>
          </table:table-cell>
          <table:table-cell table:formula="of:=[stab_finserv_icpl.H7]" office:value-type="float" office:value="0.9682196496" calcext:value-type="float">
            <text:p>0.9682</text:p>
          </table:table-cell>
          <table:table-cell table:formula="of:=[stab_finserv_icpl.I7]" office:value-type="float" office:value="0.9771088861" calcext:value-type="float">
            <text:p>0.9771</text:p>
          </table:table-cell>
          <table:table-cell table:formula="of:=[stab_FinServ_incling.G7]" office:value-type="float" office:value="0" calcext:value-type="float">
            <text:p>0.0000</text:p>
          </table:table-cell>
          <table:table-cell table:formula="of:=[stab_FinServ_incling.H7]" office:value-type="float" office:value="0.9691238095" calcext:value-type="float">
            <text:p>0.9691</text:p>
          </table:table-cell>
          <table:table-cell table:formula="of:=[stab_FinServ_incling.I7]" office:value-type="float" office:value="0.978009768" calcext:value-type="float">
            <text:p>0.9780</text:p>
          </table:table-cell>
          <table:table-cell table:formula="of:=[stab_finserv_random.G7]" office:value-type="float" office:value="0" calcext:value-type="float">
            <text:p>0.0000</text:p>
          </table:table-cell>
          <table:table-cell table:formula="of:=[stab_finserv_random.H7]" office:value-type="float" office:value="0.965347995108216" calcext:value-type="float">
            <text:p>0.9653</text:p>
          </table:table-cell>
          <table:table-cell table:formula="of:=[stab_finserv_random.I7]" office:value-type="float" office:value="0.974311968946943" calcext:value-type="float">
            <text:p>0.9743</text:p>
          </table:table-cell>
          <table:table-cell table:formula="of:=[stab_FinServ_preservative.G7]" office:value-type="float" office:value="0" calcext:value-type="float">
            <text:p>0.0000</text:p>
          </table:table-cell>
          <table:table-cell table:formula="of:=[stab_FinServ_preservative.H7]" office:value-type="float" office:value="0.970191790205004" calcext:value-type="float">
            <text:p>0.9702</text:p>
          </table:table-cell>
          <table:table-cell table:formula="of:=[stab_FinServ_preservative.I7]" office:value-type="float" office:value="0.979086794852973" calcext:value-type="float">
            <text:p>0.9791</text:p>
          </table:table-cell>
        </table:table-row>
        <table:table-row table:style-name="ro1">
          <table:table-cell table:formula="of:=[stab_finserv_chvatal.G8]" office:value-type="float" office:value="0" calcext:value-type="float">
            <text:p>0.0000</text:p>
          </table:table-cell>
          <table:table-cell table:formula="of:=[stab_finserv_chvatal.H8]" office:value-type="float" office:value="0.8561502374" calcext:value-type="float">
            <text:p>0.8562</text:p>
          </table:table-cell>
          <table:table-cell table:formula="of:=[stab_finserv_chvatal.I8]" office:value-type="float" office:value="0.8607114251" calcext:value-type="float">
            <text:p>0.8607</text:p>
          </table:table-cell>
          <table:table-cell table:formula="of:=[stab_finserv_icpl.G8]" office:value-type="float" office:value="0" calcext:value-type="float">
            <text:p>0.0000</text:p>
          </table:table-cell>
          <table:table-cell table:formula="of:=[stab_finserv_icpl.H8]" office:value-type="float" office:value="0.8552921096" calcext:value-type="float">
            <text:p>0.8553</text:p>
          </table:table-cell>
          <table:table-cell table:formula="of:=[stab_finserv_icpl.I8]" office:value-type="float" office:value="0.8598484551" calcext:value-type="float">
            <text:p>0.8598</text:p>
          </table:table-cell>
          <table:table-cell table:formula="of:=[stab_FinServ_incling.G8]" office:value-type="float" office:value="0" calcext:value-type="float">
            <text:p>0.0000</text:p>
          </table:table-cell>
          <table:table-cell table:formula="of:=[stab_FinServ_incling.H8]" office:value-type="float" office:value="0.5915853866" calcext:value-type="float">
            <text:p>0.5916</text:p>
          </table:table-cell>
          <table:table-cell table:formula="of:=[stab_FinServ_incling.I8]" office:value-type="float" office:value="0.5947134266" calcext:value-type="float">
            <text:p>0.5947</text:p>
          </table:table-cell>
          <table:table-cell table:formula="of:=[stab_finserv_random.G8]" office:value-type="float" office:value="0" calcext:value-type="float">
            <text:p>0.0000</text:p>
          </table:table-cell>
          <table:table-cell table:formula="of:=[stab_finserv_random.H8]" office:value-type="float" office:value="0.617135822278607" calcext:value-type="float">
            <text:p>0.6171</text:p>
          </table:table-cell>
          <table:table-cell table:formula="of:=[stab_finserv_random.I8]" office:value-type="float" office:value="0.620471777689485" calcext:value-type="float">
            <text:p>0.6205</text:p>
          </table:table-cell>
          <table:table-cell table:formula="of:=[stab_FinServ_preservative.G8]" office:value-type="float" office:value="0" calcext:value-type="float">
            <text:p>0.0000</text:p>
          </table:table-cell>
          <table:table-cell table:formula="of:=[stab_FinServ_preservative.H8]" office:value-type="float" office:value="0.563519983739615" calcext:value-type="float">
            <text:p>0.5635</text:p>
          </table:table-cell>
          <table:table-cell table:formula="of:=[stab_FinServ_preservative.I8]" office:value-type="float" office:value="0.566497997774029" calcext:value-type="float">
            <text:p>0.5665</text:p>
          </table:table-cell>
        </table:table-row>
        <table:table-row table:style-name="ro1">
          <table:table-cell table:formula="of:=[stab_finserv_chvatal.G9]" office:value-type="float" office:value="0" calcext:value-type="float">
            <text:p>0.0000</text:p>
          </table:table-cell>
          <table:table-cell table:formula="of:=[stab_finserv_chvatal.H9]" office:value-type="float" office:value="0.9000997496" calcext:value-type="float">
            <text:p>0.9001</text:p>
          </table:table-cell>
          <table:table-cell table:formula="of:=[stab_finserv_chvatal.I9]" office:value-type="float" office:value="0.9101678121" calcext:value-type="float">
            <text:p>0.9102</text:p>
          </table:table-cell>
          <table:table-cell table:formula="of:=[stab_finserv_icpl.G9]" office:value-type="float" office:value="0" calcext:value-type="float">
            <text:p>0.0000</text:p>
          </table:table-cell>
          <table:table-cell table:formula="of:=[stab_finserv_icpl.H9]" office:value-type="float" office:value="0.8995923503" calcext:value-type="float">
            <text:p>0.8996</text:p>
          </table:table-cell>
          <table:table-cell table:formula="of:=[stab_finserv_icpl.I9]" office:value-type="float" office:value="0.9096571161" calcext:value-type="float">
            <text:p>0.9097</text:p>
          </table:table-cell>
          <table:table-cell table:formula="of:=[stab_FinServ_incling.G9]" office:value-type="float" office:value="0" calcext:value-type="float">
            <text:p>0.0000</text:p>
          </table:table-cell>
          <table:table-cell table:formula="of:=[stab_FinServ_incling.H9]" office:value-type="float" office:value="0.4626605176" calcext:value-type="float">
            <text:p>0.4627</text:p>
          </table:table-cell>
          <table:table-cell table:formula="of:=[stab_FinServ_incling.I9]" office:value-type="float" office:value="0.4680110038" calcext:value-type="float">
            <text:p>0.4680</text:p>
          </table:table-cell>
          <table:table-cell table:formula="of:=[stab_finserv_random.G9]" office:value-type="float" office:value="0" calcext:value-type="float">
            <text:p>0.0000</text:p>
          </table:table-cell>
          <table:table-cell table:formula="of:=[stab_finserv_random.H9]" office:value-type="float" office:value="0.529571435244393" calcext:value-type="float">
            <text:p>0.5296</text:p>
          </table:table-cell>
          <table:table-cell table:formula="of:=[stab_finserv_random.I9]" office:value-type="float" office:value="0.534427298322957" calcext:value-type="float">
            <text:p>0.5344</text:p>
          </table:table-cell>
          <table:table-cell table:formula="of:=[stab_FinServ_preservative.G9]" office:value-type="float" office:value="0" calcext:value-type="float">
            <text:p>0.0000</text:p>
          </table:table-cell>
          <table:table-cell table:formula="of:=[stab_FinServ_preservative.H9]" office:value-type="float" office:value="0.430405848156435" calcext:value-type="float">
            <text:p>0.4304</text:p>
          </table:table-cell>
          <table:table-cell table:formula="of:=[stab_FinServ_preservative.I9]" office:value-type="float" office:value="0.435384548992616" calcext:value-type="float">
            <text:p>0.4354</text:p>
          </table:table-cell>
        </table:table-row>
        <table:table-row table:style-name="ro1">
          <table:table-cell table:formula="of:=[stab_finserv_chvatal.G10]" office:value-type="float" office:value="0" calcext:value-type="float">
            <text:p>0.0000</text:p>
          </table:table-cell>
          <table:table-cell table:formula="of:=[stab_finserv_chvatal.H10]" office:value-type="float" office:value="0.7940790782" calcext:value-type="float">
            <text:p>0.7941</text:p>
          </table:table-cell>
          <table:table-cell table:formula="of:=[stab_finserv_chvatal.I10]" office:value-type="float" office:value="0.7961346394" calcext:value-type="float">
            <text:p>0.7961</text:p>
          </table:table-cell>
          <table:table-cell table:formula="of:=[stab_finserv_icpl.G10]" office:value-type="float" office:value="0" calcext:value-type="float">
            <text:p>0.0000</text:p>
          </table:table-cell>
          <table:table-cell table:formula="of:=[stab_finserv_icpl.H10]" office:value-type="float" office:value="0.7940591481" calcext:value-type="float">
            <text:p>0.7941</text:p>
          </table:table-cell>
          <table:table-cell table:formula="of:=[stab_finserv_icpl.I10]" office:value-type="float" office:value="0.796114221" calcext:value-type="float">
            <text:p>0.7961</text:p>
          </table:table-cell>
          <table:table-cell table:formula="of:=[stab_FinServ_incling.G10]" office:value-type="float" office:value="0" calcext:value-type="float">
            <text:p>0.0000</text:p>
          </table:table-cell>
          <table:table-cell table:formula="of:=[stab_FinServ_incling.H10]" office:value-type="float" office:value="0.7710473941" calcext:value-type="float">
            <text:p>0.7710</text:p>
          </table:table-cell>
          <table:table-cell table:formula="of:=[stab_FinServ_incling.I10]" office:value-type="float" office:value="0.7730521634" calcext:value-type="float">
            <text:p>0.7731</text:p>
          </table:table-cell>
          <table:table-cell table:formula="of:=[stab_finserv_random.G10]" office:value-type="float" office:value="0" calcext:value-type="float">
            <text:p>0.0000</text:p>
          </table:table-cell>
          <table:table-cell table:formula="of:=[stab_finserv_random.H10]" office:value-type="float" office:value="0.771390822122978" calcext:value-type="float">
            <text:p>0.7714</text:p>
          </table:table-cell>
          <table:table-cell table:formula="of:=[stab_finserv_random.I10]" office:value-type="float" office:value="0.773485308715281" calcext:value-type="float">
            <text:p>0.7735</text:p>
          </table:table-cell>
          <table:table-cell table:formula="of:=[stab_FinServ_preservative.G10]" office:value-type="float" office:value="0" calcext:value-type="float">
            <text:p>0.0000</text:p>
          </table:table-cell>
          <table:table-cell table:formula="of:=[stab_FinServ_preservative.H10]" office:value-type="float" office:value="0.771047394058343" calcext:value-type="float">
            <text:p>0.7710</text:p>
          </table:table-cell>
          <table:table-cell table:formula="of:=[stab_FinServ_preservative.I10]" office:value-type="float" office:value="0.773052163361769" calcext:value-type="float">
            <text:p>0.7731</text:p>
          </table:table-cell>
        </table:table-row>
        <table:table-row table:style-name="ro1">
          <table:table-cell table:formula="of:=[stab_finserv_chvatal.G11]" office:value-type="float" office:value="0" calcext:value-type="float">
            <text:p>0.0000</text:p>
          </table:table-cell>
          <table:table-cell table:formula="of:=[stab_finserv_chvatal.H11]" office:value-type="float" office:value="0.9817192719" calcext:value-type="float">
            <text:p>0.9817</text:p>
          </table:table-cell>
          <table:table-cell table:formula="of:=[stab_finserv_chvatal.I11]" office:value-type="float" office:value="0.9829971731" calcext:value-type="float">
            <text:p>0.9830</text:p>
          </table:table-cell>
          <table:table-cell table:formula="of:=[stab_finserv_icpl.G11]" office:value-type="float" office:value="0" calcext:value-type="float">
            <text:p>0.0000</text:p>
          </table:table-cell>
          <table:table-cell table:formula="of:=[stab_finserv_icpl.H11]" office:value-type="float" office:value="0.9755129023" calcext:value-type="float">
            <text:p>0.9755</text:p>
          </table:table-cell>
          <table:table-cell table:formula="of:=[stab_finserv_icpl.I11]" office:value-type="float" office:value="0.9767827898" calcext:value-type="float">
            <text:p>0.9768</text:p>
          </table:table-cell>
          <table:table-cell table:formula="of:=[stab_FinServ_incling.G11]" office:value-type="float" office:value="0" calcext:value-type="float">
            <text:p>0.0000</text:p>
          </table:table-cell>
          <table:table-cell table:formula="of:=[stab_FinServ_incling.H11]" office:value-type="float" office:value="0.9395645724" calcext:value-type="float">
            <text:p>0.9396</text:p>
          </table:table-cell>
          <table:table-cell table:formula="of:=[stab_FinServ_incling.I11]" office:value-type="float" office:value="0.9407868322" calcext:value-type="float">
            <text:p>0.9408</text:p>
          </table:table-cell>
          <table:table-cell table:formula="of:=[stab_finserv_random.G11]" office:value-type="float" office:value="0" calcext:value-type="float">
            <text:p>0.0000</text:p>
          </table:table-cell>
          <table:table-cell table:formula="of:=[stab_finserv_random.H11]" office:value-type="float" office:value="0.940004658908728" calcext:value-type="float">
            <text:p>0.9400</text:p>
          </table:table-cell>
          <table:table-cell table:formula="of:=[stab_finserv_random.I11]" office:value-type="float" office:value="0.941250796993838" calcext:value-type="float">
            <text:p>0.9413</text:p>
          </table:table-cell>
          <table:table-cell table:formula="of:=[stab_FinServ_preservative.G11]" office:value-type="float" office:value="0" calcext:value-type="float">
            <text:p>0.0000</text:p>
          </table:table-cell>
          <table:table-cell table:formula="of:=[stab_FinServ_preservative.H11]" office:value-type="float" office:value="0.939564572389281" calcext:value-type="float">
            <text:p>0.9396</text:p>
          </table:table-cell>
          <table:table-cell table:formula="of:=[stab_FinServ_preservative.I11]" office:value-type="float" office:value="0.940786832167192" calcext:value-type="float">
            <text:p>0.9408</text:p>
          </table:table-cell>
        </table:table-row>
      </table:table>
      <table:table table:name="FinServ_BP_algo" table:style-name="ta1"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1" table:default-cell-style-name="ce1"/>
        <table:table-column table:style-name="co14" table:default-cell-style-name="ce1"/>
        <table:table-column table:style-name="co8" table:default-cell-style-name="ce1"/>
        <table:table-column table:style-name="co24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ROIC_Chvatal</text:p>
          </table:table-cell>
          <table:table-cell office:value-type="string" calcext:value-type="string">
            <text:p>ROIC_ICPL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Chvatal</text:p>
          </table:table-cell>
          <table:table-cell office:value-type="string" calcext:value-type="string">
            <text:p>MSOC_ICPL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Chvatal</text:p>
          </table:table-cell>
          <table:table-cell office:value-type="string" calcext:value-type="string">
            <text:p>FIMDC_ICPL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formula="of:=[stab_finserv_chvatal.G3]" office:value-type="float" office:value="0" calcext:value-type="float">
            <text:p>0.0000</text:p>
          </table:table-cell>
          <table:table-cell table:formula="of:=[stab_finserv_icpl.G3]" office:value-type="float" office:value="0" calcext:value-type="float">
            <text:p>0.0000</text:p>
          </table:table-cell>
          <table:table-cell table:formula="of:=[stab_finserv_random.G3]" office:value-type="float" office:value="0" calcext:value-type="float">
            <text:p>0.0000</text:p>
          </table:table-cell>
          <table:table-cell table:formula="of:=[stab_FinServ_incling.G3]" office:value-type="float" office:value="0" calcext:value-type="float">
            <text:p>0.0000</text:p>
          </table:table-cell>
          <table:table-cell table:formula="of:=[stab_FinServ_preservative.G3]" office:value-type="float" office:value="0" calcext:value-type="float">
            <text:p>0.0000</text:p>
          </table:table-cell>
          <table:table-cell table:formula="of:=[stab_finserv_chvatal.H3]" office:value-type="float" office:value="0.1190249487" calcext:value-type="float">
            <text:p>0.1190</text:p>
          </table:table-cell>
          <table:table-cell table:formula="of:=[stab_finserv_icpl.H3]" office:value-type="float" office:value="0.00795081689950276" calcext:value-type="float">
            <text:p>0.0080</text:p>
          </table:table-cell>
          <table:table-cell table:formula="of:=[stab_finserv_random.H3]" office:value-type="float" office:value="0.100506000318698" calcext:value-type="float">
            <text:p>0.1005</text:p>
          </table:table-cell>
          <table:table-cell table:formula="of:=[stab_FinServ_incling.H3]" office:value-type="float" office:value="0.0824748103" calcext:value-type="float">
            <text:p>0.0825</text:p>
          </table:table-cell>
          <table:table-cell table:formula="of:=[stab_FinServ_preservative.H3]" office:value-type="float" office:value="0.0824748103366524" calcext:value-type="float">
            <text:p>0.0825</text:p>
          </table:table-cell>
          <table:table-cell table:formula="of:=[stab_finserv_chvatal.I3]" office:value-type="float" office:value="0.1220968546" calcext:value-type="float">
            <text:p>0.1221</text:p>
          </table:table-cell>
          <table:table-cell table:formula="of:=[stab_finserv_icpl.I3]" office:value-type="float" office:value="0.00816392111761323" calcext:value-type="float">
            <text:p>0.0082</text:p>
          </table:table-cell>
          <table:table-cell table:formula="of:=[stab_finserv_random.I3]" office:value-type="float" office:value="0.103101932108142" calcext:value-type="float">
            <text:p>0.1031</text:p>
          </table:table-cell>
          <table:table-cell table:formula="of:=[stab_FinServ_incling.I3]" office:value-type="float" office:value="0.0846031887" calcext:value-type="float">
            <text:p>0.0846</text:p>
          </table:table-cell>
          <table:table-cell table:formula="of:=[stab_FinServ_preservative.I3]" office:value-type="float" office:value="0.0846031887150308" calcext:value-type="float">
            <text:p>0.0846</text:p>
          </table:table-cell>
        </table:table-row>
        <table:table-row table:style-name="ro1">
          <table:table-cell table:formula="of:=[stab_finserv_chvatal.G4]" office:value-type="float" office:value="0" calcext:value-type="float">
            <text:p>0.0000</text:p>
          </table:table-cell>
          <table:table-cell table:formula="of:=[stab_finserv_icpl.G4]" office:value-type="float" office:value="0" calcext:value-type="float">
            <text:p>0.0000</text:p>
          </table:table-cell>
          <table:table-cell table:formula="of:=[stab_finserv_random.G4]" office:value-type="float" office:value="0" calcext:value-type="float">
            <text:p>0.0000</text:p>
          </table:table-cell>
          <table:table-cell table:formula="of:=[stab_FinServ_incling.G4]" office:value-type="float" office:value="0" calcext:value-type="float">
            <text:p>0.0000</text:p>
          </table:table-cell>
          <table:table-cell table:formula="of:=[stab_FinServ_preservative.G4]" office:value-type="float" office:value="0" calcext:value-type="float">
            <text:p>0.0000</text:p>
          </table:table-cell>
          <table:table-cell table:formula="of:=[stab_finserv_chvatal.H4]" office:value-type="float" office:value="0.9885860722" calcext:value-type="float">
            <text:p>0.9886</text:p>
          </table:table-cell>
          <table:table-cell table:formula="of:=[stab_finserv_icpl.H4]" office:value-type="float" office:value="0.00217373731693688" calcext:value-type="float">
            <text:p>0.0022</text:p>
          </table:table-cell>
          <table:table-cell table:formula="of:=[stab_finserv_random.H4]" office:value-type="float" office:value="0.829540938139185" calcext:value-type="float">
            <text:p>0.8295</text:p>
          </table:table-cell>
          <table:table-cell table:formula="of:=[stab_FinServ_incling.H4]" office:value-type="float" office:value="0.9898336522" calcext:value-type="float">
            <text:p>0.9898</text:p>
          </table:table-cell>
          <table:table-cell table:formula="of:=[stab_FinServ_preservative.H4]" office:value-type="float" office:value="0.989833652214762" calcext:value-type="float">
            <text:p>0.9898</text:p>
          </table:table-cell>
          <table:table-cell table:formula="of:=[stab_finserv_chvatal.I4]" office:value-type="float" office:value="0.989986183" calcext:value-type="float">
            <text:p>0.9900</text:p>
          </table:table-cell>
          <table:table-cell table:formula="of:=[stab_finserv_icpl.I4]" office:value-type="float" office:value="0.00217681253141112" calcext:value-type="float">
            <text:p>0.0022</text:p>
          </table:table-cell>
          <table:table-cell table:formula="of:=[stab_finserv_random.I4]" office:value-type="float" office:value="0.830724172423222" calcext:value-type="float">
            <text:p>0.8307</text:p>
          </table:table-cell>
          <table:table-cell table:formula="of:=[stab_FinServ_incling.I4]" office:value-type="float" office:value="0.9912372232" calcext:value-type="float">
            <text:p>0.9912</text:p>
          </table:table-cell>
          <table:table-cell table:formula="of:=[stab_FinServ_preservative.I4]" office:value-type="float" office:value="0.991237223194913" calcext:value-type="float">
            <text:p>0.9912</text:p>
          </table:table-cell>
        </table:table-row>
        <table:table-row table:style-name="ro1">
          <table:table-cell table:formula="of:=[stab_finserv_chvatal.G5]" office:value-type="float" office:value="0.0070989115" calcext:value-type="float">
            <text:p>0.0071</text:p>
          </table:table-cell>
          <table:table-cell table:formula="of:=[stab_finserv_icpl.G5]" office:value-type="float" office:value="0.0070933165" calcext:value-type="float">
            <text:p>0.0071</text:p>
          </table:table-cell>
          <table:table-cell table:formula="of:=[stab_finserv_random.G5]" office:value-type="float" office:value="0.029646028906127" calcext:value-type="float">
            <text:p>0.0296</text:p>
          </table:table-cell>
          <table:table-cell table:formula="of:=[stab_FinServ_incling.G5]" office:value-type="float" office:value="0.0042979943" calcext:value-type="float">
            <text:p>0.0043</text:p>
          </table:table-cell>
          <table:table-cell table:formula="of:=[stab_FinServ_preservative.G5]" office:value-type="float" office:value="0.005395287381634" calcext:value-type="float">
            <text:p>0.0054</text:p>
          </table:table-cell>
          <table:table-cell table:formula="of:=[stab_finserv_chvatal.H5]" office:value-type="float" office:value="0.9917502559" calcext:value-type="float">
            <text:p>0.9918</text:p>
          </table:table-cell>
          <table:table-cell table:formula="of:=[stab_finserv_icpl.H5]" office:value-type="float" office:value="0.9913627656" calcext:value-type="float">
            <text:p>0.9914</text:p>
          </table:table-cell>
          <table:table-cell table:formula="of:=[stab_finserv_random.H5]" office:value-type="float" office:value="0.936514109322487" calcext:value-type="float">
            <text:p>0.9365</text:p>
          </table:table-cell>
          <table:table-cell table:formula="of:=[stab_FinServ_incling.H5]" office:value-type="float" office:value="0.9875250884" calcext:value-type="float">
            <text:p>0.9875</text:p>
          </table:table-cell>
          <table:table-cell table:formula="of:=[stab_FinServ_preservative.H5]" office:value-type="float" office:value="0.992073533152679" calcext:value-type="float">
            <text:p>0.9921</text:p>
          </table:table-cell>
          <table:table-cell table:formula="of:=[stab_finserv_chvatal.I5]" office:value-type="float" office:value="0.9917502559" calcext:value-type="float">
            <text:p>0.9918</text:p>
          </table:table-cell>
          <table:table-cell table:formula="of:=[stab_finserv_icpl.I5]" office:value-type="float" office:value="0.9913627656" calcext:value-type="float">
            <text:p>0.9914</text:p>
          </table:table-cell>
          <table:table-cell table:formula="of:=[stab_finserv_random.I5]" office:value-type="float" office:value="0.936514109322487" calcext:value-type="float">
            <text:p>0.9365</text:p>
          </table:table-cell>
          <table:table-cell table:formula="of:=[stab_FinServ_incling.I5]" office:value-type="float" office:value="0.9875250884" calcext:value-type="float">
            <text:p>0.9875</text:p>
          </table:table-cell>
          <table:table-cell table:formula="of:=[stab_FinServ_preservative.I5]" office:value-type="float" office:value="0.992073533152679" calcext:value-type="float">
            <text:p>0.9921</text:p>
          </table:table-cell>
        </table:table-row>
        <table:table-row table:style-name="ro1">
          <table:table-cell table:formula="of:=[stab_finserv_chvatal.G6]" office:value-type="float" office:value="0.5047125353" calcext:value-type="float">
            <text:p>0.5047</text:p>
          </table:table-cell>
          <table:table-cell table:formula="of:=[stab_finserv_icpl.G6]" office:value-type="float" office:value="0.4876514445" calcext:value-type="float">
            <text:p>0.4877</text:p>
          </table:table-cell>
          <table:table-cell table:formula="of:=[stab_finserv_random.G6]" office:value-type="float" office:value="0.0981163887690017" calcext:value-type="float">
            <text:p>0.0981</text:p>
          </table:table-cell>
          <table:table-cell table:formula="of:=[stab_FinServ_incling.G6]" office:value-type="float" office:value="0.3800637233" calcext:value-type="float">
            <text:p>0.3801</text:p>
          </table:table-cell>
          <table:table-cell table:formula="of:=[stab_FinServ_preservative.G6]" office:value-type="float" office:value="0.609010600706714" calcext:value-type="float">
            <text:p>0.6090</text:p>
          </table:table-cell>
          <table:table-cell table:formula="of:=[stab_finserv_chvatal.H6]" office:value-type="float" office:value="0.9956944969" calcext:value-type="float">
            <text:p>0.9957</text:p>
          </table:table-cell>
          <table:table-cell table:formula="of:=[stab_finserv_icpl.H6]" office:value-type="float" office:value="0.9971717911" calcext:value-type="float">
            <text:p>0.9972</text:p>
          </table:table-cell>
          <table:table-cell table:formula="of:=[stab_finserv_random.H6]" office:value-type="float" office:value="0.988817982248913" calcext:value-type="float">
            <text:p>0.9888</text:p>
          </table:table-cell>
          <table:table-cell table:formula="of:=[stab_FinServ_incling.H6]" office:value-type="float" office:value="0.9941611709" calcext:value-type="float">
            <text:p>0.9942</text:p>
          </table:table-cell>
          <table:table-cell table:formula="of:=[stab_FinServ_preservative.H6]" office:value-type="float" office:value="0.985117356435633" calcext:value-type="float">
            <text:p>0.9851</text:p>
          </table:table-cell>
          <table:table-cell table:formula="of:=[stab_finserv_chvatal.I6]" office:value-type="float" office:value="0.9956944969" calcext:value-type="float">
            <text:p>0.9957</text:p>
          </table:table-cell>
          <table:table-cell table:formula="of:=[stab_finserv_icpl.I6]" office:value-type="float" office:value="0.9971717911" calcext:value-type="float">
            <text:p>0.9972</text:p>
          </table:table-cell>
          <table:table-cell table:formula="of:=[stab_finserv_random.I6]" office:value-type="float" office:value="0.988817982248913" calcext:value-type="float">
            <text:p>0.9888</text:p>
          </table:table-cell>
          <table:table-cell table:formula="of:=[stab_FinServ_incling.I6]" office:value-type="float" office:value="0.9941611709" calcext:value-type="float">
            <text:p>0.9942</text:p>
          </table:table-cell>
          <table:table-cell table:formula="of:=[stab_FinServ_preservative.I6]" office:value-type="float" office:value="0.985117356435633" calcext:value-type="float">
            <text:p>0.9851</text:p>
          </table:table-cell>
        </table:table-row>
        <table:table-row table:style-name="ro1">
          <table:table-cell table:formula="of:=[stab_finserv_chvatal.G7]" office:value-type="float" office:value="0" calcext:value-type="float">
            <text:p>0.0000</text:p>
          </table:table-cell>
          <table:table-cell table:formula="of:=[stab_finserv_icpl.G7]" office:value-type="float" office:value="0" calcext:value-type="float">
            <text:p>0.0000</text:p>
          </table:table-cell>
          <table:table-cell table:formula="of:=[stab_finserv_random.G7]" office:value-type="float" office:value="0" calcext:value-type="float">
            <text:p>0.0000</text:p>
          </table:table-cell>
          <table:table-cell table:formula="of:=[stab_FinServ_incling.G7]" office:value-type="float" office:value="0" calcext:value-type="float">
            <text:p>0.0000</text:p>
          </table:table-cell>
          <table:table-cell table:formula="of:=[stab_FinServ_preservative.G7]" office:value-type="float" office:value="0" calcext:value-type="float">
            <text:p>0.0000</text:p>
          </table:table-cell>
          <table:table-cell table:formula="of:=[stab_finserv_chvatal.H7]" office:value-type="float" office:value="0.9658223194" calcext:value-type="float">
            <text:p>0.9658</text:p>
          </table:table-cell>
          <table:table-cell table:formula="of:=[stab_finserv_icpl.H7]" office:value-type="float" office:value="0.9682196496" calcext:value-type="float">
            <text:p>0.9682</text:p>
          </table:table-cell>
          <table:table-cell table:formula="of:=[stab_finserv_random.H7]" office:value-type="float" office:value="0.965347995108216" calcext:value-type="float">
            <text:p>0.9653</text:p>
          </table:table-cell>
          <table:table-cell table:formula="of:=[stab_FinServ_incling.H7]" office:value-type="float" office:value="0.9691238095" calcext:value-type="float">
            <text:p>0.9691</text:p>
          </table:table-cell>
          <table:table-cell table:formula="of:=[stab_FinServ_preservative.H7]" office:value-type="float" office:value="0.970191790205004" calcext:value-type="float">
            <text:p>0.9702</text:p>
          </table:table-cell>
          <table:table-cell table:formula="of:=[stab_finserv_chvatal.I7]" office:value-type="float" office:value="0.9746893537" calcext:value-type="float">
            <text:p>0.9747</text:p>
          </table:table-cell>
          <table:table-cell table:formula="of:=[stab_finserv_icpl.I7]" office:value-type="float" office:value="0.9771088861" calcext:value-type="float">
            <text:p>0.9771</text:p>
          </table:table-cell>
          <table:table-cell table:formula="of:=[stab_finserv_random.I7]" office:value-type="float" office:value="0.974311968946943" calcext:value-type="float">
            <text:p>0.9743</text:p>
          </table:table-cell>
          <table:table-cell table:formula="of:=[stab_FinServ_incling.I7]" office:value-type="float" office:value="0.978009768" calcext:value-type="float">
            <text:p>0.9780</text:p>
          </table:table-cell>
          <table:table-cell table:formula="of:=[stab_FinServ_preservative.I7]" office:value-type="float" office:value="0.979086794852973" calcext:value-type="float">
            <text:p>0.9791</text:p>
          </table:table-cell>
        </table:table-row>
        <table:table-row table:style-name="ro1">
          <table:table-cell table:formula="of:=[stab_finserv_chvatal.G8]" office:value-type="float" office:value="0" calcext:value-type="float">
            <text:p>0.0000</text:p>
          </table:table-cell>
          <table:table-cell table:formula="of:=[stab_finserv_icpl.G8]" office:value-type="float" office:value="0" calcext:value-type="float">
            <text:p>0.0000</text:p>
          </table:table-cell>
          <table:table-cell table:formula="of:=[stab_finserv_random.G8]" office:value-type="float" office:value="0" calcext:value-type="float">
            <text:p>0.0000</text:p>
          </table:table-cell>
          <table:table-cell table:formula="of:=[stab_FinServ_incling.G8]" office:value-type="float" office:value="0" calcext:value-type="float">
            <text:p>0.0000</text:p>
          </table:table-cell>
          <table:table-cell table:formula="of:=[stab_FinServ_preservative.G8]" office:value-type="float" office:value="0" calcext:value-type="float">
            <text:p>0.0000</text:p>
          </table:table-cell>
          <table:table-cell table:formula="of:=[stab_finserv_chvatal.H8]" office:value-type="float" office:value="0.8561502374" calcext:value-type="float">
            <text:p>0.8562</text:p>
          </table:table-cell>
          <table:table-cell table:formula="of:=[stab_finserv_icpl.H8]" office:value-type="float" office:value="0.8552921096" calcext:value-type="float">
            <text:p>0.8553</text:p>
          </table:table-cell>
          <table:table-cell table:formula="of:=[stab_finserv_random.H8]" office:value-type="float" office:value="0.617135822278607" calcext:value-type="float">
            <text:p>0.6171</text:p>
          </table:table-cell>
          <table:table-cell table:formula="of:=[stab_FinServ_incling.H8]" office:value-type="float" office:value="0.5915853866" calcext:value-type="float">
            <text:p>0.5916</text:p>
          </table:table-cell>
          <table:table-cell table:formula="of:=[stab_FinServ_preservative.H8]" office:value-type="float" office:value="0.563519983739615" calcext:value-type="float">
            <text:p>0.5635</text:p>
          </table:table-cell>
          <table:table-cell table:formula="of:=[stab_finserv_chvatal.I8]" office:value-type="float" office:value="0.8607114251" calcext:value-type="float">
            <text:p>0.8607</text:p>
          </table:table-cell>
          <table:table-cell table:formula="of:=[stab_finserv_icpl.I8]" office:value-type="float" office:value="0.8598484551" calcext:value-type="float">
            <text:p>0.8598</text:p>
          </table:table-cell>
          <table:table-cell table:formula="of:=[stab_finserv_random.I8]" office:value-type="float" office:value="0.620471777689485" calcext:value-type="float">
            <text:p>0.6205</text:p>
          </table:table-cell>
          <table:table-cell table:formula="of:=[stab_FinServ_incling.I8]" office:value-type="float" office:value="0.5947134266" calcext:value-type="float">
            <text:p>0.5947</text:p>
          </table:table-cell>
          <table:table-cell table:formula="of:=[stab_FinServ_preservative.I8]" office:value-type="float" office:value="0.566497997774029" calcext:value-type="float">
            <text:p>0.5665</text:p>
          </table:table-cell>
        </table:table-row>
        <table:table-row table:style-name="ro1">
          <table:table-cell table:formula="of:=[stab_finserv_chvatal.G9]" office:value-type="float" office:value="0" calcext:value-type="float">
            <text:p>0.0000</text:p>
          </table:table-cell>
          <table:table-cell table:formula="of:=[stab_finserv_icpl.G9]" office:value-type="float" office:value="0" calcext:value-type="float">
            <text:p>0.0000</text:p>
          </table:table-cell>
          <table:table-cell table:formula="of:=[stab_finserv_random.G9]" office:value-type="float" office:value="0" calcext:value-type="float">
            <text:p>0.0000</text:p>
          </table:table-cell>
          <table:table-cell table:formula="of:=[stab_FinServ_incling.G9]" office:value-type="float" office:value="0" calcext:value-type="float">
            <text:p>0.0000</text:p>
          </table:table-cell>
          <table:table-cell table:formula="of:=[stab_FinServ_preservative.G9]" office:value-type="float" office:value="0" calcext:value-type="float">
            <text:p>0.0000</text:p>
          </table:table-cell>
          <table:table-cell table:formula="of:=[stab_finserv_chvatal.H9]" office:value-type="float" office:value="0.9000997496" calcext:value-type="float">
            <text:p>0.9001</text:p>
          </table:table-cell>
          <table:table-cell table:formula="of:=[stab_finserv_icpl.H9]" office:value-type="float" office:value="0.8995923503" calcext:value-type="float">
            <text:p>0.8996</text:p>
          </table:table-cell>
          <table:table-cell table:formula="of:=[stab_finserv_random.H9]" office:value-type="float" office:value="0.529571435244393" calcext:value-type="float">
            <text:p>0.5296</text:p>
          </table:table-cell>
          <table:table-cell table:formula="of:=[stab_FinServ_incling.H9]" office:value-type="float" office:value="0.4626605176" calcext:value-type="float">
            <text:p>0.4627</text:p>
          </table:table-cell>
          <table:table-cell table:formula="of:=[stab_FinServ_preservative.H9]" office:value-type="float" office:value="0.430405848156435" calcext:value-type="float">
            <text:p>0.4304</text:p>
          </table:table-cell>
          <table:table-cell table:formula="of:=[stab_finserv_chvatal.I9]" office:value-type="float" office:value="0.9101678121" calcext:value-type="float">
            <text:p>0.9102</text:p>
          </table:table-cell>
          <table:table-cell table:formula="of:=[stab_finserv_icpl.I9]" office:value-type="float" office:value="0.9096571161" calcext:value-type="float">
            <text:p>0.9097</text:p>
          </table:table-cell>
          <table:table-cell table:formula="of:=[stab_finserv_random.I9]" office:value-type="float" office:value="0.534427298322957" calcext:value-type="float">
            <text:p>0.5344</text:p>
          </table:table-cell>
          <table:table-cell table:formula="of:=[stab_FinServ_incling.I9]" office:value-type="float" office:value="0.4680110038" calcext:value-type="float">
            <text:p>0.4680</text:p>
          </table:table-cell>
          <table:table-cell table:formula="of:=[stab_FinServ_preservative.I9]" office:value-type="float" office:value="0.435384548992616" calcext:value-type="float">
            <text:p>0.4354</text:p>
          </table:table-cell>
        </table:table-row>
        <table:table-row table:style-name="ro1">
          <table:table-cell table:formula="of:=[stab_finserv_chvatal.G10]" office:value-type="float" office:value="0" calcext:value-type="float">
            <text:p>0.0000</text:p>
          </table:table-cell>
          <table:table-cell table:formula="of:=[stab_finserv_icpl.G10]" office:value-type="float" office:value="0" calcext:value-type="float">
            <text:p>0.0000</text:p>
          </table:table-cell>
          <table:table-cell table:formula="of:=[stab_finserv_random.G10]" office:value-type="float" office:value="0" calcext:value-type="float">
            <text:p>0.0000</text:p>
          </table:table-cell>
          <table:table-cell table:formula="of:=[stab_FinServ_incling.G10]" office:value-type="float" office:value="0" calcext:value-type="float">
            <text:p>0.0000</text:p>
          </table:table-cell>
          <table:table-cell table:formula="of:=[stab_FinServ_preservative.G10]" office:value-type="float" office:value="0" calcext:value-type="float">
            <text:p>0.0000</text:p>
          </table:table-cell>
          <table:table-cell table:formula="of:=[stab_finserv_chvatal.H10]" office:value-type="float" office:value="0.7940790782" calcext:value-type="float">
            <text:p>0.7941</text:p>
          </table:table-cell>
          <table:table-cell table:formula="of:=[stab_finserv_icpl.H10]" office:value-type="float" office:value="0.7940591481" calcext:value-type="float">
            <text:p>0.7941</text:p>
          </table:table-cell>
          <table:table-cell table:formula="of:=[stab_finserv_random.H10]" office:value-type="float" office:value="0.771390822122978" calcext:value-type="float">
            <text:p>0.7714</text:p>
          </table:table-cell>
          <table:table-cell table:formula="of:=[stab_FinServ_incling.H10]" office:value-type="float" office:value="0.7710473941" calcext:value-type="float">
            <text:p>0.7710</text:p>
          </table:table-cell>
          <table:table-cell table:formula="of:=[stab_FinServ_preservative.H10]" office:value-type="float" office:value="0.771047394058343" calcext:value-type="float">
            <text:p>0.7710</text:p>
          </table:table-cell>
          <table:table-cell table:formula="of:=[stab_finserv_chvatal.I10]" office:value-type="float" office:value="0.7961346394" calcext:value-type="float">
            <text:p>0.7961</text:p>
          </table:table-cell>
          <table:table-cell table:formula="of:=[stab_finserv_icpl.I10]" office:value-type="float" office:value="0.796114221" calcext:value-type="float">
            <text:p>0.7961</text:p>
          </table:table-cell>
          <table:table-cell table:formula="of:=[stab_finserv_random.I10]" office:value-type="float" office:value="0.773485308715281" calcext:value-type="float">
            <text:p>0.7735</text:p>
          </table:table-cell>
          <table:table-cell table:formula="of:=[stab_FinServ_incling.I10]" office:value-type="float" office:value="0.7730521634" calcext:value-type="float">
            <text:p>0.7731</text:p>
          </table:table-cell>
          <table:table-cell table:formula="of:=[stab_FinServ_preservative.I10]" office:value-type="float" office:value="0.773052163361769" calcext:value-type="float">
            <text:p>0.7731</text:p>
          </table:table-cell>
        </table:table-row>
        <table:table-row table:style-name="ro1">
          <table:table-cell table:formula="of:=[stab_finserv_chvatal.G11]" office:value-type="float" office:value="0" calcext:value-type="float">
            <text:p>0.0000</text:p>
          </table:table-cell>
          <table:table-cell table:formula="of:=[stab_finserv_icpl.G11]" office:value-type="float" office:value="0" calcext:value-type="float">
            <text:p>0.0000</text:p>
          </table:table-cell>
          <table:table-cell table:formula="of:=[stab_finserv_random.G11]" office:value-type="float" office:value="0" calcext:value-type="float">
            <text:p>0.0000</text:p>
          </table:table-cell>
          <table:table-cell table:formula="of:=[stab_FinServ_incling.G11]" office:value-type="float" office:value="0" calcext:value-type="float">
            <text:p>0.0000</text:p>
          </table:table-cell>
          <table:table-cell table:formula="of:=[stab_FinServ_preservative.G11]" office:value-type="float" office:value="0" calcext:value-type="float">
            <text:p>0.0000</text:p>
          </table:table-cell>
          <table:table-cell table:formula="of:=[stab_finserv_chvatal.H11]" office:value-type="float" office:value="0.9817192719" calcext:value-type="float">
            <text:p>0.9817</text:p>
          </table:table-cell>
          <table:table-cell table:formula="of:=[stab_finserv_icpl.H11]" office:value-type="float" office:value="0.9755129023" calcext:value-type="float">
            <text:p>0.9755</text:p>
          </table:table-cell>
          <table:table-cell table:formula="of:=[stab_finserv_random.H11]" office:value-type="float" office:value="0.940004658908728" calcext:value-type="float">
            <text:p>0.9400</text:p>
          </table:table-cell>
          <table:table-cell table:formula="of:=[stab_FinServ_incling.H11]" office:value-type="float" office:value="0.9395645724" calcext:value-type="float">
            <text:p>0.9396</text:p>
          </table:table-cell>
          <table:table-cell table:formula="of:=[stab_FinServ_preservative.H11]" office:value-type="float" office:value="0.939564572389281" calcext:value-type="float">
            <text:p>0.9396</text:p>
          </table:table-cell>
          <table:table-cell table:formula="of:=[stab_finserv_chvatal.I11]" office:value-type="float" office:value="0.9829971731" calcext:value-type="float">
            <text:p>0.9830</text:p>
          </table:table-cell>
          <table:table-cell table:formula="of:=[stab_finserv_icpl.I11]" office:value-type="float" office:value="0.9767827898" calcext:value-type="float">
            <text:p>0.9768</text:p>
          </table:table-cell>
          <table:table-cell table:formula="of:=[stab_finserv_random.I11]" office:value-type="float" office:value="0.941250796993838" calcext:value-type="float">
            <text:p>0.9413</text:p>
          </table:table-cell>
          <table:table-cell table:formula="of:=[stab_FinServ_incling.I11]" office:value-type="float" office:value="0.9407868322" calcext:value-type="float">
            <text:p>0.9408</text:p>
          </table:table-cell>
          <table:table-cell table:formula="of:=[stab_FinServ_preservative.I11]" office:value-type="float" office:value="0.940786832167192" calcext:value-type="float">
            <text:p>0.9408</text:p>
          </table:table-cell>
        </table:table-row>
      </table:table>
      <table:table table:name="stab_gpl_chvatal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714285714" calcext:value-type="float">
            <text:p>0.0714</text:p>
          </table:table-cell>
          <table:table-cell table:number-columns-repeated="2" office:value-type="float" office:value="0.765625" calcext:value-type="float">
            <text:p>0.7656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1];[.B20];[.B29];[.B38])" office:value-type="float" office:value="0.0714285714" calcext:value-type="float">
            <text:p>0.0714</text:p>
          </table:table-cell>
          <table:table-cell table:formula="of:=AVERAGE([.C2];[.C11];[.C20];[.C29];[.C38])" office:value-type="float" office:value="0.765625" calcext:value-type="float">
            <text:p>0.7656</text:p>
          </table:table-cell>
          <table:table-cell table:formula="of:=AVERAGE([.D2];[.D11];[.D20];[.D29];[.D38])" office:value-type="float" office:value="0.765625" calcext:value-type="float">
            <text:p>0.7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857142857" calcext:value-type="float">
            <text:p>0.2857</text:p>
          </table:table-cell>
          <table:table-cell table:number-columns-repeated="2" office:value-type="float" office:value="0.7111111111" calcext:value-type="float">
            <text:p>0.7111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2];[.B21];[.B30];[.B39])" office:value-type="float" office:value="0.2857142857" calcext:value-type="float">
            <text:p>0.2857</text:p>
          </table:table-cell>
          <table:table-cell table:formula="of:=AVERAGE([.C3];[.C12];[.C21];[.C30];[.C39])" office:value-type="float" office:value="0.7111111111" calcext:value-type="float">
            <text:p>0.7111</text:p>
          </table:table-cell>
          <table:table-cell table:formula="of:=AVERAGE([.D3];[.D12];[.D21];[.D30];[.D39])" office:value-type="float" office:value="0.7111111111" calcext:value-type="float">
            <text:p>0.7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111111111" calcext:value-type="float">
            <text:p>0.1111</text:p>
          </table:table-cell>
          <table:table-cell table:number-columns-repeated="2" office:value-type="float" office:value="0.83" calcext:value-type="float">
            <text:p>0.8300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3];[.B22];[.B31];[.B40])" office:value-type="float" office:value="0.1111111111" calcext:value-type="float">
            <text:p>0.1111</text:p>
          </table:table-cell>
          <table:table-cell table:formula="of:=AVERAGE([.C4];[.C13];[.C22];[.C31];[.C40])" office:value-type="float" office:value="0.83" calcext:value-type="float">
            <text:p>0.8300</text:p>
          </table:table-cell>
          <table:table-cell table:formula="of:=AVERAGE([.D4];[.D13];[.D22];[.D31];[.D40])" office:value-type="float" office:value="0.83" calcext:value-type="float">
            <text:p>0.8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4833333333" calcext:value-type="float">
            <text:p>0.4833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4];[.B23];[.B32];[.B41])" office:value-type="float" office:value="0" calcext:value-type="float">
            <text:p>0.0000</text:p>
          </table:table-cell>
          <table:table-cell table:formula="of:=AVERAGE([.C5];[.C14];[.C23];[.C32];[.C41])" office:value-type="float" office:value="0.4833333333" calcext:value-type="float">
            <text:p>0.4833</text:p>
          </table:table-cell>
          <table:table-cell table:formula="of:=AVERAGE([.D5];[.D14];[.D23];[.D32];[.D41])" office:value-type="float" office:value="0.4833333333" calcext:value-type="float">
            <text:p>0.48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333333333" calcext:value-type="float">
            <text:p>0.1333</text:p>
          </table:table-cell>
          <table:table-cell table:number-columns-repeated="2" office:value-type="float" office:value="0.7878787879" calcext:value-type="float">
            <text:p>0.7879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5];[.B24];[.B33];[.B42])" office:value-type="float" office:value="0.1333333333" calcext:value-type="float">
            <text:p>0.1333</text:p>
          </table:table-cell>
          <table:table-cell table:formula="of:=AVERAGE([.C6];[.C15];[.C24];[.C33];[.C42])" office:value-type="float" office:value="0.7878787879" calcext:value-type="float">
            <text:p>0.7879</text:p>
          </table:table-cell>
          <table:table-cell table:formula="of:=AVERAGE([.D6];[.D15];[.D24];[.D33];[.D42])" office:value-type="float" office:value="0.7878787879" calcext:value-type="float">
            <text:p>0.7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6083333333" calcext:value-type="float">
            <text:p>0.6083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6];[.B25];[.B34];[.B43])" office:value-type="float" office:value="0.0625" calcext:value-type="float">
            <text:p>0.0625</text:p>
          </table:table-cell>
          <table:table-cell table:formula="of:=AVERAGE([.C7];[.C16];[.C25];[.C34];[.C43])" office:value-type="float" office:value="0.6083333333" calcext:value-type="float">
            <text:p>0.6083</text:p>
          </table:table-cell>
          <table:table-cell table:formula="of:=AVERAGE([.D7];[.D16];[.D25];[.D34];[.D43])" office:value-type="float" office:value="0.6083333333" calcext:value-type="float">
            <text:p>0.60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764705882" calcext:value-type="float">
            <text:p>0.1765</text:p>
          </table:table-cell>
          <table:table-cell table:number-columns-repeated="2" office:value-type="float" office:value="0.630952381" calcext:value-type="float">
            <text:p>0.6310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7];[.B26];[.B35];[.B44])" office:value-type="float" office:value="0.1764705882" calcext:value-type="float">
            <text:p>0.1765</text:p>
          </table:table-cell>
          <table:table-cell table:formula="of:=AVERAGE([.C8];[.C17];[.C26];[.C35];[.C44])" office:value-type="float" office:value="0.630952381" calcext:value-type="float">
            <text:p>0.6310</text:p>
          </table:table-cell>
          <table:table-cell table:formula="of:=AVERAGE([.D8];[.D17];[.D26];[.D35];[.D44])" office:value-type="float" office:value="0.630952381" calcext:value-type="float">
            <text:p>0.6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33333333" calcext:value-type="float">
            <text:p>0.0833</text:p>
          </table:table-cell>
          <table:table-cell table:number-columns-repeated="2" office:value-type="float" office:value="0.7723214286" calcext:value-type="float">
            <text:p>0.7723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8];[.B27];[.B36];[.B45])" office:value-type="float" office:value="0.0833333333" calcext:value-type="float">
            <text:p>0.0833</text:p>
          </table:table-cell>
          <table:table-cell table:formula="of:=AVERAGE([.C9];[.C18];[.C27];[.C36];[.C45])" office:value-type="float" office:value="0.7723214286" calcext:value-type="float">
            <text:p>0.7723</text:p>
          </table:table-cell>
          <table:table-cell table:formula="of:=AVERAGE([.D9];[.D18];[.D27];[.D36];[.D45])" office:value-type="float" office:value="0.7723214286" calcext:value-type="float">
            <text:p>0.7723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714285714" calcext:value-type="float">
            <text:p>0.0714</text:p>
          </table:table-cell>
          <table:table-cell table:number-columns-repeated="2" office:value-type="float" office:value="0.765625" calcext:value-type="float">
            <text:p>0.7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857142857" calcext:value-type="float">
            <text:p>0.2857</text:p>
          </table:table-cell>
          <table:table-cell table:number-columns-repeated="2" office:value-type="float" office:value="0.7111111111" calcext:value-type="float">
            <text:p>0.7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111111111" calcext:value-type="float">
            <text:p>0.1111</text:p>
          </table:table-cell>
          <table:table-cell table:number-columns-repeated="2" office:value-type="float" office:value="0.83" calcext:value-type="float">
            <text:p>0.8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4833333333" calcext:value-type="float">
            <text:p>0.4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333333333" calcext:value-type="float">
            <text:p>0.1333</text:p>
          </table:table-cell>
          <table:table-cell table:number-columns-repeated="2" office:value-type="float" office:value="0.7878787879" calcext:value-type="float">
            <text:p>0.7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6083333333" calcext:value-type="float">
            <text:p>0.6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764705882" calcext:value-type="float">
            <text:p>0.1765</text:p>
          </table:table-cell>
          <table:table-cell table:number-columns-repeated="2" office:value-type="float" office:value="0.630952381" calcext:value-type="float">
            <text:p>0.6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33333333" calcext:value-type="float">
            <text:p>0.0833</text:p>
          </table:table-cell>
          <table:table-cell table:number-columns-repeated="2" office:value-type="float" office:value="0.7723214286" calcext:value-type="float">
            <text:p>0.772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714285714" calcext:value-type="float">
            <text:p>0.0714</text:p>
          </table:table-cell>
          <table:table-cell table:number-columns-repeated="2" office:value-type="float" office:value="0.765625" calcext:value-type="float">
            <text:p>0.7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857142857" calcext:value-type="float">
            <text:p>0.2857</text:p>
          </table:table-cell>
          <table:table-cell table:number-columns-repeated="2" office:value-type="float" office:value="0.7111111111" calcext:value-type="float">
            <text:p>0.7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111111111" calcext:value-type="float">
            <text:p>0.1111</text:p>
          </table:table-cell>
          <table:table-cell table:number-columns-repeated="2" office:value-type="float" office:value="0.83" calcext:value-type="float">
            <text:p>0.8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4833333333" calcext:value-type="float">
            <text:p>0.4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333333333" calcext:value-type="float">
            <text:p>0.1333</text:p>
          </table:table-cell>
          <table:table-cell table:number-columns-repeated="2" office:value-type="float" office:value="0.7878787879" calcext:value-type="float">
            <text:p>0.7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6083333333" calcext:value-type="float">
            <text:p>0.6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764705882" calcext:value-type="float">
            <text:p>0.1765</text:p>
          </table:table-cell>
          <table:table-cell table:number-columns-repeated="2" office:value-type="float" office:value="0.630952381" calcext:value-type="float">
            <text:p>0.6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33333333" calcext:value-type="float">
            <text:p>0.0833</text:p>
          </table:table-cell>
          <table:table-cell table:number-columns-repeated="2" office:value-type="float" office:value="0.7723214286" calcext:value-type="float">
            <text:p>0.772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714285714" calcext:value-type="float">
            <text:p>0.0714</text:p>
          </table:table-cell>
          <table:table-cell table:number-columns-repeated="2" office:value-type="float" office:value="0.765625" calcext:value-type="float">
            <text:p>0.7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857142857" calcext:value-type="float">
            <text:p>0.2857</text:p>
          </table:table-cell>
          <table:table-cell table:number-columns-repeated="2" office:value-type="float" office:value="0.7111111111" calcext:value-type="float">
            <text:p>0.7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111111111" calcext:value-type="float">
            <text:p>0.1111</text:p>
          </table:table-cell>
          <table:table-cell table:number-columns-repeated="2" office:value-type="float" office:value="0.83" calcext:value-type="float">
            <text:p>0.8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4833333333" calcext:value-type="float">
            <text:p>0.4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333333333" calcext:value-type="float">
            <text:p>0.1333</text:p>
          </table:table-cell>
          <table:table-cell table:number-columns-repeated="2" office:value-type="float" office:value="0.7878787879" calcext:value-type="float">
            <text:p>0.7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6083333333" calcext:value-type="float">
            <text:p>0.6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764705882" calcext:value-type="float">
            <text:p>0.1765</text:p>
          </table:table-cell>
          <table:table-cell table:number-columns-repeated="2" office:value-type="float" office:value="0.630952381" calcext:value-type="float">
            <text:p>0.6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33333333" calcext:value-type="float">
            <text:p>0.0833</text:p>
          </table:table-cell>
          <table:table-cell table:number-columns-repeated="2" office:value-type="float" office:value="0.7723214286" calcext:value-type="float">
            <text:p>0.772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714285714" calcext:value-type="float">
            <text:p>0.0714</text:p>
          </table:table-cell>
          <table:table-cell table:number-columns-repeated="2" office:value-type="float" office:value="0.765625" calcext:value-type="float">
            <text:p>0.7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857142857" calcext:value-type="float">
            <text:p>0.2857</text:p>
          </table:table-cell>
          <table:table-cell table:number-columns-repeated="2" office:value-type="float" office:value="0.7111111111" calcext:value-type="float">
            <text:p>0.7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111111111" calcext:value-type="float">
            <text:p>0.1111</text:p>
          </table:table-cell>
          <table:table-cell table:number-columns-repeated="2" office:value-type="float" office:value="0.83" calcext:value-type="float">
            <text:p>0.8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4833333333" calcext:value-type="float">
            <text:p>0.4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333333333" calcext:value-type="float">
            <text:p>0.1333</text:p>
          </table:table-cell>
          <table:table-cell table:number-columns-repeated="2" office:value-type="float" office:value="0.7878787879" calcext:value-type="float">
            <text:p>0.7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6083333333" calcext:value-type="float">
            <text:p>0.6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764705882" calcext:value-type="float">
            <text:p>0.1765</text:p>
          </table:table-cell>
          <table:table-cell table:number-columns-repeated="2" office:value-type="float" office:value="0.630952381" calcext:value-type="float">
            <text:p>0.6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33333333" calcext:value-type="float">
            <text:p>0.0833</text:p>
          </table:table-cell>
          <table:table-cell table:number-columns-repeated="2" office:value-type="float" office:value="0.7723214286" calcext:value-type="float">
            <text:p>0.772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gpl_icpl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6805555556" calcext:value-type="float">
            <text:p>0.6806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1];[.B20];[.B29];[.B38])" office:value-type="float" office:value="0.0666666667" calcext:value-type="float">
            <text:p>0.0667</text:p>
          </table:table-cell>
          <table:table-cell table:formula="of:=AVERAGE([.C2];[.C11];[.C20];[.C29];[.C38])" office:value-type="float" office:value="0.6805555556" calcext:value-type="float">
            <text:p>0.6806</text:p>
          </table:table-cell>
          <table:table-cell table:formula="of:=AVERAGE([.D2];[.D11];[.D20];[.D29];[.D38])" office:value-type="float" office:value="0.6805555556" calcext:value-type="float">
            <text:p>0.68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5384615385" calcext:value-type="float">
            <text:p>0.5385</text:p>
          </table:table-cell>
          <table:table-cell table:number-columns-repeated="2" office:value-type="float" office:value="0.7777777778" calcext:value-type="float">
            <text:p>0.7778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2];[.B21];[.B30];[.B39])" office:value-type="float" office:value="0.5384615385" calcext:value-type="float">
            <text:p>0.5385</text:p>
          </table:table-cell>
          <table:table-cell table:formula="of:=AVERAGE([.C3];[.C12];[.C21];[.C30];[.C39])" office:value-type="float" office:value="0.7777777778" calcext:value-type="float">
            <text:p>0.7778</text:p>
          </table:table-cell>
          <table:table-cell table:formula="of:=AVERAGE([.D3];[.D12];[.D21];[.D30];[.D39])" office:value-type="float" office:value="0.7777777778" calcext:value-type="float">
            <text:p>0.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5714285714" calcext:value-type="float">
            <text:p>0.5714</text:p>
          </table:table-cell>
          <table:table-cell table:number-columns-repeated="2" office:value-type="float" office:value="0.9727272727" calcext:value-type="float">
            <text:p>0.9727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3];[.B22];[.B31];[.B40])" office:value-type="float" office:value="0.5714285714" calcext:value-type="float">
            <text:p>0.5714</text:p>
          </table:table-cell>
          <table:table-cell table:formula="of:=AVERAGE([.C4];[.C13];[.C22];[.C31];[.C40])" office:value-type="float" office:value="0.9727272727" calcext:value-type="float">
            <text:p>0.9727</text:p>
          </table:table-cell>
          <table:table-cell table:formula="of:=AVERAGE([.D4];[.D13];[.D22];[.D31];[.D40])" office:value-type="float" office:value="0.9727272727" calcext:value-type="float">
            <text:p>0.97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0555555556" calcext:value-type="float">
            <text:p>0.0556</text:p>
          </table:table-cell>
          <table:table-cell table:number-columns-repeated="2" office:value-type="float" office:value="0.4357142857" calcext:value-type="float">
            <text:p>0.4357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4];[.B23];[.B32];[.B41])" office:value-type="float" office:value="0.0555555556" calcext:value-type="float">
            <text:p>0.0556</text:p>
          </table:table-cell>
          <table:table-cell table:formula="of:=AVERAGE([.C5];[.C14];[.C23];[.C32];[.C41])" office:value-type="float" office:value="0.4357142857" calcext:value-type="float">
            <text:p>0.4357</text:p>
          </table:table-cell>
          <table:table-cell table:formula="of:=AVERAGE([.D5];[.D14];[.D23];[.D32];[.D41])" office:value-type="float" office:value="0.4357142857" calcext:value-type="float">
            <text:p>0.43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875" calcext:value-type="float">
            <text:p>0.8750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5];[.B24];[.B33];[.B42])" office:value-type="float" office:value="0.2307692308" calcext:value-type="float">
            <text:p>0.2308</text:p>
          </table:table-cell>
          <table:table-cell table:formula="of:=AVERAGE([.C6];[.C15];[.C24];[.C33];[.C42])" office:value-type="float" office:value="0.875" calcext:value-type="float">
            <text:p>0.8750</text:p>
          </table:table-cell>
          <table:table-cell table:formula="of:=AVERAGE([.D6];[.D15];[.D24];[.D33];[.D42])" office:value-type="float" office:value="0.875" calcext:value-type="float">
            <text:p>0.8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875" calcext:value-type="float">
            <text:p>0.8750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6];[.B25];[.B34];[.B43])" office:value-type="float" office:value="0.0666666667" calcext:value-type="float">
            <text:p>0.0667</text:p>
          </table:table-cell>
          <table:table-cell table:formula="of:=AVERAGE([.C7];[.C16];[.C25];[.C34];[.C43])" office:value-type="float" office:value="0.875" calcext:value-type="float">
            <text:p>0.8750</text:p>
          </table:table-cell>
          <table:table-cell table:formula="of:=AVERAGE([.D7];[.D16];[.D25];[.D34];[.D43])" office:value-type="float" office:value="0.875" calcext:value-type="float">
            <text:p>0.8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5769230769" calcext:value-type="float">
            <text:p>0.5769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7];[.B26];[.B35];[.B44])" office:value-type="float" office:value="0.1666666667" calcext:value-type="float">
            <text:p>0.1667</text:p>
          </table:table-cell>
          <table:table-cell table:formula="of:=AVERAGE([.C8];[.C17];[.C26];[.C35];[.C44])" office:value-type="float" office:value="0.5769230769" calcext:value-type="float">
            <text:p>0.5769</text:p>
          </table:table-cell>
          <table:table-cell table:formula="of:=AVERAGE([.D8];[.D17];[.D26];[.D35];[.D44])" office:value-type="float" office:value="0.5769230769" calcext:value-type="float">
            <text:p>0.57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" calcext:value-type="float">
            <text:p>0.0800</text:p>
          </table:table-cell>
          <table:table-cell table:number-columns-repeated="2" office:value-type="float" office:value="0.8392857143" calcext:value-type="float">
            <text:p>0.8393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8];[.B27];[.B36];[.B45])" office:value-type="float" office:value="0.08" calcext:value-type="float">
            <text:p>0.0800</text:p>
          </table:table-cell>
          <table:table-cell table:formula="of:=AVERAGE([.C9];[.C18];[.C27];[.C36];[.C45])" office:value-type="float" office:value="0.8392857143" calcext:value-type="float">
            <text:p>0.8393</text:p>
          </table:table-cell>
          <table:table-cell table:formula="of:=AVERAGE([.D9];[.D18];[.D27];[.D36];[.D45])" office:value-type="float" office:value="0.8392857143" calcext:value-type="float">
            <text:p>0.8393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6805555556" calcext:value-type="float">
            <text:p>0.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5384615385" calcext:value-type="float">
            <text:p>0.5385</text:p>
          </table:table-cell>
          <table:table-cell table:number-columns-repeated="2" office:value-type="float" office:value="0.7777777778" calcext:value-type="float">
            <text:p>0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5714285714" calcext:value-type="float">
            <text:p>0.5714</text:p>
          </table:table-cell>
          <table:table-cell table:number-columns-repeated="2" office:value-type="float" office:value="0.9727272727" calcext:value-type="float">
            <text:p>0.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0555555556" calcext:value-type="float">
            <text:p>0.0556</text:p>
          </table:table-cell>
          <table:table-cell table:number-columns-repeated="2" office:value-type="float" office:value="0.4357142857" calcext:value-type="float">
            <text:p>0.4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5769230769" calcext:value-type="float">
            <text:p>0.5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" calcext:value-type="float">
            <text:p>0.0800</text:p>
          </table:table-cell>
          <table:table-cell table:number-columns-repeated="2" office:value-type="float" office:value="0.8392857143" calcext:value-type="float">
            <text:p>0.839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6805555556" calcext:value-type="float">
            <text:p>0.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5384615385" calcext:value-type="float">
            <text:p>0.5385</text:p>
          </table:table-cell>
          <table:table-cell table:number-columns-repeated="2" office:value-type="float" office:value="0.7777777778" calcext:value-type="float">
            <text:p>0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5714285714" calcext:value-type="float">
            <text:p>0.5714</text:p>
          </table:table-cell>
          <table:table-cell table:number-columns-repeated="2" office:value-type="float" office:value="0.9727272727" calcext:value-type="float">
            <text:p>0.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0555555556" calcext:value-type="float">
            <text:p>0.0556</text:p>
          </table:table-cell>
          <table:table-cell table:number-columns-repeated="2" office:value-type="float" office:value="0.4357142857" calcext:value-type="float">
            <text:p>0.4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5769230769" calcext:value-type="float">
            <text:p>0.5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" calcext:value-type="float">
            <text:p>0.0800</text:p>
          </table:table-cell>
          <table:table-cell table:number-columns-repeated="2" office:value-type="float" office:value="0.8392857143" calcext:value-type="float">
            <text:p>0.839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6805555556" calcext:value-type="float">
            <text:p>0.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5384615385" calcext:value-type="float">
            <text:p>0.5385</text:p>
          </table:table-cell>
          <table:table-cell table:number-columns-repeated="2" office:value-type="float" office:value="0.7777777778" calcext:value-type="float">
            <text:p>0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5714285714" calcext:value-type="float">
            <text:p>0.5714</text:p>
          </table:table-cell>
          <table:table-cell table:number-columns-repeated="2" office:value-type="float" office:value="0.9727272727" calcext:value-type="float">
            <text:p>0.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0555555556" calcext:value-type="float">
            <text:p>0.0556</text:p>
          </table:table-cell>
          <table:table-cell table:number-columns-repeated="2" office:value-type="float" office:value="0.4357142857" calcext:value-type="float">
            <text:p>0.4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5769230769" calcext:value-type="float">
            <text:p>0.5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" calcext:value-type="float">
            <text:p>0.0800</text:p>
          </table:table-cell>
          <table:table-cell table:number-columns-repeated="2" office:value-type="float" office:value="0.8392857143" calcext:value-type="float">
            <text:p>0.839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6805555556" calcext:value-type="float">
            <text:p>0.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5384615385" calcext:value-type="float">
            <text:p>0.5385</text:p>
          </table:table-cell>
          <table:table-cell table:number-columns-repeated="2" office:value-type="float" office:value="0.7777777778" calcext:value-type="float">
            <text:p>0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5714285714" calcext:value-type="float">
            <text:p>0.5714</text:p>
          </table:table-cell>
          <table:table-cell table:number-columns-repeated="2" office:value-type="float" office:value="0.9727272727" calcext:value-type="float">
            <text:p>0.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0555555556" calcext:value-type="float">
            <text:p>0.0556</text:p>
          </table:table-cell>
          <table:table-cell table:number-columns-repeated="2" office:value-type="float" office:value="0.4357142857" calcext:value-type="float">
            <text:p>0.4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0666666667" calcext:value-type="float">
            <text:p>0.0667</text:p>
          </table:table-cell>
          <table:table-cell table:number-columns-repeated="2" office:value-type="float" office:value="0.875" calcext:value-type="float">
            <text:p>0.8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5769230769" calcext:value-type="float">
            <text:p>0.5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08" calcext:value-type="float">
            <text:p>0.0800</text:p>
          </table:table-cell>
          <table:table-cell table:number-columns-repeated="2" office:value-type="float" office:value="0.8392857143" calcext:value-type="float">
            <text:p>0.839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gpl_incling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625" calcext:value-type="float">
            <text:p>0.6250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1];[.B20];[.B29];[.B38])" office:value-type="float" office:value="0.1666666667" calcext:value-type="float">
            <text:p>0.1667</text:p>
          </table:table-cell>
          <table:table-cell table:formula="of:=AVERAGE([.C2];[.C11];[.C20];[.C29];[.C38])" office:value-type="float" office:value="0.625" calcext:value-type="float">
            <text:p>0.6250</text:p>
          </table:table-cell>
          <table:table-cell table:formula="of:=AVERAGE([.D2];[.D11];[.D20];[.D29];[.D38])" office:value-type="float" office:value="0.625" calcext:value-type="float">
            <text:p>0.6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142857143" calcext:value-type="float">
            <text:p>0.2143</text:p>
          </table:table-cell>
          <table:table-cell table:number-columns-repeated="2" office:value-type="float" office:value="0.7407407407" calcext:value-type="float">
            <text:p>0.7407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2];[.B21];[.B30];[.B39])" office:value-type="float" office:value="0.2142857143" calcext:value-type="float">
            <text:p>0.2143</text:p>
          </table:table-cell>
          <table:table-cell table:formula="of:=AVERAGE([.C3];[.C12];[.C21];[.C30];[.C39])" office:value-type="float" office:value="0.7407407407" calcext:value-type="float">
            <text:p>0.7407</text:p>
          </table:table-cell>
          <table:table-cell table:formula="of:=AVERAGE([.D3];[.D12];[.D21];[.D30];[.D39])" office:value-type="float" office:value="0.7407407407" calcext:value-type="float">
            <text:p>0.74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25" calcext:value-type="float">
            <text:p>0.1250</text:p>
          </table:table-cell>
          <table:table-cell table:number-columns-repeated="2" office:value-type="float" office:value="0.8333333333" calcext:value-type="float">
            <text:p>0.8333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3];[.B22];[.B31];[.B40])" office:value-type="float" office:value="0.125" calcext:value-type="float">
            <text:p>0.1250</text:p>
          </table:table-cell>
          <table:table-cell table:formula="of:=AVERAGE([.C4];[.C13];[.C22];[.C31];[.C40])" office:value-type="float" office:value="0.8333333333" calcext:value-type="float">
            <text:p>0.8333</text:p>
          </table:table-cell>
          <table:table-cell table:formula="of:=AVERAGE([.D4];[.D13];[.D22];[.D31];[.D40])" office:value-type="float" office:value="0.8333333333" calcext:value-type="float">
            <text:p>0.8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5727272727" calcext:value-type="float">
            <text:p>0.5727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4];[.B23];[.B32];[.B41])" office:value-type="float" office:value="0.2307692308" calcext:value-type="float">
            <text:p>0.2308</text:p>
          </table:table-cell>
          <table:table-cell table:formula="of:=AVERAGE([.C5];[.C14];[.C23];[.C32];[.C41])" office:value-type="float" office:value="0.5727272727" calcext:value-type="float">
            <text:p>0.5727</text:p>
          </table:table-cell>
          <table:table-cell table:formula="of:=AVERAGE([.D5];[.D14];[.D23];[.D32];[.D41])" office:value-type="float" office:value="0.5727272727" calcext:value-type="float">
            <text:p>0.57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428571429" calcext:value-type="float">
            <text:p>0.1429</text:p>
          </table:table-cell>
          <table:table-cell table:number-columns-repeated="2" office:value-type="float" office:value="0.7272727273" calcext:value-type="float">
            <text:p>0.7273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5];[.B24];[.B33];[.B42])" office:value-type="float" office:value="0.1428571429" calcext:value-type="float">
            <text:p>0.1429</text:p>
          </table:table-cell>
          <table:table-cell table:formula="of:=AVERAGE([.C6];[.C15];[.C24];[.C33];[.C42])" office:value-type="float" office:value="0.7272727273" calcext:value-type="float">
            <text:p>0.7273</text:p>
          </table:table-cell>
          <table:table-cell table:formula="of:=AVERAGE([.D6];[.D15];[.D24];[.D33];[.D42])" office:value-type="float" office:value="0.7272727273" calcext:value-type="float">
            <text:p>0.72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3846153846" calcext:value-type="float">
            <text:p>0.3846</text:p>
          </table:table-cell>
          <table:table-cell table:number-columns-repeated="2" office:value-type="float" office:value="0.9444444444" calcext:value-type="float">
            <text:p>0.9444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6];[.B25];[.B34];[.B43])" office:value-type="float" office:value="0.3846153846" calcext:value-type="float">
            <text:p>0.3846</text:p>
          </table:table-cell>
          <table:table-cell table:formula="of:=AVERAGE([.C7];[.C16];[.C25];[.C34];[.C43])" office:value-type="float" office:value="0.9444444444" calcext:value-type="float">
            <text:p>0.9444</text:p>
          </table:table-cell>
          <table:table-cell table:formula="of:=AVERAGE([.D7];[.D16];[.D25];[.D34];[.D43])" office:value-type="float" office:value="0.9444444444" calcext:value-type="float">
            <text:p>0.9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176470588" calcext:value-type="float">
            <text:p>0.1176</text:p>
          </table:table-cell>
          <table:table-cell table:number-columns-repeated="2" office:value-type="float" office:value="0.8" calcext:value-type="float">
            <text:p>0.8000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7];[.B26];[.B35];[.B44])" office:value-type="float" office:value="0.1176470588" calcext:value-type="float">
            <text:p>0.1176</text:p>
          </table:table-cell>
          <table:table-cell table:formula="of:=AVERAGE([.C8];[.C17];[.C26];[.C35];[.C44])" office:value-type="float" office:value="0.8" calcext:value-type="float">
            <text:p>0.8000</text:p>
          </table:table-cell>
          <table:table-cell table:formula="of:=AVERAGE([.D8];[.D17];[.D26];[.D35];[.D44])" office:value-type="float" office:value="0.8" calcext:value-type="float">
            <text:p>0.8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6205357143" calcext:value-type="float">
            <text:p>0.6205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8];[.B27];[.B36];[.B45])" office:value-type="float" office:value="0" calcext:value-type="float">
            <text:p>0.0000</text:p>
          </table:table-cell>
          <table:table-cell table:formula="of:=AVERAGE([.C9];[.C18];[.C27];[.C36];[.C45])" office:value-type="float" office:value="0.6205357143" calcext:value-type="float">
            <text:p>0.6205</text:p>
          </table:table-cell>
          <table:table-cell table:formula="of:=AVERAGE([.D9];[.D18];[.D27];[.D36];[.D45])" office:value-type="float" office:value="0.6205357143" calcext:value-type="float">
            <text:p>0.6205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625" calcext:value-type="float">
            <text:p>0.6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142857143" calcext:value-type="float">
            <text:p>0.2143</text:p>
          </table:table-cell>
          <table:table-cell table:number-columns-repeated="2" office:value-type="float" office:value="0.7407407407" calcext:value-type="float">
            <text:p>0.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25" calcext:value-type="float">
            <text:p>0.1250</text:p>
          </table:table-cell>
          <table:table-cell table:number-columns-repeated="2" office:value-type="float" office:value="0.8333333333" calcext:value-type="float">
            <text:p>0.8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5727272727" calcext:value-type="float">
            <text:p>0.5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428571429" calcext:value-type="float">
            <text:p>0.1429</text:p>
          </table:table-cell>
          <table:table-cell table:number-columns-repeated="2" office:value-type="float" office:value="0.7272727273" calcext:value-type="float">
            <text:p>0.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3846153846" calcext:value-type="float">
            <text:p>0.3846</text:p>
          </table:table-cell>
          <table:table-cell table:number-columns-repeated="2" office:value-type="float" office:value="0.9444444444" calcext:value-type="float">
            <text:p>0.9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176470588" calcext:value-type="float">
            <text:p>0.1176</text:p>
          </table:table-cell>
          <table:table-cell table:number-columns-repeated="2" office:value-type="float" office:value="0.8" calcext:value-type="float">
            <text:p>0.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6205357143" calcext:value-type="float">
            <text:p>0.620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625" calcext:value-type="float">
            <text:p>0.6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142857143" calcext:value-type="float">
            <text:p>0.2143</text:p>
          </table:table-cell>
          <table:table-cell table:number-columns-repeated="2" office:value-type="float" office:value="0.7407407407" calcext:value-type="float">
            <text:p>0.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25" calcext:value-type="float">
            <text:p>0.1250</text:p>
          </table:table-cell>
          <table:table-cell table:number-columns-repeated="2" office:value-type="float" office:value="0.8333333333" calcext:value-type="float">
            <text:p>0.8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5727272727" calcext:value-type="float">
            <text:p>0.5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428571429" calcext:value-type="float">
            <text:p>0.1429</text:p>
          </table:table-cell>
          <table:table-cell table:number-columns-repeated="2" office:value-type="float" office:value="0.7272727273" calcext:value-type="float">
            <text:p>0.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3846153846" calcext:value-type="float">
            <text:p>0.3846</text:p>
          </table:table-cell>
          <table:table-cell table:number-columns-repeated="2" office:value-type="float" office:value="0.9444444444" calcext:value-type="float">
            <text:p>0.9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176470588" calcext:value-type="float">
            <text:p>0.1176</text:p>
          </table:table-cell>
          <table:table-cell table:number-columns-repeated="2" office:value-type="float" office:value="0.8" calcext:value-type="float">
            <text:p>0.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6205357143" calcext:value-type="float">
            <text:p>0.620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625" calcext:value-type="float">
            <text:p>0.6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142857143" calcext:value-type="float">
            <text:p>0.2143</text:p>
          </table:table-cell>
          <table:table-cell table:number-columns-repeated="2" office:value-type="float" office:value="0.7407407407" calcext:value-type="float">
            <text:p>0.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25" calcext:value-type="float">
            <text:p>0.1250</text:p>
          </table:table-cell>
          <table:table-cell table:number-columns-repeated="2" office:value-type="float" office:value="0.8333333333" calcext:value-type="float">
            <text:p>0.8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5727272727" calcext:value-type="float">
            <text:p>0.5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428571429" calcext:value-type="float">
            <text:p>0.1429</text:p>
          </table:table-cell>
          <table:table-cell table:number-columns-repeated="2" office:value-type="float" office:value="0.7272727273" calcext:value-type="float">
            <text:p>0.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3846153846" calcext:value-type="float">
            <text:p>0.3846</text:p>
          </table:table-cell>
          <table:table-cell table:number-columns-repeated="2" office:value-type="float" office:value="0.9444444444" calcext:value-type="float">
            <text:p>0.9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176470588" calcext:value-type="float">
            <text:p>0.1176</text:p>
          </table:table-cell>
          <table:table-cell table:number-columns-repeated="2" office:value-type="float" office:value="0.8" calcext:value-type="float">
            <text:p>0.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6205357143" calcext:value-type="float">
            <text:p>0.620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office:value-type="float" office:value="0.1666666667" calcext:value-type="float">
            <text:p>0.1667</text:p>
          </table:table-cell>
          <table:table-cell table:number-columns-repeated="2" office:value-type="float" office:value="0.625" calcext:value-type="float">
            <text:p>0.6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office:value-type="float" office:value="0.2142857143" calcext:value-type="float">
            <text:p>0.2143</text:p>
          </table:table-cell>
          <table:table-cell table:number-columns-repeated="2" office:value-type="float" office:value="0.7407407407" calcext:value-type="float">
            <text:p>0.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office:value-type="float" office:value="0.125" calcext:value-type="float">
            <text:p>0.1250</text:p>
          </table:table-cell>
          <table:table-cell table:number-columns-repeated="2" office:value-type="float" office:value="0.8333333333" calcext:value-type="float">
            <text:p>0.8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2307692308" calcext:value-type="float">
            <text:p>0.2308</text:p>
          </table:table-cell>
          <table:table-cell table:number-columns-repeated="2" office:value-type="float" office:value="0.5727272727" calcext:value-type="float">
            <text:p>0.5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office:value-type="float" office:value="0.1428571429" calcext:value-type="float">
            <text:p>0.1429</text:p>
          </table:table-cell>
          <table:table-cell table:number-columns-repeated="2" office:value-type="float" office:value="0.7272727273" calcext:value-type="float">
            <text:p>0.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3846153846" calcext:value-type="float">
            <text:p>0.3846</text:p>
          </table:table-cell>
          <table:table-cell table:number-columns-repeated="2" office:value-type="float" office:value="0.9444444444" calcext:value-type="float">
            <text:p>0.9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office:value-type="float" office:value="0.1176470588" calcext:value-type="float">
            <text:p>0.1176</text:p>
          </table:table-cell>
          <table:table-cell table:number-columns-repeated="2" office:value-type="float" office:value="0.8" calcext:value-type="float">
            <text:p>0.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6205357143" calcext:value-type="float">
            <text:p>0.620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gpl_random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.0769230769230769" calcext:value-type="float">
            <text:p>0.0769230769</text:p>
          </table:table-cell>
          <table:table-cell table:number-columns-repeated="2" table:style-name="Default" office:value-type="float" office:value="0.609375" calcext:value-type="float">
            <text:p>0.609375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1];[.B20];[.B29];[.B38])" office:value-type="float" office:value="0.118648018648019" calcext:value-type="float">
            <text:p>0.1186</text:p>
          </table:table-cell>
          <table:table-cell table:formula="of:=AVERAGE([.C2];[.C11];[.C20];[.C29];[.C38])" office:value-type="float" office:value="0.615625" calcext:value-type="float">
            <text:p>0.6156</text:p>
          </table:table-cell>
          <table:table-cell table:formula="of:=AVERAGE([.D2];[.D11];[.D20];[.D29];[.D38])" office:value-type="float" office:value="0.615625" calcext:value-type="float">
            <text:p>0.6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.133333333333333" calcext:value-type="float">
            <text:p>0.1333333333</text:p>
          </table:table-cell>
          <table:table-cell table:number-columns-repeated="2" table:style-name="Default" office:value-type="float" office:value="0.716049382716049" calcext:value-type="float">
            <text:p>0.7160493827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2];[.B21];[.B30];[.B39])" office:value-type="float" office:value="0.170228937728938" calcext:value-type="float">
            <text:p>0.1702</text:p>
          </table:table-cell>
          <table:table-cell table:formula="of:=AVERAGE([.C3];[.C12];[.C21];[.C30];[.C39])" office:value-type="float" office:value="0.730864197530864" calcext:value-type="float">
            <text:p>0.7309</text:p>
          </table:table-cell>
          <table:table-cell table:formula="of:=AVERAGE([.D3];[.D12];[.D21];[.D30];[.D39])" office:value-type="float" office:value="0.730864197530864" calcext:value-type="float">
            <text:p>0.73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588235294117647" calcext:value-type="float">
            <text:p>0.0588235294</text:p>
          </table:table-cell>
          <table:table-cell table:number-columns-repeated="2" table:style-name="Default" office:value-type="float" office:value="0.655555555555556" calcext:value-type="float">
            <text:p>0.6555555556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3];[.B22];[.B31];[.B40])" office:value-type="float" office:value="0.0885294117647059" calcext:value-type="float">
            <text:p>0.0885</text:p>
          </table:table-cell>
          <table:table-cell table:formula="of:=AVERAGE([.C4];[.C13];[.C22];[.C31];[.C40])" office:value-type="float" office:value="0.748888888888889" calcext:value-type="float">
            <text:p>0.7489</text:p>
          </table:table-cell>
          <table:table-cell table:formula="of:=AVERAGE([.D4];[.D13];[.D22];[.D31];[.D40])" office:value-type="float" office:value="0.748888888888889" calcext:value-type="float">
            <text:p>0.74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0666666666666667" calcext:value-type="float">
            <text:p>0.0666666667</text:p>
          </table:table-cell>
          <table:table-cell table:number-columns-repeated="2" table:style-name="Default" office:value-type="float" office:value="0.472727272727273" calcext:value-type="float">
            <text:p>0.4727272727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4];[.B23];[.B32];[.B41])" office:value-type="float" office:value="0.127371794871795" calcext:value-type="float">
            <text:p>0.1274</text:p>
          </table:table-cell>
          <table:table-cell table:formula="of:=AVERAGE([.C5];[.C14];[.C23];[.C32];[.C41])" office:value-type="float" office:value="0.549636363636364" calcext:value-type="float">
            <text:p>0.5496</text:p>
          </table:table-cell>
          <table:table-cell table:formula="of:=AVERAGE([.D5];[.D14];[.D23];[.D32];[.D41])" office:value-type="float" office:value="0.549636363636364" calcext:value-type="float">
            <text:p>0.5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45454545454546" calcext:value-type="float">
            <text:p>0.5454545455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5];[.B24];[.B33];[.B42])" office:value-type="float" office:value="0.0937885154061624" calcext:value-type="float">
            <text:p>0.0938</text:p>
          </table:table-cell>
          <table:table-cell table:formula="of:=AVERAGE([.C6];[.C15];[.C24];[.C33];[.C42])" office:value-type="float" office:value="0.627474747474748" calcext:value-type="float">
            <text:p>0.6275</text:p>
          </table:table-cell>
          <table:table-cell table:formula="of:=AVERAGE([.D6];[.D15];[.D24];[.D33];[.D42])" office:value-type="float" office:value="0.627474747474748" calcext:value-type="float">
            <text:p>0.62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111111111111111" calcext:value-type="float">
            <text:p>0.1111111111</text:p>
          </table:table-cell>
          <table:table-cell table:number-columns-repeated="2" table:style-name="Default" office:value-type="float" office:value="0.75" calcext:value-type="float">
            <text:p>0.75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6];[.B25];[.B34];[.B43])" office:value-type="float" office:value="0.0785001719986239" calcext:value-type="float">
            <text:p>0.0785</text:p>
          </table:table-cell>
          <table:table-cell table:formula="of:=AVERAGE([.C7];[.C16];[.C25];[.C34];[.C43])" office:value-type="float" office:value="0.72" calcext:value-type="float">
            <text:p>0.7200</text:p>
          </table:table-cell>
          <table:table-cell table:formula="of:=AVERAGE([.D7];[.D16];[.D25];[.D34];[.D43])" office:value-type="float" office:value="0.72" calcext:value-type="float">
            <text:p>0.7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0.75974025974026" calcext:value-type="float">
            <text:p>0.7597402597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7];[.B26];[.B35];[.B44])" office:value-type="float" office:value="0.096608187134503" calcext:value-type="float">
            <text:p>0.0966</text:p>
          </table:table-cell>
          <table:table-cell table:formula="of:=AVERAGE([.C8];[.C17];[.C26];[.C35];[.C44])" office:value-type="float" office:value="0.694805194805195" calcext:value-type="float">
            <text:p>0.6948</text:p>
          </table:table-cell>
          <table:table-cell table:formula="of:=AVERAGE([.D8];[.D17];[.D26];[.D35];[.D44])" office:value-type="float" office:value="0.694805194805195" calcext:value-type="float">
            <text:p>0.69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.0833333333333333" calcext:value-type="float">
            <text:p>0.0833333333</text:p>
          </table:table-cell>
          <table:table-cell table:number-columns-repeated="2" table:style-name="Default" office:value-type="float" office:value="0.625" calcext:value-type="float">
            <text:p>0.625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8];[.B27];[.B36];[.B45])" office:value-type="float" office:value="0.0677536231884059" calcext:value-type="float">
            <text:p>0.0678</text:p>
          </table:table-cell>
          <table:table-cell table:formula="of:=AVERAGE([.C9];[.C18];[.C27];[.C36];[.C45])" office:value-type="float" office:value="0.623928571428571" calcext:value-type="float">
            <text:p>0.6239</text:p>
          </table:table-cell>
          <table:table-cell table:formula="of:=AVERAGE([.D9];[.D18];[.D27];[.D36];[.D45])" office:value-type="float" office:value="0.623928571428571" calcext:value-type="float">
            <text:p>0.6239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9375" calcext:value-type="float">
            <text:p>0.59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.214285714285714" calcext:value-type="float">
            <text:p>0.2142857143</text:p>
          </table:table-cell>
          <table:table-cell table:number-columns-repeated="2" table:style-name="Default" office:value-type="float" office:value="0.765432098765432" calcext:value-type="float">
            <text:p>0.7654320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0588235294117647" calcext:value-type="float">
            <text:p>0.0588235294</text:p>
          </table:table-cell>
          <table:table-cell table:number-columns-repeated="2" table:style-name="Default" office:value-type="float" office:value="0.811111111111111" calcext:value-type="float">
            <text:p>0.811111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0666666666666667" calcext:value-type="float">
            <text:p>0.0666666667</text:p>
          </table:table-cell>
          <table:table-cell table:number-columns-repeated="2" table:style-name="Default" office:value-type="float" office:value="0.445454545454545" calcext:value-type="float">
            <text:p>0.445454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133333333333333" calcext:value-type="float">
            <text:p>0.1333333333</text:p>
          </table:table-cell>
          <table:table-cell table:number-columns-repeated="2" table:style-name="Default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555555555555556" calcext:value-type="float">
            <text:p>0.0555555556</text:p>
          </table:table-cell>
          <table:table-cell table:number-columns-repeated="2" table:style-name="Default" office:value-type="float" office:value="0.666666666666667" calcext:value-type="float">
            <text:p>0.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111111111111111" calcext:value-type="float">
            <text:p>0.1111111111</text:p>
          </table:table-cell>
          <table:table-cell table:number-columns-repeated="2" table:style-name="Default" office:value-type="float" office:value="0.662337662337662" calcext:value-type="float">
            <text:p>0.6623376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.0416666666666667" calcext:value-type="float">
            <text:p>0.0416666667</text:p>
          </table:table-cell>
          <table:table-cell table:number-columns-repeated="2" table:style-name="Default" office:value-type="float" office:value="0.620535714285714" calcext:value-type="float">
            <text:p>0.620535714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.272727272727273" calcext:value-type="float">
            <text:p>0.2727272727</text:p>
          </table:table-cell>
          <table:table-cell table:number-columns-repeated="2" table:style-name="Default" office:value-type="float" office:value="0.65625" calcext:value-type="float">
            <text:p>0.6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.133333333333333" calcext:value-type="float">
            <text:p>0.1333333333</text:p>
          </table:table-cell>
          <table:table-cell table:number-columns-repeated="2" table:style-name="Default" office:value-type="float" office:value="0.679012345679012" calcext:value-type="float">
            <text:p>0.6790123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0.788888888888889" calcext:value-type="float">
            <text:p>0.788888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133333333333333" calcext:value-type="float">
            <text:p>0.1333333333</text:p>
          </table:table-cell>
          <table:table-cell table:number-columns-repeated="2" table:style-name="Default" office:value-type="float" office:value="0.62" calcext:value-type="float">
            <text:p>0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214285714285714" calcext:value-type="float">
            <text:p>0.2142857143</text:p>
          </table:table-cell>
          <table:table-cell table:number-columns-repeated="2" table:style-name="Default" office:value-type="float" office:value="0.707070707070707" calcext:value-type="float">
            <text:p>0.7070707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555555555555556" calcext:value-type="float">
            <text:p>0.0555555556</text:p>
          </table:table-cell>
          <table:table-cell table:number-columns-repeated="2" table:style-name="Default" office:value-type="float" office:value="0.683333333333333" calcext:value-type="float">
            <text:p>0.68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0.662337662337662" calcext:value-type="float">
            <text:p>0.6623376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.0833333333333333" calcext:value-type="float">
            <text:p>0.0833333333</text:p>
          </table:table-cell>
          <table:table-cell table:number-columns-repeated="2" table:style-name="Default" office:value-type="float" office:value="0.65" calcext:value-type="float">
            <text:p>0.6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.0769230769230769" calcext:value-type="float">
            <text:p>0.0769230769</text:p>
          </table:table-cell>
          <table:table-cell table:number-columns-repeated="2" table:style-name="Default" office:value-type="float" office:value="0.59375" calcext:value-type="float">
            <text:p>0.59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.0625" calcext:value-type="float">
            <text:p>0.0625</text:p>
          </table:table-cell>
          <table:table-cell table:number-columns-repeated="2" table:style-name="Default" office:value-type="float" office:value="0.691358024691358" calcext:value-type="float">
            <text:p>0.6913580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.125" calcext:value-type="float">
            <text:p>0.125</text:p>
          </table:table-cell>
          <table:table-cell table:number-columns-repeated="2" table:style-name="Default" office:value-type="float" office:value="0.744444444444444" calcext:value-type="float">
            <text:p>0.7444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307692307692308" calcext:value-type="float">
            <text:p>0.3076923077</text:p>
          </table:table-cell>
          <table:table-cell table:number-columns-repeated="2" table:style-name="Default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625" calcext:value-type="float">
            <text:p>0.0625</text:p>
          </table:table-cell>
          <table:table-cell table:number-columns-repeated="2" table:style-name="Default" office:value-type="float" office:value="0.666666666666667" calcext:value-type="float">
            <text:p>0.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117647058823529" calcext:value-type="float">
            <text:p>0.1176470588</text:p>
          </table:table-cell>
          <table:table-cell table:number-columns-repeated="2" table:style-name="Default" office:value-type="float" office:value="0.708333333333333" calcext:value-type="float">
            <text:p>0.708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105263157894737" calcext:value-type="float">
            <text:p>0.1052631579</text:p>
          </table:table-cell>
          <table:table-cell table:number-columns-repeated="2" table:style-name="Default" office:value-type="float" office:value="0.636363636363636" calcext:value-type="float">
            <text:p>0.6363636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11607142857143" calcext:value-type="float">
            <text:p>0.611607142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.166666666666667" calcext:value-type="float">
            <text:p>0.1666666667</text:p>
          </table:table-cell>
          <table:table-cell table:number-columns-repeated="2" table:style-name="Default"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.307692307692308" calcext:value-type="float">
            <text:p>0.3076923077</text:p>
          </table:table-cell>
          <table:table-cell table:number-columns-repeated="2" table:style-name="Default" office:value-type="float" office:value="0.802469135802469" calcext:value-type="float">
            <text:p>0.8024691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4444444444444" calcext:value-type="float">
            <text:p>0.7444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.0625" calcext:value-type="float">
            <text:p>0.0625</text:p>
          </table:table-cell>
          <table:table-cell table:number-columns-repeated="2" table:style-name="Default" office:value-type="float" office:value="0.61" calcext:value-type="float">
            <text:p>0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588235294117647" calcext:value-type="float">
            <text:p>0.0588235294</text:p>
          </table:table-cell>
          <table:table-cell table:number-columns-repeated="2" table:style-name="Default" office:value-type="float" office:value="0.618181818181818" calcext:value-type="float">
            <text:p>0.618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526315789473684" calcext:value-type="float">
            <text:p>0.0526315789</text:p>
          </table:table-cell>
          <table:table-cell table:number-columns-repeated="2" table:style-name="Default" office:value-type="float" office:value="0.791666666666667" calcext:value-type="float">
            <text:p>0.791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166666666666667" calcext:value-type="float">
            <text:p>0.1666666667</text:p>
          </table:table-cell>
          <table:table-cell table:number-columns-repeated="2" table:style-name="Default" office:value-type="float" office:value="0.753246753246753" calcext:value-type="float">
            <text:p>0.7532467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.130434782608696" calcext:value-type="float">
            <text:p>0.1304347826</text:p>
          </table:table-cell>
          <table:table-cell table:number-columns-repeated="2" table:style-name="Default" office:value-type="float" office:value="0.6125" calcext:value-type="float">
            <text:p>0.612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gpl_preservative" table:style-name="ta1">
        <table:table-column table:style-name="co21" table:default-cell-style-name="ce1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number-columns-repeated="3" office:value-type="float" office:value="0.5454545455" calcext:value-type="float">
            <text:p>0.5455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1];[.B20];[.B29];[.B38])" office:value-type="float" office:value="0.5454545455" calcext:value-type="float">
            <text:p>0.5455</text:p>
          </table:table-cell>
          <table:table-cell table:formula="of:=AVERAGE([.C2];[.C11];[.C20];[.C29];[.C38])" office:value-type="float" office:value="0.5454545455" calcext:value-type="float">
            <text:p>0.5455</text:p>
          </table:table-cell>
          <table:table-cell table:formula="of:=AVERAGE([.D2];[.D11];[.D20];[.D29];[.D38])" office:value-type="float" office:value="0.5454545455" calcext:value-type="float">
            <text:p>0.5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number-columns-repeated="3" office:value-type="float" office:value="0.7857142857" calcext:value-type="float">
            <text:p>0.7857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2];[.B21];[.B30];[.B39])" office:value-type="float" office:value="0.7857142857" calcext:value-type="float">
            <text:p>0.7857</text:p>
          </table:table-cell>
          <table:table-cell table:formula="of:=AVERAGE([.C3];[.C12];[.C21];[.C30];[.C39])" office:value-type="float" office:value="0.7857142857" calcext:value-type="float">
            <text:p>0.7857</text:p>
          </table:table-cell>
          <table:table-cell table:formula="of:=AVERAGE([.D3];[.D12];[.D21];[.D30];[.D39])" office:value-type="float" office:value="0.7857142857" calcext:value-type="float">
            <text:p>0.78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number-columns-repeated="3" office:value-type="float" office:value="0.6666666667" calcext:value-type="float">
            <text:p>0.6667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3];[.B22];[.B31];[.B40])" office:value-type="float" office:value="0.6666666667" calcext:value-type="float">
            <text:p>0.6667</text:p>
          </table:table-cell>
          <table:table-cell table:formula="of:=AVERAGE([.C4];[.C13];[.C22];[.C31];[.C40])" office:value-type="float" office:value="0.6666666667" calcext:value-type="float">
            <text:p>0.6667</text:p>
          </table:table-cell>
          <table:table-cell table:formula="of:=AVERAGE([.D4];[.D13];[.D22];[.D31];[.D40])" office:value-type="float" office:value="0.6666666667" calcext:value-type="float">
            <text:p>0.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56" calcext:value-type="float">
            <text:p>0.5600</text:p>
          </table:table-cell>
          <table:table-cell table:number-columns-repeated="2" office:value-type="float" office:value="0.6791666667" calcext:value-type="float">
            <text:p>0.6792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4];[.B23];[.B32];[.B41])" office:value-type="float" office:value="0.56" calcext:value-type="float">
            <text:p>0.5600</text:p>
          </table:table-cell>
          <table:table-cell table:formula="of:=AVERAGE([.C5];[.C14];[.C23];[.C32];[.C41])" office:value-type="float" office:value="0.6791666667" calcext:value-type="float">
            <text:p>0.6792</text:p>
          </table:table-cell>
          <table:table-cell table:formula="of:=AVERAGE([.D5];[.D14];[.D23];[.D32];[.D41])" office:value-type="float" office:value="0.6791666667" calcext:value-type="float">
            <text:p>0.67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number-columns-repeated="3" office:value-type="float" office:value="0.72" calcext:value-type="float">
            <text:p>0.7200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5];[.B24];[.B33];[.B42])" office:value-type="float" office:value="0.72" calcext:value-type="float">
            <text:p>0.7200</text:p>
          </table:table-cell>
          <table:table-cell table:formula="of:=AVERAGE([.C6];[.C15];[.C24];[.C33];[.C42])" office:value-type="float" office:value="0.72" calcext:value-type="float">
            <text:p>0.7200</text:p>
          </table:table-cell>
          <table:table-cell table:formula="of:=AVERAGE([.D6];[.D15];[.D24];[.D33];[.D42])" office:value-type="float" office:value="0.72" calcext:value-type="float">
            <text:p>0.7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4210526316" calcext:value-type="float">
            <text:p>0.4211</text:p>
          </table:table-cell>
          <table:table-cell table:number-columns-repeated="2" office:value-type="float" office:value="0.4449404762" calcext:value-type="float">
            <text:p>0.4449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6];[.B25];[.B34];[.B43])" office:value-type="float" office:value="0.4210526316" calcext:value-type="float">
            <text:p>0.4211</text:p>
          </table:table-cell>
          <table:table-cell table:formula="of:=AVERAGE([.C7];[.C16];[.C25];[.C34];[.C43])" office:value-type="float" office:value="0.4449404762" calcext:value-type="float">
            <text:p>0.4449</text:p>
          </table:table-cell>
          <table:table-cell table:formula="of:=AVERAGE([.D7];[.D16];[.D25];[.D34];[.D43])" office:value-type="float" office:value="0.4449404762" calcext:value-type="float">
            <text:p>0.44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number-columns-repeated="3" office:value-type="float" office:value="0.8235294118" calcext:value-type="float">
            <text:p>0.8235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7];[.B26];[.B35];[.B44])" office:value-type="float" office:value="0.8235294118" calcext:value-type="float">
            <text:p>0.8235</text:p>
          </table:table-cell>
          <table:table-cell table:formula="of:=AVERAGE([.C8];[.C17];[.C26];[.C35];[.C44])" office:value-type="float" office:value="0.8235294118" calcext:value-type="float">
            <text:p>0.8235</text:p>
          </table:table-cell>
          <table:table-cell table:formula="of:=AVERAGE([.D8];[.D17];[.D26];[.D35];[.D44])" office:value-type="float" office:value="0.8235294118" calcext:value-type="float">
            <text:p>0.82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7272727273" calcext:value-type="float">
            <text:p>0.7273</text:p>
          </table:table-cell>
          <table:table-cell table:number-columns-repeated="2" office:value-type="float" office:value="0.8776408451" calcext:value-type="float">
            <text:p>0.8776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8];[.B27];[.B36];[.B45])" office:value-type="float" office:value="0.7272727273" calcext:value-type="float">
            <text:p>0.7273</text:p>
          </table:table-cell>
          <table:table-cell table:formula="of:=AVERAGE([.C9];[.C18];[.C27];[.C36];[.C45])" office:value-type="float" office:value="0.8776408451" calcext:value-type="float">
            <text:p>0.8776</text:p>
          </table:table-cell>
          <table:table-cell table:formula="of:=AVERAGE([.D9];[.D18];[.D27];[.D36];[.D45])" office:value-type="float" office:value="0.8776408451" calcext:value-type="float">
            <text:p>0.8776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number-columns-repeated="3" office:value-type="float" office:value="0.5454545455" calcext:value-type="float">
            <text:p>0.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number-columns-repeated="3" office:value-type="float" office:value="0.7857142857" calcext:value-type="float">
            <text:p>0.7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number-columns-repeated="3" office:value-type="float" office:value="0.6666666667" calcext:value-type="float">
            <text:p>0.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56" calcext:value-type="float">
            <text:p>0.5600</text:p>
          </table:table-cell>
          <table:table-cell table:number-columns-repeated="2" office:value-type="float" office:value="0.6791666667" calcext:value-type="float">
            <text:p>0.6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number-columns-repeated="3" office:value-type="float" office:value="0.72" calcext:value-type="float">
            <text:p>0.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4210526316" calcext:value-type="float">
            <text:p>0.4211</text:p>
          </table:table-cell>
          <table:table-cell table:number-columns-repeated="2" office:value-type="float" office:value="0.4449404762" calcext:value-type="float">
            <text:p>0.4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number-columns-repeated="3" office:value-type="float" office:value="0.8235294118" calcext:value-type="float">
            <text:p>0.8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7272727273" calcext:value-type="float">
            <text:p>0.7273</text:p>
          </table:table-cell>
          <table:table-cell table:number-columns-repeated="2" office:value-type="float" office:value="0.8776408451" calcext:value-type="float">
            <text:p>0.8776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number-columns-repeated="3" office:value-type="float" office:value="0.5454545455" calcext:value-type="float">
            <text:p>0.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number-columns-repeated="3" office:value-type="float" office:value="0.7857142857" calcext:value-type="float">
            <text:p>0.7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number-columns-repeated="3" office:value-type="float" office:value="0.6666666667" calcext:value-type="float">
            <text:p>0.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56" calcext:value-type="float">
            <text:p>0.5600</text:p>
          </table:table-cell>
          <table:table-cell table:number-columns-repeated="2" office:value-type="float" office:value="0.6791666667" calcext:value-type="float">
            <text:p>0.6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number-columns-repeated="3" office:value-type="float" office:value="0.72" calcext:value-type="float">
            <text:p>0.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4210526316" calcext:value-type="float">
            <text:p>0.4211</text:p>
          </table:table-cell>
          <table:table-cell table:number-columns-repeated="2" office:value-type="float" office:value="0.4449404762" calcext:value-type="float">
            <text:p>0.4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number-columns-repeated="3" office:value-type="float" office:value="0.8235294118" calcext:value-type="float">
            <text:p>0.8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7272727273" calcext:value-type="float">
            <text:p>0.7273</text:p>
          </table:table-cell>
          <table:table-cell table:number-columns-repeated="2" office:value-type="float" office:value="0.8776408451" calcext:value-type="float">
            <text:p>0.8776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number-columns-repeated="3" office:value-type="float" office:value="0.5454545455" calcext:value-type="float">
            <text:p>0.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number-columns-repeated="3" office:value-type="float" office:value="0.7857142857" calcext:value-type="float">
            <text:p>0.7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number-columns-repeated="3" office:value-type="float" office:value="0.6666666667" calcext:value-type="float">
            <text:p>0.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56" calcext:value-type="float">
            <text:p>0.5600</text:p>
          </table:table-cell>
          <table:table-cell table:number-columns-repeated="2" office:value-type="float" office:value="0.6791666667" calcext:value-type="float">
            <text:p>0.6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number-columns-repeated="3" office:value-type="float" office:value="0.72" calcext:value-type="float">
            <text:p>0.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4210526316" calcext:value-type="float">
            <text:p>0.4211</text:p>
          </table:table-cell>
          <table:table-cell table:number-columns-repeated="2" office:value-type="float" office:value="0.4449404762" calcext:value-type="float">
            <text:p>0.4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number-columns-repeated="3" office:value-type="float" office:value="0.8235294118" calcext:value-type="float">
            <text:p>0.8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7272727273" calcext:value-type="float">
            <text:p>0.7273</text:p>
          </table:table-cell>
          <table:table-cell table:number-columns-repeated="2" office:value-type="float" office:value="0.8776408451" calcext:value-type="float">
            <text:p>0.8776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number-columns-repeated="3" office:value-type="float" office:value="0.5454545455" calcext:value-type="float">
            <text:p>0.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number-columns-repeated="3" office:value-type="float" office:value="0.7857142857" calcext:value-type="float">
            <text:p>0.7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number-columns-repeated="3" office:value-type="float" office:value="0.6666666667" calcext:value-type="float">
            <text:p>0.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office:value-type="float" office:value="0.56" calcext:value-type="float">
            <text:p>0.5600</text:p>
          </table:table-cell>
          <table:table-cell table:number-columns-repeated="2" office:value-type="float" office:value="0.6791666667" calcext:value-type="float">
            <text:p>0.6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number-columns-repeated="3" office:value-type="float" office:value="0.72" calcext:value-type="float">
            <text:p>0.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office:value-type="float" office:value="0.4210526316" calcext:value-type="float">
            <text:p>0.4211</text:p>
          </table:table-cell>
          <table:table-cell table:number-columns-repeated="2" office:value-type="float" office:value="0.4449404762" calcext:value-type="float">
            <text:p>0.4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number-columns-repeated="3" office:value-type="float" office:value="0.8235294118" calcext:value-type="float">
            <text:p>0.8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office:value-type="float" office:value="0.7272727273" calcext:value-type="float">
            <text:p>0.7273</text:p>
          </table:table-cell>
          <table:table-cell table:number-columns-repeated="2" office:value-type="float" office:value="0.8776408451" calcext:value-type="float">
            <text:p>0.8776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L_BP" table:style-name="ta1">
        <table:table-column table:style-name="co2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29" table:default-cell-style-name="ce1"/>
        <table:table-row table:style-name="ro1">
          <table:table-cell office:value-type="string" calcext:value-type="string">
            <text:p>ROIC_Chvatal</text:p>
          </table:table-cell>
          <table:table-cell office:value-type="string" calcext:value-type="string">
            <text:p>MSOC_Chvatal</text:p>
          </table:table-cell>
          <table:table-cell office:value-type="string" calcext:value-type="string">
            <text:p>FIMDC_Chvatal</text:p>
          </table:table-cell>
          <table:table-cell office:value-type="string" calcext:value-type="string">
            <text:p>ROIC_ICPL</text:p>
          </table:table-cell>
          <table:table-cell office:value-type="string" calcext:value-type="string">
            <text:p>MSOC_ICPL</text:p>
          </table:table-cell>
          <table:table-cell office:value-type="string" calcext:value-type="string">
            <text:p>FIMDC_ICPL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formula="of:=[stab_gpl_chvatal.G2]" office:value-type="float" office:value="0.0714285714" calcext:value-type="float">
            <text:p>0.0714</text:p>
          </table:table-cell>
          <table:table-cell table:formula="of:=[stab_gpl_chvatal.H2]" office:value-type="float" office:value="0.765625" calcext:value-type="float">
            <text:p>0.7656</text:p>
          </table:table-cell>
          <table:table-cell table:formula="of:=[stab_gpl_chvatal.I2]" office:value-type="float" office:value="0.765625" calcext:value-type="float">
            <text:p>0.7656</text:p>
          </table:table-cell>
          <table:table-cell table:formula="of:=[stab_gpl_icpl.G2]" office:value-type="float" office:value="0.0666666667" calcext:value-type="float">
            <text:p>0.0667</text:p>
          </table:table-cell>
          <table:table-cell table:formula="of:=[stab_gpl_icpl.H2]" office:value-type="float" office:value="0.6805555556" calcext:value-type="float">
            <text:p>0.6806</text:p>
          </table:table-cell>
          <table:table-cell table:formula="of:=[stab_gpl_icpl.I2]" office:value-type="float" office:value="0.6805555556" calcext:value-type="float">
            <text:p>0.6806</text:p>
          </table:table-cell>
          <table:table-cell table:formula="of:=[stab_gpl_incling.G2]" office:value-type="float" office:value="0.1666666667" calcext:value-type="float">
            <text:p>0.1667</text:p>
          </table:table-cell>
          <table:table-cell table:formula="of:=[stab_gpl_incling.H2]" office:value-type="float" office:value="0.625" calcext:value-type="float">
            <text:p>0.6250</text:p>
          </table:table-cell>
          <table:table-cell table:formula="of:=[stab_gpl_incling.I2]" office:value-type="float" office:value="0.625" calcext:value-type="float">
            <text:p>0.6250</text:p>
          </table:table-cell>
          <table:table-cell table:formula="of:=[stab_gpl_random.G2]" office:value-type="float" office:value="0.118648018648019" calcext:value-type="float">
            <text:p>0.1186</text:p>
          </table:table-cell>
          <table:table-cell table:formula="of:=[stab_gpl_random.H2]" office:value-type="float" office:value="0.615625" calcext:value-type="float">
            <text:p>0.6156</text:p>
          </table:table-cell>
          <table:table-cell table:formula="of:=[stab_gpl_random.I2]" office:value-type="float" office:value="0.615625" calcext:value-type="float">
            <text:p>0.6156</text:p>
          </table:table-cell>
          <table:table-cell table:formula="of:=[stab_gpl_preservative.G2]" office:value-type="float" office:value="0.5454545455" calcext:value-type="float">
            <text:p>0.5455</text:p>
          </table:table-cell>
          <table:table-cell table:formula="of:=[stab_gpl_preservative.H2]" office:value-type="float" office:value="0.5454545455" calcext:value-type="float">
            <text:p>0.5455</text:p>
          </table:table-cell>
          <table:table-cell table:formula="of:=[stab_gpl_preservative.I2]" office:value-type="float" office:value="0.5454545455" calcext:value-type="float">
            <text:p>0.5455</text:p>
          </table:table-cell>
        </table:table-row>
        <table:table-row table:style-name="ro1">
          <table:table-cell table:formula="of:=[stab_gpl_chvatal.G3]" office:value-type="float" office:value="0.2857142857" calcext:value-type="float">
            <text:p>0.2857</text:p>
          </table:table-cell>
          <table:table-cell table:formula="of:=[stab_gpl_chvatal.H3]" office:value-type="float" office:value="0.7111111111" calcext:value-type="float">
            <text:p>0.7111</text:p>
          </table:table-cell>
          <table:table-cell table:formula="of:=[stab_gpl_chvatal.I3]" office:value-type="float" office:value="0.7111111111" calcext:value-type="float">
            <text:p>0.7111</text:p>
          </table:table-cell>
          <table:table-cell table:formula="of:=[stab_gpl_icpl.G3]" office:value-type="float" office:value="0.5384615385" calcext:value-type="float">
            <text:p>0.5385</text:p>
          </table:table-cell>
          <table:table-cell table:formula="of:=[stab_gpl_icpl.H3]" office:value-type="float" office:value="0.7777777778" calcext:value-type="float">
            <text:p>0.7778</text:p>
          </table:table-cell>
          <table:table-cell table:formula="of:=[stab_gpl_icpl.I3]" office:value-type="float" office:value="0.7777777778" calcext:value-type="float">
            <text:p>0.7778</text:p>
          </table:table-cell>
          <table:table-cell table:formula="of:=[stab_gpl_incling.G3]" office:value-type="float" office:value="0.2142857143" calcext:value-type="float">
            <text:p>0.2143</text:p>
          </table:table-cell>
          <table:table-cell table:formula="of:=[stab_gpl_incling.H3]" office:value-type="float" office:value="0.7407407407" calcext:value-type="float">
            <text:p>0.7407</text:p>
          </table:table-cell>
          <table:table-cell table:formula="of:=[stab_gpl_incling.I3]" office:value-type="float" office:value="0.7407407407" calcext:value-type="float">
            <text:p>0.7407</text:p>
          </table:table-cell>
          <table:table-cell table:formula="of:=[stab_gpl_random.G3]" office:value-type="float" office:value="0.170228937728938" calcext:value-type="float">
            <text:p>0.1702</text:p>
          </table:table-cell>
          <table:table-cell table:formula="of:=[stab_gpl_random.H3]" office:value-type="float" office:value="0.730864197530864" calcext:value-type="float">
            <text:p>0.7309</text:p>
          </table:table-cell>
          <table:table-cell table:formula="of:=[stab_gpl_random.I3]" office:value-type="float" office:value="0.730864197530864" calcext:value-type="float">
            <text:p>0.7309</text:p>
          </table:table-cell>
          <table:table-cell table:formula="of:=[stab_gpl_preservative.G3]" office:value-type="float" office:value="0.7857142857" calcext:value-type="float">
            <text:p>0.7857</text:p>
          </table:table-cell>
          <table:table-cell table:formula="of:=[stab_gpl_preservative.H3]" office:value-type="float" office:value="0.7857142857" calcext:value-type="float">
            <text:p>0.7857</text:p>
          </table:table-cell>
          <table:table-cell table:formula="of:=[stab_gpl_preservative.I3]" office:value-type="float" office:value="0.7857142857" calcext:value-type="float">
            <text:p>0.7857</text:p>
          </table:table-cell>
        </table:table-row>
        <table:table-row table:style-name="ro1">
          <table:table-cell table:formula="of:=[stab_gpl_chvatal.G4]" office:value-type="float" office:value="0.1111111111" calcext:value-type="float">
            <text:p>0.1111</text:p>
          </table:table-cell>
          <table:table-cell table:formula="of:=[stab_gpl_chvatal.H4]" office:value-type="float" office:value="0.83" calcext:value-type="float">
            <text:p>0.8300</text:p>
          </table:table-cell>
          <table:table-cell table:formula="of:=[stab_gpl_chvatal.I4]" office:value-type="float" office:value="0.83" calcext:value-type="float">
            <text:p>0.8300</text:p>
          </table:table-cell>
          <table:table-cell table:formula="of:=[stab_gpl_icpl.G4]" office:value-type="float" office:value="0.5714285714" calcext:value-type="float">
            <text:p>0.5714</text:p>
          </table:table-cell>
          <table:table-cell table:formula="of:=[stab_gpl_icpl.H4]" office:value-type="float" office:value="0.9727272727" calcext:value-type="float">
            <text:p>0.9727</text:p>
          </table:table-cell>
          <table:table-cell table:formula="of:=[stab_gpl_icpl.I4]" office:value-type="float" office:value="0.9727272727" calcext:value-type="float">
            <text:p>0.9727</text:p>
          </table:table-cell>
          <table:table-cell table:formula="of:=[stab_gpl_incling.G4]" office:value-type="float" office:value="0.125" calcext:value-type="float">
            <text:p>0.1250</text:p>
          </table:table-cell>
          <table:table-cell table:formula="of:=[stab_gpl_incling.H4]" office:value-type="float" office:value="0.8333333333" calcext:value-type="float">
            <text:p>0.8333</text:p>
          </table:table-cell>
          <table:table-cell table:formula="of:=[stab_gpl_incling.I4]" office:value-type="float" office:value="0.8333333333" calcext:value-type="float">
            <text:p>0.8333</text:p>
          </table:table-cell>
          <table:table-cell table:formula="of:=[stab_gpl_random.G4]" office:value-type="float" office:value="0.0885294117647059" calcext:value-type="float">
            <text:p>0.0885</text:p>
          </table:table-cell>
          <table:table-cell table:formula="of:=[stab_gpl_random.H4]" office:value-type="float" office:value="0.748888888888889" calcext:value-type="float">
            <text:p>0.7489</text:p>
          </table:table-cell>
          <table:table-cell table:formula="of:=[stab_gpl_random.I4]" office:value-type="float" office:value="0.748888888888889" calcext:value-type="float">
            <text:p>0.7489</text:p>
          </table:table-cell>
          <table:table-cell table:formula="of:=[stab_gpl_preservative.G4]" office:value-type="float" office:value="0.6666666667" calcext:value-type="float">
            <text:p>0.6667</text:p>
          </table:table-cell>
          <table:table-cell table:formula="of:=[stab_gpl_preservative.H4]" office:value-type="float" office:value="0.6666666667" calcext:value-type="float">
            <text:p>0.6667</text:p>
          </table:table-cell>
          <table:table-cell table:formula="of:=[stab_gpl_preservative.I4]" office:value-type="float" office:value="0.6666666667" calcext:value-type="float">
            <text:p>0.6667</text:p>
          </table:table-cell>
        </table:table-row>
        <table:table-row table:style-name="ro1">
          <table:table-cell table:formula="of:=[stab_gpl_chvatal.G5]" office:value-type="float" office:value="0" calcext:value-type="float">
            <text:p>0.0000</text:p>
          </table:table-cell>
          <table:table-cell table:formula="of:=[stab_gpl_chvatal.H5]" office:value-type="float" office:value="0.4833333333" calcext:value-type="float">
            <text:p>0.4833</text:p>
          </table:table-cell>
          <table:table-cell table:formula="of:=[stab_gpl_chvatal.I5]" office:value-type="float" office:value="0.4833333333" calcext:value-type="float">
            <text:p>0.4833</text:p>
          </table:table-cell>
          <table:table-cell table:formula="of:=[stab_gpl_icpl.G5]" office:value-type="float" office:value="0.0555555556" calcext:value-type="float">
            <text:p>0.0556</text:p>
          </table:table-cell>
          <table:table-cell table:formula="of:=[stab_gpl_icpl.H5]" office:value-type="float" office:value="0.4357142857" calcext:value-type="float">
            <text:p>0.4357</text:p>
          </table:table-cell>
          <table:table-cell table:formula="of:=[stab_gpl_icpl.I5]" office:value-type="float" office:value="0.4357142857" calcext:value-type="float">
            <text:p>0.4357</text:p>
          </table:table-cell>
          <table:table-cell table:formula="of:=[stab_gpl_incling.G5]" office:value-type="float" office:value="0.2307692308" calcext:value-type="float">
            <text:p>0.2308</text:p>
          </table:table-cell>
          <table:table-cell table:formula="of:=[stab_gpl_incling.H5]" office:value-type="float" office:value="0.5727272727" calcext:value-type="float">
            <text:p>0.5727</text:p>
          </table:table-cell>
          <table:table-cell table:formula="of:=[stab_gpl_incling.I5]" office:value-type="float" office:value="0.5727272727" calcext:value-type="float">
            <text:p>0.5727</text:p>
          </table:table-cell>
          <table:table-cell table:formula="of:=[stab_gpl_random.G5]" office:value-type="float" office:value="0.127371794871795" calcext:value-type="float">
            <text:p>0.1274</text:p>
          </table:table-cell>
          <table:table-cell table:formula="of:=[stab_gpl_random.H5]" office:value-type="float" office:value="0.549636363636364" calcext:value-type="float">
            <text:p>0.5496</text:p>
          </table:table-cell>
          <table:table-cell table:formula="of:=[stab_gpl_random.I5]" office:value-type="float" office:value="0.549636363636364" calcext:value-type="float">
            <text:p>0.5496</text:p>
          </table:table-cell>
          <table:table-cell table:formula="of:=[stab_gpl_preservative.G5]" office:value-type="float" office:value="0.56" calcext:value-type="float">
            <text:p>0.5600</text:p>
          </table:table-cell>
          <table:table-cell table:formula="of:=[stab_gpl_preservative.H5]" office:value-type="float" office:value="0.6791666667" calcext:value-type="float">
            <text:p>0.6792</text:p>
          </table:table-cell>
          <table:table-cell table:formula="of:=[stab_gpl_preservative.I5]" office:value-type="float" office:value="0.6791666667" calcext:value-type="float">
            <text:p>0.6792</text:p>
          </table:table-cell>
        </table:table-row>
        <table:table-row table:style-name="ro1">
          <table:table-cell table:formula="of:=[stab_gpl_chvatal.G6]" office:value-type="float" office:value="0.1333333333" calcext:value-type="float">
            <text:p>0.1333</text:p>
          </table:table-cell>
          <table:table-cell table:formula="of:=[stab_gpl_chvatal.H6]" office:value-type="float" office:value="0.7878787879" calcext:value-type="float">
            <text:p>0.7879</text:p>
          </table:table-cell>
          <table:table-cell table:formula="of:=[stab_gpl_chvatal.I6]" office:value-type="float" office:value="0.7878787879" calcext:value-type="float">
            <text:p>0.7879</text:p>
          </table:table-cell>
          <table:table-cell table:formula="of:=[stab_gpl_icpl.G6]" office:value-type="float" office:value="0.2307692308" calcext:value-type="float">
            <text:p>0.2308</text:p>
          </table:table-cell>
          <table:table-cell table:formula="of:=[stab_gpl_icpl.H6]" office:value-type="float" office:value="0.875" calcext:value-type="float">
            <text:p>0.8750</text:p>
          </table:table-cell>
          <table:table-cell table:formula="of:=[stab_gpl_icpl.I6]" office:value-type="float" office:value="0.875" calcext:value-type="float">
            <text:p>0.8750</text:p>
          </table:table-cell>
          <table:table-cell table:formula="of:=[stab_gpl_incling.G6]" office:value-type="float" office:value="0.1428571429" calcext:value-type="float">
            <text:p>0.1429</text:p>
          </table:table-cell>
          <table:table-cell table:formula="of:=[stab_gpl_incling.H6]" office:value-type="float" office:value="0.7272727273" calcext:value-type="float">
            <text:p>0.7273</text:p>
          </table:table-cell>
          <table:table-cell table:formula="of:=[stab_gpl_incling.I6]" office:value-type="float" office:value="0.7272727273" calcext:value-type="float">
            <text:p>0.7273</text:p>
          </table:table-cell>
          <table:table-cell table:formula="of:=[stab_gpl_random.G6]" office:value-type="float" office:value="0.0937885154061624" calcext:value-type="float">
            <text:p>0.0938</text:p>
          </table:table-cell>
          <table:table-cell table:formula="of:=[stab_gpl_random.H6]" office:value-type="float" office:value="0.627474747474748" calcext:value-type="float">
            <text:p>0.6275</text:p>
          </table:table-cell>
          <table:table-cell table:formula="of:=[stab_gpl_random.I6]" office:value-type="float" office:value="0.627474747474748" calcext:value-type="float">
            <text:p>0.6275</text:p>
          </table:table-cell>
          <table:table-cell table:formula="of:=[stab_gpl_preservative.G6]" office:value-type="float" office:value="0.72" calcext:value-type="float">
            <text:p>0.7200</text:p>
          </table:table-cell>
          <table:table-cell table:formula="of:=[stab_gpl_preservative.H6]" office:value-type="float" office:value="0.72" calcext:value-type="float">
            <text:p>0.7200</text:p>
          </table:table-cell>
          <table:table-cell table:formula="of:=[stab_gpl_preservative.I6]" office:value-type="float" office:value="0.72" calcext:value-type="float">
            <text:p>0.7200</text:p>
          </table:table-cell>
        </table:table-row>
        <table:table-row table:style-name="ro1">
          <table:table-cell table:formula="of:=[stab_gpl_chvatal.G7]" office:value-type="float" office:value="0.0625" calcext:value-type="float">
            <text:p>0.0625</text:p>
          </table:table-cell>
          <table:table-cell table:formula="of:=[stab_gpl_chvatal.H7]" office:value-type="float" office:value="0.6083333333" calcext:value-type="float">
            <text:p>0.6083</text:p>
          </table:table-cell>
          <table:table-cell table:formula="of:=[stab_gpl_chvatal.I7]" office:value-type="float" office:value="0.6083333333" calcext:value-type="float">
            <text:p>0.6083</text:p>
          </table:table-cell>
          <table:table-cell table:formula="of:=[stab_gpl_icpl.G7]" office:value-type="float" office:value="0.0666666667" calcext:value-type="float">
            <text:p>0.0667</text:p>
          </table:table-cell>
          <table:table-cell table:formula="of:=[stab_gpl_icpl.H7]" office:value-type="float" office:value="0.875" calcext:value-type="float">
            <text:p>0.8750</text:p>
          </table:table-cell>
          <table:table-cell table:formula="of:=[stab_gpl_icpl.I7]" office:value-type="float" office:value="0.875" calcext:value-type="float">
            <text:p>0.8750</text:p>
          </table:table-cell>
          <table:table-cell table:formula="of:=[stab_gpl_incling.G7]" office:value-type="float" office:value="0.3846153846" calcext:value-type="float">
            <text:p>0.3846</text:p>
          </table:table-cell>
          <table:table-cell table:formula="of:=[stab_gpl_incling.H7]" office:value-type="float" office:value="0.9444444444" calcext:value-type="float">
            <text:p>0.9444</text:p>
          </table:table-cell>
          <table:table-cell table:formula="of:=[stab_gpl_incling.I7]" office:value-type="float" office:value="0.9444444444" calcext:value-type="float">
            <text:p>0.9444</text:p>
          </table:table-cell>
          <table:table-cell table:formula="of:=[stab_gpl_random.G7]" office:value-type="float" office:value="0.0785001719986239" calcext:value-type="float">
            <text:p>0.0785</text:p>
          </table:table-cell>
          <table:table-cell table:formula="of:=[stab_gpl_random.H7]" office:value-type="float" office:value="0.72" calcext:value-type="float">
            <text:p>0.7200</text:p>
          </table:table-cell>
          <table:table-cell table:formula="of:=[stab_gpl_random.I7]" office:value-type="float" office:value="0.72" calcext:value-type="float">
            <text:p>0.7200</text:p>
          </table:table-cell>
          <table:table-cell table:formula="of:=[stab_gpl_preservative.G7]" office:value-type="float" office:value="0.4210526316" calcext:value-type="float">
            <text:p>0.4211</text:p>
          </table:table-cell>
          <table:table-cell table:formula="of:=[stab_gpl_preservative.H7]" office:value-type="float" office:value="0.4449404762" calcext:value-type="float">
            <text:p>0.4449</text:p>
          </table:table-cell>
          <table:table-cell table:formula="of:=[stab_gpl_preservative.I7]" office:value-type="float" office:value="0.4449404762" calcext:value-type="float">
            <text:p>0.4449</text:p>
          </table:table-cell>
        </table:table-row>
        <table:table-row table:style-name="ro1">
          <table:table-cell table:formula="of:=[stab_gpl_chvatal.G8]" office:value-type="float" office:value="0.1764705882" calcext:value-type="float">
            <text:p>0.1765</text:p>
          </table:table-cell>
          <table:table-cell table:formula="of:=[stab_gpl_chvatal.H8]" office:value-type="float" office:value="0.630952381" calcext:value-type="float">
            <text:p>0.6310</text:p>
          </table:table-cell>
          <table:table-cell table:formula="of:=[stab_gpl_chvatal.I8]" office:value-type="float" office:value="0.630952381" calcext:value-type="float">
            <text:p>0.6310</text:p>
          </table:table-cell>
          <table:table-cell table:formula="of:=[stab_gpl_icpl.G8]" office:value-type="float" office:value="0.1666666667" calcext:value-type="float">
            <text:p>0.1667</text:p>
          </table:table-cell>
          <table:table-cell table:formula="of:=[stab_gpl_icpl.H8]" office:value-type="float" office:value="0.5769230769" calcext:value-type="float">
            <text:p>0.5769</text:p>
          </table:table-cell>
          <table:table-cell table:formula="of:=[stab_gpl_icpl.I8]" office:value-type="float" office:value="0.5769230769" calcext:value-type="float">
            <text:p>0.5769</text:p>
          </table:table-cell>
          <table:table-cell table:formula="of:=[stab_gpl_incling.G8]" office:value-type="float" office:value="0.1176470588" calcext:value-type="float">
            <text:p>0.1176</text:p>
          </table:table-cell>
          <table:table-cell table:formula="of:=[stab_gpl_incling.H8]" office:value-type="float" office:value="0.8" calcext:value-type="float">
            <text:p>0.8000</text:p>
          </table:table-cell>
          <table:table-cell table:formula="of:=[stab_gpl_incling.I8]" office:value-type="float" office:value="0.8" calcext:value-type="float">
            <text:p>0.8000</text:p>
          </table:table-cell>
          <table:table-cell table:formula="of:=[stab_gpl_random.G8]" office:value-type="float" office:value="0.096608187134503" calcext:value-type="float">
            <text:p>0.0966</text:p>
          </table:table-cell>
          <table:table-cell table:formula="of:=[stab_gpl_random.H8]" office:value-type="float" office:value="0.694805194805195" calcext:value-type="float">
            <text:p>0.6948</text:p>
          </table:table-cell>
          <table:table-cell table:formula="of:=[stab_gpl_random.I8]" office:value-type="float" office:value="0.694805194805195" calcext:value-type="float">
            <text:p>0.6948</text:p>
          </table:table-cell>
          <table:table-cell table:formula="of:=[stab_gpl_preservative.G8]" office:value-type="float" office:value="0.8235294118" calcext:value-type="float">
            <text:p>0.8235</text:p>
          </table:table-cell>
          <table:table-cell table:formula="of:=[stab_gpl_preservative.H8]" office:value-type="float" office:value="0.8235294118" calcext:value-type="float">
            <text:p>0.8235</text:p>
          </table:table-cell>
          <table:table-cell table:formula="of:=[stab_gpl_preservative.I8]" office:value-type="float" office:value="0.8235294118" calcext:value-type="float">
            <text:p>0.8235</text:p>
          </table:table-cell>
        </table:table-row>
        <table:table-row table:style-name="ro1">
          <table:table-cell table:formula="of:=[stab_gpl_chvatal.G9]" office:value-type="float" office:value="0.0833333333" calcext:value-type="float">
            <text:p>0.0833</text:p>
          </table:table-cell>
          <table:table-cell table:formula="of:=[stab_gpl_chvatal.H9]" office:value-type="float" office:value="0.7723214286" calcext:value-type="float">
            <text:p>0.7723</text:p>
          </table:table-cell>
          <table:table-cell table:formula="of:=[stab_gpl_chvatal.I9]" office:value-type="float" office:value="0.7723214286" calcext:value-type="float">
            <text:p>0.7723</text:p>
          </table:table-cell>
          <table:table-cell table:formula="of:=[stab_gpl_icpl.G9]" office:value-type="float" office:value="0.08" calcext:value-type="float">
            <text:p>0.0800</text:p>
          </table:table-cell>
          <table:table-cell table:formula="of:=[stab_gpl_icpl.H9]" office:value-type="float" office:value="0.8392857143" calcext:value-type="float">
            <text:p>0.8393</text:p>
          </table:table-cell>
          <table:table-cell table:formula="of:=[stab_gpl_icpl.I9]" office:value-type="float" office:value="0.8392857143" calcext:value-type="float">
            <text:p>0.8393</text:p>
          </table:table-cell>
          <table:table-cell table:formula="of:=[stab_gpl_incling.G9]" office:value-type="float" office:value="0" calcext:value-type="float">
            <text:p>0.0000</text:p>
          </table:table-cell>
          <table:table-cell table:formula="of:=[stab_gpl_incling.H9]" office:value-type="float" office:value="0.6205357143" calcext:value-type="float">
            <text:p>0.6205</text:p>
          </table:table-cell>
          <table:table-cell table:formula="of:=[stab_gpl_incling.I9]" office:value-type="float" office:value="0.6205357143" calcext:value-type="float">
            <text:p>0.6205</text:p>
          </table:table-cell>
          <table:table-cell table:formula="of:=[stab_gpl_random.G9]" office:value-type="float" office:value="0.0677536231884059" calcext:value-type="float">
            <text:p>0.0678</text:p>
          </table:table-cell>
          <table:table-cell table:formula="of:=[stab_gpl_random.H9]" office:value-type="float" office:value="0.623928571428571" calcext:value-type="float">
            <text:p>0.6239</text:p>
          </table:table-cell>
          <table:table-cell table:formula="of:=[stab_gpl_random.I9]" office:value-type="float" office:value="0.623928571428571" calcext:value-type="float">
            <text:p>0.6239</text:p>
          </table:table-cell>
          <table:table-cell table:formula="of:=[stab_gpl_preservative.G9]" office:value-type="float" office:value="0.7272727273" calcext:value-type="float">
            <text:p>0.7273</text:p>
          </table:table-cell>
          <table:table-cell table:formula="of:=[stab_gpl_preservative.H9]" office:value-type="float" office:value="0.8776408451" calcext:value-type="float">
            <text:p>0.8776</text:p>
          </table:table-cell>
          <table:table-cell table:formula="of:=[stab_gpl_preservative.I9]" office:value-type="float" office:value="0.8776408451" calcext:value-type="float">
            <text:p>0.8776</text:p>
          </table:table-cell>
        </table:table-row>
      </table:table>
      <table:table table:name="GPL_BP_algo" table:style-name="ta1">
        <table:table-column table:style-name="co2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9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29" table:default-cell-style-name="ce1"/>
        <table:table-row table:style-name="ro1">
          <table:table-cell office:value-type="string" calcext:value-type="string">
            <text:p>ROIC_Chvatal</text:p>
          </table:table-cell>
          <table:table-cell office:value-type="string" calcext:value-type="string">
            <text:p>ROIC_ICPL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Chvatal</text:p>
          </table:table-cell>
          <table:table-cell office:value-type="string" calcext:value-type="string">
            <text:p>MSOC_ICPL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Chvatal</text:p>
          </table:table-cell>
          <table:table-cell office:value-type="string" calcext:value-type="string">
            <text:p>FIMDC_ICPL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formula="of:=[stab_gpl_chvatal.G2]" office:value-type="float" office:value="0.0714285714" calcext:value-type="float">
            <text:p>0.0714</text:p>
          </table:table-cell>
          <table:table-cell table:formula="of:=[stab_gpl_icpl.G2]" office:value-type="float" office:value="0.0666666667" calcext:value-type="float">
            <text:p>0.0667</text:p>
          </table:table-cell>
          <table:table-cell table:formula="of:=[stab_gpl_random.G2]" office:value-type="float" office:value="0.118648018648019" calcext:value-type="float">
            <text:p>0.1186</text:p>
          </table:table-cell>
          <table:table-cell table:formula="of:=[stab_gpl_incling.G2]" office:value-type="float" office:value="0.1666666667" calcext:value-type="float">
            <text:p>0.1667</text:p>
          </table:table-cell>
          <table:table-cell table:formula="of:=[stab_gpl_preservative.I2]" office:value-type="float" office:value="0.5454545455" calcext:value-type="float">
            <text:p>0.5455</text:p>
          </table:table-cell>
          <table:table-cell table:formula="of:=[stab_gpl_chvatal.H2]" office:value-type="float" office:value="0.765625" calcext:value-type="float">
            <text:p>0.7656</text:p>
          </table:table-cell>
          <table:table-cell table:formula="of:=[stab_gpl_icpl.H2]" office:value-type="float" office:value="0.6805555556" calcext:value-type="float">
            <text:p>0.6806</text:p>
          </table:table-cell>
          <table:table-cell table:formula="of:=[stab_gpl_random.H2]" office:value-type="float" office:value="0.615625" calcext:value-type="float">
            <text:p>0.6156</text:p>
          </table:table-cell>
          <table:table-cell table:formula="of:=[stab_gpl_incling.H2]" office:value-type="float" office:value="0.625" calcext:value-type="float">
            <text:p>0.6250</text:p>
          </table:table-cell>
          <table:table-cell table:formula="of:=[stab_gpl_preservative.I2]" office:value-type="float" office:value="0.5454545455" calcext:value-type="float">
            <text:p>0.5455</text:p>
          </table:table-cell>
          <table:table-cell table:formula="of:=[stab_gpl_chvatal.I2]" office:value-type="float" office:value="0.765625" calcext:value-type="float">
            <text:p>0.7656</text:p>
          </table:table-cell>
          <table:table-cell table:formula="of:=[stab_gpl_icpl.I2]" office:value-type="float" office:value="0.6805555556" calcext:value-type="float">
            <text:p>0.6806</text:p>
          </table:table-cell>
          <table:table-cell table:formula="of:=[stab_gpl_random.I2]" office:value-type="float" office:value="0.615625" calcext:value-type="float">
            <text:p>0.6156</text:p>
          </table:table-cell>
          <table:table-cell table:formula="of:=[stab_gpl_incling.I2]" office:value-type="float" office:value="0.625" calcext:value-type="float">
            <text:p>0.6250</text:p>
          </table:table-cell>
          <table:table-cell table:formula="of:=[stab_gpl_preservative.I2]" office:value-type="float" office:value="0.5454545455" calcext:value-type="float">
            <text:p>0.5455</text:p>
          </table:table-cell>
        </table:table-row>
        <table:table-row table:style-name="ro1">
          <table:table-cell table:formula="of:=[stab_gpl_chvatal.G3]" office:value-type="float" office:value="0.2857142857" calcext:value-type="float">
            <text:p>0.2857</text:p>
          </table:table-cell>
          <table:table-cell table:formula="of:=[stab_gpl_icpl.G3]" office:value-type="float" office:value="0.5384615385" calcext:value-type="float">
            <text:p>0.5385</text:p>
          </table:table-cell>
          <table:table-cell table:formula="of:=[stab_gpl_random.G3]" office:value-type="float" office:value="0.170228937728938" calcext:value-type="float">
            <text:p>0.1702</text:p>
          </table:table-cell>
          <table:table-cell table:formula="of:=[stab_gpl_incling.G3]" office:value-type="float" office:value="0.2142857143" calcext:value-type="float">
            <text:p>0.2143</text:p>
          </table:table-cell>
          <table:table-cell table:formula="of:=[stab_gpl_preservative.I3]" office:value-type="float" office:value="0.7857142857" calcext:value-type="float">
            <text:p>0.7857</text:p>
          </table:table-cell>
          <table:table-cell table:formula="of:=[stab_gpl_chvatal.H3]" office:value-type="float" office:value="0.7111111111" calcext:value-type="float">
            <text:p>0.7111</text:p>
          </table:table-cell>
          <table:table-cell table:formula="of:=[stab_gpl_icpl.H3]" office:value-type="float" office:value="0.7777777778" calcext:value-type="float">
            <text:p>0.7778</text:p>
          </table:table-cell>
          <table:table-cell table:formula="of:=[stab_gpl_random.H3]" office:value-type="float" office:value="0.730864197530864" calcext:value-type="float">
            <text:p>0.7309</text:p>
          </table:table-cell>
          <table:table-cell table:formula="of:=[stab_gpl_incling.H3]" office:value-type="float" office:value="0.7407407407" calcext:value-type="float">
            <text:p>0.7407</text:p>
          </table:table-cell>
          <table:table-cell table:formula="of:=[stab_gpl_preservative.I3]" office:value-type="float" office:value="0.7857142857" calcext:value-type="float">
            <text:p>0.7857</text:p>
          </table:table-cell>
          <table:table-cell table:formula="of:=[stab_gpl_chvatal.I3]" office:value-type="float" office:value="0.7111111111" calcext:value-type="float">
            <text:p>0.7111</text:p>
          </table:table-cell>
          <table:table-cell table:formula="of:=[stab_gpl_icpl.I3]" office:value-type="float" office:value="0.7777777778" calcext:value-type="float">
            <text:p>0.7778</text:p>
          </table:table-cell>
          <table:table-cell table:formula="of:=[stab_gpl_random.I3]" office:value-type="float" office:value="0.730864197530864" calcext:value-type="float">
            <text:p>0.7309</text:p>
          </table:table-cell>
          <table:table-cell table:formula="of:=[stab_gpl_incling.I3]" office:value-type="float" office:value="0.7407407407" calcext:value-type="float">
            <text:p>0.7407</text:p>
          </table:table-cell>
          <table:table-cell table:formula="of:=[stab_gpl_preservative.I3]" office:value-type="float" office:value="0.7857142857" calcext:value-type="float">
            <text:p>0.7857</text:p>
          </table:table-cell>
        </table:table-row>
        <table:table-row table:style-name="ro1">
          <table:table-cell table:formula="of:=[stab_gpl_chvatal.G4]" office:value-type="float" office:value="0.1111111111" calcext:value-type="float">
            <text:p>0.1111</text:p>
          </table:table-cell>
          <table:table-cell table:formula="of:=[stab_gpl_icpl.G4]" office:value-type="float" office:value="0.5714285714" calcext:value-type="float">
            <text:p>0.5714</text:p>
          </table:table-cell>
          <table:table-cell table:formula="of:=[stab_gpl_random.G4]" office:value-type="float" office:value="0.0885294117647059" calcext:value-type="float">
            <text:p>0.0885</text:p>
          </table:table-cell>
          <table:table-cell table:formula="of:=[stab_gpl_incling.G4]" office:value-type="float" office:value="0.125" calcext:value-type="float">
            <text:p>0.1250</text:p>
          </table:table-cell>
          <table:table-cell table:formula="of:=[stab_gpl_preservative.I4]" office:value-type="float" office:value="0.6666666667" calcext:value-type="float">
            <text:p>0.6667</text:p>
          </table:table-cell>
          <table:table-cell table:formula="of:=[stab_gpl_chvatal.H4]" office:value-type="float" office:value="0.83" calcext:value-type="float">
            <text:p>0.8300</text:p>
          </table:table-cell>
          <table:table-cell table:formula="of:=[stab_gpl_icpl.H4]" office:value-type="float" office:value="0.9727272727" calcext:value-type="float">
            <text:p>0.9727</text:p>
          </table:table-cell>
          <table:table-cell table:formula="of:=[stab_gpl_random.H4]" office:value-type="float" office:value="0.748888888888889" calcext:value-type="float">
            <text:p>0.7489</text:p>
          </table:table-cell>
          <table:table-cell table:formula="of:=[stab_gpl_incling.H4]" office:value-type="float" office:value="0.8333333333" calcext:value-type="float">
            <text:p>0.8333</text:p>
          </table:table-cell>
          <table:table-cell table:formula="of:=[stab_gpl_preservative.I4]" office:value-type="float" office:value="0.6666666667" calcext:value-type="float">
            <text:p>0.6667</text:p>
          </table:table-cell>
          <table:table-cell table:formula="of:=[stab_gpl_chvatal.I4]" office:value-type="float" office:value="0.83" calcext:value-type="float">
            <text:p>0.8300</text:p>
          </table:table-cell>
          <table:table-cell table:formula="of:=[stab_gpl_icpl.I4]" office:value-type="float" office:value="0.9727272727" calcext:value-type="float">
            <text:p>0.9727</text:p>
          </table:table-cell>
          <table:table-cell table:formula="of:=[stab_gpl_random.I4]" office:value-type="float" office:value="0.748888888888889" calcext:value-type="float">
            <text:p>0.7489</text:p>
          </table:table-cell>
          <table:table-cell table:formula="of:=[stab_gpl_incling.I4]" office:value-type="float" office:value="0.8333333333" calcext:value-type="float">
            <text:p>0.8333</text:p>
          </table:table-cell>
          <table:table-cell table:formula="of:=[stab_gpl_preservative.I4]" office:value-type="float" office:value="0.6666666667" calcext:value-type="float">
            <text:p>0.6667</text:p>
          </table:table-cell>
        </table:table-row>
        <table:table-row table:style-name="ro1">
          <table:table-cell table:formula="of:=[stab_gpl_chvatal.G5]" office:value-type="float" office:value="0" calcext:value-type="float">
            <text:p>0.0000</text:p>
          </table:table-cell>
          <table:table-cell table:formula="of:=[stab_gpl_icpl.G5]" office:value-type="float" office:value="0.0555555556" calcext:value-type="float">
            <text:p>0.0556</text:p>
          </table:table-cell>
          <table:table-cell table:formula="of:=[stab_gpl_random.G5]" office:value-type="float" office:value="0.127371794871795" calcext:value-type="float">
            <text:p>0.1274</text:p>
          </table:table-cell>
          <table:table-cell table:formula="of:=[stab_gpl_incling.G5]" office:value-type="float" office:value="0.2307692308" calcext:value-type="float">
            <text:p>0.2308</text:p>
          </table:table-cell>
          <table:table-cell table:formula="of:=[stab_gpl_preservative.I5]" office:value-type="float" office:value="0.6791666667" calcext:value-type="float">
            <text:p>0.6792</text:p>
          </table:table-cell>
          <table:table-cell table:formula="of:=[stab_gpl_chvatal.H5]" office:value-type="float" office:value="0.4833333333" calcext:value-type="float">
            <text:p>0.4833</text:p>
          </table:table-cell>
          <table:table-cell table:formula="of:=[stab_gpl_icpl.H5]" office:value-type="float" office:value="0.4357142857" calcext:value-type="float">
            <text:p>0.4357</text:p>
          </table:table-cell>
          <table:table-cell table:formula="of:=[stab_gpl_random.H5]" office:value-type="float" office:value="0.549636363636364" calcext:value-type="float">
            <text:p>0.5496</text:p>
          </table:table-cell>
          <table:table-cell table:formula="of:=[stab_gpl_incling.H5]" office:value-type="float" office:value="0.5727272727" calcext:value-type="float">
            <text:p>0.5727</text:p>
          </table:table-cell>
          <table:table-cell table:formula="of:=[stab_gpl_preservative.I5]" office:value-type="float" office:value="0.6791666667" calcext:value-type="float">
            <text:p>0.6792</text:p>
          </table:table-cell>
          <table:table-cell table:formula="of:=[stab_gpl_chvatal.I5]" office:value-type="float" office:value="0.4833333333" calcext:value-type="float">
            <text:p>0.4833</text:p>
          </table:table-cell>
          <table:table-cell table:formula="of:=[stab_gpl_icpl.I5]" office:value-type="float" office:value="0.4357142857" calcext:value-type="float">
            <text:p>0.4357</text:p>
          </table:table-cell>
          <table:table-cell table:formula="of:=[stab_gpl_random.I5]" office:value-type="float" office:value="0.549636363636364" calcext:value-type="float">
            <text:p>0.5496</text:p>
          </table:table-cell>
          <table:table-cell table:formula="of:=[stab_gpl_incling.I5]" office:value-type="float" office:value="0.5727272727" calcext:value-type="float">
            <text:p>0.5727</text:p>
          </table:table-cell>
          <table:table-cell table:formula="of:=[stab_gpl_preservative.I5]" office:value-type="float" office:value="0.6791666667" calcext:value-type="float">
            <text:p>0.6792</text:p>
          </table:table-cell>
        </table:table-row>
        <table:table-row table:style-name="ro1">
          <table:table-cell table:formula="of:=[stab_gpl_chvatal.G6]" office:value-type="float" office:value="0.1333333333" calcext:value-type="float">
            <text:p>0.1333</text:p>
          </table:table-cell>
          <table:table-cell table:formula="of:=[stab_gpl_icpl.G6]" office:value-type="float" office:value="0.2307692308" calcext:value-type="float">
            <text:p>0.2308</text:p>
          </table:table-cell>
          <table:table-cell table:formula="of:=[stab_gpl_random.G6]" office:value-type="float" office:value="0.0937885154061624" calcext:value-type="float">
            <text:p>0.0938</text:p>
          </table:table-cell>
          <table:table-cell table:formula="of:=[stab_gpl_incling.G6]" office:value-type="float" office:value="0.1428571429" calcext:value-type="float">
            <text:p>0.1429</text:p>
          </table:table-cell>
          <table:table-cell table:formula="of:=[stab_gpl_preservative.I6]" office:value-type="float" office:value="0.72" calcext:value-type="float">
            <text:p>0.7200</text:p>
          </table:table-cell>
          <table:table-cell table:formula="of:=[stab_gpl_chvatal.H6]" office:value-type="float" office:value="0.7878787879" calcext:value-type="float">
            <text:p>0.7879</text:p>
          </table:table-cell>
          <table:table-cell table:formula="of:=[stab_gpl_icpl.H6]" office:value-type="float" office:value="0.875" calcext:value-type="float">
            <text:p>0.8750</text:p>
          </table:table-cell>
          <table:table-cell table:formula="of:=[stab_gpl_random.H6]" office:value-type="float" office:value="0.627474747474748" calcext:value-type="float">
            <text:p>0.6275</text:p>
          </table:table-cell>
          <table:table-cell table:formula="of:=[stab_gpl_incling.H6]" office:value-type="float" office:value="0.7272727273" calcext:value-type="float">
            <text:p>0.7273</text:p>
          </table:table-cell>
          <table:table-cell table:formula="of:=[stab_gpl_preservative.I6]" office:value-type="float" office:value="0.72" calcext:value-type="float">
            <text:p>0.7200</text:p>
          </table:table-cell>
          <table:table-cell table:formula="of:=[stab_gpl_chvatal.I6]" office:value-type="float" office:value="0.7878787879" calcext:value-type="float">
            <text:p>0.7879</text:p>
          </table:table-cell>
          <table:table-cell table:formula="of:=[stab_gpl_icpl.I6]" office:value-type="float" office:value="0.875" calcext:value-type="float">
            <text:p>0.8750</text:p>
          </table:table-cell>
          <table:table-cell table:formula="of:=[stab_gpl_random.I6]" office:value-type="float" office:value="0.627474747474748" calcext:value-type="float">
            <text:p>0.6275</text:p>
          </table:table-cell>
          <table:table-cell table:formula="of:=[stab_gpl_incling.I6]" office:value-type="float" office:value="0.7272727273" calcext:value-type="float">
            <text:p>0.7273</text:p>
          </table:table-cell>
          <table:table-cell table:formula="of:=[stab_gpl_preservative.I6]" office:value-type="float" office:value="0.72" calcext:value-type="float">
            <text:p>0.7200</text:p>
          </table:table-cell>
        </table:table-row>
        <table:table-row table:style-name="ro1">
          <table:table-cell table:formula="of:=[stab_gpl_chvatal.G7]" office:value-type="float" office:value="0.0625" calcext:value-type="float">
            <text:p>0.0625</text:p>
          </table:table-cell>
          <table:table-cell table:formula="of:=[stab_gpl_icpl.G7]" office:value-type="float" office:value="0.0666666667" calcext:value-type="float">
            <text:p>0.0667</text:p>
          </table:table-cell>
          <table:table-cell table:formula="of:=[stab_gpl_random.G7]" office:value-type="float" office:value="0.0785001719986239" calcext:value-type="float">
            <text:p>0.0785</text:p>
          </table:table-cell>
          <table:table-cell table:formula="of:=[stab_gpl_incling.G7]" office:value-type="float" office:value="0.3846153846" calcext:value-type="float">
            <text:p>0.3846</text:p>
          </table:table-cell>
          <table:table-cell table:formula="of:=[stab_gpl_preservative.I7]" office:value-type="float" office:value="0.4449404762" calcext:value-type="float">
            <text:p>0.4449</text:p>
          </table:table-cell>
          <table:table-cell table:formula="of:=[stab_gpl_chvatal.H7]" office:value-type="float" office:value="0.6083333333" calcext:value-type="float">
            <text:p>0.6083</text:p>
          </table:table-cell>
          <table:table-cell table:formula="of:=[stab_gpl_icpl.H7]" office:value-type="float" office:value="0.875" calcext:value-type="float">
            <text:p>0.8750</text:p>
          </table:table-cell>
          <table:table-cell table:formula="of:=[stab_gpl_random.H7]" office:value-type="float" office:value="0.72" calcext:value-type="float">
            <text:p>0.7200</text:p>
          </table:table-cell>
          <table:table-cell table:formula="of:=[stab_gpl_incling.H7]" office:value-type="float" office:value="0.9444444444" calcext:value-type="float">
            <text:p>0.9444</text:p>
          </table:table-cell>
          <table:table-cell table:formula="of:=[stab_gpl_preservative.I7]" office:value-type="float" office:value="0.4449404762" calcext:value-type="float">
            <text:p>0.4449</text:p>
          </table:table-cell>
          <table:table-cell table:formula="of:=[stab_gpl_chvatal.I7]" office:value-type="float" office:value="0.6083333333" calcext:value-type="float">
            <text:p>0.6083</text:p>
          </table:table-cell>
          <table:table-cell table:formula="of:=[stab_gpl_icpl.I7]" office:value-type="float" office:value="0.875" calcext:value-type="float">
            <text:p>0.8750</text:p>
          </table:table-cell>
          <table:table-cell table:formula="of:=[stab_gpl_random.I7]" office:value-type="float" office:value="0.72" calcext:value-type="float">
            <text:p>0.7200</text:p>
          </table:table-cell>
          <table:table-cell table:formula="of:=[stab_gpl_incling.I7]" office:value-type="float" office:value="0.9444444444" calcext:value-type="float">
            <text:p>0.9444</text:p>
          </table:table-cell>
          <table:table-cell table:formula="of:=[stab_gpl_preservative.I7]" office:value-type="float" office:value="0.4449404762" calcext:value-type="float">
            <text:p>0.4449</text:p>
          </table:table-cell>
        </table:table-row>
        <table:table-row table:style-name="ro1">
          <table:table-cell table:formula="of:=[stab_gpl_chvatal.G8]" office:value-type="float" office:value="0.1764705882" calcext:value-type="float">
            <text:p>0.1765</text:p>
          </table:table-cell>
          <table:table-cell table:formula="of:=[stab_gpl_icpl.G8]" office:value-type="float" office:value="0.1666666667" calcext:value-type="float">
            <text:p>0.1667</text:p>
          </table:table-cell>
          <table:table-cell table:formula="of:=[stab_gpl_random.G8]" office:value-type="float" office:value="0.096608187134503" calcext:value-type="float">
            <text:p>0.0966</text:p>
          </table:table-cell>
          <table:table-cell table:formula="of:=[stab_gpl_incling.G8]" office:value-type="float" office:value="0.1176470588" calcext:value-type="float">
            <text:p>0.1176</text:p>
          </table:table-cell>
          <table:table-cell table:formula="of:=[stab_gpl_preservative.I8]" office:value-type="float" office:value="0.8235294118" calcext:value-type="float">
            <text:p>0.8235</text:p>
          </table:table-cell>
          <table:table-cell table:formula="of:=[stab_gpl_chvatal.H8]" office:value-type="float" office:value="0.630952381" calcext:value-type="float">
            <text:p>0.6310</text:p>
          </table:table-cell>
          <table:table-cell table:formula="of:=[stab_gpl_icpl.H8]" office:value-type="float" office:value="0.5769230769" calcext:value-type="float">
            <text:p>0.5769</text:p>
          </table:table-cell>
          <table:table-cell table:formula="of:=[stab_gpl_random.H8]" office:value-type="float" office:value="0.694805194805195" calcext:value-type="float">
            <text:p>0.6948</text:p>
          </table:table-cell>
          <table:table-cell table:formula="of:=[stab_gpl_incling.H8]" office:value-type="float" office:value="0.8" calcext:value-type="float">
            <text:p>0.8000</text:p>
          </table:table-cell>
          <table:table-cell table:formula="of:=[stab_gpl_preservative.I8]" office:value-type="float" office:value="0.8235294118" calcext:value-type="float">
            <text:p>0.8235</text:p>
          </table:table-cell>
          <table:table-cell table:formula="of:=[stab_gpl_chvatal.I8]" office:value-type="float" office:value="0.630952381" calcext:value-type="float">
            <text:p>0.6310</text:p>
          </table:table-cell>
          <table:table-cell table:formula="of:=[stab_gpl_icpl.I8]" office:value-type="float" office:value="0.5769230769" calcext:value-type="float">
            <text:p>0.5769</text:p>
          </table:table-cell>
          <table:table-cell table:formula="of:=[stab_gpl_random.I8]" office:value-type="float" office:value="0.694805194805195" calcext:value-type="float">
            <text:p>0.6948</text:p>
          </table:table-cell>
          <table:table-cell table:formula="of:=[stab_gpl_incling.I8]" office:value-type="float" office:value="0.8" calcext:value-type="float">
            <text:p>0.8000</text:p>
          </table:table-cell>
          <table:table-cell table:formula="of:=[stab_gpl_preservative.I8]" office:value-type="float" office:value="0.8235294118" calcext:value-type="float">
            <text:p>0.8235</text:p>
          </table:table-cell>
        </table:table-row>
        <table:table-row table:style-name="ro1">
          <table:table-cell table:formula="of:=[stab_gpl_chvatal.G9]" office:value-type="float" office:value="0.0833333333" calcext:value-type="float">
            <text:p>0.0833</text:p>
          </table:table-cell>
          <table:table-cell table:formula="of:=[stab_gpl_icpl.G9]" office:value-type="float" office:value="0.08" calcext:value-type="float">
            <text:p>0.0800</text:p>
          </table:table-cell>
          <table:table-cell table:formula="of:=[stab_gpl_random.G9]" office:value-type="float" office:value="0.0677536231884059" calcext:value-type="float">
            <text:p>0.0678</text:p>
          </table:table-cell>
          <table:table-cell table:formula="of:=[stab_gpl_incling.G9]" office:value-type="float" office:value="0" calcext:value-type="float">
            <text:p>0.0000</text:p>
          </table:table-cell>
          <table:table-cell table:formula="of:=[stab_gpl_preservative.I9]" office:value-type="float" office:value="0.8776408451" calcext:value-type="float">
            <text:p>0.8776</text:p>
          </table:table-cell>
          <table:table-cell table:formula="of:=[stab_gpl_chvatal.H9]" office:value-type="float" office:value="0.7723214286" calcext:value-type="float">
            <text:p>0.7723</text:p>
          </table:table-cell>
          <table:table-cell table:formula="of:=[stab_gpl_icpl.H9]" office:value-type="float" office:value="0.8392857143" calcext:value-type="float">
            <text:p>0.8393</text:p>
          </table:table-cell>
          <table:table-cell table:formula="of:=[stab_gpl_random.H9]" office:value-type="float" office:value="0.623928571428571" calcext:value-type="float">
            <text:p>0.6239</text:p>
          </table:table-cell>
          <table:table-cell table:formula="of:=[stab_gpl_incling.H9]" office:value-type="float" office:value="0.6205357143" calcext:value-type="float">
            <text:p>0.6205</text:p>
          </table:table-cell>
          <table:table-cell table:formula="of:=[stab_gpl_preservative.I9]" office:value-type="float" office:value="0.8776408451" calcext:value-type="float">
            <text:p>0.8776</text:p>
          </table:table-cell>
          <table:table-cell table:formula="of:=[stab_gpl_chvatal.I9]" office:value-type="float" office:value="0.7723214286" calcext:value-type="float">
            <text:p>0.7723</text:p>
          </table:table-cell>
          <table:table-cell table:formula="of:=[stab_gpl_icpl.I9]" office:value-type="float" office:value="0.8392857143" calcext:value-type="float">
            <text:p>0.8393</text:p>
          </table:table-cell>
          <table:table-cell table:formula="of:=[stab_gpl_random.I9]" office:value-type="float" office:value="0.623928571428571" calcext:value-type="float">
            <text:p>0.6239</text:p>
          </table:table-cell>
          <table:table-cell table:formula="of:=[stab_gpl_incling.I9]" office:value-type="float" office:value="0.6205357143" calcext:value-type="float">
            <text:p>0.6205</text:p>
          </table:table-cell>
          <table:table-cell table:formula="of:=[stab_gpl_preservative.I9]" office:value-type="float" office:value="0.8776408451" calcext:value-type="float">
            <text:p>0.8776</text:p>
          </table:table-cell>
        </table:table-row>
      </table:table>
      <table:table table:name="stab_Linux_chvatal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718639850715" calcext:value-type="float">
            <text:p>0.6587186399</text:p>
          </table:table-cell>
          <table:table-cell table:style-name="Default" office:value-type="float" office:value="0.659928122192273" calcext:value-type="float">
            <text:p>0.6599281222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3];[.B24];[.B35];[.B46])" office:value-type="float" office:value="0" calcext:value-type="float">
            <text:p>0.0000</text:p>
          </table:table-cell>
          <table:table-cell table:formula="of:=AVERAGE([.C2];[.C13];[.C24];[.C35];[.C46])" office:value-type="float" office:value="0.658718639850715" calcext:value-type="float">
            <text:p>0.6587</text:p>
          </table:table-cell>
          <table:table-cell table:formula="of:=AVERAGE([.D2];[.D13];[.D24];[.D35];[.D46])" office:value-type="float" office:value="0.659928122192273" calcext:value-type="float">
            <text:p>0.65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1930962499068" calcext:value-type="float">
            <text:p>0.7019309625</text:p>
          </table:table-cell>
          <table:table-cell table:style-name="Default" office:value-type="float" office:value="0.702098710206516" calcext:value-type="float">
            <text:p>0.7020987102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4];[.B25];[.B36];[.B47])" office:value-type="float" office:value="0" calcext:value-type="float">
            <text:p>0.0000</text:p>
          </table:table-cell>
          <table:table-cell table:formula="of:=AVERAGE([.C3];[.C14];[.C25];[.C36];[.C47])" office:value-type="float" office:value="0.701930962499068" calcext:value-type="float">
            <text:p>0.7019</text:p>
          </table:table-cell>
          <table:table-cell table:formula="of:=AVERAGE([.D3];[.D14];[.D25];[.D36];[.D47])" office:value-type="float" office:value="0.702098710206516" calcext:value-type="float">
            <text:p>0.70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44165671047391" calcext:value-type="float">
            <text:p>0.644165671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5];[.B26];[.B37];[.B48])" office:value-type="float" office:value="0" calcext:value-type="float">
            <text:p>0.0000</text:p>
          </table:table-cell>
          <table:table-cell table:formula="of:=AVERAGE([.C4];[.C15];[.C26];[.C37];[.C48])" office:value-type="float" office:value="0.644165671047391" calcext:value-type="float">
            <text:p>0.6442</text:p>
          </table:table-cell>
          <table:table-cell table:formula="of:=AVERAGE([.D4];[.D15];[.D26];[.D37];[.D48])" office:value-type="float" office:value="0.644165671047391" calcext:value-type="float">
            <text:p>0.6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512066365008" calcext:value-type="float">
            <text:p>0.6715120664</text:p>
          </table:table-cell>
          <table:table-cell table:style-name="Default" office:value-type="float" office:value="0.672605580693816" calcext:value-type="float">
            <text:p>0.6726055807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6];[.B27];[.B38];[.B49])" office:value-type="float" office:value="0" calcext:value-type="float">
            <text:p>0.0000</text:p>
          </table:table-cell>
          <table:table-cell table:formula="of:=AVERAGE([.C5];[.C16];[.C27];[.C38];[.C49])" office:value-type="float" office:value="0.671512066365008" calcext:value-type="float">
            <text:p>0.6715</text:p>
          </table:table-cell>
          <table:table-cell table:formula="of:=AVERAGE([.D5];[.D16];[.D27];[.D38];[.D49])" office:value-type="float" office:value="0.672605580693816" calcext:value-type="float">
            <text:p>0.67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43396226415094" calcext:value-type="float">
            <text:p>0.0094339623</text:p>
          </table:table-cell>
          <table:table-cell table:style-name="Default" office:value-type="float" office:value="0.689940612151667" calcext:value-type="float">
            <text:p>0.6899406122</text:p>
          </table:table-cell>
          <table:table-cell table:style-name="Default" office:value-type="float" office:value="0.690890817724989" calcext:value-type="float">
            <text:p>0.6908908177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7];[.B28];[.B39];[.B50])" office:value-type="float" office:value="0.00943396226415094" calcext:value-type="float">
            <text:p>0.0094</text:p>
          </table:table-cell>
          <table:table-cell table:formula="of:=AVERAGE([.C6];[.C17];[.C28];[.C39];[.C50])" office:value-type="float" office:value="0.689940612151667" calcext:value-type="float">
            <text:p>0.6899</text:p>
          </table:table-cell>
          <table:table-cell table:formula="of:=AVERAGE([.D6];[.D17];[.D28];[.D39];[.D50])" office:value-type="float" office:value="0.690890817724989" calcext:value-type="float">
            <text:p>0.69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99009900990099" calcext:value-type="float">
            <text:p>0.0099009901</text:p>
          </table:table-cell>
          <table:table-cell table:style-name="Default" office:value-type="float" office:value="0.535949527203171" calcext:value-type="float">
            <text:p>0.5359495272</text:p>
          </table:table-cell>
          <table:table-cell table:style-name="Default" office:value-type="float" office:value="0.53633516898823" calcext:value-type="float">
            <text:p>0.536335169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8];[.B29];[.B40];[.B51])" office:value-type="float" office:value="0.0099009900990099" calcext:value-type="float">
            <text:p>0.0099</text:p>
          </table:table-cell>
          <table:table-cell table:formula="of:=AVERAGE([.C7];[.C18];[.C29];[.C40];[.C51])" office:value-type="float" office:value="0.535949527203171" calcext:value-type="float">
            <text:p>0.5359</text:p>
          </table:table-cell>
          <table:table-cell table:formula="of:=AVERAGE([.D7];[.D18];[.D29];[.D40];[.D51])" office:value-type="float" office:value="0.53633516898823" calcext:value-type="float">
            <text:p>0.53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699439654281165" calcext:value-type="float">
            <text:p>0.6994396543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9];[.B30];[.B41];[.B52])" office:value-type="float" office:value="0.0105263157894737" calcext:value-type="float">
            <text:p>0.0105</text:p>
          </table:table-cell>
          <table:table-cell table:formula="of:=AVERAGE([.C8];[.C19];[.C30];[.C41];[.C52])" office:value-type="float" office:value="0.699439654281165" calcext:value-type="float">
            <text:p>0.6994</text:p>
          </table:table-cell>
          <table:table-cell table:formula="of:=AVERAGE([.D8];[.D19];[.D30];[.D41];[.D52])" office:value-type="float" office:value="0.699439654281165" calcext:value-type="float">
            <text:p>0.69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32836692959392" calcext:value-type="float">
            <text:p>0.732836693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20];[.B31];[.B42];[.B53])" office:value-type="float" office:value="0" calcext:value-type="float">
            <text:p>0.0000</text:p>
          </table:table-cell>
          <table:table-cell table:formula="of:=AVERAGE([.C9];[.C20];[.C31];[.C42];[.C53])" office:value-type="float" office:value="0.732836692959392" calcext:value-type="float">
            <text:p>0.7328</text:p>
          </table:table-cell>
          <table:table-cell table:formula="of:=AVERAGE([.D9];[.D20];[.D31];[.D42];[.D53])" office:value-type="float" office:value="0.732836692959392" calcext:value-type="float">
            <text:p>0.73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7287213759608" calcext:value-type="float">
            <text:p>0.7072872138</text:p>
          </table:table-cell>
          <table:table-cell/>
          <table:table-cell office:value-type="string" calcext:value-type="string">
            <text:p>V9 to V10</text:p>
          </table:table-cell>
          <table:table-cell table:formula="of:=AVERAGE([.B10];[.B21];[.B32];[.B43];[.B54])" office:value-type="float" office:value="0" calcext:value-type="float">
            <text:p>0.0000</text:p>
          </table:table-cell>
          <table:table-cell table:formula="of:=AVERAGE([.C10];[.C21];[.C32];[.C43];[.C54])" office:value-type="float" office:value="0.707287213759608" calcext:value-type="float">
            <text:p>0.7073</text:p>
          </table:table-cell>
          <table:table-cell table:formula="of:=AVERAGE([.D10];[.D21];[.D32];[.D43];[.D54])" office:value-type="float" office:value="0.707287213759608" calcext:value-type="float">
            <text:p>0.707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718639850715" calcext:value-type="float">
            <text:p>0.6587186399</text:p>
          </table:table-cell>
          <table:table-cell table:style-name="Default" office:value-type="float" office:value="0.659928122192273" calcext:value-type="float">
            <text:p>0.6599281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1930962499068" calcext:value-type="float">
            <text:p>0.7019309625</text:p>
          </table:table-cell>
          <table:table-cell table:style-name="Default" office:value-type="float" office:value="0.702098710206516" calcext:value-type="float">
            <text:p>0.7020987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44165671047391" calcext:value-type="float">
            <text:p>0.644165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512066365008" calcext:value-type="float">
            <text:p>0.6715120664</text:p>
          </table:table-cell>
          <table:table-cell table:style-name="Default" office:value-type="float" office:value="0.672605580693816" calcext:value-type="float">
            <text:p>0.6726055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43396226415094" calcext:value-type="float">
            <text:p>0.0094339623</text:p>
          </table:table-cell>
          <table:table-cell table:style-name="Default" office:value-type="float" office:value="0.689940612151667" calcext:value-type="float">
            <text:p>0.6899406122</text:p>
          </table:table-cell>
          <table:table-cell table:style-name="Default" office:value-type="float" office:value="0.690890817724989" calcext:value-type="float">
            <text:p>0.690890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99009900990099" calcext:value-type="float">
            <text:p>0.0099009901</text:p>
          </table:table-cell>
          <table:table-cell table:style-name="Default" office:value-type="float" office:value="0.535949527203171" calcext:value-type="float">
            <text:p>0.5359495272</text:p>
          </table:table-cell>
          <table:table-cell table:style-name="Default" office:value-type="float" office:value="0.53633516898823" calcext:value-type="float">
            <text:p>0.536335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699439654281165" calcext:value-type="float">
            <text:p>0.699439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32836692959392" calcext:value-type="float">
            <text:p>0.732836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7287213759608" calcext:value-type="float">
            <text:p>0.70728721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718639850715" calcext:value-type="float">
            <text:p>0.6587186399</text:p>
          </table:table-cell>
          <table:table-cell table:style-name="Default" office:value-type="float" office:value="0.659928122192273" calcext:value-type="float">
            <text:p>0.6599281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1930962499068" calcext:value-type="float">
            <text:p>0.7019309625</text:p>
          </table:table-cell>
          <table:table-cell table:style-name="Default" office:value-type="float" office:value="0.702098710206516" calcext:value-type="float">
            <text:p>0.7020987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44165671047391" calcext:value-type="float">
            <text:p>0.644165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512066365008" calcext:value-type="float">
            <text:p>0.6715120664</text:p>
          </table:table-cell>
          <table:table-cell table:style-name="Default" office:value-type="float" office:value="0.672605580693816" calcext:value-type="float">
            <text:p>0.6726055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43396226415094" calcext:value-type="float">
            <text:p>0.0094339623</text:p>
          </table:table-cell>
          <table:table-cell table:style-name="Default" office:value-type="float" office:value="0.689940612151667" calcext:value-type="float">
            <text:p>0.6899406122</text:p>
          </table:table-cell>
          <table:table-cell table:style-name="Default" office:value-type="float" office:value="0.690890817724989" calcext:value-type="float">
            <text:p>0.690890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99009900990099" calcext:value-type="float">
            <text:p>0.0099009901</text:p>
          </table:table-cell>
          <table:table-cell table:style-name="Default" office:value-type="float" office:value="0.535949527203171" calcext:value-type="float">
            <text:p>0.5359495272</text:p>
          </table:table-cell>
          <table:table-cell table:style-name="Default" office:value-type="float" office:value="0.53633516898823" calcext:value-type="float">
            <text:p>0.536335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699439654281165" calcext:value-type="float">
            <text:p>0.699439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32836692959392" calcext:value-type="float">
            <text:p>0.732836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7287213759608" calcext:value-type="float">
            <text:p>0.70728721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718639850715" calcext:value-type="float">
            <text:p>0.6587186399</text:p>
          </table:table-cell>
          <table:table-cell table:style-name="Default" office:value-type="float" office:value="0.659928122192273" calcext:value-type="float">
            <text:p>0.6599281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1930962499068" calcext:value-type="float">
            <text:p>0.7019309625</text:p>
          </table:table-cell>
          <table:table-cell table:style-name="Default" office:value-type="float" office:value="0.702098710206516" calcext:value-type="float">
            <text:p>0.7020987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44165671047391" calcext:value-type="float">
            <text:p>0.644165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512066365008" calcext:value-type="float">
            <text:p>0.6715120664</text:p>
          </table:table-cell>
          <table:table-cell table:style-name="Default" office:value-type="float" office:value="0.672605580693816" calcext:value-type="float">
            <text:p>0.6726055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43396226415094" calcext:value-type="float">
            <text:p>0.0094339623</text:p>
          </table:table-cell>
          <table:table-cell table:style-name="Default" office:value-type="float" office:value="0.689940612151667" calcext:value-type="float">
            <text:p>0.6899406122</text:p>
          </table:table-cell>
          <table:table-cell table:style-name="Default" office:value-type="float" office:value="0.690890817724989" calcext:value-type="float">
            <text:p>0.690890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99009900990099" calcext:value-type="float">
            <text:p>0.0099009901</text:p>
          </table:table-cell>
          <table:table-cell table:style-name="Default" office:value-type="float" office:value="0.535949527203171" calcext:value-type="float">
            <text:p>0.5359495272</text:p>
          </table:table-cell>
          <table:table-cell table:style-name="Default" office:value-type="float" office:value="0.53633516898823" calcext:value-type="float">
            <text:p>0.536335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699439654281165" calcext:value-type="float">
            <text:p>0.699439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32836692959392" calcext:value-type="float">
            <text:p>0.732836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7287213759608" calcext:value-type="float">
            <text:p>0.70728721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718639850715" calcext:value-type="float">
            <text:p>0.6587186399</text:p>
          </table:table-cell>
          <table:table-cell table:style-name="Default" office:value-type="float" office:value="0.659928122192273" calcext:value-type="float">
            <text:p>0.6599281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1930962499068" calcext:value-type="float">
            <text:p>0.7019309625</text:p>
          </table:table-cell>
          <table:table-cell table:style-name="Default" office:value-type="float" office:value="0.702098710206516" calcext:value-type="float">
            <text:p>0.7020987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44165671047391" calcext:value-type="float">
            <text:p>0.644165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512066365008" calcext:value-type="float">
            <text:p>0.6715120664</text:p>
          </table:table-cell>
          <table:table-cell table:style-name="Default" office:value-type="float" office:value="0.672605580693816" calcext:value-type="float">
            <text:p>0.6726055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43396226415094" calcext:value-type="float">
            <text:p>0.0094339623</text:p>
          </table:table-cell>
          <table:table-cell table:style-name="Default" office:value-type="float" office:value="0.689940612151667" calcext:value-type="float">
            <text:p>0.6899406122</text:p>
          </table:table-cell>
          <table:table-cell table:style-name="Default" office:value-type="float" office:value="0.690890817724989" calcext:value-type="float">
            <text:p>0.690890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99009900990099" calcext:value-type="float">
            <text:p>0.0099009901</text:p>
          </table:table-cell>
          <table:table-cell table:style-name="Default" office:value-type="float" office:value="0.535949527203171" calcext:value-type="float">
            <text:p>0.5359495272</text:p>
          </table:table-cell>
          <table:table-cell table:style-name="Default" office:value-type="float" office:value="0.53633516898823" calcext:value-type="float">
            <text:p>0.536335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699439654281165" calcext:value-type="float">
            <text:p>0.699439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32836692959392" calcext:value-type="float">
            <text:p>0.732836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7287213759608" calcext:value-type="float">
            <text:p>0.70728721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Linux_icpl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91408591408" calcext:value-type="float">
            <text:p>0.6585914086</text:p>
          </table:table-cell>
          <table:table-cell table:style-name="Default" office:value-type="float" office:value="0.65977355977356" calcext:value-type="float">
            <text:p>0.6597735598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2];[.B22];[.B32];[.B42])" office:value-type="float" office:value="0" calcext:value-type="float">
            <text:p>0.0000</text:p>
          </table:table-cell>
          <table:table-cell table:formula="of:=AVERAGE([.C2];[.C12];[.C22];[.C32];[.C42])" office:value-type="float" office:value="0.658591408591408" calcext:value-type="float">
            <text:p>0.6586</text:p>
          </table:table-cell>
          <table:table-cell table:formula="of:=AVERAGE([.D2];[.D12];[.D22];[.D32];[.D42])" office:value-type="float" office:value="0.65977355977356" calcext:value-type="float">
            <text:p>0.65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6531149458906" calcext:value-type="float">
            <text:p>0.6865311495</text:p>
          </table:table-cell>
          <table:table-cell table:style-name="Default" office:value-type="float" office:value="0.68673223164668" calcext:value-type="float">
            <text:p>0.6867322316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3];[.B23];[.B33];[.B43])" office:value-type="float" office:value="0" calcext:value-type="float">
            <text:p>0.0000</text:p>
          </table:table-cell>
          <table:table-cell table:formula="of:=AVERAGE([.C3];[.C13];[.C23];[.C33];[.C43])" office:value-type="float" office:value="0.686531149458906" calcext:value-type="float">
            <text:p>0.6865</text:p>
          </table:table-cell>
          <table:table-cell table:formula="of:=AVERAGE([.D3];[.D13];[.D23];[.D33];[.D43])" office:value-type="float" office:value="0.68673223164668" calcext:value-type="float">
            <text:p>0.68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0730130084968" calcext:value-type="float">
            <text:p>0.7107301301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4];[.B24];[.B34];[.B44])" office:value-type="float" office:value="0" calcext:value-type="float">
            <text:p>0.0000</text:p>
          </table:table-cell>
          <table:table-cell table:formula="of:=AVERAGE([.C4];[.C14];[.C24];[.C34];[.C44])" office:value-type="float" office:value="0.710730130084968" calcext:value-type="float">
            <text:p>0.7107</text:p>
          </table:table-cell>
          <table:table-cell table:formula="of:=AVERAGE([.D4];[.D14];[.D24];[.D34];[.D44])" office:value-type="float" office:value="0.710730130084968" calcext:value-type="float">
            <text:p>0.7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7730573710966" calcext:value-type="float">
            <text:p>0.6977305737</text:p>
          </table:table-cell>
          <table:table-cell table:style-name="Default" office:value-type="float" office:value="0.698874364560639" calcext:value-type="float">
            <text:p>0.6988743646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5];[.B25];[.B35];[.B45])" office:value-type="float" office:value="0" calcext:value-type="float">
            <text:p>0.0000</text:p>
          </table:table-cell>
          <table:table-cell table:formula="of:=AVERAGE([.C5];[.C15];[.C25];[.C35];[.C45])" office:value-type="float" office:value="0.697730573710966" calcext:value-type="float">
            <text:p>0.6977</text:p>
          </table:table-cell>
          <table:table-cell table:formula="of:=AVERAGE([.D5];[.D15];[.D25];[.D35];[.D45])" office:value-type="float" office:value="0.698874364560639" calcext:value-type="float">
            <text:p>0.69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52380952380952" calcext:value-type="float">
            <text:p>0.0095238095</text:p>
          </table:table-cell>
          <table:table-cell table:style-name="Default" office:value-type="float" office:value="0.674102656137832" calcext:value-type="float">
            <text:p>0.6741026561</text:p>
          </table:table-cell>
          <table:table-cell table:style-name="Default" office:value-type="float" office:value="0.675035893754487" calcext:value-type="float">
            <text:p>0.6750358938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6];[.B26];[.B36];[.B46])" office:value-type="float" office:value="0.00952380952380952" calcext:value-type="float">
            <text:p>0.0095</text:p>
          </table:table-cell>
          <table:table-cell table:formula="of:=AVERAGE([.C6];[.C16];[.C26];[.C36];[.C46])" office:value-type="float" office:value="0.674102656137832" calcext:value-type="float">
            <text:p>0.6741</text:p>
          </table:table-cell>
          <table:table-cell table:formula="of:=AVERAGE([.D6];[.D16];[.D26];[.D36];[.D46])" office:value-type="float" office:value="0.675035893754487" calcext:value-type="float">
            <text:p>0.6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101010101010101" calcext:value-type="float">
            <text:p>0.0101010101</text:p>
          </table:table-cell>
          <table:table-cell table:style-name="Default" office:value-type="float" office:value="0.615594196862419" calcext:value-type="float">
            <text:p>0.6155941969</text:p>
          </table:table-cell>
          <table:table-cell table:style-name="Default" office:value-type="float" office:value="0.616843676246009" calcext:value-type="float">
            <text:p>0.6168436762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7];[.B27];[.B37];[.B47])" office:value-type="float" office:value="0.0101010101010101" calcext:value-type="float">
            <text:p>0.0101</text:p>
          </table:table-cell>
          <table:table-cell table:formula="of:=AVERAGE([.C7];[.C17];[.C27];[.C37];[.C47])" office:value-type="float" office:value="0.615594196862419" calcext:value-type="float">
            <text:p>0.6156</text:p>
          </table:table-cell>
          <table:table-cell table:formula="of:=AVERAGE([.D7];[.D17];[.D27];[.D37];[.D47])" office:value-type="float" office:value="0.616843676246009" calcext:value-type="float">
            <text:p>0.61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712196048632219" calcext:value-type="float">
            <text:p>0.7121960486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8];[.B28];[.B38];[.B48])" office:value-type="float" office:value="0.0105263157894737" calcext:value-type="float">
            <text:p>0.0105</text:p>
          </table:table-cell>
          <table:table-cell table:formula="of:=AVERAGE([.C8];[.C18];[.C28];[.C38];[.C48])" office:value-type="float" office:value="0.712196048632219" calcext:value-type="float">
            <text:p>0.7122</text:p>
          </table:table-cell>
          <table:table-cell table:formula="of:=AVERAGE([.D8];[.D18];[.D28];[.D38];[.D48])" office:value-type="float" office:value="0.712196048632219" calcext:value-type="float">
            <text:p>0.7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96646216768916" calcext:value-type="float">
            <text:p>0.6966462168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9];[.B29];[.B39];[.B49])" office:value-type="float" office:value="0" calcext:value-type="float">
            <text:p>0.0000</text:p>
          </table:table-cell>
          <table:table-cell table:formula="of:=AVERAGE([.C9];[.C19];[.C29];[.C39];[.C49])" office:value-type="float" office:value="0.696646216768916" calcext:value-type="float">
            <text:p>0.6966</text:p>
          </table:table-cell>
          <table:table-cell table:formula="of:=AVERAGE([.D9];[.D19];[.D29];[.D39];[.D49])" office:value-type="float" office:value="0.696646216768916" calcext:value-type="float">
            <text:p>0.69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1567423284564" calcext:value-type="float">
            <text:p>0.7015674233</text:p>
          </table:table-cell>
          <table:table-cell/>
          <table:table-cell office:value-type="string" calcext:value-type="string">
            <text:p>V9 to V10</text:p>
          </table:table-cell>
          <table:table-cell table:formula="of:=AVERAGE([.B10];[.B20];[.B30];[.B40];[.B50])" office:value-type="float" office:value="0" calcext:value-type="float">
            <text:p>0.0000</text:p>
          </table:table-cell>
          <table:table-cell table:formula="of:=AVERAGE([.C10];[.C20];[.C30];[.C40];[.C50])" office:value-type="float" office:value="0.701567423284564" calcext:value-type="float">
            <text:p>0.7016</text:p>
          </table:table-cell>
          <table:table-cell table:formula="of:=AVERAGE([.D10];[.D20];[.D30];[.D40];[.D50])" office:value-type="float" office:value="0.701567423284564" calcext:value-type="float">
            <text:p>0.7016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91408591408" calcext:value-type="float">
            <text:p>0.6585914086</text:p>
          </table:table-cell>
          <table:table-cell table:style-name="Default" office:value-type="float" office:value="0.65977355977356" calcext:value-type="float">
            <text:p>0.6597735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6531149458906" calcext:value-type="float">
            <text:p>0.6865311495</text:p>
          </table:table-cell>
          <table:table-cell table:style-name="Default" office:value-type="float" office:value="0.68673223164668" calcext:value-type="float">
            <text:p>0.6867322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0730130084968" calcext:value-type="float">
            <text:p>0.71073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7730573710966" calcext:value-type="float">
            <text:p>0.6977305737</text:p>
          </table:table-cell>
          <table:table-cell table:style-name="Default" office:value-type="float" office:value="0.698874364560639" calcext:value-type="float">
            <text:p>0.6988743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52380952380952" calcext:value-type="float">
            <text:p>0.0095238095</text:p>
          </table:table-cell>
          <table:table-cell table:style-name="Default" office:value-type="float" office:value="0.674102656137832" calcext:value-type="float">
            <text:p>0.6741026561</text:p>
          </table:table-cell>
          <table:table-cell table:style-name="Default" office:value-type="float" office:value="0.675035893754487" calcext:value-type="float">
            <text:p>0.6750358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101010101010101" calcext:value-type="float">
            <text:p>0.0101010101</text:p>
          </table:table-cell>
          <table:table-cell table:style-name="Default" office:value-type="float" office:value="0.615594196862419" calcext:value-type="float">
            <text:p>0.6155941969</text:p>
          </table:table-cell>
          <table:table-cell table:style-name="Default" office:value-type="float" office:value="0.616843676246009" calcext:value-type="float">
            <text:p>0.6168436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712196048632219" calcext:value-type="float">
            <text:p>0.7121960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96646216768916" calcext:value-type="float">
            <text:p>0.696646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1567423284564" calcext:value-type="float">
            <text:p>0.701567423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91408591408" calcext:value-type="float">
            <text:p>0.6585914086</text:p>
          </table:table-cell>
          <table:table-cell table:style-name="Default" office:value-type="float" office:value="0.65977355977356" calcext:value-type="float">
            <text:p>0.6597735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6531149458906" calcext:value-type="float">
            <text:p>0.6865311495</text:p>
          </table:table-cell>
          <table:table-cell table:style-name="Default" office:value-type="float" office:value="0.68673223164668" calcext:value-type="float">
            <text:p>0.6867322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0730130084968" calcext:value-type="float">
            <text:p>0.71073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7730573710966" calcext:value-type="float">
            <text:p>0.6977305737</text:p>
          </table:table-cell>
          <table:table-cell table:style-name="Default" office:value-type="float" office:value="0.698874364560639" calcext:value-type="float">
            <text:p>0.6988743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52380952380952" calcext:value-type="float">
            <text:p>0.0095238095</text:p>
          </table:table-cell>
          <table:table-cell table:style-name="Default" office:value-type="float" office:value="0.674102656137832" calcext:value-type="float">
            <text:p>0.6741026561</text:p>
          </table:table-cell>
          <table:table-cell table:style-name="Default" office:value-type="float" office:value="0.675035893754487" calcext:value-type="float">
            <text:p>0.6750358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101010101010101" calcext:value-type="float">
            <text:p>0.0101010101</text:p>
          </table:table-cell>
          <table:table-cell table:style-name="Default" office:value-type="float" office:value="0.615594196862419" calcext:value-type="float">
            <text:p>0.6155941969</text:p>
          </table:table-cell>
          <table:table-cell table:style-name="Default" office:value-type="float" office:value="0.616843676246009" calcext:value-type="float">
            <text:p>0.6168436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712196048632219" calcext:value-type="float">
            <text:p>0.7121960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96646216768916" calcext:value-type="float">
            <text:p>0.696646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1567423284564" calcext:value-type="float">
            <text:p>0.701567423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91408591408" calcext:value-type="float">
            <text:p>0.6585914086</text:p>
          </table:table-cell>
          <table:table-cell table:style-name="Default" office:value-type="float" office:value="0.65977355977356" calcext:value-type="float">
            <text:p>0.6597735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6531149458906" calcext:value-type="float">
            <text:p>0.6865311495</text:p>
          </table:table-cell>
          <table:table-cell table:style-name="Default" office:value-type="float" office:value="0.68673223164668" calcext:value-type="float">
            <text:p>0.6867322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0730130084968" calcext:value-type="float">
            <text:p>0.71073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7730573710966" calcext:value-type="float">
            <text:p>0.6977305737</text:p>
          </table:table-cell>
          <table:table-cell table:style-name="Default" office:value-type="float" office:value="0.698874364560639" calcext:value-type="float">
            <text:p>0.6988743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52380952380952" calcext:value-type="float">
            <text:p>0.0095238095</text:p>
          </table:table-cell>
          <table:table-cell table:style-name="Default" office:value-type="float" office:value="0.674102656137832" calcext:value-type="float">
            <text:p>0.6741026561</text:p>
          </table:table-cell>
          <table:table-cell table:style-name="Default" office:value-type="float" office:value="0.675035893754487" calcext:value-type="float">
            <text:p>0.6750358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101010101010101" calcext:value-type="float">
            <text:p>0.0101010101</text:p>
          </table:table-cell>
          <table:table-cell table:style-name="Default" office:value-type="float" office:value="0.615594196862419" calcext:value-type="float">
            <text:p>0.6155941969</text:p>
          </table:table-cell>
          <table:table-cell table:style-name="Default" office:value-type="float" office:value="0.616843676246009" calcext:value-type="float">
            <text:p>0.6168436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712196048632219" calcext:value-type="float">
            <text:p>0.7121960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96646216768916" calcext:value-type="float">
            <text:p>0.696646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1567423284564" calcext:value-type="float">
            <text:p>0.7015674233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8591408591408" calcext:value-type="float">
            <text:p>0.6585914086</text:p>
          </table:table-cell>
          <table:table-cell table:style-name="Default" office:value-type="float" office:value="0.65977355977356" calcext:value-type="float">
            <text:p>0.6597735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86531149458906" calcext:value-type="float">
            <text:p>0.6865311495</text:p>
          </table:table-cell>
          <table:table-cell table:style-name="Default" office:value-type="float" office:value="0.68673223164668" calcext:value-type="float">
            <text:p>0.6867322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0730130084968" calcext:value-type="float">
            <text:p>0.71073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7730573710966" calcext:value-type="float">
            <text:p>0.6977305737</text:p>
          </table:table-cell>
          <table:table-cell table:style-name="Default" office:value-type="float" office:value="0.698874364560639" calcext:value-type="float">
            <text:p>0.6988743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952380952380952" calcext:value-type="float">
            <text:p>0.0095238095</text:p>
          </table:table-cell>
          <table:table-cell table:style-name="Default" office:value-type="float" office:value="0.674102656137832" calcext:value-type="float">
            <text:p>0.6741026561</text:p>
          </table:table-cell>
          <table:table-cell table:style-name="Default" office:value-type="float" office:value="0.675035893754487" calcext:value-type="float">
            <text:p>0.6750358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101010101010101" calcext:value-type="float">
            <text:p>0.0101010101</text:p>
          </table:table-cell>
          <table:table-cell table:style-name="Default" office:value-type="float" office:value="0.615594196862419" calcext:value-type="float">
            <text:p>0.6155941969</text:p>
          </table:table-cell>
          <table:table-cell table:style-name="Default" office:value-type="float" office:value="0.616843676246009" calcext:value-type="float">
            <text:p>0.6168436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.0105263157894737" calcext:value-type="float">
            <text:p>0.0105263158</text:p>
          </table:table-cell>
          <table:table-cell table:number-columns-repeated="2" table:style-name="Default" office:value-type="float" office:value="0.712196048632219" calcext:value-type="float">
            <text:p>0.7121960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96646216768916" calcext:value-type="float">
            <text:p>0.696646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01567423284564" calcext:value-type="float">
            <text:p>0.70156742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Linux_incling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2];[.B22];[.B32];[.B42])" office:value-type="float" office:value="0" calcext:value-type="float">
            <text:p>0.0000</text:p>
          </table:table-cell>
          <table:table-cell table:formula="of:=AVERAGE([.C2];[.C12];[.C22];[.C32];[.C42])" office:value-type="float" office:value="0.465749749189239" calcext:value-type="float">
            <text:p>0.4657</text:p>
          </table:table-cell>
          <table:table-cell table:formula="of:=AVERAGE([.D2];[.D12];[.D22];[.D32];[.D42])" office:value-type="float" office:value="0.466265952730921" calcext:value-type="float">
            <text:p>0.4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3];[.B23];[.B33];[.B43])" office:value-type="float" office:value="0" calcext:value-type="float">
            <text:p>0.0000</text:p>
          </table:table-cell>
          <table:table-cell table:formula="of:=AVERAGE([.C3];[.C13];[.C23];[.C33];[.C43])" office:value-type="float" office:value="0.590786779760164" calcext:value-type="float">
            <text:p>0.5908</text:p>
          </table:table-cell>
          <table:table-cell table:formula="of:=AVERAGE([.D3];[.D13];[.D23];[.D33];[.D43])" office:value-type="float" office:value="0.5908355269572" calcext:value-type="float">
            <text:p>0.5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4];[.B24];[.B34];[.B44])" office:value-type="float" office:value="0" calcext:value-type="float">
            <text:p>0.0000</text:p>
          </table:table-cell>
          <table:table-cell table:formula="of:=AVERAGE([.C4];[.C14];[.C24];[.C34];[.C44])" office:value-type="float" office:value="0.638391464403819" calcext:value-type="float">
            <text:p>0.6384</text:p>
          </table:table-cell>
          <table:table-cell table:formula="of:=AVERAGE([.D4];[.D14];[.D24];[.D34];[.D44])" office:value-type="float" office:value="0.638391464403819" calcext:value-type="float">
            <text:p>0.6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5];[.B25];[.B35];[.B45])" office:value-type="float" office:value="0" calcext:value-type="float">
            <text:p>0.0000</text:p>
          </table:table-cell>
          <table:table-cell table:formula="of:=AVERAGE([.C5];[.C15];[.C25];[.C35];[.C45])" office:value-type="float" office:value="0.562732198142415" calcext:value-type="float">
            <text:p>0.5627</text:p>
          </table:table-cell>
          <table:table-cell table:formula="of:=AVERAGE([.D5];[.D15];[.D25];[.D35];[.D45])" office:value-type="float" office:value="0.563411592707259" calcext:value-type="float">
            <text:p>0.56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6];[.B26];[.B36];[.B46])" office:value-type="float" office:value="0.00749063670411985" calcext:value-type="float">
            <text:p>0.0075</text:p>
          </table:table-cell>
          <table:table-cell table:formula="of:=AVERAGE([.C6];[.C16];[.C26];[.C36];[.C46])" office:value-type="float" office:value="0.582713567839196" calcext:value-type="float">
            <text:p>0.5827</text:p>
          </table:table-cell>
          <table:table-cell table:formula="of:=AVERAGE([.D6];[.D16];[.D26];[.D36];[.D46])" office:value-type="float" office:value="0.583408470926059" calcext:value-type="float">
            <text:p>0.58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719424460431655" calcext:value-type="float">
            <text:p>0.0071942446</text:p>
          </table:table-cell>
          <table:table-cell table:style-name="Default" office:value-type="float" office:value="0.673603853041666" calcext:value-type="float">
            <text:p>0.673603853</text:p>
          </table:table-cell>
          <table:table-cell table:style-name="Default" office:value-type="float" office:value="0.673640525392547" calcext:value-type="float">
            <text:p>0.6736405254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7];[.B27];[.B37];[.B47])" office:value-type="float" office:value="0.00719424460431655" calcext:value-type="float">
            <text:p>0.0072</text:p>
          </table:table-cell>
          <table:table-cell table:formula="of:=AVERAGE([.C7];[.C17];[.C27];[.C37];[.C47])" office:value-type="float" office:value="0.673603853041666" calcext:value-type="float">
            <text:p>0.6736</text:p>
          </table:table-cell>
          <table:table-cell table:formula="of:=AVERAGE([.D7];[.D17];[.D27];[.D37];[.D47])" office:value-type="float" office:value="0.673640525392547" calcext:value-type="float">
            <text:p>0.67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827095803730708" calcext:value-type="float">
            <text:p>0.8270958037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8];[.B28];[.B38];[.B48])" office:value-type="float" office:value="0" calcext:value-type="float">
            <text:p>0.0000</text:p>
          </table:table-cell>
          <table:table-cell table:formula="of:=AVERAGE([.C8];[.C18];[.C28];[.C38];[.C48])" office:value-type="float" office:value="0.827095803730708" calcext:value-type="float">
            <text:p>0.8271</text:p>
          </table:table-cell>
          <table:table-cell table:formula="of:=AVERAGE([.D8];[.D18];[.D28];[.D38];[.D48])" office:value-type="float" office:value="0.827095803730708" calcext:value-type="float">
            <text:p>0.82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9];[.B29];[.B39];[.B49])" office:value-type="float" office:value="0" calcext:value-type="float">
            <text:p>0.0000</text:p>
          </table:table-cell>
          <table:table-cell table:formula="of:=AVERAGE([.C9];[.C19];[.C29];[.C39];[.C49])" office:value-type="float" office:value="0.742627273705736" calcext:value-type="float">
            <text:p>0.7426</text:p>
          </table:table-cell>
          <table:table-cell table:formula="of:=AVERAGE([.D9];[.D19];[.D29];[.D39];[.D49])" office:value-type="float" office:value="0.742627273705736" calcext:value-type="float">
            <text:p>0.74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/>
          <table:table-cell office:value-type="string" calcext:value-type="string">
            <text:p>V9 to V10</text:p>
          </table:table-cell>
          <table:table-cell table:formula="of:=AVERAGE([.B10];[.B20];[.B30];[.B40];[.B50])" office:value-type="float" office:value="0" calcext:value-type="float">
            <text:p>0.0000</text:p>
          </table:table-cell>
          <table:table-cell table:formula="of:=AVERAGE([.C10];[.C20];[.C30];[.C40];[.C50])" office:value-type="float" office:value="0.497925311203319" calcext:value-type="float">
            <text:p>0.4979</text:p>
          </table:table-cell>
          <table:table-cell table:formula="of:=AVERAGE([.D10];[.D20];[.D30];[.D40];[.D50])" office:value-type="float" office:value="0.497925311203319" calcext:value-type="float">
            <text:p>0.4979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719424460431655" calcext:value-type="float">
            <text:p>0.0071942446</text:p>
          </table:table-cell>
          <table:table-cell table:style-name="Default" office:value-type="float" office:value="0.673603853041666" calcext:value-type="float">
            <text:p>0.673603853</text:p>
          </table:table-cell>
          <table:table-cell table:style-name="Default" office:value-type="float" office:value="0.673640525392547" calcext:value-type="float">
            <text:p>0.6736405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827095803730708" calcext:value-type="float">
            <text:p>0.8270958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719424460431655" calcext:value-type="float">
            <text:p>0.0071942446</text:p>
          </table:table-cell>
          <table:table-cell table:style-name="Default" office:value-type="float" office:value="0.673603853041666" calcext:value-type="float">
            <text:p>0.673603853</text:p>
          </table:table-cell>
          <table:table-cell table:style-name="Default" office:value-type="float" office:value="0.673640525392547" calcext:value-type="float">
            <text:p>0.6736405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827095803730708" calcext:value-type="float">
            <text:p>0.8270958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719424460431655" calcext:value-type="float">
            <text:p>0.0071942446</text:p>
          </table:table-cell>
          <table:table-cell table:style-name="Default" office:value-type="float" office:value="0.673603853041666" calcext:value-type="float">
            <text:p>0.673603853</text:p>
          </table:table-cell>
          <table:table-cell table:style-name="Default" office:value-type="float" office:value="0.673640525392547" calcext:value-type="float">
            <text:p>0.6736405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827095803730708" calcext:value-type="float">
            <text:p>0.8270958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0719424460431655" calcext:value-type="float">
            <text:p>0.0071942446</text:p>
          </table:table-cell>
          <table:table-cell table:style-name="Default" office:value-type="float" office:value="0.673603853041666" calcext:value-type="float">
            <text:p>0.673603853</text:p>
          </table:table-cell>
          <table:table-cell table:style-name="Default" office:value-type="float" office:value="0.673640525392547" calcext:value-type="float">
            <text:p>0.6736405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827095803730708" calcext:value-type="float">
            <text:p>0.8270958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V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Linux_random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3851753342199" calcext:value-type="float">
            <text:p>0.3138517533</text:p>
          </table:table-cell>
          <table:table-cell table:style-name="Default" office:value-type="float" office:value="0.314758755045379" calcext:value-type="float">
            <text:p>0.314758755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2];[.B22];[.B32];[.B42])" office:value-type="float" office:value="0" calcext:value-type="float">
            <text:p>0.0000</text:p>
          </table:table-cell>
          <table:table-cell table:formula="of:=AVERAGE([.C2];[.C12];[.C22];[.C32];[.C42])" office:value-type="float" office:value="0.313508784209421" calcext:value-type="float">
            <text:p>0.3135</text:p>
          </table:table-cell>
          <table:table-cell table:formula="of:=AVERAGE([.D2];[.D12];[.D22];[.D32];[.D42])" office:value-type="float" office:value="0.314443783392828" calcext:value-type="float">
            <text:p>0.31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891586233792" calcext:value-type="float">
            <text:p>0.4158915862</text:p>
          </table:table-cell>
          <table:table-cell table:style-name="Default" office:value-type="float" office:value="0.416101199181047" calcext:value-type="float">
            <text:p>0.4161011992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3];[.B23];[.B33];[.B43])" office:value-type="float" office:value="0" calcext:value-type="float">
            <text:p>0.0000</text:p>
          </table:table-cell>
          <table:table-cell table:formula="of:=AVERAGE([.C3];[.C13];[.C23];[.C33];[.C43])" office:value-type="float" office:value="0.4162796139222" calcext:value-type="float">
            <text:p>0.4163</text:p>
          </table:table-cell>
          <table:table-cell table:formula="of:=AVERAGE([.D3];[.D13];[.D23];[.D33];[.D43])" office:value-type="float" office:value="0.416473627766404" calcext:value-type="float">
            <text:p>0.4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35951831284707" calcext:value-type="float">
            <text:p>0.4359518313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4];[.B24];[.B34];[.B44])" office:value-type="float" office:value="0" calcext:value-type="float">
            <text:p>0.0000</text:p>
          </table:table-cell>
          <table:table-cell table:formula="of:=AVERAGE([.C4];[.C14];[.C24];[.C34];[.C44])" office:value-type="float" office:value="0.436397953453547" calcext:value-type="float">
            <text:p>0.4364</text:p>
          </table:table-cell>
          <table:table-cell table:formula="of:=AVERAGE([.D4];[.D14];[.D24];[.D34];[.D44])" office:value-type="float" office:value="0.436397953453547" calcext:value-type="float">
            <text:p>0.43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9406604747162" calcext:value-type="float">
            <text:p>0.3994066047</text:p>
          </table:table-cell>
          <table:table-cell table:style-name="Default" office:value-type="float" office:value="0.400275197798418" calcext:value-type="float">
            <text:p>0.4002751978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5];[.B25];[.B35];[.B45])" office:value-type="float" office:value="0" calcext:value-type="float">
            <text:p>0.0000</text:p>
          </table:table-cell>
          <table:table-cell table:formula="of:=AVERAGE([.C5];[.C15];[.C25];[.C35];[.C45])" office:value-type="float" office:value="0.399416924664603" calcext:value-type="float">
            <text:p>0.3994</text:p>
          </table:table-cell>
          <table:table-cell table:formula="of:=AVERAGE([.D5];[.D15];[.D25];[.D35];[.D45])" office:value-type="float" office:value="0.400289817681458" calcext:value-type="float">
            <text:p>0.4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571428571429" calcext:value-type="float">
            <text:p>0.4285714286</text:p>
          </table:table-cell>
          <table:table-cell table:style-name="Default" office:value-type="float" office:value="0.429266331658292" calcext:value-type="float">
            <text:p>0.4292663317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6];[.B26];[.B36];[.B46])" office:value-type="float" office:value="0" calcext:value-type="float">
            <text:p>0.0000</text:p>
          </table:table-cell>
          <table:table-cell table:formula="of:=AVERAGE([.C6];[.C16];[.C26];[.C36];[.C46])" office:value-type="float" office:value="0.429504091888011" calcext:value-type="float">
            <text:p>0.4295</text:p>
          </table:table-cell>
          <table:table-cell table:formula="of:=AVERAGE([.D6];[.D16];[.D26];[.D36];[.D46])" office:value-type="float" office:value="0.430198994974875" calcext:value-type="float">
            <text:p>0.43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918147312834" calcext:value-type="float">
            <text:p>0.4719181473</text:p>
          </table:table-cell>
          <table:table-cell table:style-name="Default" office:value-type="float" office:value="0.472456008459089" calcext:value-type="float">
            <text:p>0.4724560085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7];[.B27];[.B37];[.B47])" office:value-type="float" office:value="0" calcext:value-type="float">
            <text:p>0.0000</text:p>
          </table:table-cell>
          <table:table-cell table:formula="of:=AVERAGE([.C7];[.C17];[.C27];[.C37];[.C47])" office:value-type="float" office:value="0.471502527336182" calcext:value-type="float">
            <text:p>0.4715</text:p>
          </table:table-cell>
          <table:table-cell table:formula="of:=AVERAGE([.D7];[.D17];[.D27];[.D37];[.D47])" office:value-type="float" office:value="0.472102731478935" calcext:value-type="float">
            <text:p>0.47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83580410365425" calcext:value-type="float">
            <text:p>0.5835804104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8];[.B28];[.B38];[.B48])" office:value-type="float" office:value="0" calcext:value-type="float">
            <text:p>0.0000</text:p>
          </table:table-cell>
          <table:table-cell table:formula="of:=AVERAGE([.C8];[.C18];[.C28];[.C38];[.C48])" office:value-type="float" office:value="0.585008795320765" calcext:value-type="float">
            <text:p>0.5850</text:p>
          </table:table-cell>
          <table:table-cell table:formula="of:=AVERAGE([.D8];[.D18];[.D28];[.D38];[.D48])" office:value-type="float" office:value="0.585008795320765" calcext:value-type="float">
            <text:p>0.58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09536110214186" calcext:value-type="float">
            <text:p>0.5095361102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9];[.B29];[.B39];[.B49])" office:value-type="float" office:value="0" calcext:value-type="float">
            <text:p>0.0000</text:p>
          </table:table-cell>
          <table:table-cell table:formula="of:=AVERAGE([.C9];[.C19];[.C29];[.C39];[.C49])" office:value-type="float" office:value="0.509023786460015" calcext:value-type="float">
            <text:p>0.5090</text:p>
          </table:table-cell>
          <table:table-cell table:formula="of:=AVERAGE([.D9];[.D19];[.D29];[.D39];[.D49])" office:value-type="float" office:value="0.509023786460015" calcext:value-type="float">
            <text:p>0.50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354353448825051" calcext:value-type="float">
            <text:p>0.3543534488</text:p>
          </table:table-cell>
          <table:table-cell/>
          <table:table-cell office:value-type="string" calcext:value-type="string">
            <text:p>V9 to 10</text:p>
          </table:table-cell>
          <table:table-cell table:formula="of:=AVERAGE([.B10];[.B20];[.B30];[.B40];[.B50])" office:value-type="float" office:value="0" calcext:value-type="float">
            <text:p>0.0000</text:p>
          </table:table-cell>
          <table:table-cell table:formula="of:=AVERAGE([.C10];[.C20];[.C30];[.C40];[.C50])" office:value-type="float" office:value="0.355384634986431" calcext:value-type="float">
            <text:p>0.3554</text:p>
          </table:table-cell>
          <table:table-cell table:formula="of:=AVERAGE([.D10];[.D20];[.D30];[.D40];[.D50])" office:value-type="float" office:value="0.355384634986431" calcext:value-type="float">
            <text:p>0.3554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3918830638576" calcext:value-type="float">
            <text:p>0.3139188306</text:p>
          </table:table-cell>
          <table:table-cell table:style-name="Default" office:value-type="float" office:value="0.314878327617181" calcext:value-type="float">
            <text:p>0.314878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613727210686" calcext:value-type="float">
            <text:p>0.4156137272</text:p>
          </table:table-cell>
          <table:table-cell table:style-name="Default" office:value-type="float" office:value="0.415837964317052" calcext:value-type="float">
            <text:p>0.4158379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36674569996464" calcext:value-type="float">
            <text:p>0.43667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38699690402" calcext:value-type="float">
            <text:p>0.4000386997</text:p>
          </table:table-cell>
          <table:table-cell table:style-name="Default" office:value-type="float" office:value="0.400933092535259" calcext:value-type="float">
            <text:p>0.4009330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501076812634" calcext:value-type="float">
            <text:p>0.4305010768</text:p>
          </table:table-cell>
          <table:table-cell table:style-name="Default" office:value-type="float" office:value="0.431195979899498" calcext:value-type="float">
            <text:p>0.4311959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2077060833318" calcext:value-type="float">
            <text:p>0.4720770608</text:p>
          </table:table-cell>
          <table:table-cell table:style-name="Default" office:value-type="float" office:value="0.472749387266137" calcext:value-type="float">
            <text:p>0.4727493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855259477502" calcext:value-type="float">
            <text:p>0.5855259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07302766117748" calcext:value-type="float">
            <text:p>0.50730276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354714448922734" calcext:value-type="float">
            <text:p>0.354714448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3014745339586" calcext:value-type="float">
            <text:p>0.3130147453</text:p>
          </table:table-cell>
          <table:table-cell table:style-name="Default" office:value-type="float" office:value="0.313927579851147" calcext:value-type="float">
            <text:p>0.3139275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6847031295701" calcext:value-type="float">
            <text:p>0.4168470313</text:p>
          </table:table-cell>
          <table:table-cell table:style-name="Default" office:value-type="float" office:value="0.41723700887199" calcext:value-type="float">
            <text:p>0.4172370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36955346186643" calcext:value-type="float">
            <text:p>0.4369553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9488304093567" calcext:value-type="float">
            <text:p>0.3994883041</text:p>
          </table:table-cell>
          <table:table-cell table:style-name="Default" office:value-type="float" office:value="0.400395596835225" calcext:value-type="float">
            <text:p>0.4003955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346733668342" calcext:value-type="float">
            <text:p>0.4293467337</text:p>
          </table:table-cell>
          <table:table-cell table:style-name="Default" office:value-type="float" office:value="0.430041636755205" calcext:value-type="float">
            <text:p>0.4300416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019674716248" calcext:value-type="float">
            <text:p>0.4710196747</text:p>
          </table:table-cell>
          <table:table-cell table:style-name="Default" office:value-type="float" office:value="0.472101509067239" calcext:value-type="float">
            <text:p>0.4721015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85395416487963" calcext:value-type="float">
            <text:p>0.5853954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08502852222581" calcext:value-type="float">
            <text:p>0.5085028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355130660800061" calcext:value-type="float">
            <text:p>0.3551306608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2938918830639" calcext:value-type="float">
            <text:p>0.3129389188</text:p>
          </table:table-cell>
          <table:table-cell table:style-name="Default" office:value-type="float" office:value="0.313915914234386" calcext:value-type="float">
            <text:p>0.3139159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626693965097" calcext:value-type="float">
            <text:p>0.4162669397</text:p>
          </table:table-cell>
          <table:table-cell table:style-name="Default" office:value-type="float" office:value="0.416325436287414" calcext:value-type="float">
            <text:p>0.4163254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35749048480689" calcext:value-type="float">
            <text:p>0.4357490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9385104919161" calcext:value-type="float">
            <text:p>0.3993851049</text:p>
          </table:table-cell>
          <table:table-cell table:style-name="Default" office:value-type="float" office:value="0.400227898176815" calcext:value-type="float">
            <text:p>0.4002278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909547738693" calcext:value-type="float">
            <text:p>0.4299095477</text:p>
          </table:table-cell>
          <table:table-cell table:style-name="Default" office:value-type="float" office:value="0.430604450825556" calcext:value-type="float">
            <text:p>0.4306044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08079530105" calcext:value-type="float">
            <text:p>0.4710807953</text:p>
          </table:table-cell>
          <table:table-cell table:style-name="Default" office:value-type="float" office:value="0.471471967043781" calcext:value-type="float">
            <text:p>0.471471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85003822701251" calcext:value-type="float">
            <text:p>0.5850038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08884942417393" calcext:value-type="float">
            <text:p>0.5088849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355453437357989" calcext:value-type="float">
            <text:p>0.3554534374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3819672896106" calcext:value-type="float">
            <text:p>0.3138196729</text:p>
          </table:table-cell>
          <table:table-cell table:style-name="Default" office:value-type="float" office:value="0.314738340216047" calcext:value-type="float">
            <text:p>0.3147383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677878521985" calcext:value-type="float">
            <text:p>0.4167787852</text:p>
          </table:table-cell>
          <table:table-cell table:style-name="Default" office:value-type="float" office:value="0.416866530174515" calcext:value-type="float">
            <text:p>0.4168665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36658971319232" calcext:value-type="float">
            <text:p>0.4366589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765909872721" calcext:value-type="float">
            <text:p>0.3987659099</text:p>
          </table:table-cell>
          <table:table-cell table:style-name="Default" office:value-type="float" office:value="0.399617303061575" calcext:value-type="float">
            <text:p>0.3996173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191672648959" calcext:value-type="float">
            <text:p>0.4291916726</text:p>
          </table:table-cell>
          <table:table-cell table:style-name="Default" office:value-type="float" office:value="0.429886575735822" calcext:value-type="float">
            <text:p>0.4298865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1416958517459" calcext:value-type="float">
            <text:p>0.4714169585</text:p>
          </table:table-cell>
          <table:table-cell table:style-name="Default" office:value-type="float" office:value="0.471734785558428" calcext:value-type="float">
            <text:p>0.4717347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85538379298985" calcext:value-type="float">
            <text:p>0.5855383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510892261328167" calcext:value-type="float">
            <text:p>0.5108922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357271179026319" calcext:value-type="float">
            <text:p>0.35727117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b_Linux_preservative" table:style-name="ta1">
        <table:table-column table:style-name="co21" table:default-cell-style-name="ce1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From to Version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MSOC</text:p>
          </table:table-cell>
          <table:table-cell office:value-type="string" calcext:value-type="string">
            <text:p>FIMDC</text:p>
          </table:table-cell>
          <table:table-cell/>
          <table:table-cell table:style-name="ce3" office:value-type="string" calcext:value-type="string" table:number-columns-spanned="4" table:number-rows-spanned="1">
            <text:p>Mean of runs</text:p>
          </table:table-cell>
          <table:covered-table-cell table:number-columns-repeated="3" table:style-name="ce4"/>
          <table:table-cell table:number-columns-repeated="1015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/>
          <table:table-cell office:value-type="string" calcext:value-type="string">
            <text:p>V1 to V2</text:p>
          </table:table-cell>
          <table:table-cell table:formula="of:=AVERAGE([.B2];[.B12];[.B22];[.B32];[.B42])" office:value-type="float" office:value="0" calcext:value-type="float">
            <text:p>0.0000</text:p>
          </table:table-cell>
          <table:table-cell table:formula="of:=AVERAGE([.C2];[.C12];[.C22];[.C32];[.C42])" office:value-type="float" office:value="0.465749749189239" calcext:value-type="float">
            <text:p>0.4657</text:p>
          </table:table-cell>
          <table:table-cell table:formula="of:=AVERAGE([.D2];[.D12];[.D22];[.D32];[.D42])" office:value-type="float" office:value="0.466265952730921" calcext:value-type="float">
            <text:p>0.4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/>
          <table:table-cell office:value-type="string" calcext:value-type="string">
            <text:p>V2 to V3</text:p>
          </table:table-cell>
          <table:table-cell table:formula="of:=AVERAGE([.B3];[.B13];[.B23];[.B33];[.B43])" office:value-type="float" office:value="0" calcext:value-type="float">
            <text:p>0.0000</text:p>
          </table:table-cell>
          <table:table-cell table:formula="of:=AVERAGE([.C3];[.C13];[.C23];[.C33];[.C43])" office:value-type="float" office:value="0.590786779760164" calcext:value-type="float">
            <text:p>0.5908</text:p>
          </table:table-cell>
          <table:table-cell table:formula="of:=AVERAGE([.D3];[.D13];[.D23];[.D33];[.D43])" office:value-type="float" office:value="0.5908355269572" calcext:value-type="float">
            <text:p>0.5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/>
          <table:table-cell office:value-type="string" calcext:value-type="string">
            <text:p>V3 to V4</text:p>
          </table:table-cell>
          <table:table-cell table:formula="of:=AVERAGE([.B4];[.B14];[.B24];[.B34];[.B44])" office:value-type="float" office:value="0" calcext:value-type="float">
            <text:p>0.0000</text:p>
          </table:table-cell>
          <table:table-cell table:formula="of:=AVERAGE([.C4];[.C14];[.C24];[.C34];[.C44])" office:value-type="float" office:value="0.638391464403819" calcext:value-type="float">
            <text:p>0.6384</text:p>
          </table:table-cell>
          <table:table-cell table:formula="of:=AVERAGE([.D4];[.D14];[.D24];[.D34];[.D44])" office:value-type="float" office:value="0.638391464403819" calcext:value-type="float">
            <text:p>0.6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/>
          <table:table-cell office:value-type="string" calcext:value-type="string">
            <text:p>V4 to V5</text:p>
          </table:table-cell>
          <table:table-cell table:formula="of:=AVERAGE([.B5];[.B15];[.B25];[.B35];[.B45])" office:value-type="float" office:value="0" calcext:value-type="float">
            <text:p>0.0000</text:p>
          </table:table-cell>
          <table:table-cell table:formula="of:=AVERAGE([.C5];[.C15];[.C25];[.C35];[.C45])" office:value-type="float" office:value="0.562732198142415" calcext:value-type="float">
            <text:p>0.5627</text:p>
          </table:table-cell>
          <table:table-cell table:formula="of:=AVERAGE([.D5];[.D15];[.D25];[.D35];[.D45])" office:value-type="float" office:value="0.563411592707259" calcext:value-type="float">
            <text:p>0.56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/>
          <table:table-cell office:value-type="string" calcext:value-type="string">
            <text:p>V5 to V6</text:p>
          </table:table-cell>
          <table:table-cell table:formula="of:=AVERAGE([.B6];[.B16];[.B26];[.B36];[.B46])" office:value-type="float" office:value="0.00749063670411985" calcext:value-type="float">
            <text:p>0.0075</text:p>
          </table:table-cell>
          <table:table-cell table:formula="of:=AVERAGE([.C6];[.C16];[.C26];[.C36];[.C46])" office:value-type="float" office:value="0.582713567839196" calcext:value-type="float">
            <text:p>0.5827</text:p>
          </table:table-cell>
          <table:table-cell table:formula="of:=AVERAGE([.D6];[.D16];[.D26];[.D36];[.D46])" office:value-type="float" office:value="0.583408470926059" calcext:value-type="float">
            <text:p>0.58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244755244755245" calcext:value-type="float">
            <text:p>0.0244755245</text:p>
          </table:table-cell>
          <table:table-cell table:style-name="Default" office:value-type="float" office:value="0.625991592650349" calcext:value-type="float">
            <text:p>0.6259915927</text:p>
          </table:table-cell>
          <table:table-cell table:style-name="Default" office:value-type="float" office:value="0.626019843153208" calcext:value-type="float">
            <text:p>0.6260198432</text:p>
          </table:table-cell>
          <table:table-cell/>
          <table:table-cell office:value-type="string" calcext:value-type="string">
            <text:p>V6 to V7</text:p>
          </table:table-cell>
          <table:table-cell table:formula="of:=AVERAGE([.B7];[.B17];[.B27];[.B37];[.B47])" office:value-type="float" office:value="0.0244755244755245" calcext:value-type="float">
            <text:p>0.0245</text:p>
          </table:table-cell>
          <table:table-cell table:formula="of:=AVERAGE([.C7];[.C17];[.C27];[.C37];[.C47])" office:value-type="float" office:value="0.625991592650349" calcext:value-type="float">
            <text:p>0.6260</text:p>
          </table:table-cell>
          <table:table-cell table:formula="of:=AVERAGE([.D7];[.D17];[.D27];[.D37];[.D47])" office:value-type="float" office:value="0.626019843153208" calcext:value-type="float">
            <text:p>0.62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6585452147762" calcext:value-type="float">
            <text:p>0.7165854521</text:p>
          </table:table-cell>
          <table:table-cell/>
          <table:table-cell office:value-type="string" calcext:value-type="string">
            <text:p>V7 to V8</text:p>
          </table:table-cell>
          <table:table-cell table:formula="of:=AVERAGE([.B8];[.B18];[.B28];[.B38];[.B48])" office:value-type="float" office:value="0" calcext:value-type="float">
            <text:p>0.0000</text:p>
          </table:table-cell>
          <table:table-cell table:formula="of:=AVERAGE([.C8];[.C18];[.C28];[.C38];[.C48])" office:value-type="float" office:value="0.716585452147762" calcext:value-type="float">
            <text:p>0.7166</text:p>
          </table:table-cell>
          <table:table-cell table:formula="of:=AVERAGE([.D8];[.D18];[.D28];[.D38];[.D48])" office:value-type="float" office:value="0.716585452147762" calcext:value-type="float">
            <text:p>0.7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/>
          <table:table-cell office:value-type="string" calcext:value-type="string">
            <text:p>V8 to V9</text:p>
          </table:table-cell>
          <table:table-cell table:formula="of:=AVERAGE([.B9];[.B19];[.B29];[.B39];[.B49])" office:value-type="float" office:value="0" calcext:value-type="float">
            <text:p>0.0000</text:p>
          </table:table-cell>
          <table:table-cell table:formula="of:=AVERAGE([.C9];[.C19];[.C29];[.C39];[.C49])" office:value-type="float" office:value="0.742627273705736" calcext:value-type="float">
            <text:p>0.7426</text:p>
          </table:table-cell>
          <table:table-cell table:formula="of:=AVERAGE([.D9];[.D19];[.D29];[.D39];[.D49])" office:value-type="float" office:value="0.742627273705736" calcext:value-type="float">
            <text:p>0.74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/>
          <table:table-cell office:value-type="string" calcext:value-type="string">
            <text:p>V9 to 10</text:p>
          </table:table-cell>
          <table:table-cell table:formula="of:=AVERAGE([.B10];[.B20];[.B30];[.B40];[.B50])" office:value-type="float" office:value="0" calcext:value-type="float">
            <text:p>0.0000</text:p>
          </table:table-cell>
          <table:table-cell table:formula="of:=AVERAGE([.C10];[.C20];[.C30];[.C40];[.C50])" office:value-type="float" office:value="0.497925311203319" calcext:value-type="float">
            <text:p>0.4979</text:p>
          </table:table-cell>
          <table:table-cell table:formula="of:=AVERAGE([.D10];[.D20];[.D30];[.D40];[.D50])" office:value-type="float" office:value="0.497925311203319" calcext:value-type="float">
            <text:p>0.4979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244755244755245" calcext:value-type="float">
            <text:p>0.0244755245</text:p>
          </table:table-cell>
          <table:table-cell table:style-name="Default" office:value-type="float" office:value="0.625991592650349" calcext:value-type="float">
            <text:p>0.6259915927</text:p>
          </table:table-cell>
          <table:table-cell table:style-name="Default" office:value-type="float" office:value="0.626019843153208" calcext:value-type="float">
            <text:p>0.6260198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6585452147762" calcext:value-type="float">
            <text:p>0.716585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244755244755245" calcext:value-type="float">
            <text:p>0.0244755245</text:p>
          </table:table-cell>
          <table:table-cell table:style-name="Default" office:value-type="float" office:value="0.625991592650349" calcext:value-type="float">
            <text:p>0.6259915927</text:p>
          </table:table-cell>
          <table:table-cell table:style-name="Default" office:value-type="float" office:value="0.626019843153208" calcext:value-type="float">
            <text:p>0.6260198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6585452147762" calcext:value-type="float">
            <text:p>0.716585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244755244755245" calcext:value-type="float">
            <text:p>0.0244755245</text:p>
          </table:table-cell>
          <table:table-cell table:style-name="Default" office:value-type="float" office:value="0.625991592650349" calcext:value-type="float">
            <text:p>0.6259915927</text:p>
          </table:table-cell>
          <table:table-cell table:style-name="Default" office:value-type="float" office:value="0.626019843153208" calcext:value-type="float">
            <text:p>0.6260198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6585452147762" calcext:value-type="float">
            <text:p>0.716585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1 to V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5749749189239" calcext:value-type="float">
            <text:p>0.4657497492</text:p>
          </table:table-cell>
          <table:table-cell table:style-name="Default" office:value-type="float" office:value="0.466265952730921" calcext:value-type="float">
            <text:p>0.4662659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 to V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786779760164" calcext:value-type="float">
            <text:p>0.5907867798</text:p>
          </table:table-cell>
          <table:table-cell table:style-name="Default" office:value-type="float" office:value="0.5908355269572" calcext:value-type="float">
            <text:p>0.59083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 to V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638391464403819" calcext:value-type="float">
            <text:p>0.638391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 to V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62732198142415" calcext:value-type="float">
            <text:p>0.5627321981</text:p>
          </table:table-cell>
          <table:table-cell table:style-name="Default" office:value-type="float" office:value="0.563411592707259" calcext:value-type="float">
            <text:p>0.5634115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 to V6</text:p>
          </table:table-cell>
          <table:table-cell table:style-name="Default" office:value-type="float" office:value="0.00749063670411985" calcext:value-type="float">
            <text:p>0.0074906367</text:p>
          </table:table-cell>
          <table:table-cell table:style-name="Default" office:value-type="float" office:value="0.582713567839196" calcext:value-type="float">
            <text:p>0.5827135678</text:p>
          </table:table-cell>
          <table:table-cell table:style-name="Default" office:value-type="float" office:value="0.583408470926059" calcext:value-type="float">
            <text:p>0.5834084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 to V7</text:p>
          </table:table-cell>
          <table:table-cell table:style-name="Default" office:value-type="float" office:value="0.0244755244755245" calcext:value-type="float">
            <text:p>0.0244755245</text:p>
          </table:table-cell>
          <table:table-cell table:style-name="Default" office:value-type="float" office:value="0.625991592650349" calcext:value-type="float">
            <text:p>0.6259915927</text:p>
          </table:table-cell>
          <table:table-cell table:style-name="Default" office:value-type="float" office:value="0.626019843153208" calcext:value-type="float">
            <text:p>0.6260198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 to V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16585452147762" calcext:value-type="float">
            <text:p>0.716585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 to V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42627273705736" calcext:value-type="float">
            <text:p>0.7426272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 to 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497925311203319" calcext:value-type="float">
            <text:p>0.49792531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BP" table:style-name="ta1">
        <table:table-column table:style-name="co2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29" table:default-cell-style-name="ce1"/>
        <table:table-row table:style-name="ro1">
          <table:table-cell office:value-type="string" calcext:value-type="string">
            <text:p>ROIC_Chvatal</text:p>
          </table:table-cell>
          <table:table-cell office:value-type="string" calcext:value-type="string">
            <text:p>MSOC_Chvatal</text:p>
          </table:table-cell>
          <table:table-cell office:value-type="string" calcext:value-type="string">
            <text:p>FIMDC_Chvatal</text:p>
          </table:table-cell>
          <table:table-cell office:value-type="string" calcext:value-type="string">
            <text:p>ROIC_ICPL</text:p>
          </table:table-cell>
          <table:table-cell office:value-type="string" calcext:value-type="string">
            <text:p>MSOC_ICPL</text:p>
          </table:table-cell>
          <table:table-cell office:value-type="string" calcext:value-type="string">
            <text:p>FIMDC_ICPL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formula="of:=[stab_Linux_chvatal.G2]" office:value-type="float" office:value="0" calcext:value-type="float">
            <text:p>0.0000</text:p>
          </table:table-cell>
          <table:table-cell table:formula="of:=[stab_Linux_chvatal.H2]" office:value-type="float" office:value="0.658718639850715" calcext:value-type="float">
            <text:p>0.6587</text:p>
          </table:table-cell>
          <table:table-cell table:formula="of:=[stab_Linux_chvatal.I2]" office:value-type="float" office:value="0.659928122192273" calcext:value-type="float">
            <text:p>0.6599</text:p>
          </table:table-cell>
          <table:table-cell table:formula="of:=[stab_Linux_icpl.G2]" office:value-type="float" office:value="0" calcext:value-type="float">
            <text:p>0.0000</text:p>
          </table:table-cell>
          <table:table-cell table:formula="of:=[stab_Linux_icpl.H2]" office:value-type="float" office:value="0.658591408591408" calcext:value-type="float">
            <text:p>0.6586</text:p>
          </table:table-cell>
          <table:table-cell table:formula="of:=[stab_Linux_icpl.I2]" office:value-type="float" office:value="0.65977355977356" calcext:value-type="float">
            <text:p>0.6598</text:p>
          </table:table-cell>
          <table:table-cell table:formula="of:=[stab_Linux_incling.G2]" office:value-type="float" office:value="0" calcext:value-type="float">
            <text:p>0.0000</text:p>
          </table:table-cell>
          <table:table-cell table:formula="of:=[stab_Linux_incling.H2]" office:value-type="float" office:value="0.465749749189239" calcext:value-type="float">
            <text:p>0.4657</text:p>
          </table:table-cell>
          <table:table-cell table:formula="of:=[stab_Linux_incling.I2]" office:value-type="float" office:value="0.466265952730921" calcext:value-type="float">
            <text:p>0.4663</text:p>
          </table:table-cell>
          <table:table-cell table:formula="of:=[stab_Linux_random.G2]" office:value-type="float" office:value="0" calcext:value-type="float">
            <text:p>0.0000</text:p>
          </table:table-cell>
          <table:table-cell table:formula="of:=[stab_Linux_random.H2]" office:value-type="float" office:value="0.313508784209421" calcext:value-type="float">
            <text:p>0.3135</text:p>
          </table:table-cell>
          <table:table-cell table:formula="of:=[stab_Linux_random.I2]" office:value-type="float" office:value="0.314443783392828" calcext:value-type="float">
            <text:p>0.3144</text:p>
          </table:table-cell>
          <table:table-cell table:formula="of:=[stab_Linux_preservative.G2]" office:value-type="float" office:value="0" calcext:value-type="float">
            <text:p>0.0000</text:p>
          </table:table-cell>
          <table:table-cell table:formula="of:=[stab_Linux_preservative.H2]" office:value-type="float" office:value="0.465749749189239" calcext:value-type="float">
            <text:p>0.4657</text:p>
          </table:table-cell>
          <table:table-cell table:formula="of:=[stab_Linux_preservative.I2]" office:value-type="float" office:value="0.466265952730921" calcext:value-type="float">
            <text:p>0.4663</text:p>
          </table:table-cell>
        </table:table-row>
        <table:table-row table:style-name="ro1">
          <table:table-cell table:formula="of:=[stab_Linux_chvatal.G3]" office:value-type="float" office:value="0" calcext:value-type="float">
            <text:p>0.0000</text:p>
          </table:table-cell>
          <table:table-cell table:formula="of:=[stab_Linux_chvatal.H3]" office:value-type="float" office:value="0.701930962499068" calcext:value-type="float">
            <text:p>0.7019</text:p>
          </table:table-cell>
          <table:table-cell table:formula="of:=[stab_Linux_chvatal.I3]" office:value-type="float" office:value="0.702098710206516" calcext:value-type="float">
            <text:p>0.7021</text:p>
          </table:table-cell>
          <table:table-cell table:formula="of:=[stab_Linux_icpl.G3]" office:value-type="float" office:value="0" calcext:value-type="float">
            <text:p>0.0000</text:p>
          </table:table-cell>
          <table:table-cell table:formula="of:=[stab_Linux_icpl.H3]" office:value-type="float" office:value="0.686531149458906" calcext:value-type="float">
            <text:p>0.6865</text:p>
          </table:table-cell>
          <table:table-cell table:formula="of:=[stab_Linux_icpl.I3]" office:value-type="float" office:value="0.68673223164668" calcext:value-type="float">
            <text:p>0.6867</text:p>
          </table:table-cell>
          <table:table-cell table:formula="of:=[stab_Linux_incling.G3]" office:value-type="float" office:value="0" calcext:value-type="float">
            <text:p>0.0000</text:p>
          </table:table-cell>
          <table:table-cell table:formula="of:=[stab_Linux_incling.H3]" office:value-type="float" office:value="0.590786779760164" calcext:value-type="float">
            <text:p>0.5908</text:p>
          </table:table-cell>
          <table:table-cell table:formula="of:=[stab_Linux_incling.I3]" office:value-type="float" office:value="0.5908355269572" calcext:value-type="float">
            <text:p>0.5908</text:p>
          </table:table-cell>
          <table:table-cell table:formula="of:=[stab_Linux_random.G3]" office:value-type="float" office:value="0" calcext:value-type="float">
            <text:p>0.0000</text:p>
          </table:table-cell>
          <table:table-cell table:formula="of:=[stab_Linux_random.H3]" office:value-type="float" office:value="0.4162796139222" calcext:value-type="float">
            <text:p>0.4163</text:p>
          </table:table-cell>
          <table:table-cell table:formula="of:=[stab_Linux_random.I3]" office:value-type="float" office:value="0.416473627766404" calcext:value-type="float">
            <text:p>0.4165</text:p>
          </table:table-cell>
          <table:table-cell table:formula="of:=[stab_Linux_preservative.G3]" office:value-type="float" office:value="0" calcext:value-type="float">
            <text:p>0.0000</text:p>
          </table:table-cell>
          <table:table-cell table:formula="of:=[stab_Linux_preservative.H3]" office:value-type="float" office:value="0.590786779760164" calcext:value-type="float">
            <text:p>0.5908</text:p>
          </table:table-cell>
          <table:table-cell table:formula="of:=[stab_Linux_preservative.I3]" office:value-type="float" office:value="0.5908355269572" calcext:value-type="float">
            <text:p>0.5908</text:p>
          </table:table-cell>
        </table:table-row>
        <table:table-row table:style-name="ro1">
          <table:table-cell table:formula="of:=[stab_Linux_chvatal.G4]" office:value-type="float" office:value="0" calcext:value-type="float">
            <text:p>0.0000</text:p>
          </table:table-cell>
          <table:table-cell table:formula="of:=[stab_Linux_chvatal.H4]" office:value-type="float" office:value="0.644165671047391" calcext:value-type="float">
            <text:p>0.6442</text:p>
          </table:table-cell>
          <table:table-cell table:formula="of:=[stab_Linux_chvatal.I4]" office:value-type="float" office:value="0.644165671047391" calcext:value-type="float">
            <text:p>0.6442</text:p>
          </table:table-cell>
          <table:table-cell table:formula="of:=[stab_Linux_icpl.G4]" office:value-type="float" office:value="0" calcext:value-type="float">
            <text:p>0.0000</text:p>
          </table:table-cell>
          <table:table-cell table:formula="of:=[stab_Linux_icpl.H4]" office:value-type="float" office:value="0.710730130084968" calcext:value-type="float">
            <text:p>0.7107</text:p>
          </table:table-cell>
          <table:table-cell table:formula="of:=[stab_Linux_icpl.I4]" office:value-type="float" office:value="0.710730130084968" calcext:value-type="float">
            <text:p>0.7107</text:p>
          </table:table-cell>
          <table:table-cell table:formula="of:=[stab_Linux_incling.G4]" office:value-type="float" office:value="0" calcext:value-type="float">
            <text:p>0.0000</text:p>
          </table:table-cell>
          <table:table-cell table:formula="of:=[stab_Linux_incling.H4]" office:value-type="float" office:value="0.638391464403819" calcext:value-type="float">
            <text:p>0.6384</text:p>
          </table:table-cell>
          <table:table-cell table:formula="of:=[stab_Linux_incling.I4]" office:value-type="float" office:value="0.638391464403819" calcext:value-type="float">
            <text:p>0.6384</text:p>
          </table:table-cell>
          <table:table-cell table:formula="of:=[stab_Linux_random.G4]" office:value-type="float" office:value="0" calcext:value-type="float">
            <text:p>0.0000</text:p>
          </table:table-cell>
          <table:table-cell table:formula="of:=[stab_Linux_random.H4]" office:value-type="float" office:value="0.436397953453547" calcext:value-type="float">
            <text:p>0.4364</text:p>
          </table:table-cell>
          <table:table-cell table:formula="of:=[stab_Linux_random.I4]" office:value-type="float" office:value="0.436397953453547" calcext:value-type="float">
            <text:p>0.4364</text:p>
          </table:table-cell>
          <table:table-cell table:formula="of:=[stab_Linux_preservative.G4]" office:value-type="float" office:value="0" calcext:value-type="float">
            <text:p>0.0000</text:p>
          </table:table-cell>
          <table:table-cell table:formula="of:=[stab_Linux_preservative.H4]" office:value-type="float" office:value="0.638391464403819" calcext:value-type="float">
            <text:p>0.6384</text:p>
          </table:table-cell>
          <table:table-cell table:formula="of:=[stab_Linux_preservative.I4]" office:value-type="float" office:value="0.638391464403819" calcext:value-type="float">
            <text:p>0.6384</text:p>
          </table:table-cell>
        </table:table-row>
        <table:table-row table:style-name="ro1">
          <table:table-cell table:formula="of:=[stab_Linux_chvatal.G5]" office:value-type="float" office:value="0" calcext:value-type="float">
            <text:p>0.0000</text:p>
          </table:table-cell>
          <table:table-cell table:formula="of:=[stab_Linux_chvatal.H5]" office:value-type="float" office:value="0.671512066365008" calcext:value-type="float">
            <text:p>0.6715</text:p>
          </table:table-cell>
          <table:table-cell table:formula="of:=[stab_Linux_chvatal.I5]" office:value-type="float" office:value="0.672605580693816" calcext:value-type="float">
            <text:p>0.6726</text:p>
          </table:table-cell>
          <table:table-cell table:formula="of:=[stab_Linux_icpl.G5]" office:value-type="float" office:value="0" calcext:value-type="float">
            <text:p>0.0000</text:p>
          </table:table-cell>
          <table:table-cell table:formula="of:=[stab_Linux_icpl.H5]" office:value-type="float" office:value="0.697730573710966" calcext:value-type="float">
            <text:p>0.6977</text:p>
          </table:table-cell>
          <table:table-cell table:formula="of:=[stab_Linux_icpl.I5]" office:value-type="float" office:value="0.698874364560639" calcext:value-type="float">
            <text:p>0.6989</text:p>
          </table:table-cell>
          <table:table-cell table:formula="of:=[stab_Linux_incling.G5]" office:value-type="float" office:value="0" calcext:value-type="float">
            <text:p>0.0000</text:p>
          </table:table-cell>
          <table:table-cell table:formula="of:=[stab_Linux_incling.H5]" office:value-type="float" office:value="0.562732198142415" calcext:value-type="float">
            <text:p>0.5627</text:p>
          </table:table-cell>
          <table:table-cell table:formula="of:=[stab_Linux_incling.I5]" office:value-type="float" office:value="0.563411592707259" calcext:value-type="float">
            <text:p>0.5634</text:p>
          </table:table-cell>
          <table:table-cell table:formula="of:=[stab_Linux_random.G5]" office:value-type="float" office:value="0" calcext:value-type="float">
            <text:p>0.0000</text:p>
          </table:table-cell>
          <table:table-cell table:formula="of:=[stab_Linux_random.H5]" office:value-type="float" office:value="0.399416924664603" calcext:value-type="float">
            <text:p>0.3994</text:p>
          </table:table-cell>
          <table:table-cell table:formula="of:=[stab_Linux_random.I5]" office:value-type="float" office:value="0.400289817681458" calcext:value-type="float">
            <text:p>0.4003</text:p>
          </table:table-cell>
          <table:table-cell table:formula="of:=[stab_Linux_preservative.G5]" office:value-type="float" office:value="0" calcext:value-type="float">
            <text:p>0.0000</text:p>
          </table:table-cell>
          <table:table-cell table:formula="of:=[stab_Linux_preservative.H5]" office:value-type="float" office:value="0.562732198142415" calcext:value-type="float">
            <text:p>0.5627</text:p>
          </table:table-cell>
          <table:table-cell table:formula="of:=[stab_Linux_preservative.I5]" office:value-type="float" office:value="0.563411592707259" calcext:value-type="float">
            <text:p>0.5634</text:p>
          </table:table-cell>
        </table:table-row>
        <table:table-row table:style-name="ro1">
          <table:table-cell table:formula="of:=[stab_Linux_chvatal.G6]" office:value-type="float" office:value="0.00943396226415094" calcext:value-type="float">
            <text:p>0.0094</text:p>
          </table:table-cell>
          <table:table-cell table:formula="of:=[stab_Linux_chvatal.H6]" office:value-type="float" office:value="0.689940612151667" calcext:value-type="float">
            <text:p>0.6899</text:p>
          </table:table-cell>
          <table:table-cell table:formula="of:=[stab_Linux_chvatal.I6]" office:value-type="float" office:value="0.690890817724989" calcext:value-type="float">
            <text:p>0.6909</text:p>
          </table:table-cell>
          <table:table-cell table:formula="of:=[stab_Linux_icpl.G6]" office:value-type="float" office:value="0.00952380952380952" calcext:value-type="float">
            <text:p>0.0095</text:p>
          </table:table-cell>
          <table:table-cell table:formula="of:=[stab_Linux_icpl.H6]" office:value-type="float" office:value="0.674102656137832" calcext:value-type="float">
            <text:p>0.6741</text:p>
          </table:table-cell>
          <table:table-cell table:formula="of:=[stab_Linux_icpl.I6]" office:value-type="float" office:value="0.675035893754487" calcext:value-type="float">
            <text:p>0.6750</text:p>
          </table:table-cell>
          <table:table-cell table:formula="of:=[stab_Linux_incling.G6]" office:value-type="float" office:value="0.00749063670411985" calcext:value-type="float">
            <text:p>0.0075</text:p>
          </table:table-cell>
          <table:table-cell table:formula="of:=[stab_Linux_incling.H6]" office:value-type="float" office:value="0.582713567839196" calcext:value-type="float">
            <text:p>0.5827</text:p>
          </table:table-cell>
          <table:table-cell table:formula="of:=[stab_Linux_incling.I6]" office:value-type="float" office:value="0.583408470926059" calcext:value-type="float">
            <text:p>0.5834</text:p>
          </table:table-cell>
          <table:table-cell table:formula="of:=[stab_Linux_random.G6]" office:value-type="float" office:value="0" calcext:value-type="float">
            <text:p>0.0000</text:p>
          </table:table-cell>
          <table:table-cell table:formula="of:=[stab_Linux_random.H6]" office:value-type="float" office:value="0.429504091888011" calcext:value-type="float">
            <text:p>0.4295</text:p>
          </table:table-cell>
          <table:table-cell table:formula="of:=[stab_Linux_random.I6]" office:value-type="float" office:value="0.430198994974875" calcext:value-type="float">
            <text:p>0.4302</text:p>
          </table:table-cell>
          <table:table-cell table:formula="of:=[stab_Linux_preservative.G6]" office:value-type="float" office:value="0.00749063670411985" calcext:value-type="float">
            <text:p>0.0075</text:p>
          </table:table-cell>
          <table:table-cell table:formula="of:=[stab_Linux_preservative.H6]" office:value-type="float" office:value="0.582713567839196" calcext:value-type="float">
            <text:p>0.5827</text:p>
          </table:table-cell>
          <table:table-cell table:formula="of:=[stab_Linux_preservative.I6]" office:value-type="float" office:value="0.583408470926059" calcext:value-type="float">
            <text:p>0.5834</text:p>
          </table:table-cell>
        </table:table-row>
        <table:table-row table:style-name="ro1">
          <table:table-cell table:formula="of:=[stab_Linux_chvatal.G7]" office:value-type="float" office:value="0.0099009900990099" calcext:value-type="float">
            <text:p>0.0099</text:p>
          </table:table-cell>
          <table:table-cell table:formula="of:=[stab_Linux_chvatal.H7]" office:value-type="float" office:value="0.535949527203171" calcext:value-type="float">
            <text:p>0.5359</text:p>
          </table:table-cell>
          <table:table-cell table:formula="of:=[stab_Linux_chvatal.I7]" office:value-type="float" office:value="0.53633516898823" calcext:value-type="float">
            <text:p>0.5363</text:p>
          </table:table-cell>
          <table:table-cell table:formula="of:=[stab_Linux_icpl.G7]" office:value-type="float" office:value="0.0101010101010101" calcext:value-type="float">
            <text:p>0.0101</text:p>
          </table:table-cell>
          <table:table-cell table:formula="of:=[stab_Linux_icpl.H7]" office:value-type="float" office:value="0.615594196862419" calcext:value-type="float">
            <text:p>0.6156</text:p>
          </table:table-cell>
          <table:table-cell table:formula="of:=[stab_Linux_icpl.I7]" office:value-type="float" office:value="0.616843676246009" calcext:value-type="float">
            <text:p>0.6168</text:p>
          </table:table-cell>
          <table:table-cell table:formula="of:=[stab_Linux_incling.G7]" office:value-type="float" office:value="0.00719424460431655" calcext:value-type="float">
            <text:p>0.0072</text:p>
          </table:table-cell>
          <table:table-cell table:formula="of:=[stab_Linux_incling.H7]" office:value-type="float" office:value="0.673603853041666" calcext:value-type="float">
            <text:p>0.6736</text:p>
          </table:table-cell>
          <table:table-cell table:formula="of:=[stab_Linux_incling.I7]" office:value-type="float" office:value="0.673640525392547" calcext:value-type="float">
            <text:p>0.6736</text:p>
          </table:table-cell>
          <table:table-cell table:formula="of:=[stab_Linux_random.G7]" office:value-type="float" office:value="0" calcext:value-type="float">
            <text:p>0.0000</text:p>
          </table:table-cell>
          <table:table-cell table:formula="of:=[stab_Linux_random.H7]" office:value-type="float" office:value="0.471502527336182" calcext:value-type="float">
            <text:p>0.4715</text:p>
          </table:table-cell>
          <table:table-cell table:formula="of:=[stab_Linux_random.I7]" office:value-type="float" office:value="0.472102731478935" calcext:value-type="float">
            <text:p>0.4721</text:p>
          </table:table-cell>
          <table:table-cell table:formula="of:=[stab_Linux_preservative.G7]" office:value-type="float" office:value="0.0244755244755245" calcext:value-type="float">
            <text:p>0.0245</text:p>
          </table:table-cell>
          <table:table-cell table:formula="of:=[stab_Linux_preservative.H7]" office:value-type="float" office:value="0.625991592650349" calcext:value-type="float">
            <text:p>0.6260</text:p>
          </table:table-cell>
          <table:table-cell table:formula="of:=[stab_Linux_preservative.I7]" office:value-type="float" office:value="0.626019843153208" calcext:value-type="float">
            <text:p>0.6260</text:p>
          </table:table-cell>
        </table:table-row>
        <table:table-row table:style-name="ro1">
          <table:table-cell table:formula="of:=[stab_Linux_chvatal.G8]" office:value-type="float" office:value="0.0105263157894737" calcext:value-type="float">
            <text:p>0.0105</text:p>
          </table:table-cell>
          <table:table-cell table:formula="of:=[stab_Linux_chvatal.H8]" office:value-type="float" office:value="0.699439654281165" calcext:value-type="float">
            <text:p>0.6994</text:p>
          </table:table-cell>
          <table:table-cell table:formula="of:=[stab_Linux_chvatal.I8]" office:value-type="float" office:value="0.699439654281165" calcext:value-type="float">
            <text:p>0.6994</text:p>
          </table:table-cell>
          <table:table-cell table:formula="of:=[stab_Linux_icpl.G8]" office:value-type="float" office:value="0.0105263157894737" calcext:value-type="float">
            <text:p>0.0105</text:p>
          </table:table-cell>
          <table:table-cell table:formula="of:=[stab_Linux_icpl.H8]" office:value-type="float" office:value="0.712196048632219" calcext:value-type="float">
            <text:p>0.7122</text:p>
          </table:table-cell>
          <table:table-cell table:formula="of:=[stab_Linux_icpl.I8]" office:value-type="float" office:value="0.712196048632219" calcext:value-type="float">
            <text:p>0.7122</text:p>
          </table:table-cell>
          <table:table-cell table:formula="of:=[stab_Linux_incling.G8]" office:value-type="float" office:value="0" calcext:value-type="float">
            <text:p>0.0000</text:p>
          </table:table-cell>
          <table:table-cell table:formula="of:=[stab_Linux_incling.H8]" office:value-type="float" office:value="0.827095803730708" calcext:value-type="float">
            <text:p>0.8271</text:p>
          </table:table-cell>
          <table:table-cell table:formula="of:=[stab_Linux_incling.I8]" office:value-type="float" office:value="0.827095803730708" calcext:value-type="float">
            <text:p>0.8271</text:p>
          </table:table-cell>
          <table:table-cell table:formula="of:=[stab_Linux_random.G8]" office:value-type="float" office:value="0" calcext:value-type="float">
            <text:p>0.0000</text:p>
          </table:table-cell>
          <table:table-cell table:formula="of:=[stab_Linux_random.H8]" office:value-type="float" office:value="0.585008795320765" calcext:value-type="float">
            <text:p>0.5850</text:p>
          </table:table-cell>
          <table:table-cell table:formula="of:=[stab_Linux_random.I8]" office:value-type="float" office:value="0.585008795320765" calcext:value-type="float">
            <text:p>0.5850</text:p>
          </table:table-cell>
          <table:table-cell table:formula="of:=[stab_Linux_preservative.G8]" office:value-type="float" office:value="0" calcext:value-type="float">
            <text:p>0.0000</text:p>
          </table:table-cell>
          <table:table-cell table:formula="of:=[stab_Linux_preservative.H8]" office:value-type="float" office:value="0.716585452147762" calcext:value-type="float">
            <text:p>0.7166</text:p>
          </table:table-cell>
          <table:table-cell table:formula="of:=[stab_Linux_preservative.I8]" office:value-type="float" office:value="0.716585452147762" calcext:value-type="float">
            <text:p>0.7166</text:p>
          </table:table-cell>
        </table:table-row>
        <table:table-row table:style-name="ro1">
          <table:table-cell table:formula="of:=[stab_Linux_chvatal.G9]" office:value-type="float" office:value="0" calcext:value-type="float">
            <text:p>0.0000</text:p>
          </table:table-cell>
          <table:table-cell table:formula="of:=[stab_Linux_chvatal.H9]" office:value-type="float" office:value="0.732836692959392" calcext:value-type="float">
            <text:p>0.7328</text:p>
          </table:table-cell>
          <table:table-cell table:formula="of:=[stab_Linux_chvatal.I9]" office:value-type="float" office:value="0.732836692959392" calcext:value-type="float">
            <text:p>0.7328</text:p>
          </table:table-cell>
          <table:table-cell table:formula="of:=[stab_Linux_icpl.G9]" office:value-type="float" office:value="0" calcext:value-type="float">
            <text:p>0.0000</text:p>
          </table:table-cell>
          <table:table-cell table:formula="of:=[stab_Linux_icpl.H9]" office:value-type="float" office:value="0.696646216768916" calcext:value-type="float">
            <text:p>0.6966</text:p>
          </table:table-cell>
          <table:table-cell table:formula="of:=[stab_Linux_icpl.I9]" office:value-type="float" office:value="0.696646216768916" calcext:value-type="float">
            <text:p>0.6966</text:p>
          </table:table-cell>
          <table:table-cell table:formula="of:=[stab_Linux_incling.G9]" office:value-type="float" office:value="0" calcext:value-type="float">
            <text:p>0.0000</text:p>
          </table:table-cell>
          <table:table-cell table:formula="of:=[stab_Linux_incling.H9]" office:value-type="float" office:value="0.742627273705736" calcext:value-type="float">
            <text:p>0.7426</text:p>
          </table:table-cell>
          <table:table-cell table:formula="of:=[stab_Linux_incling.I9]" office:value-type="float" office:value="0.742627273705736" calcext:value-type="float">
            <text:p>0.7426</text:p>
          </table:table-cell>
          <table:table-cell table:formula="of:=[stab_Linux_random.G9]" office:value-type="float" office:value="0" calcext:value-type="float">
            <text:p>0.0000</text:p>
          </table:table-cell>
          <table:table-cell table:formula="of:=[stab_Linux_random.H9]" office:value-type="float" office:value="0.509023786460015" calcext:value-type="float">
            <text:p>0.5090</text:p>
          </table:table-cell>
          <table:table-cell table:formula="of:=[stab_Linux_random.I9]" office:value-type="float" office:value="0.509023786460015" calcext:value-type="float">
            <text:p>0.5090</text:p>
          </table:table-cell>
          <table:table-cell table:formula="of:=[stab_Linux_preservative.G9]" office:value-type="float" office:value="0" calcext:value-type="float">
            <text:p>0.0000</text:p>
          </table:table-cell>
          <table:table-cell table:formula="of:=[stab_Linux_preservative.H9]" office:value-type="float" office:value="0.742627273705736" calcext:value-type="float">
            <text:p>0.7426</text:p>
          </table:table-cell>
          <table:table-cell table:formula="of:=[stab_Linux_preservative.I9]" office:value-type="float" office:value="0.742627273705736" calcext:value-type="float">
            <text:p>0.7426</text:p>
          </table:table-cell>
        </table:table-row>
        <table:table-row table:style-name="ro1">
          <table:table-cell table:formula="of:=[stab_Linux_chvatal.G10]" office:value-type="float" office:value="0" calcext:value-type="float">
            <text:p>0.0000</text:p>
          </table:table-cell>
          <table:table-cell table:formula="of:=[stab_Linux_chvatal.H10]" office:value-type="float" office:value="0.707287213759608" calcext:value-type="float">
            <text:p>0.7073</text:p>
          </table:table-cell>
          <table:table-cell table:formula="of:=[stab_Linux_chvatal.I10]" office:value-type="float" office:value="0.707287213759608" calcext:value-type="float">
            <text:p>0.7073</text:p>
          </table:table-cell>
          <table:table-cell table:formula="of:=[stab_Linux_icpl.G10]" office:value-type="float" office:value="0" calcext:value-type="float">
            <text:p>0.0000</text:p>
          </table:table-cell>
          <table:table-cell table:formula="of:=[stab_Linux_icpl.H10]" office:value-type="float" office:value="0.701567423284564" calcext:value-type="float">
            <text:p>0.7016</text:p>
          </table:table-cell>
          <table:table-cell table:formula="of:=[stab_Linux_icpl.I10]" office:value-type="float" office:value="0.701567423284564" calcext:value-type="float">
            <text:p>0.7016</text:p>
          </table:table-cell>
          <table:table-cell table:formula="of:=[stab_Linux_incling.G10]" office:value-type="float" office:value="0" calcext:value-type="float">
            <text:p>0.0000</text:p>
          </table:table-cell>
          <table:table-cell table:formula="of:=[stab_Linux_incling.H10]" office:value-type="float" office:value="0.497925311203319" calcext:value-type="float">
            <text:p>0.4979</text:p>
          </table:table-cell>
          <table:table-cell table:formula="of:=[stab_Linux_incling.I10]" office:value-type="float" office:value="0.497925311203319" calcext:value-type="float">
            <text:p>0.4979</text:p>
          </table:table-cell>
          <table:table-cell table:formula="of:=[stab_Linux_random.G10]" office:value-type="float" office:value="0" calcext:value-type="float">
            <text:p>0.0000</text:p>
          </table:table-cell>
          <table:table-cell table:formula="of:=[stab_Linux_random.H10]" office:value-type="float" office:value="0.355384634986431" calcext:value-type="float">
            <text:p>0.3554</text:p>
          </table:table-cell>
          <table:table-cell table:formula="of:=[stab_Linux_random.I10]" office:value-type="float" office:value="0.355384634986431" calcext:value-type="float">
            <text:p>0.3554</text:p>
          </table:table-cell>
          <table:table-cell table:formula="of:=[stab_Linux_preservative.G10]" office:value-type="float" office:value="0" calcext:value-type="float">
            <text:p>0.0000</text:p>
          </table:table-cell>
          <table:table-cell table:formula="of:=[stab_Linux_preservative.H10]" office:value-type="float" office:value="0.497925311203319" calcext:value-type="float">
            <text:p>0.4979</text:p>
          </table:table-cell>
          <table:table-cell table:formula="of:=[stab_Linux_preservative.I10]" office:value-type="float" office:value="0.497925311203319" calcext:value-type="float">
            <text:p>0.4979</text:p>
          </table:table-cell>
        </table:table-row>
        <table:table-row table:style-name="ro1">
          <table:table-cell table:number-columns-repeated="3"/>
          <table:table-cell table:style-name="Default" table:number-columns-repeated="12"/>
        </table:table-row>
      </table:table>
      <table:table table:name="Linux_BP_algo" table:style-name="ta1">
        <table:table-column table:style-name="co2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9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29" table:default-cell-style-name="ce1"/>
        <table:table-row table:style-name="ro1">
          <table:table-cell office:value-type="string" calcext:value-type="string">
            <text:p>ROIC_Chvatal</text:p>
          </table:table-cell>
          <table:table-cell office:value-type="string" calcext:value-type="string">
            <text:p>ROIC_ICPL</text:p>
          </table:table-cell>
          <table:table-cell office:value-type="string" calcext:value-type="string">
            <text:p>ROIC_Rand</text:p>
          </table:table-cell>
          <table:table-cell office:value-type="string" calcext:value-type="string">
            <text:p>ROIC_Incling</text:p>
          </table:table-cell>
          <table:table-cell office:value-type="string" calcext:value-type="string">
            <text:p>ROIC_Preservative</text:p>
          </table:table-cell>
          <table:table-cell office:value-type="string" calcext:value-type="string">
            <text:p>MSOC_Chvatal</text:p>
          </table:table-cell>
          <table:table-cell office:value-type="string" calcext:value-type="string">
            <text:p>MSOC_ICPL</text:p>
          </table:table-cell>
          <table:table-cell office:value-type="string" calcext:value-type="string">
            <text:p>MSOC_Rand</text:p>
          </table:table-cell>
          <table:table-cell office:value-type="string" calcext:value-type="string">
            <text:p>MSOC_Incling</text:p>
          </table:table-cell>
          <table:table-cell office:value-type="string" calcext:value-type="string">
            <text:p>MSOC_Preservative</text:p>
          </table:table-cell>
          <table:table-cell office:value-type="string" calcext:value-type="string">
            <text:p>FIMDC_Chvatal</text:p>
          </table:table-cell>
          <table:table-cell office:value-type="string" calcext:value-type="string">
            <text:p>FIMDC_ICPL</text:p>
          </table:table-cell>
          <table:table-cell office:value-type="string" calcext:value-type="string">
            <text:p>FIMDC_Rand</text:p>
          </table:table-cell>
          <table:table-cell office:value-type="string" calcext:value-type="string">
            <text:p>FIMDC_Incling</text:p>
          </table:table-cell>
          <table:table-cell office:value-type="string" calcext:value-type="string">
            <text:p>FIMDC_Preservative</text:p>
          </table:table-cell>
        </table:table-row>
        <table:table-row table:style-name="ro1">
          <table:table-cell table:formula="of:=[stab_Linux_chvatal.G2]" office:value-type="float" office:value="0" calcext:value-type="float">
            <text:p>0.0000</text:p>
          </table:table-cell>
          <table:table-cell table:formula="of:=[stab_Linux_icpl.G2]" office:value-type="float" office:value="0" calcext:value-type="float">
            <text:p>0.0000</text:p>
          </table:table-cell>
          <table:table-cell table:formula="of:=[stab_Linux_random.G2]" office:value-type="float" office:value="0" calcext:value-type="float">
            <text:p>0.0000</text:p>
          </table:table-cell>
          <table:table-cell table:formula="of:=[stab_Linux_incling.G2]" office:value-type="float" office:value="0" calcext:value-type="float">
            <text:p>0.0000</text:p>
          </table:table-cell>
          <table:table-cell table:formula="of:=[stab_Linux_preservative.G2]" office:value-type="float" office:value="0" calcext:value-type="float">
            <text:p>0.0000</text:p>
          </table:table-cell>
          <table:table-cell table:formula="of:=[stab_Linux_chvatal.H2]" office:value-type="float" office:value="0.658718639850715" calcext:value-type="float">
            <text:p>0.6587</text:p>
          </table:table-cell>
          <table:table-cell table:formula="of:=[stab_Linux_icpl.H2]" office:value-type="float" office:value="0.658591408591408" calcext:value-type="float">
            <text:p>0.6586</text:p>
          </table:table-cell>
          <table:table-cell table:formula="of:=[stab_Linux_random.H2]" office:value-type="float" office:value="0.313508784209421" calcext:value-type="float">
            <text:p>0.3135</text:p>
          </table:table-cell>
          <table:table-cell table:formula="of:=[stab_Linux_incling.H2]" office:value-type="float" office:value="0.465749749189239" calcext:value-type="float">
            <text:p>0.4657</text:p>
          </table:table-cell>
          <table:table-cell table:formula="of:=[stab_Linux_preservative.H2]" office:value-type="float" office:value="0.465749749189239" calcext:value-type="float">
            <text:p>0.4657</text:p>
          </table:table-cell>
          <table:table-cell table:formula="of:=[stab_Linux_chvatal.I2]" office:value-type="float" office:value="0.659928122192273" calcext:value-type="float">
            <text:p>0.6599</text:p>
          </table:table-cell>
          <table:table-cell table:formula="of:=[stab_Linux_icpl.I2]" office:value-type="float" office:value="0.65977355977356" calcext:value-type="float">
            <text:p>0.6598</text:p>
          </table:table-cell>
          <table:table-cell table:formula="of:=[stab_Linux_random.I2]" office:value-type="float" office:value="0.314443783392828" calcext:value-type="float">
            <text:p>0.3144</text:p>
          </table:table-cell>
          <table:table-cell table:formula="of:=[stab_Linux_incling.I2]" office:value-type="float" office:value="0.466265952730921" calcext:value-type="float">
            <text:p>0.4663</text:p>
          </table:table-cell>
          <table:table-cell table:formula="of:=[stab_Linux_preservative.I2]" office:value-type="float" office:value="0.466265952730921" calcext:value-type="float">
            <text:p>0.4663</text:p>
          </table:table-cell>
        </table:table-row>
        <table:table-row table:style-name="ro1">
          <table:table-cell table:formula="of:=[stab_Linux_chvatal.G3]" office:value-type="float" office:value="0" calcext:value-type="float">
            <text:p>0.0000</text:p>
          </table:table-cell>
          <table:table-cell table:formula="of:=[stab_Linux_icpl.G3]" office:value-type="float" office:value="0" calcext:value-type="float">
            <text:p>0.0000</text:p>
          </table:table-cell>
          <table:table-cell table:formula="of:=[stab_Linux_random.G3]" office:value-type="float" office:value="0" calcext:value-type="float">
            <text:p>0.0000</text:p>
          </table:table-cell>
          <table:table-cell table:formula="of:=[stab_Linux_incling.G3]" office:value-type="float" office:value="0" calcext:value-type="float">
            <text:p>0.0000</text:p>
          </table:table-cell>
          <table:table-cell table:formula="of:=[stab_Linux_preservative.G3]" office:value-type="float" office:value="0" calcext:value-type="float">
            <text:p>0.0000</text:p>
          </table:table-cell>
          <table:table-cell table:formula="of:=[stab_Linux_chvatal.H3]" office:value-type="float" office:value="0.701930962499068" calcext:value-type="float">
            <text:p>0.7019</text:p>
          </table:table-cell>
          <table:table-cell table:formula="of:=[stab_Linux_icpl.H3]" office:value-type="float" office:value="0.686531149458906" calcext:value-type="float">
            <text:p>0.6865</text:p>
          </table:table-cell>
          <table:table-cell table:formula="of:=[stab_Linux_random.H3]" office:value-type="float" office:value="0.4162796139222" calcext:value-type="float">
            <text:p>0.4163</text:p>
          </table:table-cell>
          <table:table-cell table:formula="of:=[stab_Linux_incling.H3]" office:value-type="float" office:value="0.590786779760164" calcext:value-type="float">
            <text:p>0.5908</text:p>
          </table:table-cell>
          <table:table-cell table:formula="of:=[stab_Linux_preservative.H3]" office:value-type="float" office:value="0.590786779760164" calcext:value-type="float">
            <text:p>0.5908</text:p>
          </table:table-cell>
          <table:table-cell table:formula="of:=[stab_Linux_chvatal.I3]" office:value-type="float" office:value="0.702098710206516" calcext:value-type="float">
            <text:p>0.7021</text:p>
          </table:table-cell>
          <table:table-cell table:formula="of:=[stab_Linux_icpl.I3]" office:value-type="float" office:value="0.68673223164668" calcext:value-type="float">
            <text:p>0.6867</text:p>
          </table:table-cell>
          <table:table-cell table:formula="of:=[stab_Linux_random.I3]" office:value-type="float" office:value="0.416473627766404" calcext:value-type="float">
            <text:p>0.4165</text:p>
          </table:table-cell>
          <table:table-cell table:formula="of:=[stab_Linux_incling.I3]" office:value-type="float" office:value="0.5908355269572" calcext:value-type="float">
            <text:p>0.5908</text:p>
          </table:table-cell>
          <table:table-cell table:formula="of:=[stab_Linux_preservative.I3]" office:value-type="float" office:value="0.5908355269572" calcext:value-type="float">
            <text:p>0.5908</text:p>
          </table:table-cell>
        </table:table-row>
        <table:table-row table:style-name="ro1">
          <table:table-cell table:formula="of:=[stab_Linux_chvatal.G4]" office:value-type="float" office:value="0" calcext:value-type="float">
            <text:p>0.0000</text:p>
          </table:table-cell>
          <table:table-cell table:formula="of:=[stab_Linux_icpl.G4]" office:value-type="float" office:value="0" calcext:value-type="float">
            <text:p>0.0000</text:p>
          </table:table-cell>
          <table:table-cell table:formula="of:=[stab_Linux_random.G4]" office:value-type="float" office:value="0" calcext:value-type="float">
            <text:p>0.0000</text:p>
          </table:table-cell>
          <table:table-cell table:formula="of:=[stab_Linux_incling.G4]" office:value-type="float" office:value="0" calcext:value-type="float">
            <text:p>0.0000</text:p>
          </table:table-cell>
          <table:table-cell table:formula="of:=[stab_Linux_preservative.G4]" office:value-type="float" office:value="0" calcext:value-type="float">
            <text:p>0.0000</text:p>
          </table:table-cell>
          <table:table-cell table:formula="of:=[stab_Linux_chvatal.H4]" office:value-type="float" office:value="0.644165671047391" calcext:value-type="float">
            <text:p>0.6442</text:p>
          </table:table-cell>
          <table:table-cell table:formula="of:=[stab_Linux_icpl.H4]" office:value-type="float" office:value="0.710730130084968" calcext:value-type="float">
            <text:p>0.7107</text:p>
          </table:table-cell>
          <table:table-cell table:formula="of:=[stab_Linux_random.H4]" office:value-type="float" office:value="0.436397953453547" calcext:value-type="float">
            <text:p>0.4364</text:p>
          </table:table-cell>
          <table:table-cell table:formula="of:=[stab_Linux_incling.H4]" office:value-type="float" office:value="0.638391464403819" calcext:value-type="float">
            <text:p>0.6384</text:p>
          </table:table-cell>
          <table:table-cell table:formula="of:=[stab_Linux_preservative.H4]" office:value-type="float" office:value="0.638391464403819" calcext:value-type="float">
            <text:p>0.6384</text:p>
          </table:table-cell>
          <table:table-cell table:formula="of:=[stab_Linux_chvatal.I4]" office:value-type="float" office:value="0.644165671047391" calcext:value-type="float">
            <text:p>0.6442</text:p>
          </table:table-cell>
          <table:table-cell table:formula="of:=[stab_Linux_icpl.I4]" office:value-type="float" office:value="0.710730130084968" calcext:value-type="float">
            <text:p>0.7107</text:p>
          </table:table-cell>
          <table:table-cell table:formula="of:=[stab_Linux_random.I4]" office:value-type="float" office:value="0.436397953453547" calcext:value-type="float">
            <text:p>0.4364</text:p>
          </table:table-cell>
          <table:table-cell table:formula="of:=[stab_Linux_incling.I4]" office:value-type="float" office:value="0.638391464403819" calcext:value-type="float">
            <text:p>0.6384</text:p>
          </table:table-cell>
          <table:table-cell table:formula="of:=[stab_Linux_preservative.I4]" office:value-type="float" office:value="0.638391464403819" calcext:value-type="float">
            <text:p>0.6384</text:p>
          </table:table-cell>
        </table:table-row>
        <table:table-row table:style-name="ro1">
          <table:table-cell table:formula="of:=[stab_Linux_chvatal.G5]" office:value-type="float" office:value="0" calcext:value-type="float">
            <text:p>0.0000</text:p>
          </table:table-cell>
          <table:table-cell table:formula="of:=[stab_Linux_icpl.G5]" office:value-type="float" office:value="0" calcext:value-type="float">
            <text:p>0.0000</text:p>
          </table:table-cell>
          <table:table-cell table:formula="of:=[stab_Linux_random.G5]" office:value-type="float" office:value="0" calcext:value-type="float">
            <text:p>0.0000</text:p>
          </table:table-cell>
          <table:table-cell table:formula="of:=[stab_Linux_incling.G5]" office:value-type="float" office:value="0" calcext:value-type="float">
            <text:p>0.0000</text:p>
          </table:table-cell>
          <table:table-cell table:formula="of:=[stab_Linux_preservative.G5]" office:value-type="float" office:value="0" calcext:value-type="float">
            <text:p>0.0000</text:p>
          </table:table-cell>
          <table:table-cell table:formula="of:=[stab_Linux_chvatal.H5]" office:value-type="float" office:value="0.671512066365008" calcext:value-type="float">
            <text:p>0.6715</text:p>
          </table:table-cell>
          <table:table-cell table:formula="of:=[stab_Linux_icpl.H5]" office:value-type="float" office:value="0.697730573710966" calcext:value-type="float">
            <text:p>0.6977</text:p>
          </table:table-cell>
          <table:table-cell table:formula="of:=[stab_Linux_random.H5]" office:value-type="float" office:value="0.399416924664603" calcext:value-type="float">
            <text:p>0.3994</text:p>
          </table:table-cell>
          <table:table-cell table:formula="of:=[stab_Linux_incling.H5]" office:value-type="float" office:value="0.562732198142415" calcext:value-type="float">
            <text:p>0.5627</text:p>
          </table:table-cell>
          <table:table-cell table:formula="of:=[stab_Linux_preservative.H5]" office:value-type="float" office:value="0.562732198142415" calcext:value-type="float">
            <text:p>0.5627</text:p>
          </table:table-cell>
          <table:table-cell table:formula="of:=[stab_Linux_chvatal.I5]" office:value-type="float" office:value="0.672605580693816" calcext:value-type="float">
            <text:p>0.6726</text:p>
          </table:table-cell>
          <table:table-cell table:formula="of:=[stab_Linux_icpl.I5]" office:value-type="float" office:value="0.698874364560639" calcext:value-type="float">
            <text:p>0.6989</text:p>
          </table:table-cell>
          <table:table-cell table:formula="of:=[stab_Linux_random.I5]" office:value-type="float" office:value="0.400289817681458" calcext:value-type="float">
            <text:p>0.4003</text:p>
          </table:table-cell>
          <table:table-cell table:formula="of:=[stab_Linux_incling.I5]" office:value-type="float" office:value="0.563411592707259" calcext:value-type="float">
            <text:p>0.5634</text:p>
          </table:table-cell>
          <table:table-cell table:formula="of:=[stab_Linux_preservative.I5]" office:value-type="float" office:value="0.563411592707259" calcext:value-type="float">
            <text:p>0.5634</text:p>
          </table:table-cell>
        </table:table-row>
        <table:table-row table:style-name="ro1">
          <table:table-cell table:formula="of:=[stab_Linux_chvatal.G6]" office:value-type="float" office:value="0.00943396226415094" calcext:value-type="float">
            <text:p>0.0094</text:p>
          </table:table-cell>
          <table:table-cell table:formula="of:=[stab_Linux_icpl.G6]" office:value-type="float" office:value="0.00952380952380952" calcext:value-type="float">
            <text:p>0.0095</text:p>
          </table:table-cell>
          <table:table-cell table:formula="of:=[stab_Linux_random.G6]" office:value-type="float" office:value="0" calcext:value-type="float">
            <text:p>0.0000</text:p>
          </table:table-cell>
          <table:table-cell table:formula="of:=[stab_Linux_incling.G6]" office:value-type="float" office:value="0.00749063670411985" calcext:value-type="float">
            <text:p>0.0075</text:p>
          </table:table-cell>
          <table:table-cell table:formula="of:=[stab_Linux_preservative.G6]" office:value-type="float" office:value="0.00749063670411985" calcext:value-type="float">
            <text:p>0.0075</text:p>
          </table:table-cell>
          <table:table-cell table:formula="of:=[stab_Linux_chvatal.H6]" office:value-type="float" office:value="0.689940612151667" calcext:value-type="float">
            <text:p>0.6899</text:p>
          </table:table-cell>
          <table:table-cell table:formula="of:=[stab_Linux_icpl.H6]" office:value-type="float" office:value="0.674102656137832" calcext:value-type="float">
            <text:p>0.6741</text:p>
          </table:table-cell>
          <table:table-cell table:formula="of:=[stab_Linux_random.H6]" office:value-type="float" office:value="0.429504091888011" calcext:value-type="float">
            <text:p>0.4295</text:p>
          </table:table-cell>
          <table:table-cell table:formula="of:=[stab_Linux_incling.H6]" office:value-type="float" office:value="0.582713567839196" calcext:value-type="float">
            <text:p>0.5827</text:p>
          </table:table-cell>
          <table:table-cell table:formula="of:=[stab_Linux_preservative.H6]" office:value-type="float" office:value="0.582713567839196" calcext:value-type="float">
            <text:p>0.5827</text:p>
          </table:table-cell>
          <table:table-cell table:formula="of:=[stab_Linux_chvatal.I6]" office:value-type="float" office:value="0.690890817724989" calcext:value-type="float">
            <text:p>0.6909</text:p>
          </table:table-cell>
          <table:table-cell table:formula="of:=[stab_Linux_icpl.I6]" office:value-type="float" office:value="0.675035893754487" calcext:value-type="float">
            <text:p>0.6750</text:p>
          </table:table-cell>
          <table:table-cell table:formula="of:=[stab_Linux_random.I6]" office:value-type="float" office:value="0.430198994974875" calcext:value-type="float">
            <text:p>0.4302</text:p>
          </table:table-cell>
          <table:table-cell table:formula="of:=[stab_Linux_incling.I6]" office:value-type="float" office:value="0.583408470926059" calcext:value-type="float">
            <text:p>0.5834</text:p>
          </table:table-cell>
          <table:table-cell table:formula="of:=[stab_Linux_preservative.I6]" office:value-type="float" office:value="0.583408470926059" calcext:value-type="float">
            <text:p>0.5834</text:p>
          </table:table-cell>
        </table:table-row>
        <table:table-row table:style-name="ro1">
          <table:table-cell table:formula="of:=[stab_Linux_chvatal.G7]" office:value-type="float" office:value="0.0099009900990099" calcext:value-type="float">
            <text:p>0.0099</text:p>
          </table:table-cell>
          <table:table-cell table:formula="of:=[stab_Linux_icpl.G7]" office:value-type="float" office:value="0.0101010101010101" calcext:value-type="float">
            <text:p>0.0101</text:p>
          </table:table-cell>
          <table:table-cell table:formula="of:=[stab_Linux_random.G7]" office:value-type="float" office:value="0" calcext:value-type="float">
            <text:p>0.0000</text:p>
          </table:table-cell>
          <table:table-cell table:formula="of:=[stab_Linux_incling.G7]" office:value-type="float" office:value="0.00719424460431655" calcext:value-type="float">
            <text:p>0.0072</text:p>
          </table:table-cell>
          <table:table-cell table:formula="of:=[stab_Linux_preservative.G7]" office:value-type="float" office:value="0.0244755244755245" calcext:value-type="float">
            <text:p>0.0245</text:p>
          </table:table-cell>
          <table:table-cell table:formula="of:=[stab_Linux_chvatal.H7]" office:value-type="float" office:value="0.535949527203171" calcext:value-type="float">
            <text:p>0.5359</text:p>
          </table:table-cell>
          <table:table-cell table:formula="of:=[stab_Linux_icpl.H7]" office:value-type="float" office:value="0.615594196862419" calcext:value-type="float">
            <text:p>0.6156</text:p>
          </table:table-cell>
          <table:table-cell table:formula="of:=[stab_Linux_random.H7]" office:value-type="float" office:value="0.471502527336182" calcext:value-type="float">
            <text:p>0.4715</text:p>
          </table:table-cell>
          <table:table-cell table:formula="of:=[stab_Linux_incling.H7]" office:value-type="float" office:value="0.673603853041666" calcext:value-type="float">
            <text:p>0.6736</text:p>
          </table:table-cell>
          <table:table-cell table:formula="of:=[stab_Linux_preservative.H7]" office:value-type="float" office:value="0.625991592650349" calcext:value-type="float">
            <text:p>0.6260</text:p>
          </table:table-cell>
          <table:table-cell table:formula="of:=[stab_Linux_chvatal.I7]" office:value-type="float" office:value="0.53633516898823" calcext:value-type="float">
            <text:p>0.5363</text:p>
          </table:table-cell>
          <table:table-cell table:formula="of:=[stab_Linux_icpl.I7]" office:value-type="float" office:value="0.616843676246009" calcext:value-type="float">
            <text:p>0.6168</text:p>
          </table:table-cell>
          <table:table-cell table:formula="of:=[stab_Linux_random.I7]" office:value-type="float" office:value="0.472102731478935" calcext:value-type="float">
            <text:p>0.4721</text:p>
          </table:table-cell>
          <table:table-cell table:formula="of:=[stab_Linux_incling.I7]" office:value-type="float" office:value="0.673640525392547" calcext:value-type="float">
            <text:p>0.6736</text:p>
          </table:table-cell>
          <table:table-cell table:formula="of:=[stab_Linux_preservative.I7]" office:value-type="float" office:value="0.626019843153208" calcext:value-type="float">
            <text:p>0.6260</text:p>
          </table:table-cell>
        </table:table-row>
        <table:table-row table:style-name="ro1">
          <table:table-cell table:formula="of:=[stab_Linux_chvatal.G8]" office:value-type="float" office:value="0.0105263157894737" calcext:value-type="float">
            <text:p>0.0105</text:p>
          </table:table-cell>
          <table:table-cell table:formula="of:=[stab_Linux_icpl.G8]" office:value-type="float" office:value="0.0105263157894737" calcext:value-type="float">
            <text:p>0.0105</text:p>
          </table:table-cell>
          <table:table-cell table:formula="of:=[stab_Linux_random.G8]" office:value-type="float" office:value="0" calcext:value-type="float">
            <text:p>0.0000</text:p>
          </table:table-cell>
          <table:table-cell table:formula="of:=[stab_Linux_incling.G8]" office:value-type="float" office:value="0" calcext:value-type="float">
            <text:p>0.0000</text:p>
          </table:table-cell>
          <table:table-cell table:formula="of:=[stab_Linux_preservative.G8]" office:value-type="float" office:value="0" calcext:value-type="float">
            <text:p>0.0000</text:p>
          </table:table-cell>
          <table:table-cell table:formula="of:=[stab_Linux_chvatal.H8]" office:value-type="float" office:value="0.699439654281165" calcext:value-type="float">
            <text:p>0.6994</text:p>
          </table:table-cell>
          <table:table-cell table:formula="of:=[stab_Linux_icpl.H8]" office:value-type="float" office:value="0.712196048632219" calcext:value-type="float">
            <text:p>0.7122</text:p>
          </table:table-cell>
          <table:table-cell table:formula="of:=[stab_Linux_random.H8]" office:value-type="float" office:value="0.585008795320765" calcext:value-type="float">
            <text:p>0.5850</text:p>
          </table:table-cell>
          <table:table-cell table:formula="of:=[stab_Linux_incling.H8]" office:value-type="float" office:value="0.827095803730708" calcext:value-type="float">
            <text:p>0.8271</text:p>
          </table:table-cell>
          <table:table-cell table:formula="of:=[stab_Linux_preservative.H8]" office:value-type="float" office:value="0.716585452147762" calcext:value-type="float">
            <text:p>0.7166</text:p>
          </table:table-cell>
          <table:table-cell table:formula="of:=[stab_Linux_chvatal.I8]" office:value-type="float" office:value="0.699439654281165" calcext:value-type="float">
            <text:p>0.6994</text:p>
          </table:table-cell>
          <table:table-cell table:formula="of:=[stab_Linux_icpl.I8]" office:value-type="float" office:value="0.712196048632219" calcext:value-type="float">
            <text:p>0.7122</text:p>
          </table:table-cell>
          <table:table-cell table:formula="of:=[stab_Linux_random.I8]" office:value-type="float" office:value="0.585008795320765" calcext:value-type="float">
            <text:p>0.5850</text:p>
          </table:table-cell>
          <table:table-cell table:formula="of:=[stab_Linux_incling.I8]" office:value-type="float" office:value="0.827095803730708" calcext:value-type="float">
            <text:p>0.8271</text:p>
          </table:table-cell>
          <table:table-cell table:formula="of:=[stab_Linux_preservative.I8]" office:value-type="float" office:value="0.716585452147762" calcext:value-type="float">
            <text:p>0.7166</text:p>
          </table:table-cell>
        </table:table-row>
        <table:table-row table:style-name="ro1">
          <table:table-cell table:formula="of:=[stab_Linux_chvatal.G9]" office:value-type="float" office:value="0" calcext:value-type="float">
            <text:p>0.0000</text:p>
          </table:table-cell>
          <table:table-cell table:formula="of:=[stab_Linux_icpl.G9]" office:value-type="float" office:value="0" calcext:value-type="float">
            <text:p>0.0000</text:p>
          </table:table-cell>
          <table:table-cell table:formula="of:=[stab_Linux_random.G9]" office:value-type="float" office:value="0" calcext:value-type="float">
            <text:p>0.0000</text:p>
          </table:table-cell>
          <table:table-cell table:formula="of:=[stab_Linux_incling.G9]" office:value-type="float" office:value="0" calcext:value-type="float">
            <text:p>0.0000</text:p>
          </table:table-cell>
          <table:table-cell table:formula="of:=[stab_Linux_preservative.G9]" office:value-type="float" office:value="0" calcext:value-type="float">
            <text:p>0.0000</text:p>
          </table:table-cell>
          <table:table-cell table:formula="of:=[stab_Linux_chvatal.H9]" office:value-type="float" office:value="0.732836692959392" calcext:value-type="float">
            <text:p>0.7328</text:p>
          </table:table-cell>
          <table:table-cell table:formula="of:=[stab_Linux_icpl.H9]" office:value-type="float" office:value="0.696646216768916" calcext:value-type="float">
            <text:p>0.6966</text:p>
          </table:table-cell>
          <table:table-cell table:formula="of:=[stab_Linux_random.H9]" office:value-type="float" office:value="0.509023786460015" calcext:value-type="float">
            <text:p>0.5090</text:p>
          </table:table-cell>
          <table:table-cell table:formula="of:=[stab_Linux_incling.H9]" office:value-type="float" office:value="0.742627273705736" calcext:value-type="float">
            <text:p>0.7426</text:p>
          </table:table-cell>
          <table:table-cell table:formula="of:=[stab_Linux_preservative.H9]" office:value-type="float" office:value="0.742627273705736" calcext:value-type="float">
            <text:p>0.7426</text:p>
          </table:table-cell>
          <table:table-cell table:formula="of:=[stab_Linux_chvatal.I9]" office:value-type="float" office:value="0.732836692959392" calcext:value-type="float">
            <text:p>0.7328</text:p>
          </table:table-cell>
          <table:table-cell table:formula="of:=[stab_Linux_icpl.I9]" office:value-type="float" office:value="0.696646216768916" calcext:value-type="float">
            <text:p>0.6966</text:p>
          </table:table-cell>
          <table:table-cell table:formula="of:=[stab_Linux_random.I9]" office:value-type="float" office:value="0.509023786460015" calcext:value-type="float">
            <text:p>0.5090</text:p>
          </table:table-cell>
          <table:table-cell table:formula="of:=[stab_Linux_incling.I9]" office:value-type="float" office:value="0.742627273705736" calcext:value-type="float">
            <text:p>0.7426</text:p>
          </table:table-cell>
          <table:table-cell table:formula="of:=[stab_Linux_preservative.I9]" office:value-type="float" office:value="0.742627273705736" calcext:value-type="float">
            <text:p>0.7426</text:p>
          </table:table-cell>
        </table:table-row>
        <table:table-row table:style-name="ro1">
          <table:table-cell table:formula="of:=[stab_Linux_chvatal.G10]" office:value-type="float" office:value="0" calcext:value-type="float">
            <text:p>0.0000</text:p>
          </table:table-cell>
          <table:table-cell table:formula="of:=[stab_Linux_icpl.G10]" office:value-type="float" office:value="0" calcext:value-type="float">
            <text:p>0.0000</text:p>
          </table:table-cell>
          <table:table-cell table:formula="of:=[stab_Linux_random.G10]" office:value-type="float" office:value="0" calcext:value-type="float">
            <text:p>0.0000</text:p>
          </table:table-cell>
          <table:table-cell table:formula="of:=[stab_Linux_incling.G10]" office:value-type="float" office:value="0" calcext:value-type="float">
            <text:p>0.0000</text:p>
          </table:table-cell>
          <table:table-cell table:formula="of:=[stab_Linux_preservative.G10]" office:value-type="float" office:value="0" calcext:value-type="float">
            <text:p>0.0000</text:p>
          </table:table-cell>
          <table:table-cell table:formula="of:=[stab_Linux_chvatal.H10]" office:value-type="float" office:value="0.707287213759608" calcext:value-type="float">
            <text:p>0.7073</text:p>
          </table:table-cell>
          <table:table-cell table:formula="of:=[stab_Linux_icpl.H10]" office:value-type="float" office:value="0.701567423284564" calcext:value-type="float">
            <text:p>0.7016</text:p>
          </table:table-cell>
          <table:table-cell table:formula="of:=[stab_Linux_random.H10]" office:value-type="float" office:value="0.355384634986431" calcext:value-type="float">
            <text:p>0.3554</text:p>
          </table:table-cell>
          <table:table-cell table:formula="of:=[stab_Linux_incling.H10]" office:value-type="float" office:value="0.497925311203319" calcext:value-type="float">
            <text:p>0.4979</text:p>
          </table:table-cell>
          <table:table-cell table:formula="of:=[stab_Linux_preservative.H10]" office:value-type="float" office:value="0.497925311203319" calcext:value-type="float">
            <text:p>0.4979</text:p>
          </table:table-cell>
          <table:table-cell table:formula="of:=[stab_Linux_chvatal.I10]" office:value-type="float" office:value="0.707287213759608" calcext:value-type="float">
            <text:p>0.7073</text:p>
          </table:table-cell>
          <table:table-cell table:formula="of:=[stab_Linux_icpl.I10]" office:value-type="float" office:value="0.701567423284564" calcext:value-type="float">
            <text:p>0.7016</text:p>
          </table:table-cell>
          <table:table-cell table:formula="of:=[stab_Linux_random.I10]" office:value-type="float" office:value="0.355384634986431" calcext:value-type="float">
            <text:p>0.3554</text:p>
          </table:table-cell>
          <table:table-cell table:formula="of:=[stab_Linux_incling.I10]" office:value-type="float" office:value="0.497925311203319" calcext:value-type="float">
            <text:p>0.4979</text:p>
          </table:table-cell>
          <table:table-cell table:formula="of:=[stab_Linux_preservative.I10]" office:value-type="float" office:value="0.497925311203319" calcext:value-type="float">
            <text:p>0.4979</text:p>
          </table:table-cell>
        </table:table-row>
        <table:table-row table:style-name="ro1">
          <table:table-cell table:number-columns-repeated="3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07:39:40.671990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5:48:47.036149420</meta:creation-date>
    <meta:editing-duration>PT5H43M6S</meta:editing-duration>
    <meta:editing-cycles>92</meta:editing-cycles>
    <meta:generator>LibreOffice/5.1.6.2$Linux_X86_64 LibreOffice_project/10m0$Build-2</meta:generator>
    <dc:date>2018-11-08T07:55:30.937536053</dc:date>
    <meta:document-statistic meta:table-count="26" meta:cell-count="4412" meta:object-count="0"/>
  </office:meta>
</office:document-meta>
</file>